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ckage 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Square Meters</text:p>
          </table:table-cell>
          <table:table-cell office:value-type="string" calcext:value-type="string">
            <text:p>RLD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Mean start date</text:p>
          </table:table-cell>
          <table:table-cell office:value-type="string" calcext:value-type="string">
            <text:p>Square Me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2]/25+RANDBETWEEN(-1000;1000);0)" office:value-type="float" office:value="7841" calcext:value-type="float">
            <text:p>7841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2]+10+RANDBETWEEN(0;10)" office:value-type="float" office:value="46035" calcext:value-type="float">
            <text:p>46035</text:p>
          </table:table-cell>
          <table:table-cell table:formula="of:=[.F2]+RANDBETWEEN(2;10)" office:value-type="float" office:value="46041" calcext:value-type="float">
            <text:p>46041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3]/25+RANDBETWEEN(-1000;1000);0)" office:value-type="float" office:value="6426" calcext:value-type="float">
            <text:p>6426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3]+10+RANDBETWEEN(0;10)" office:value-type="float" office:value="46026" calcext:value-type="float">
            <text:p>46026</text:p>
          </table:table-cell>
          <table:table-cell table:formula="of:=[.F3]+RANDBETWEEN(2;10)" office:value-type="float" office:value="46032" calcext:value-type="float">
            <text:p>46032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4]/25+RANDBETWEEN(-1000;1000);0)" office:value-type="float" office:value="5850" calcext:value-type="float">
            <text:p>5850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4]+10+RANDBETWEEN(0;10)" office:value-type="float" office:value="46040" calcext:value-type="float">
            <text:p>46040</text:p>
          </table:table-cell>
          <table:table-cell table:formula="of:=[.F4]+RANDBETWEEN(2;10)" office:value-type="float" office:value="46049" calcext:value-type="float">
            <text:p>46049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5]/25+RANDBETWEEN(-1000;1000);0)" office:value-type="float" office:value="6793" calcext:value-type="float">
            <text:p>6793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5]+10+RANDBETWEEN(0;10)" office:value-type="float" office:value="46040" calcext:value-type="float">
            <text:p>46040</text:p>
          </table:table-cell>
          <table:table-cell table:formula="of:=[.F5]+RANDBETWEEN(2;10)" office:value-type="float" office:value="46047" calcext:value-type="float">
            <text:p>46047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6]/25+RANDBETWEEN(-1000;1000);0)" office:value-type="float" office:value="10067" calcext:value-type="float">
            <text:p>10067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6]+10+RANDBETWEEN(0;10)" office:value-type="float" office:value="46029" calcext:value-type="float">
            <text:p>46029</text:p>
          </table:table-cell>
          <table:table-cell table:formula="of:=[.F6]+RANDBETWEEN(2;10)" office:value-type="float" office:value="46034" calcext:value-type="float">
            <text:p>46034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7]/25+RANDBETWEEN(-1000;1000);0)" office:value-type="float" office:value="5761" calcext:value-type="float">
            <text:p>5761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7]+10+RANDBETWEEN(0;10)" office:value-type="float" office:value="46040" calcext:value-type="float">
            <text:p>46040</text:p>
          </table:table-cell>
          <table:table-cell table:formula="of:=[.F7]+RANDBETWEEN(2;10)" office:value-type="float" office:value="46044" calcext:value-type="float">
            <text:p>46044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8]/25+RANDBETWEEN(-1000;1000);0)" office:value-type="float" office:value="6863" calcext:value-type="float">
            <text:p>6863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8]+10+RANDBETWEEN(0;10)" office:value-type="float" office:value="46044" calcext:value-type="float">
            <text:p>46044</text:p>
          </table:table-cell>
          <table:table-cell table:formula="of:=[.F8]+RANDBETWEEN(2;10)" office:value-type="float" office:value="46049" calcext:value-type="float">
            <text:p>46049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9]/25+RANDBETWEEN(-1000;1000);0)" office:value-type="float" office:value="7802" calcext:value-type="float">
            <text:p>780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9]+10+RANDBETWEEN(0;10)" office:value-type="float" office:value="46049" calcext:value-type="float">
            <text:p>46049</text:p>
          </table:table-cell>
          <table:table-cell table:formula="of:=[.F9]+RANDBETWEEN(2;10)" office:value-type="float" office:value="46057" calcext:value-type="float">
            <text:p>46057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10]/25+RANDBETWEEN(-1000;1000);0)" office:value-type="float" office:value="9000" calcext:value-type="float">
            <text:p>9000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10]+10+RANDBETWEEN(0;10)" office:value-type="float" office:value="46036" calcext:value-type="float">
            <text:p>46036</text:p>
          </table:table-cell>
          <table:table-cell table:formula="of:=[.F10]+RANDBETWEEN(2;10)" office:value-type="float" office:value="46044" calcext:value-type="float">
            <text:p>46044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11]/25+RANDBETWEEN(-1000;1000);0)" office:value-type="float" office:value="6186" calcext:value-type="float">
            <text:p>6186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11]+10+RANDBETWEEN(0;10)" office:value-type="float" office:value="46034" calcext:value-type="float">
            <text:p>46034</text:p>
          </table:table-cell>
          <table:table-cell table:formula="of:=[.F11]+RANDBETWEEN(2;10)" office:value-type="float" office:value="46044" calcext:value-type="float">
            <text:p>46044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12]/25+RANDBETWEEN(-1000;1000);0)" office:value-type="float" office:value="5821" calcext:value-type="float">
            <text:p>5821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12]+10+RANDBETWEEN(0;10)" office:value-type="float" office:value="46029" calcext:value-type="float">
            <text:p>46029</text:p>
          </table:table-cell>
          <table:table-cell table:formula="of:=[.F12]+RANDBETWEEN(2;10)" office:value-type="float" office:value="46038" calcext:value-type="float">
            <text:p>46038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13]/25+RANDBETWEEN(-1000;1000);0)" office:value-type="float" office:value="5248" calcext:value-type="float">
            <text:p>5248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13]+10+RANDBETWEEN(0;10)" office:value-type="float" office:value="46047" calcext:value-type="float">
            <text:p>46047</text:p>
          </table:table-cell>
          <table:table-cell table:formula="of:=[.F13]+RANDBETWEEN(2;10)" office:value-type="float" office:value="46049" calcext:value-type="float">
            <text:p>46049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14]/25+RANDBETWEEN(-1000;1000);0)" office:value-type="float" office:value="6363" calcext:value-type="float">
            <text:p>6363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14]+10+RANDBETWEEN(0;10)" office:value-type="float" office:value="46025" calcext:value-type="float">
            <text:p>46025</text:p>
          </table:table-cell>
          <table:table-cell table:formula="of:=[.F14]+RANDBETWEEN(2;10)" office:value-type="float" office:value="46034" calcext:value-type="float">
            <text:p>46034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15]/25+RANDBETWEEN(-1000;1000);0)" office:value-type="float" office:value="7849" calcext:value-type="float">
            <text:p>7849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15]+10+RANDBETWEEN(0;10)" office:value-type="float" office:value="46044" calcext:value-type="float">
            <text:p>46044</text:p>
          </table:table-cell>
          <table:table-cell table:formula="of:=[.F15]+RANDBETWEEN(2;10)" office:value-type="float" office:value="46050" calcext:value-type="float">
            <text:p>46050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16]/25+RANDBETWEEN(-1000;1000);0)" office:value-type="float" office:value="6484" calcext:value-type="float">
            <text:p>6484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16]+10+RANDBETWEEN(0;10)" office:value-type="float" office:value="46039" calcext:value-type="float">
            <text:p>46039</text:p>
          </table:table-cell>
          <table:table-cell table:formula="of:=[.F16]+RANDBETWEEN(2;10)" office:value-type="float" office:value="46049" calcext:value-type="float">
            <text:p>46049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17]/25+RANDBETWEEN(-1000;1000);0)" office:value-type="float" office:value="8513" calcext:value-type="float">
            <text:p>8513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17]+10+RANDBETWEEN(0;10)" office:value-type="float" office:value="46035" calcext:value-type="float">
            <text:p>46035</text:p>
          </table:table-cell>
          <table:table-cell table:formula="of:=[.F17]+RANDBETWEEN(2;10)" office:value-type="float" office:value="46045" calcext:value-type="float">
            <text:p>46045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18]/25+RANDBETWEEN(-1000;1000);0)" office:value-type="float" office:value="8491" calcext:value-type="float">
            <text:p>8491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18]+10+RANDBETWEEN(0;10)" office:value-type="float" office:value="46047" calcext:value-type="float">
            <text:p>46047</text:p>
          </table:table-cell>
          <table:table-cell table:formula="of:=[.F18]+RANDBETWEEN(2;10)" office:value-type="float" office:value="46052" calcext:value-type="float">
            <text:p>46052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19]/25+RANDBETWEEN(-1000;1000);0)" office:value-type="float" office:value="5690" calcext:value-type="float">
            <text:p>5690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19]+10+RANDBETWEEN(0;10)" office:value-type="float" office:value="46027" calcext:value-type="float">
            <text:p>46027</text:p>
          </table:table-cell>
          <table:table-cell table:formula="of:=[.F19]+RANDBETWEEN(2;10)" office:value-type="float" office:value="46033" calcext:value-type="float">
            <text:p>46033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20]/25+RANDBETWEEN(-1000;1000);0)" office:value-type="float" office:value="6047" calcext:value-type="float">
            <text:p>6047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20]+10+RANDBETWEEN(0;10)" office:value-type="float" office:value="46035" calcext:value-type="float">
            <text:p>46035</text:p>
          </table:table-cell>
          <table:table-cell table:formula="of:=[.F20]+RANDBETWEEN(2;10)" office:value-type="float" office:value="46037" calcext:value-type="float">
            <text:p>46037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21]/25+RANDBETWEEN(-1000;1000);0)" office:value-type="float" office:value="8100" calcext:value-type="float">
            <text:p>8100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21]+10+RANDBETWEEN(0;10)" office:value-type="float" office:value="46048" calcext:value-type="float">
            <text:p>46048</text:p>
          </table:table-cell>
          <table:table-cell table:formula="of:=[.F21]+RANDBETWEEN(2;10)" office:value-type="float" office:value="46050" calcext:value-type="float">
            <text:p>46050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22]/25+RANDBETWEEN(-1000;1000);0)" office:value-type="float" office:value="1067" calcext:value-type="float">
            <text:p>1067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22]+10+RANDBETWEEN(0;10)" office:value-type="float" office:value="46025" calcext:value-type="float">
            <text:p>46025</text:p>
          </table:table-cell>
          <table:table-cell table:formula="of:=[.F22]+RANDBETWEEN(2;10)" office:value-type="float" office:value="46034" calcext:value-type="float">
            <text:p>46034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23]/25+RANDBETWEEN(-1000;1000);0)" office:value-type="float" office:value="597" calcext:value-type="float">
            <text:p>597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23]+10+RANDBETWEEN(0;10)" office:value-type="float" office:value="46046" calcext:value-type="float">
            <text:p>46046</text:p>
          </table:table-cell>
          <table:table-cell table:formula="of:=[.F23]+RANDBETWEEN(2;10)" office:value-type="float" office:value="46051" calcext:value-type="float">
            <text:p>46051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24]/25+RANDBETWEEN(-1000;1000);0)" office:value-type="float" office:value="458" calcext:value-type="float">
            <text:p>458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24]+10+RANDBETWEEN(0;10)" office:value-type="float" office:value="46047" calcext:value-type="float">
            <text:p>46047</text:p>
          </table:table-cell>
          <table:table-cell table:formula="of:=[.F24]+RANDBETWEEN(2;10)" office:value-type="float" office:value="46055" calcext:value-type="float">
            <text:p>46055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25]/25+RANDBETWEEN(-1000;1000);0)" office:value-type="float" office:value="2331" calcext:value-type="float">
            <text:p>2331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25]+10+RANDBETWEEN(0;10)" office:value-type="float" office:value="46029" calcext:value-type="float">
            <text:p>46029</text:p>
          </table:table-cell>
          <table:table-cell table:formula="of:=[.F25]+RANDBETWEEN(2;10)" office:value-type="float" office:value="46037" calcext:value-type="float">
            <text:p>46037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26]/25+RANDBETWEEN(-1000;1000);0)" office:value-type="float" office:value="1122" calcext:value-type="float">
            <text:p>1122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26]+10+RANDBETWEEN(0;10)" office:value-type="float" office:value="46035" calcext:value-type="float">
            <text:p>46035</text:p>
          </table:table-cell>
          <table:table-cell table:formula="of:=[.F26]+RANDBETWEEN(2;10)" office:value-type="float" office:value="46037" calcext:value-type="float">
            <text:p>46037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27]/25+RANDBETWEEN(-1000;1000);0)" office:value-type="float" office:value="1490" calcext:value-type="float">
            <text:p>1490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27]+10+RANDBETWEEN(0;10)" office:value-type="float" office:value="46032" calcext:value-type="float">
            <text:p>46032</text:p>
          </table:table-cell>
          <table:table-cell table:formula="of:=[.F27]+RANDBETWEEN(2;10)" office:value-type="float" office:value="46034" calcext:value-type="float">
            <text:p>46034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28]/25+RANDBETWEEN(-1000;1000);0)" office:value-type="float" office:value="2595" calcext:value-type="float">
            <text:p>2595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28]+10+RANDBETWEEN(0;10)" office:value-type="float" office:value="46032" calcext:value-type="float">
            <text:p>46032</text:p>
          </table:table-cell>
          <table:table-cell table:formula="of:=[.F28]+RANDBETWEEN(2;10)" office:value-type="float" office:value="46037" calcext:value-type="float">
            <text:p>46037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29]/25+RANDBETWEEN(-1000;1000);0)" office:value-type="float" office:value="1375" calcext:value-type="float">
            <text:p>1375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29]+10+RANDBETWEEN(0;10)" office:value-type="float" office:value="46036" calcext:value-type="float">
            <text:p>46036</text:p>
          </table:table-cell>
          <table:table-cell table:formula="of:=[.F29]+RANDBETWEEN(2;10)" office:value-type="float" office:value="46043" calcext:value-type="float">
            <text:p>46043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30]/25+RANDBETWEEN(-1000;1000);0)" office:value-type="float" office:value="1395" calcext:value-type="float">
            <text:p>1395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30]+10+RANDBETWEEN(0;10)" office:value-type="float" office:value="46027" calcext:value-type="float">
            <text:p>46027</text:p>
          </table:table-cell>
          <table:table-cell table:formula="of:=[.F30]+RANDBETWEEN(2;10)" office:value-type="float" office:value="46031" calcext:value-type="float">
            <text:p>46031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31]/25+RANDBETWEEN(-1000;1000);0)" office:value-type="float" office:value="989" calcext:value-type="float">
            <text:p>989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31]+10+RANDBETWEEN(0;10)" office:value-type="float" office:value="46044" calcext:value-type="float">
            <text:p>46044</text:p>
          </table:table-cell>
          <table:table-cell table:formula="of:=[.F31]+RANDBETWEEN(2;10)" office:value-type="float" office:value="46049" calcext:value-type="float">
            <text:p>46049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32]/25+RANDBETWEEN(-1000;1000);0)" office:value-type="float" office:value="2093" calcext:value-type="float">
            <text:p>2093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32]+10+RANDBETWEEN(0;10)" office:value-type="float" office:value="46036" calcext:value-type="float">
            <text:p>46036</text:p>
          </table:table-cell>
          <table:table-cell table:formula="of:=[.F32]+RANDBETWEEN(2;10)" office:value-type="float" office:value="46044" calcext:value-type="float">
            <text:p>46044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33]/25+RANDBETWEEN(-1000;1000);0)" office:value-type="float" office:value="1353" calcext:value-type="float">
            <text:p>135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3]+10+RANDBETWEEN(0;10)" office:value-type="float" office:value="46031" calcext:value-type="float">
            <text:p>46031</text:p>
          </table:table-cell>
          <table:table-cell table:formula="of:=[.F33]+RANDBETWEEN(2;10)" office:value-type="float" office:value="46037" calcext:value-type="float">
            <text:p>46037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34]/25+RANDBETWEEN(-1000;1000);0)" office:value-type="float" office:value="1259" calcext:value-type="float">
            <text:p>1259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34]+10+RANDBETWEEN(0;10)" office:value-type="float" office:value="46039" calcext:value-type="float">
            <text:p>46039</text:p>
          </table:table-cell>
          <table:table-cell table:formula="of:=[.F34]+RANDBETWEEN(2;10)" office:value-type="float" office:value="46041" calcext:value-type="float">
            <text:p>46041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35]/25+RANDBETWEEN(-1000;1000);0)" office:value-type="float" office:value="901" calcext:value-type="float">
            <text:p>901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35]+10+RANDBETWEEN(0;10)" office:value-type="float" office:value="46037" calcext:value-type="float">
            <text:p>46037</text:p>
          </table:table-cell>
          <table:table-cell table:formula="of:=[.F35]+RANDBETWEEN(2;10)" office:value-type="float" office:value="46040" calcext:value-type="float">
            <text:p>46040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36]/25+RANDBETWEEN(-1000;1000);0)" office:value-type="float" office:value="828" calcext:value-type="float">
            <text:p>828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36]+10+RANDBETWEEN(0;10)" office:value-type="float" office:value="46034" calcext:value-type="float">
            <text:p>46034</text:p>
          </table:table-cell>
          <table:table-cell table:formula="of:=[.F36]+RANDBETWEEN(2;10)" office:value-type="float" office:value="46039" calcext:value-type="float">
            <text:p>46039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37]/25+RANDBETWEEN(-1000;1000);0)" office:value-type="float" office:value="590" calcext:value-type="float">
            <text:p>590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37]+10+RANDBETWEEN(0;10)" office:value-type="float" office:value="46036" calcext:value-type="float">
            <text:p>46036</text:p>
          </table:table-cell>
          <table:table-cell table:formula="of:=[.F37]+RANDBETWEEN(2;10)" office:value-type="float" office:value="46038" calcext:value-type="float">
            <text:p>46038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38]/25+RANDBETWEEN(-1000;1000);0)" office:value-type="float" office:value="1794" calcext:value-type="float">
            <text:p>1794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38]+10+RANDBETWEEN(0;10)" office:value-type="float" office:value="46048" calcext:value-type="float">
            <text:p>46048</text:p>
          </table:table-cell>
          <table:table-cell table:formula="of:=[.F38]+RANDBETWEEN(2;10)" office:value-type="float" office:value="46055" calcext:value-type="float">
            <text:p>46055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39]/25+RANDBETWEEN(-1000;1000);0)" office:value-type="float" office:value="1045" calcext:value-type="float">
            <text:p>1045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39]+10+RANDBETWEEN(0;10)" office:value-type="float" office:value="46024" calcext:value-type="float">
            <text:p>46024</text:p>
          </table:table-cell>
          <table:table-cell table:formula="of:=[.F39]+RANDBETWEEN(2;10)" office:value-type="float" office:value="46031" calcext:value-type="float">
            <text:p>46031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40]/25+RANDBETWEEN(-1000;1000);0)" office:value-type="float" office:value="824" calcext:value-type="float">
            <text:p>824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40]+10+RANDBETWEEN(0;10)" office:value-type="float" office:value="46031" calcext:value-type="float">
            <text:p>46031</text:p>
          </table:table-cell>
          <table:table-cell table:formula="of:=[.F40]+RANDBETWEEN(2;10)" office:value-type="float" office:value="46034" calcext:value-type="float">
            <text:p>46034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41]/25+RANDBETWEEN(-1000;1000);0)" office:value-type="float" office:value="1066" calcext:value-type="float">
            <text:p>1066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41]+10+RANDBETWEEN(0;10)" office:value-type="float" office:value="46047" calcext:value-type="float">
            <text:p>46047</text:p>
          </table:table-cell>
          <table:table-cell table:formula="of:=[.F41]+RANDBETWEEN(2;10)" office:value-type="float" office:value="46052" calcext:value-type="float">
            <text:p>46052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42]/25+RANDBETWEEN(-1000;1000);0)" office:value-type="float" office:value="7799" calcext:value-type="float">
            <text:p>7799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42]+10+RANDBETWEEN(0;10)" office:value-type="float" office:value="46046" calcext:value-type="float">
            <text:p>46046</text:p>
          </table:table-cell>
          <table:table-cell table:formula="of:=[.F42]+RANDBETWEEN(2;10)" office:value-type="float" office:value="46056" calcext:value-type="float">
            <text:p>46056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43]/25+RANDBETWEEN(-1000;1000);0)" office:value-type="float" office:value="6829" calcext:value-type="float">
            <text:p>6829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43]+10+RANDBETWEEN(0;10)" office:value-type="float" office:value="46029" calcext:value-type="float">
            <text:p>46029</text:p>
          </table:table-cell>
          <table:table-cell table:formula="of:=[.F43]+RANDBETWEEN(2;10)" office:value-type="float" office:value="46039" calcext:value-type="float">
            <text:p>46039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44]/25+RANDBETWEEN(-1000;1000);0)" office:value-type="float" office:value="5278" calcext:value-type="float">
            <text:p>5278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44]+10+RANDBETWEEN(0;10)" office:value-type="float" office:value="46046" calcext:value-type="float">
            <text:p>46046</text:p>
          </table:table-cell>
          <table:table-cell table:formula="of:=[.F44]+RANDBETWEEN(2;10)" office:value-type="float" office:value="46054" calcext:value-type="float">
            <text:p>46054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45]/25+RANDBETWEEN(-1000;1000);0)" office:value-type="float" office:value="7061" calcext:value-type="float">
            <text:p>7061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45]+10+RANDBETWEEN(0;10)" office:value-type="float" office:value="46039" calcext:value-type="float">
            <text:p>46039</text:p>
          </table:table-cell>
          <table:table-cell table:formula="of:=[.F45]+RANDBETWEEN(2;10)" office:value-type="float" office:value="46045" calcext:value-type="float">
            <text:p>46045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46]/25+RANDBETWEEN(-1000;1000);0)" office:value-type="float" office:value="10060" calcext:value-type="float">
            <text:p>10060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46]+10+RANDBETWEEN(0;10)" office:value-type="float" office:value="46045" calcext:value-type="float">
            <text:p>46045</text:p>
          </table:table-cell>
          <table:table-cell table:formula="of:=[.F46]+RANDBETWEEN(2;10)" office:value-type="float" office:value="46055" calcext:value-type="float">
            <text:p>46055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47]/25+RANDBETWEEN(-1000;1000);0)" office:value-type="float" office:value="7593" calcext:value-type="float">
            <text:p>7593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47]+10+RANDBETWEEN(0;10)" office:value-type="float" office:value="46038" calcext:value-type="float">
            <text:p>46038</text:p>
          </table:table-cell>
          <table:table-cell table:formula="of:=[.F47]+RANDBETWEEN(2;10)" office:value-type="float" office:value="46046" calcext:value-type="float">
            <text:p>46046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48]/25+RANDBETWEEN(-1000;1000);0)" office:value-type="float" office:value="8075" calcext:value-type="float">
            <text:p>8075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48]+10+RANDBETWEEN(0;10)" office:value-type="float" office:value="46033" calcext:value-type="float">
            <text:p>46033</text:p>
          </table:table-cell>
          <table:table-cell table:formula="of:=[.F48]+RANDBETWEEN(2;10)" office:value-type="float" office:value="46040" calcext:value-type="float">
            <text:p>46040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49]/25+RANDBETWEEN(-1000;1000);0)" office:value-type="float" office:value="7378" calcext:value-type="float">
            <text:p>7378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49]+10+RANDBETWEEN(0;10)" office:value-type="float" office:value="46042" calcext:value-type="float">
            <text:p>46042</text:p>
          </table:table-cell>
          <table:table-cell table:formula="of:=[.F49]+RANDBETWEEN(2;10)" office:value-type="float" office:value="46047" calcext:value-type="float">
            <text:p>46047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50]/25+RANDBETWEEN(-1000;1000);0)" office:value-type="float" office:value="8008" calcext:value-type="float">
            <text:p>8008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50]+10+RANDBETWEEN(0;10)" office:value-type="float" office:value="46037" calcext:value-type="float">
            <text:p>46037</text:p>
          </table:table-cell>
          <table:table-cell table:formula="of:=[.F50]+RANDBETWEEN(2;10)" office:value-type="float" office:value="46039" calcext:value-type="float">
            <text:p>46039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51]/25+RANDBETWEEN(-1000;1000);0)" office:value-type="float" office:value="6140" calcext:value-type="float">
            <text:p>6140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51]+10+RANDBETWEEN(0;10)" office:value-type="float" office:value="46036" calcext:value-type="float">
            <text:p>46036</text:p>
          </table:table-cell>
          <table:table-cell table:formula="of:=[.F51]+RANDBETWEEN(2;10)" office:value-type="float" office:value="46043" calcext:value-type="float">
            <text:p>46043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52]/25+RANDBETWEEN(-1000;1000);0)" office:value-type="float" office:value="5759" calcext:value-type="float">
            <text:p>5759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52]+10+RANDBETWEEN(0;10)" office:value-type="float" office:value="46036" calcext:value-type="float">
            <text:p>46036</text:p>
          </table:table-cell>
          <table:table-cell table:formula="of:=[.F52]+RANDBETWEEN(2;10)" office:value-type="float" office:value="46039" calcext:value-type="float">
            <text:p>46039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53]/25+RANDBETWEEN(-1000;1000);0)" office:value-type="float" office:value="5612" calcext:value-type="float">
            <text:p>5612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53]+10+RANDBETWEEN(0;10)" office:value-type="float" office:value="46032" calcext:value-type="float">
            <text:p>46032</text:p>
          </table:table-cell>
          <table:table-cell table:formula="of:=[.F53]+RANDBETWEEN(2;10)" office:value-type="float" office:value="46039" calcext:value-type="float">
            <text:p>46039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54]/25+RANDBETWEEN(-1000;1000);0)" office:value-type="float" office:value="6711" calcext:value-type="float">
            <text:p>6711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54]+10+RANDBETWEEN(0;10)" office:value-type="float" office:value="46031" calcext:value-type="float">
            <text:p>46031</text:p>
          </table:table-cell>
          <table:table-cell table:formula="of:=[.F54]+RANDBETWEEN(2;10)" office:value-type="float" office:value="46035" calcext:value-type="float">
            <text:p>46035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55]/25+RANDBETWEEN(-1000;1000);0)" office:value-type="float" office:value="7758" calcext:value-type="float">
            <text:p>7758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55]+10+RANDBETWEEN(0;10)" office:value-type="float" office:value="46042" calcext:value-type="float">
            <text:p>46042</text:p>
          </table:table-cell>
          <table:table-cell table:formula="of:=[.F55]+RANDBETWEEN(2;10)" office:value-type="float" office:value="46048" calcext:value-type="float">
            <text:p>46048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56]/25+RANDBETWEEN(-1000;1000);0)" office:value-type="float" office:value="6216" calcext:value-type="float">
            <text:p>621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56]+10+RANDBETWEEN(0;10)" office:value-type="float" office:value="46040" calcext:value-type="float">
            <text:p>46040</text:p>
          </table:table-cell>
          <table:table-cell table:formula="of:=[.F56]+RANDBETWEEN(2;10)" office:value-type="float" office:value="46048" calcext:value-type="float">
            <text:p>46048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57]/25+RANDBETWEEN(-1000;1000);0)" office:value-type="float" office:value="9332" calcext:value-type="float">
            <text:p>9332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57]+10+RANDBETWEEN(0;10)" office:value-type="float" office:value="46035" calcext:value-type="float">
            <text:p>46035</text:p>
          </table:table-cell>
          <table:table-cell table:formula="of:=[.F57]+RANDBETWEEN(2;10)" office:value-type="float" office:value="46037" calcext:value-type="float">
            <text:p>46037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58]/25+RANDBETWEEN(-1000;1000);0)" office:value-type="float" office:value="8844" calcext:value-type="float">
            <text:p>8844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58]+10+RANDBETWEEN(0;10)" office:value-type="float" office:value="46046" calcext:value-type="float">
            <text:p>46046</text:p>
          </table:table-cell>
          <table:table-cell table:formula="of:=[.F58]+RANDBETWEEN(2;10)" office:value-type="float" office:value="46053" calcext:value-type="float">
            <text:p>46053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59]/25+RANDBETWEEN(-1000;1000);0)" office:value-type="float" office:value="5590" calcext:value-type="float">
            <text:p>5590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59]+10+RANDBETWEEN(0;10)" office:value-type="float" office:value="46029" calcext:value-type="float">
            <text:p>46029</text:p>
          </table:table-cell>
          <table:table-cell table:formula="of:=[.F59]+RANDBETWEEN(2;10)" office:value-type="float" office:value="46038" calcext:value-type="float">
            <text:p>46038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60]/25+RANDBETWEEN(-1000;1000);0)" office:value-type="float" office:value="5705" calcext:value-type="float">
            <text:p>5705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60]+10+RANDBETWEEN(0;10)" office:value-type="float" office:value="46040" calcext:value-type="float">
            <text:p>46040</text:p>
          </table:table-cell>
          <table:table-cell table:formula="of:=[.F60]+RANDBETWEEN(2;10)" office:value-type="float" office:value="46045" calcext:value-type="float">
            <text:p>46045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61]/25+RANDBETWEEN(-1000;1000);0)" office:value-type="float" office:value="8747" calcext:value-type="float">
            <text:p>8747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61]+10+RANDBETWEEN(0;10)" office:value-type="float" office:value="46025" calcext:value-type="float">
            <text:p>46025</text:p>
          </table:table-cell>
          <table:table-cell table:formula="of:=[.F61]+RANDBETWEEN(2;10)" office:value-type="float" office:value="46034" calcext:value-type="float">
            <text:p>46034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62]/25+RANDBETWEEN(-1000;1000);0)" office:value-type="float" office:value="1302" calcext:value-type="float">
            <text:p>1302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62]+10+RANDBETWEEN(0;10)" office:value-type="float" office:value="46040" calcext:value-type="float">
            <text:p>46040</text:p>
          </table:table-cell>
          <table:table-cell table:formula="of:=[.F62]+RANDBETWEEN(2;10)" office:value-type="float" office:value="46047" calcext:value-type="float">
            <text:p>46047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63]/25+RANDBETWEEN(-1000;1000);0)" office:value-type="float" office:value="1710" calcext:value-type="float">
            <text:p>1710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63]+10+RANDBETWEEN(0;10)" office:value-type="float" office:value="46044" calcext:value-type="float">
            <text:p>46044</text:p>
          </table:table-cell>
          <table:table-cell table:formula="of:=[.F63]+RANDBETWEEN(2;10)" office:value-type="float" office:value="46050" calcext:value-type="float">
            <text:p>46050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64]/25+RANDBETWEEN(-1000;1000);0)" office:value-type="float" office:value="1967" calcext:value-type="float">
            <text:p>1967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64]+10+RANDBETWEEN(0;10)" office:value-type="float" office:value="46031" calcext:value-type="float">
            <text:p>46031</text:p>
          </table:table-cell>
          <table:table-cell table:formula="of:=[.F64]+RANDBETWEEN(2;10)" office:value-type="float" office:value="46034" calcext:value-type="float">
            <text:p>46034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65]/25+RANDBETWEEN(-1000;1000);0)" office:value-type="float" office:value="920" calcext:value-type="float">
            <text:p>920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65]+10+RANDBETWEEN(0;10)" office:value-type="float" office:value="46032" calcext:value-type="float">
            <text:p>46032</text:p>
          </table:table-cell>
          <table:table-cell table:formula="of:=[.F65]+RANDBETWEEN(2;10)" office:value-type="float" office:value="46036" calcext:value-type="float">
            <text:p>46036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66]/25+RANDBETWEEN(-1000;1000);0)" office:value-type="float" office:value="2019" calcext:value-type="float">
            <text:p>2019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66]+10+RANDBETWEEN(0;10)" office:value-type="float" office:value="46031" calcext:value-type="float">
            <text:p>46031</text:p>
          </table:table-cell>
          <table:table-cell table:formula="of:=[.F66]+RANDBETWEEN(2;10)" office:value-type="float" office:value="46035" calcext:value-type="float">
            <text:p>46035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67]/25+RANDBETWEEN(-1000;1000);0)" office:value-type="float" office:value="1868" calcext:value-type="float">
            <text:p>1868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67]+10+RANDBETWEEN(0;10)" office:value-type="float" office:value="46027" calcext:value-type="float">
            <text:p>46027</text:p>
          </table:table-cell>
          <table:table-cell table:formula="of:=[.F67]+RANDBETWEEN(2;10)" office:value-type="float" office:value="46030" calcext:value-type="float">
            <text:p>46030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68]/25+RANDBETWEEN(-1000;1000);0)" office:value-type="float" office:value="687" calcext:value-type="float">
            <text:p>687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68]+10+RANDBETWEEN(0;10)" office:value-type="float" office:value="46031" calcext:value-type="float">
            <text:p>46031</text:p>
          </table:table-cell>
          <table:table-cell table:formula="of:=[.F68]+RANDBETWEEN(2;10)" office:value-type="float" office:value="46036" calcext:value-type="float">
            <text:p>46036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69]/25+RANDBETWEEN(-1000;1000);0)" office:value-type="float" office:value="656" calcext:value-type="float">
            <text:p>656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69]+10+RANDBETWEEN(0;10)" office:value-type="float" office:value="46043" calcext:value-type="float">
            <text:p>46043</text:p>
          </table:table-cell>
          <table:table-cell table:formula="of:=[.F69]+RANDBETWEEN(2;10)" office:value-type="float" office:value="46045" calcext:value-type="float">
            <text:p>46045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70]/25+RANDBETWEEN(-1000;1000);0)" office:value-type="float" office:value="2220" calcext:value-type="float">
            <text:p>2220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70]+10+RANDBETWEEN(0;10)" office:value-type="float" office:value="46040" calcext:value-type="float">
            <text:p>46040</text:p>
          </table:table-cell>
          <table:table-cell table:formula="of:=[.F70]+RANDBETWEEN(2;10)" office:value-type="float" office:value="46046" calcext:value-type="float">
            <text:p>46046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71]/25+RANDBETWEEN(-1000;1000);0)" office:value-type="float" office:value="511" calcext:value-type="float">
            <text:p>511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71]+10+RANDBETWEEN(0;10)" office:value-type="float" office:value="46041" calcext:value-type="float">
            <text:p>46041</text:p>
          </table:table-cell>
          <table:table-cell table:formula="of:=[.F71]+RANDBETWEEN(2;10)" office:value-type="float" office:value="46049" calcext:value-type="float">
            <text:p>46049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72]/25+RANDBETWEEN(-1000;1000);0)" office:value-type="float" office:value="430" calcext:value-type="float">
            <text:p>430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72]+10+RANDBETWEEN(0;10)" office:value-type="float" office:value="46035" calcext:value-type="float">
            <text:p>46035</text:p>
          </table:table-cell>
          <table:table-cell table:formula="of:=[.F72]+RANDBETWEEN(2;10)" office:value-type="float" office:value="46037" calcext:value-type="float">
            <text:p>46037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73]/25+RANDBETWEEN(-1000;1000);0)" office:value-type="float" office:value="1440" calcext:value-type="float">
            <text:p>1440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73]+10+RANDBETWEEN(0;10)" office:value-type="float" office:value="46034" calcext:value-type="float">
            <text:p>46034</text:p>
          </table:table-cell>
          <table:table-cell table:formula="of:=[.F73]+RANDBETWEEN(2;10)" office:value-type="float" office:value="46040" calcext:value-type="float">
            <text:p>46040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74]/25+RANDBETWEEN(-1000;1000);0)" office:value-type="float" office:value="1459" calcext:value-type="float">
            <text:p>1459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74]+10+RANDBETWEEN(0;10)" office:value-type="float" office:value="46035" calcext:value-type="float">
            <text:p>46035</text:p>
          </table:table-cell>
          <table:table-cell table:formula="of:=[.F74]+RANDBETWEEN(2;10)" office:value-type="float" office:value="46045" calcext:value-type="float">
            <text:p>46045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75]/25+RANDBETWEEN(-1000;1000);0)" office:value-type="float" office:value="1756" calcext:value-type="float">
            <text:p>1756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75]+10+RANDBETWEEN(0;10)" office:value-type="float" office:value="46038" calcext:value-type="float">
            <text:p>46038</text:p>
          </table:table-cell>
          <table:table-cell table:formula="of:=[.F75]+RANDBETWEEN(2;10)" office:value-type="float" office:value="46045" calcext:value-type="float">
            <text:p>46045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76]/25+RANDBETWEEN(-1000;1000);0)" office:value-type="float" office:value="2070" calcext:value-type="float">
            <text:p>2070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6]+10+RANDBETWEEN(0;10)" office:value-type="float" office:value="46031" calcext:value-type="float">
            <text:p>46031</text:p>
          </table:table-cell>
          <table:table-cell table:formula="of:=[.F76]+RANDBETWEEN(2;10)" office:value-type="float" office:value="46041" calcext:value-type="float">
            <text:p>46041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77]/25+RANDBETWEEN(-1000;1000);0)" office:value-type="float" office:value="2380" calcext:value-type="float">
            <text:p>2380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77]+10+RANDBETWEEN(0;10)" office:value-type="float" office:value="46036" calcext:value-type="float">
            <text:p>46036</text:p>
          </table:table-cell>
          <table:table-cell table:formula="of:=[.F77]+RANDBETWEEN(2;10)" office:value-type="float" office:value="46039" calcext:value-type="float">
            <text:p>46039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78]/25+RANDBETWEEN(-1000;1000);0)" office:value-type="float" office:value="552" calcext:value-type="float">
            <text:p>55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78]+10+RANDBETWEEN(0;10)" office:value-type="float" office:value="46044" calcext:value-type="float">
            <text:p>46044</text:p>
          </table:table-cell>
          <table:table-cell table:formula="of:=[.F78]+RANDBETWEEN(2;10)" office:value-type="float" office:value="46048" calcext:value-type="float">
            <text:p>46048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79]/25+RANDBETWEEN(-1000;1000);0)" office:value-type="float" office:value="2197" calcext:value-type="float">
            <text:p>2197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79]+10+RANDBETWEEN(0;10)" office:value-type="float" office:value="46033" calcext:value-type="float">
            <text:p>46033</text:p>
          </table:table-cell>
          <table:table-cell table:formula="of:=[.F79]+RANDBETWEEN(2;10)" office:value-type="float" office:value="46043" calcext:value-type="float">
            <text:p>46043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80]/25+RANDBETWEEN(-1000;1000);0)" office:value-type="float" office:value="989" calcext:value-type="float">
            <text:p>989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80]+10+RANDBETWEEN(0;10)" office:value-type="float" office:value="46026" calcext:value-type="float">
            <text:p>46026</text:p>
          </table:table-cell>
          <table:table-cell table:formula="of:=[.F80]+RANDBETWEEN(2;10)" office:value-type="float" office:value="46032" calcext:value-type="float">
            <text:p>46032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81]/25+RANDBETWEEN(-1000;1000);0)" office:value-type="float" office:value="2129" calcext:value-type="float">
            <text:p>2129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81]+10+RANDBETWEEN(0;10)" office:value-type="float" office:value="46029" calcext:value-type="float">
            <text:p>46029</text:p>
          </table:table-cell>
          <table:table-cell table:formula="of:=[.F81]+RANDBETWEEN(2;10)" office:value-type="float" office:value="46031" calcext:value-type="float">
            <text:p>46031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82]/25+RANDBETWEEN(-1000;1000);0)" office:value-type="float" office:value="7589" calcext:value-type="float">
            <text:p>7589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82]+10+RANDBETWEEN(0;10)" office:value-type="float" office:value="46038" calcext:value-type="float">
            <text:p>46038</text:p>
          </table:table-cell>
          <table:table-cell table:formula="of:=[.F82]+RANDBETWEEN(2;10)" office:value-type="float" office:value="46047" calcext:value-type="float">
            <text:p>46047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83]/25+RANDBETWEEN(-1000;1000);0)" office:value-type="float" office:value="7263" calcext:value-type="float">
            <text:p>7263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83]+10+RANDBETWEEN(0;10)" office:value-type="float" office:value="46024" calcext:value-type="float">
            <text:p>46024</text:p>
          </table:table-cell>
          <table:table-cell table:formula="of:=[.F83]+RANDBETWEEN(2;10)" office:value-type="float" office:value="46026" calcext:value-type="float">
            <text:p>46026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84]/25+RANDBETWEEN(-1000;1000);0)" office:value-type="float" office:value="5118" calcext:value-type="float">
            <text:p>5118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84]+10+RANDBETWEEN(0;10)" office:value-type="float" office:value="46030" calcext:value-type="float">
            <text:p>46030</text:p>
          </table:table-cell>
          <table:table-cell table:formula="of:=[.F84]+RANDBETWEEN(2;10)" office:value-type="float" office:value="46033" calcext:value-type="float">
            <text:p>46033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85]/25+RANDBETWEEN(-1000;1000);0)" office:value-type="float" office:value="6959" calcext:value-type="float">
            <text:p>6959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85]+10+RANDBETWEEN(0;10)" office:value-type="float" office:value="46034" calcext:value-type="float">
            <text:p>46034</text:p>
          </table:table-cell>
          <table:table-cell table:formula="of:=[.F85]+RANDBETWEEN(2;10)" office:value-type="float" office:value="46042" calcext:value-type="float">
            <text:p>46042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86]/25+RANDBETWEEN(-1000;1000);0)" office:value-type="float" office:value="9101" calcext:value-type="float">
            <text:p>9101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86]+10+RANDBETWEEN(0;10)" office:value-type="float" office:value="46038" calcext:value-type="float">
            <text:p>46038</text:p>
          </table:table-cell>
          <table:table-cell table:formula="of:=[.F86]+RANDBETWEEN(2;10)" office:value-type="float" office:value="46042" calcext:value-type="float">
            <text:p>46042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87]/25+RANDBETWEEN(-1000;1000);0)" office:value-type="float" office:value="6093" calcext:value-type="float">
            <text:p>6093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87]+10+RANDBETWEEN(0;10)" office:value-type="float" office:value="46037" calcext:value-type="float">
            <text:p>46037</text:p>
          </table:table-cell>
          <table:table-cell table:formula="of:=[.F87]+RANDBETWEEN(2;10)" office:value-type="float" office:value="46046" calcext:value-type="float">
            <text:p>46046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88]/25+RANDBETWEEN(-1000;1000);0)" office:value-type="float" office:value="8418" calcext:value-type="float">
            <text:p>8418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88]+10+RANDBETWEEN(0;10)" office:value-type="float" office:value="46026" calcext:value-type="float">
            <text:p>46026</text:p>
          </table:table-cell>
          <table:table-cell table:formula="of:=[.F88]+RANDBETWEEN(2;10)" office:value-type="float" office:value="46034" calcext:value-type="float">
            <text:p>46034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89]/25+RANDBETWEEN(-1000;1000);0)" office:value-type="float" office:value="7356" calcext:value-type="float">
            <text:p>7356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89]+10+RANDBETWEEN(0;10)" office:value-type="float" office:value="46045" calcext:value-type="float">
            <text:p>46045</text:p>
          </table:table-cell>
          <table:table-cell table:formula="of:=[.F89]+RANDBETWEEN(2;10)" office:value-type="float" office:value="46049" calcext:value-type="float">
            <text:p>46049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90]/25+RANDBETWEEN(-1000;1000);0)" office:value-type="float" office:value="8972" calcext:value-type="float">
            <text:p>8972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90]+10+RANDBETWEEN(0;10)" office:value-type="float" office:value="46027" calcext:value-type="float">
            <text:p>46027</text:p>
          </table:table-cell>
          <table:table-cell table:formula="of:=[.F90]+RANDBETWEEN(2;10)" office:value-type="float" office:value="46037" calcext:value-type="float">
            <text:p>46037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91]/25+RANDBETWEEN(-1000;1000);0)" office:value-type="float" office:value="5761" calcext:value-type="float">
            <text:p>5761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91]+10+RANDBETWEEN(0;10)" office:value-type="float" office:value="46041" calcext:value-type="float">
            <text:p>46041</text:p>
          </table:table-cell>
          <table:table-cell table:formula="of:=[.F91]+RANDBETWEEN(2;10)" office:value-type="float" office:value="46047" calcext:value-type="float">
            <text:p>46047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92]/25+RANDBETWEEN(-1000;1000);0)" office:value-type="float" office:value="7219" calcext:value-type="float">
            <text:p>7219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92]+10+RANDBETWEEN(0;10)" office:value-type="float" office:value="46027" calcext:value-type="float">
            <text:p>46027</text:p>
          </table:table-cell>
          <table:table-cell table:formula="of:=[.F92]+RANDBETWEEN(2;10)" office:value-type="float" office:value="46034" calcext:value-type="float">
            <text:p>46034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93]/25+RANDBETWEEN(-1000;1000);0)" office:value-type="float" office:value="5653" calcext:value-type="float">
            <text:p>5653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93]+10+RANDBETWEEN(0;10)" office:value-type="float" office:value="46045" calcext:value-type="float">
            <text:p>46045</text:p>
          </table:table-cell>
          <table:table-cell table:formula="of:=[.F93]+RANDBETWEEN(2;10)" office:value-type="float" office:value="46049" calcext:value-type="float">
            <text:p>46049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94]/25+RANDBETWEEN(-1000;1000);0)" office:value-type="float" office:value="7163" calcext:value-type="float">
            <text:p>7163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94]+10+RANDBETWEEN(0;10)" office:value-type="float" office:value="46034" calcext:value-type="float">
            <text:p>46034</text:p>
          </table:table-cell>
          <table:table-cell table:formula="of:=[.F94]+RANDBETWEEN(2;10)" office:value-type="float" office:value="46044" calcext:value-type="float">
            <text:p>46044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95]/25+RANDBETWEEN(-1000;1000);0)" office:value-type="float" office:value="6656" calcext:value-type="float">
            <text:p>665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95]+10+RANDBETWEEN(0;10)" office:value-type="float" office:value="46032" calcext:value-type="float">
            <text:p>46032</text:p>
          </table:table-cell>
          <table:table-cell table:formula="of:=[.F95]+RANDBETWEEN(2;10)" office:value-type="float" office:value="46035" calcext:value-type="float">
            <text:p>46035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96]/25+RANDBETWEEN(-1000;1000);0)" office:value-type="float" office:value="5116" calcext:value-type="float">
            <text:p>5116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96]+10+RANDBETWEEN(0;10)" office:value-type="float" office:value="46030" calcext:value-type="float">
            <text:p>46030</text:p>
          </table:table-cell>
          <table:table-cell table:formula="of:=[.F96]+RANDBETWEEN(2;10)" office:value-type="float" office:value="46032" calcext:value-type="float">
            <text:p>46032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97]/25+RANDBETWEEN(-1000;1000);0)" office:value-type="float" office:value="8691" calcext:value-type="float">
            <text:p>8691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97]+10+RANDBETWEEN(0;10)" office:value-type="float" office:value="46035" calcext:value-type="float">
            <text:p>46035</text:p>
          </table:table-cell>
          <table:table-cell table:formula="of:=[.F97]+RANDBETWEEN(2;10)" office:value-type="float" office:value="46040" calcext:value-type="float">
            <text:p>46040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98]/25+RANDBETWEEN(-1000;1000);0)" office:value-type="float" office:value="8119" calcext:value-type="float">
            <text:p>8119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98]+10+RANDBETWEEN(0;10)" office:value-type="float" office:value="46047" calcext:value-type="float">
            <text:p>46047</text:p>
          </table:table-cell>
          <table:table-cell table:formula="of:=[.F98]+RANDBETWEEN(2;10)" office:value-type="float" office:value="46055" calcext:value-type="float">
            <text:p>46055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99]/25+RANDBETWEEN(-1000;1000);0)" office:value-type="float" office:value="6816" calcext:value-type="float">
            <text:p>6816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99]+10+RANDBETWEEN(0;10)" office:value-type="float" office:value="46040" calcext:value-type="float">
            <text:p>46040</text:p>
          </table:table-cell>
          <table:table-cell table:formula="of:=[.F99]+RANDBETWEEN(2;10)" office:value-type="float" office:value="46044" calcext:value-type="float">
            <text:p>46044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100]/25+RANDBETWEEN(-1000;1000);0)" office:value-type="float" office:value="6615" calcext:value-type="float">
            <text:p>6615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100]+10+RANDBETWEEN(0;10)" office:value-type="float" office:value="46045" calcext:value-type="float">
            <text:p>46045</text:p>
          </table:table-cell>
          <table:table-cell table:formula="of:=[.F100]+RANDBETWEEN(2;10)" office:value-type="float" office:value="46050" calcext:value-type="float">
            <text:p>46050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101]/25+RANDBETWEEN(-1000;1000);0)" office:value-type="float" office:value="8767" calcext:value-type="float">
            <text:p>8767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101]+10+RANDBETWEEN(0;10)" office:value-type="float" office:value="46042" calcext:value-type="float">
            <text:p>46042</text:p>
          </table:table-cell>
          <table:table-cell table:formula="of:=[.F101]+RANDBETWEEN(2;10)" office:value-type="float" office:value="46046" calcext:value-type="float">
            <text:p>46046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102]/25+RANDBETWEEN(-1000;1000);0)" office:value-type="float" office:value="498" calcext:value-type="float">
            <text:p>498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102]+10+RANDBETWEEN(0;10)" office:value-type="float" office:value="46028" calcext:value-type="float">
            <text:p>46028</text:p>
          </table:table-cell>
          <table:table-cell table:formula="of:=[.F102]+RANDBETWEEN(2;10)" office:value-type="float" office:value="46035" calcext:value-type="float">
            <text:p>46035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103]/25+RANDBETWEEN(-1000;1000);0)" office:value-type="float" office:value="1884" calcext:value-type="float">
            <text:p>1884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103]+10+RANDBETWEEN(0;10)" office:value-type="float" office:value="46030" calcext:value-type="float">
            <text:p>46030</text:p>
          </table:table-cell>
          <table:table-cell table:formula="of:=[.F103]+RANDBETWEEN(2;10)" office:value-type="float" office:value="46038" calcext:value-type="float">
            <text:p>46038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104]/25+RANDBETWEEN(-1000;1000);0)" office:value-type="float" office:value="1708" calcext:value-type="float">
            <text:p>1708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104]+10+RANDBETWEEN(0;10)" office:value-type="float" office:value="46026" calcext:value-type="float">
            <text:p>46026</text:p>
          </table:table-cell>
          <table:table-cell table:formula="of:=[.F104]+RANDBETWEEN(2;10)" office:value-type="float" office:value="46029" calcext:value-type="float">
            <text:p>46029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105]/25+RANDBETWEEN(-1000;1000);0)" office:value-type="float" office:value="870" calcext:value-type="float">
            <text:p>870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105]+10+RANDBETWEEN(0;10)" office:value-type="float" office:value="46045" calcext:value-type="float">
            <text:p>46045</text:p>
          </table:table-cell>
          <table:table-cell table:formula="of:=[.F105]+RANDBETWEEN(2;10)" office:value-type="float" office:value="46050" calcext:value-type="float">
            <text:p>46050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106]/25+RANDBETWEEN(-1000;1000);0)" office:value-type="float" office:value="786" calcext:value-type="float">
            <text:p>786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106]+10+RANDBETWEEN(0;10)" office:value-type="float" office:value="46042" calcext:value-type="float">
            <text:p>46042</text:p>
          </table:table-cell>
          <table:table-cell table:formula="of:=[.F106]+RANDBETWEEN(2;10)" office:value-type="float" office:value="46052" calcext:value-type="float">
            <text:p>46052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107]/25+RANDBETWEEN(-1000;1000);0)" office:value-type="float" office:value="934" calcext:value-type="float">
            <text:p>934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107]+10+RANDBETWEEN(0;10)" office:value-type="float" office:value="46034" calcext:value-type="float">
            <text:p>46034</text:p>
          </table:table-cell>
          <table:table-cell table:formula="of:=[.F107]+RANDBETWEEN(2;10)" office:value-type="float" office:value="46037" calcext:value-type="float">
            <text:p>46037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108]/25+RANDBETWEEN(-1000;1000);0)" office:value-type="float" office:value="1044" calcext:value-type="float">
            <text:p>1044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108]+10+RANDBETWEEN(0;10)" office:value-type="float" office:value="46033" calcext:value-type="float">
            <text:p>46033</text:p>
          </table:table-cell>
          <table:table-cell table:formula="of:=[.F108]+RANDBETWEEN(2;10)" office:value-type="float" office:value="46042" calcext:value-type="float">
            <text:p>46042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109]/25+RANDBETWEEN(-1000;1000);0)" office:value-type="float" office:value="649" calcext:value-type="float">
            <text:p>649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109]+10+RANDBETWEEN(0;10)" office:value-type="float" office:value="46032" calcext:value-type="float">
            <text:p>46032</text:p>
          </table:table-cell>
          <table:table-cell table:formula="of:=[.F109]+RANDBETWEEN(2;10)" office:value-type="float" office:value="46041" calcext:value-type="float">
            <text:p>46041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110]/25+RANDBETWEEN(-1000;1000);0)" office:value-type="float" office:value="1705" calcext:value-type="float">
            <text:p>1705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110]+10+RANDBETWEEN(0;10)" office:value-type="float" office:value="46029" calcext:value-type="float">
            <text:p>46029</text:p>
          </table:table-cell>
          <table:table-cell table:formula="of:=[.F110]+RANDBETWEEN(2;10)" office:value-type="float" office:value="46037" calcext:value-type="float">
            <text:p>46037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111]/25+RANDBETWEEN(-1000;1000);0)" office:value-type="float" office:value="2001" calcext:value-type="float">
            <text:p>2001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111]+10+RANDBETWEEN(0;10)" office:value-type="float" office:value="46030" calcext:value-type="float">
            <text:p>46030</text:p>
          </table:table-cell>
          <table:table-cell table:formula="of:=[.F111]+RANDBETWEEN(2;10)" office:value-type="float" office:value="46034" calcext:value-type="float">
            <text:p>46034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112]/25+RANDBETWEEN(-1000;1000);0)" office:value-type="float" office:value="1044" calcext:value-type="float">
            <text:p>1044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112]+10+RANDBETWEEN(0;10)" office:value-type="float" office:value="46035" calcext:value-type="float">
            <text:p>46035</text:p>
          </table:table-cell>
          <table:table-cell table:formula="of:=[.F112]+RANDBETWEEN(2;10)" office:value-type="float" office:value="46043" calcext:value-type="float">
            <text:p>46043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113]/25+RANDBETWEEN(-1000;1000);0)" office:value-type="float" office:value="2127" calcext:value-type="float">
            <text:p>2127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113]+10+RANDBETWEEN(0;10)" office:value-type="float" office:value="46039" calcext:value-type="float">
            <text:p>46039</text:p>
          </table:table-cell>
          <table:table-cell table:formula="of:=[.F113]+RANDBETWEEN(2;10)" office:value-type="float" office:value="46043" calcext:value-type="float">
            <text:p>46043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114]/25+RANDBETWEEN(-1000;1000);0)" office:value-type="float" office:value="1351" calcext:value-type="float">
            <text:p>1351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114]+10+RANDBETWEEN(0;10)" office:value-type="float" office:value="46043" calcext:value-type="float">
            <text:p>46043</text:p>
          </table:table-cell>
          <table:table-cell table:formula="of:=[.F114]+RANDBETWEEN(2;10)" office:value-type="float" office:value="46052" calcext:value-type="float">
            <text:p>46052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115]/25+RANDBETWEEN(-1000;1000);0)" office:value-type="float" office:value="1445" calcext:value-type="float">
            <text:p>1445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115]+10+RANDBETWEEN(0;10)" office:value-type="float" office:value="46035" calcext:value-type="float">
            <text:p>46035</text:p>
          </table:table-cell>
          <table:table-cell table:formula="of:=[.F115]+RANDBETWEEN(2;10)" office:value-type="float" office:value="46042" calcext:value-type="float">
            <text:p>46042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116]/25+RANDBETWEEN(-1000;1000);0)" office:value-type="float" office:value="2271" calcext:value-type="float">
            <text:p>2271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116]+10+RANDBETWEEN(0;10)" office:value-type="float" office:value="46043" calcext:value-type="float">
            <text:p>46043</text:p>
          </table:table-cell>
          <table:table-cell table:formula="of:=[.F116]+RANDBETWEEN(2;10)" office:value-type="float" office:value="46052" calcext:value-type="float">
            <text:p>46052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117]/25+RANDBETWEEN(-1000;1000);0)" office:value-type="float" office:value="1858" calcext:value-type="float">
            <text:p>1858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117]+10+RANDBETWEEN(0;10)" office:value-type="float" office:value="46039" calcext:value-type="float">
            <text:p>46039</text:p>
          </table:table-cell>
          <table:table-cell table:formula="of:=[.F117]+RANDBETWEEN(2;10)" office:value-type="float" office:value="46041" calcext:value-type="float">
            <text:p>46041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118]/25+RANDBETWEEN(-1000;1000);0)" office:value-type="float" office:value="1679" calcext:value-type="float">
            <text:p>1679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118]+10+RANDBETWEEN(0;10)" office:value-type="float" office:value="46028" calcext:value-type="float">
            <text:p>46028</text:p>
          </table:table-cell>
          <table:table-cell table:formula="of:=[.F118]+RANDBETWEEN(2;10)" office:value-type="float" office:value="46031" calcext:value-type="float">
            <text:p>46031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119]/25+RANDBETWEEN(-1000;1000);0)" office:value-type="float" office:value="887" calcext:value-type="float">
            <text:p>887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119]+10+RANDBETWEEN(0;10)" office:value-type="float" office:value="46036" calcext:value-type="float">
            <text:p>46036</text:p>
          </table:table-cell>
          <table:table-cell table:formula="of:=[.F119]+RANDBETWEEN(2;10)" office:value-type="float" office:value="46041" calcext:value-type="float">
            <text:p>46041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120]/25+RANDBETWEEN(-1000;1000);0)" office:value-type="float" office:value="959" calcext:value-type="float">
            <text:p>959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120]+10+RANDBETWEEN(0;10)" office:value-type="float" office:value="46033" calcext:value-type="float">
            <text:p>46033</text:p>
          </table:table-cell>
          <table:table-cell table:formula="of:=[.F120]+RANDBETWEEN(2;10)" office:value-type="float" office:value="46043" calcext:value-type="float">
            <text:p>46043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121]/25+RANDBETWEEN(-1000;1000);0)" office:value-type="float" office:value="2312" calcext:value-type="float">
            <text:p>2312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121]+10+RANDBETWEEN(0;10)" office:value-type="float" office:value="46029" calcext:value-type="float">
            <text:p>46029</text:p>
          </table:table-cell>
          <table:table-cell table:formula="of:=[.F121]+RANDBETWEEN(2;10)" office:value-type="float" office:value="46039" calcext:value-type="float">
            <text:p>46039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122]/25+RANDBETWEEN(-1000;1000);0)" office:value-type="float" office:value="6951" calcext:value-type="float">
            <text:p>6951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122]+10+RANDBETWEEN(0;10)" office:value-type="float" office:value="46045" calcext:value-type="float">
            <text:p>46045</text:p>
          </table:table-cell>
          <table:table-cell table:formula="of:=[.F122]+RANDBETWEEN(2;10)" office:value-type="float" office:value="46053" calcext:value-type="float">
            <text:p>46053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123]/25+RANDBETWEEN(-1000;1000);0)" office:value-type="float" office:value="6651" calcext:value-type="float">
            <text:p>6651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123]+10+RANDBETWEEN(0;10)" office:value-type="float" office:value="46035" calcext:value-type="float">
            <text:p>46035</text:p>
          </table:table-cell>
          <table:table-cell table:formula="of:=[.F123]+RANDBETWEEN(2;10)" office:value-type="float" office:value="46040" calcext:value-type="float">
            <text:p>46040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124]/25+RANDBETWEEN(-1000;1000);0)" office:value-type="float" office:value="6927" calcext:value-type="float">
            <text:p>6927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124]+10+RANDBETWEEN(0;10)" office:value-type="float" office:value="46037" calcext:value-type="float">
            <text:p>46037</text:p>
          </table:table-cell>
          <table:table-cell table:formula="of:=[.F124]+RANDBETWEEN(2;10)" office:value-type="float" office:value="46047" calcext:value-type="float">
            <text:p>46047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125]/25+RANDBETWEEN(-1000;1000);0)" office:value-type="float" office:value="6945" calcext:value-type="float">
            <text:p>6945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125]+10+RANDBETWEEN(0;10)" office:value-type="float" office:value="46048" calcext:value-type="float">
            <text:p>46048</text:p>
          </table:table-cell>
          <table:table-cell table:formula="of:=[.F125]+RANDBETWEEN(2;10)" office:value-type="float" office:value="46058" calcext:value-type="float">
            <text:p>46058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126]/25+RANDBETWEEN(-1000;1000);0)" office:value-type="float" office:value="8855" calcext:value-type="float">
            <text:p>8855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126]+10+RANDBETWEEN(0;10)" office:value-type="float" office:value="46035" calcext:value-type="float">
            <text:p>46035</text:p>
          </table:table-cell>
          <table:table-cell table:formula="of:=[.F126]+RANDBETWEEN(2;10)" office:value-type="float" office:value="46037" calcext:value-type="float">
            <text:p>46037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127]/25+RANDBETWEEN(-1000;1000);0)" office:value-type="float" office:value="6170" calcext:value-type="float">
            <text:p>6170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127]+10+RANDBETWEEN(0;10)" office:value-type="float" office:value="46043" calcext:value-type="float">
            <text:p>46043</text:p>
          </table:table-cell>
          <table:table-cell table:formula="of:=[.F127]+RANDBETWEEN(2;10)" office:value-type="float" office:value="46047" calcext:value-type="float">
            <text:p>46047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128]/25+RANDBETWEEN(-1000;1000);0)" office:value-type="float" office:value="7916" calcext:value-type="float">
            <text:p>7916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128]+10+RANDBETWEEN(0;10)" office:value-type="float" office:value="46026" calcext:value-type="float">
            <text:p>46026</text:p>
          </table:table-cell>
          <table:table-cell table:formula="of:=[.F128]+RANDBETWEEN(2;10)" office:value-type="float" office:value="46035" calcext:value-type="float">
            <text:p>46035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129]/25+RANDBETWEEN(-1000;1000);0)" office:value-type="float" office:value="7600" calcext:value-type="float">
            <text:p>7600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129]+10+RANDBETWEEN(0;10)" office:value-type="float" office:value="46037" calcext:value-type="float">
            <text:p>46037</text:p>
          </table:table-cell>
          <table:table-cell table:formula="of:=[.F129]+RANDBETWEEN(2;10)" office:value-type="float" office:value="46046" calcext:value-type="float">
            <text:p>46046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130]/25+RANDBETWEEN(-1000;1000);0)" office:value-type="float" office:value="8676" calcext:value-type="float">
            <text:p>8676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130]+10+RANDBETWEEN(0;10)" office:value-type="float" office:value="46025" calcext:value-type="float">
            <text:p>46025</text:p>
          </table:table-cell>
          <table:table-cell table:formula="of:=[.F130]+RANDBETWEEN(2;10)" office:value-type="float" office:value="46032" calcext:value-type="float">
            <text:p>46032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131]/25+RANDBETWEEN(-1000;1000);0)" office:value-type="float" office:value="7123" calcext:value-type="float">
            <text:p>712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131]+10+RANDBETWEEN(0;10)" office:value-type="float" office:value="46039" calcext:value-type="float">
            <text:p>46039</text:p>
          </table:table-cell>
          <table:table-cell table:formula="of:=[.F131]+RANDBETWEEN(2;10)" office:value-type="float" office:value="46043" calcext:value-type="float">
            <text:p>46043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132]/25+RANDBETWEEN(-1000;1000);0)" office:value-type="float" office:value="6265" calcext:value-type="float">
            <text:p>6265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132]+10+RANDBETWEEN(0;10)" office:value-type="float" office:value="46044" calcext:value-type="float">
            <text:p>46044</text:p>
          </table:table-cell>
          <table:table-cell table:formula="of:=[.F132]+RANDBETWEEN(2;10)" office:value-type="float" office:value="46053" calcext:value-type="float">
            <text:p>46053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133]/25+RANDBETWEEN(-1000;1000);0)" office:value-type="float" office:value="6197" calcext:value-type="float">
            <text:p>6197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133]+10+RANDBETWEEN(0;10)" office:value-type="float" office:value="46030" calcext:value-type="float">
            <text:p>46030</text:p>
          </table:table-cell>
          <table:table-cell table:formula="of:=[.F133]+RANDBETWEEN(2;10)" office:value-type="float" office:value="46037" calcext:value-type="float">
            <text:p>46037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134]/25+RANDBETWEEN(-1000;1000);0)" office:value-type="float" office:value="7148" calcext:value-type="float">
            <text:p>7148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134]+10+RANDBETWEEN(0;10)" office:value-type="float" office:value="46052" calcext:value-type="float">
            <text:p>46052</text:p>
          </table:table-cell>
          <table:table-cell table:formula="of:=[.F134]+RANDBETWEEN(2;10)" office:value-type="float" office:value="46062" calcext:value-type="float">
            <text:p>46062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135]/25+RANDBETWEEN(-1000;1000);0)" office:value-type="float" office:value="6908" calcext:value-type="float">
            <text:p>6908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135]+10+RANDBETWEEN(0;10)" office:value-type="float" office:value="46026" calcext:value-type="float">
            <text:p>46026</text:p>
          </table:table-cell>
          <table:table-cell table:formula="of:=[.F135]+RANDBETWEEN(2;10)" office:value-type="float" office:value="46033" calcext:value-type="float">
            <text:p>46033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136]/25+RANDBETWEEN(-1000;1000);0)" office:value-type="float" office:value="5779" calcext:value-type="float">
            <text:p>5779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136]+10+RANDBETWEEN(0;10)" office:value-type="float" office:value="46048" calcext:value-type="float">
            <text:p>46048</text:p>
          </table:table-cell>
          <table:table-cell table:formula="of:=[.F136]+RANDBETWEEN(2;10)" office:value-type="float" office:value="46055" calcext:value-type="float">
            <text:p>46055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137]/25+RANDBETWEEN(-1000;1000);0)" office:value-type="float" office:value="9642" calcext:value-type="float">
            <text:p>9642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137]+10+RANDBETWEEN(0;10)" office:value-type="float" office:value="46047" calcext:value-type="float">
            <text:p>46047</text:p>
          </table:table-cell>
          <table:table-cell table:formula="of:=[.F137]+RANDBETWEEN(2;10)" office:value-type="float" office:value="46051" calcext:value-type="float">
            <text:p>46051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138]/25+RANDBETWEEN(-1000;1000);0)" office:value-type="float" office:value="9725" calcext:value-type="float">
            <text:p>9725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138]+10+RANDBETWEEN(0;10)" office:value-type="float" office:value="46049" calcext:value-type="float">
            <text:p>46049</text:p>
          </table:table-cell>
          <table:table-cell table:formula="of:=[.F138]+RANDBETWEEN(2;10)" office:value-type="float" office:value="46052" calcext:value-type="float">
            <text:p>46052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139]/25+RANDBETWEEN(-1000;1000);0)" office:value-type="float" office:value="7122" calcext:value-type="float">
            <text:p>7122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139]+10+RANDBETWEEN(0;10)" office:value-type="float" office:value="46041" calcext:value-type="float">
            <text:p>46041</text:p>
          </table:table-cell>
          <table:table-cell table:formula="of:=[.F139]+RANDBETWEEN(2;10)" office:value-type="float" office:value="46051" calcext:value-type="float">
            <text:p>46051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140]/25+RANDBETWEEN(-1000;1000);0)" office:value-type="float" office:value="6964" calcext:value-type="float">
            <text:p>6964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140]+10+RANDBETWEEN(0;10)" office:value-type="float" office:value="46040" calcext:value-type="float">
            <text:p>46040</text:p>
          </table:table-cell>
          <table:table-cell table:formula="of:=[.F140]+RANDBETWEEN(2;10)" office:value-type="float" office:value="46048" calcext:value-type="float">
            <text:p>46048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141]/25+RANDBETWEEN(-1000;1000);0)" office:value-type="float" office:value="8273" calcext:value-type="float">
            <text:p>8273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141]+10+RANDBETWEEN(0;10)" office:value-type="float" office:value="46031" calcext:value-type="float">
            <text:p>46031</text:p>
          </table:table-cell>
          <table:table-cell table:formula="of:=[.F141]+RANDBETWEEN(2;10)" office:value-type="float" office:value="46041" calcext:value-type="float">
            <text:p>46041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142]/25+RANDBETWEEN(-1000;1000);0)" office:value-type="float" office:value="1792" calcext:value-type="float">
            <text:p>1792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142]+10+RANDBETWEEN(0;10)" office:value-type="float" office:value="46038" calcext:value-type="float">
            <text:p>46038</text:p>
          </table:table-cell>
          <table:table-cell table:formula="of:=[.F142]+RANDBETWEEN(2;10)" office:value-type="float" office:value="46040" calcext:value-type="float">
            <text:p>46040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143]/25+RANDBETWEEN(-1000;1000);0)" office:value-type="float" office:value="2043" calcext:value-type="float">
            <text:p>2043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143]+10+RANDBETWEEN(0;10)" office:value-type="float" office:value="46037" calcext:value-type="float">
            <text:p>46037</text:p>
          </table:table-cell>
          <table:table-cell table:formula="of:=[.F143]+RANDBETWEEN(2;10)" office:value-type="float" office:value="46047" calcext:value-type="float">
            <text:p>46047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144]/25+RANDBETWEEN(-1000;1000);0)" office:value-type="float" office:value="1579" calcext:value-type="float">
            <text:p>1579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144]+10+RANDBETWEEN(0;10)" office:value-type="float" office:value="46052" calcext:value-type="float">
            <text:p>46052</text:p>
          </table:table-cell>
          <table:table-cell table:formula="of:=[.F144]+RANDBETWEEN(2;10)" office:value-type="float" office:value="46062" calcext:value-type="float">
            <text:p>46062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145]/25+RANDBETWEEN(-1000;1000);0)" office:value-type="float" office:value="882" calcext:value-type="float">
            <text:p>88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145]+10+RANDBETWEEN(0;10)" office:value-type="float" office:value="46045" calcext:value-type="float">
            <text:p>46045</text:p>
          </table:table-cell>
          <table:table-cell table:formula="of:=[.F145]+RANDBETWEEN(2;10)" office:value-type="float" office:value="46055" calcext:value-type="float">
            <text:p>46055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146]/25+RANDBETWEEN(-1000;1000);0)" office:value-type="float" office:value="633" calcext:value-type="float">
            <text:p>633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146]+10+RANDBETWEEN(0;10)" office:value-type="float" office:value="46047" calcext:value-type="float">
            <text:p>46047</text:p>
          </table:table-cell>
          <table:table-cell table:formula="of:=[.F146]+RANDBETWEEN(2;10)" office:value-type="float" office:value="46050" calcext:value-type="float">
            <text:p>46050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147]/25+RANDBETWEEN(-1000;1000);0)" office:value-type="float" office:value="1543" calcext:value-type="float">
            <text:p>1543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147]+10+RANDBETWEEN(0;10)" office:value-type="float" office:value="46030" calcext:value-type="float">
            <text:p>46030</text:p>
          </table:table-cell>
          <table:table-cell table:formula="of:=[.F147]+RANDBETWEEN(2;10)" office:value-type="float" office:value="46036" calcext:value-type="float">
            <text:p>46036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148]/25+RANDBETWEEN(-1000;1000);0)" office:value-type="float" office:value="2227" calcext:value-type="float">
            <text:p>2227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148]+10+RANDBETWEEN(0;10)" office:value-type="float" office:value="46047" calcext:value-type="float">
            <text:p>46047</text:p>
          </table:table-cell>
          <table:table-cell table:formula="of:=[.F148]+RANDBETWEEN(2;10)" office:value-type="float" office:value="46054" calcext:value-type="float">
            <text:p>46054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149]/25+RANDBETWEEN(-1000;1000);0)" office:value-type="float" office:value="2093" calcext:value-type="float">
            <text:p>2093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149]+10+RANDBETWEEN(0;10)" office:value-type="float" office:value="46042" calcext:value-type="float">
            <text:p>46042</text:p>
          </table:table-cell>
          <table:table-cell table:formula="of:=[.F149]+RANDBETWEEN(2;10)" office:value-type="float" office:value="46044" calcext:value-type="float">
            <text:p>46044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150]/25+RANDBETWEEN(-1000;1000);0)" office:value-type="float" office:value="1165" calcext:value-type="float">
            <text:p>1165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150]+10+RANDBETWEEN(0;10)" office:value-type="float" office:value="46036" calcext:value-type="float">
            <text:p>46036</text:p>
          </table:table-cell>
          <table:table-cell table:formula="of:=[.F150]+RANDBETWEEN(2;10)" office:value-type="float" office:value="46044" calcext:value-type="float">
            <text:p>46044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151]/25+RANDBETWEEN(-1000;1000);0)" office:value-type="float" office:value="192" calcext:value-type="float">
            <text:p>192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151]+10+RANDBETWEEN(0;10)" office:value-type="float" office:value="46042" calcext:value-type="float">
            <text:p>46042</text:p>
          </table:table-cell>
          <table:table-cell table:formula="of:=[.F151]+RANDBETWEEN(2;10)" office:value-type="float" office:value="46048" calcext:value-type="float">
            <text:p>46048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152]/25+RANDBETWEEN(-1000;1000);0)" office:value-type="float" office:value="1418" calcext:value-type="float">
            <text:p>1418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152]+10+RANDBETWEEN(0;10)" office:value-type="float" office:value="46028" calcext:value-type="float">
            <text:p>46028</text:p>
          </table:table-cell>
          <table:table-cell table:formula="of:=[.F152]+RANDBETWEEN(2;10)" office:value-type="float" office:value="46036" calcext:value-type="float">
            <text:p>46036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153]/25+RANDBETWEEN(-1000;1000);0)" office:value-type="float" office:value="1846" calcext:value-type="float">
            <text:p>1846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153]+10+RANDBETWEEN(0;10)" office:value-type="float" office:value="46039" calcext:value-type="float">
            <text:p>46039</text:p>
          </table:table-cell>
          <table:table-cell table:formula="of:=[.F153]+RANDBETWEEN(2;10)" office:value-type="float" office:value="46044" calcext:value-type="float">
            <text:p>46044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154]/25+RANDBETWEEN(-1000;1000);0)" office:value-type="float" office:value="583" calcext:value-type="float">
            <text:p>583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154]+10+RANDBETWEEN(0;10)" office:value-type="float" office:value="46040" calcext:value-type="float">
            <text:p>46040</text:p>
          </table:table-cell>
          <table:table-cell table:formula="of:=[.F154]+RANDBETWEEN(2;10)" office:value-type="float" office:value="46043" calcext:value-type="float">
            <text:p>46043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155]/25+RANDBETWEEN(-1000;1000);0)" office:value-type="float" office:value="2083" calcext:value-type="float">
            <text:p>2083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155]+10+RANDBETWEEN(0;10)" office:value-type="float" office:value="46045" calcext:value-type="float">
            <text:p>46045</text:p>
          </table:table-cell>
          <table:table-cell table:formula="of:=[.F155]+RANDBETWEEN(2;10)" office:value-type="float" office:value="46047" calcext:value-type="float">
            <text:p>46047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156]/25+RANDBETWEEN(-1000;1000);0)" office:value-type="float" office:value="1696" calcext:value-type="float">
            <text:p>1696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156]+10+RANDBETWEEN(0;10)" office:value-type="float" office:value="46053" calcext:value-type="float">
            <text:p>46053</text:p>
          </table:table-cell>
          <table:table-cell table:formula="of:=[.F156]+RANDBETWEEN(2;10)" office:value-type="float" office:value="46059" calcext:value-type="float">
            <text:p>46059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157]/25+RANDBETWEEN(-1000;1000);0)" office:value-type="float" office:value="965" calcext:value-type="float">
            <text:p>965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157]+10+RANDBETWEEN(0;10)" office:value-type="float" office:value="46029" calcext:value-type="float">
            <text:p>46029</text:p>
          </table:table-cell>
          <table:table-cell table:formula="of:=[.F157]+RANDBETWEEN(2;10)" office:value-type="float" office:value="46031" calcext:value-type="float">
            <text:p>46031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158]/25+RANDBETWEEN(-1000;1000);0)" office:value-type="float" office:value="2013" calcext:value-type="float">
            <text:p>2013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158]+10+RANDBETWEEN(0;10)" office:value-type="float" office:value="46032" calcext:value-type="float">
            <text:p>46032</text:p>
          </table:table-cell>
          <table:table-cell table:formula="of:=[.F158]+RANDBETWEEN(2;10)" office:value-type="float" office:value="46042" calcext:value-type="float">
            <text:p>46042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159]/25+RANDBETWEEN(-1000;1000);0)" office:value-type="float" office:value="2216" calcext:value-type="float">
            <text:p>2216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159]+10+RANDBETWEEN(0;10)" office:value-type="float" office:value="46026" calcext:value-type="float">
            <text:p>46026</text:p>
          </table:table-cell>
          <table:table-cell table:formula="of:=[.F159]+RANDBETWEEN(2;10)" office:value-type="float" office:value="46031" calcext:value-type="float">
            <text:p>46031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160]/25+RANDBETWEEN(-1000;1000);0)" office:value-type="float" office:value="635" calcext:value-type="float">
            <text:p>635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160]+10+RANDBETWEEN(0;10)" office:value-type="float" office:value="46033" calcext:value-type="float">
            <text:p>46033</text:p>
          </table:table-cell>
          <table:table-cell table:formula="of:=[.F160]+RANDBETWEEN(2;10)" office:value-type="float" office:value="46042" calcext:value-type="float">
            <text:p>46042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161]/25+RANDBETWEEN(-1000;1000);0)" office:value-type="float" office:value="2098" calcext:value-type="float">
            <text:p>2098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161]+10+RANDBETWEEN(0;10)" office:value-type="float" office:value="46038" calcext:value-type="float">
            <text:p>46038</text:p>
          </table:table-cell>
          <table:table-cell table:formula="of:=[.F161]+RANDBETWEEN(2;10)" office:value-type="float" office:value="46048" calcext:value-type="float">
            <text:p>46048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162]/25+RANDBETWEEN(-1000;1000);0)" office:value-type="float" office:value="8024" calcext:value-type="float">
            <text:p>8024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162]+10+RANDBETWEEN(0;10)" office:value-type="float" office:value="46036" calcext:value-type="float">
            <text:p>46036</text:p>
          </table:table-cell>
          <table:table-cell table:formula="of:=[.F162]+RANDBETWEEN(2;10)" office:value-type="float" office:value="46044" calcext:value-type="float">
            <text:p>46044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163]/25+RANDBETWEEN(-1000;1000);0)" office:value-type="float" office:value="6288" calcext:value-type="float">
            <text:p>6288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163]+10+RANDBETWEEN(0;10)" office:value-type="float" office:value="46031" calcext:value-type="float">
            <text:p>46031</text:p>
          </table:table-cell>
          <table:table-cell table:formula="of:=[.F163]+RANDBETWEEN(2;10)" office:value-type="float" office:value="46033" calcext:value-type="float">
            <text:p>46033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164]/25+RANDBETWEEN(-1000;1000);0)" office:value-type="float" office:value="6826" calcext:value-type="float">
            <text:p>6826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164]+10+RANDBETWEEN(0;10)" office:value-type="float" office:value="46051" calcext:value-type="float">
            <text:p>46051</text:p>
          </table:table-cell>
          <table:table-cell table:formula="of:=[.F164]+RANDBETWEEN(2;10)" office:value-type="float" office:value="46060" calcext:value-type="float">
            <text:p>46060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165]/25+RANDBETWEEN(-1000;1000);0)" office:value-type="float" office:value="6833" calcext:value-type="float">
            <text:p>683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165]+10+RANDBETWEEN(0;10)" office:value-type="float" office:value="46030" calcext:value-type="float">
            <text:p>46030</text:p>
          </table:table-cell>
          <table:table-cell table:formula="of:=[.F165]+RANDBETWEEN(2;10)" office:value-type="float" office:value="46036" calcext:value-type="float">
            <text:p>46036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166]/25+RANDBETWEEN(-1000;1000);0)" office:value-type="float" office:value="9954" calcext:value-type="float">
            <text:p>9954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166]+10+RANDBETWEEN(0;10)" office:value-type="float" office:value="46044" calcext:value-type="float">
            <text:p>46044</text:p>
          </table:table-cell>
          <table:table-cell table:formula="of:=[.F166]+RANDBETWEEN(2;10)" office:value-type="float" office:value="46047" calcext:value-type="float">
            <text:p>46047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167]/25+RANDBETWEEN(-1000;1000);0)" office:value-type="float" office:value="7636" calcext:value-type="float">
            <text:p>763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167]+10+RANDBETWEEN(0;10)" office:value-type="float" office:value="46039" calcext:value-type="float">
            <text:p>46039</text:p>
          </table:table-cell>
          <table:table-cell table:formula="of:=[.F167]+RANDBETWEEN(2;10)" office:value-type="float" office:value="46041" calcext:value-type="float">
            <text:p>46041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168]/25+RANDBETWEEN(-1000;1000);0)" office:value-type="float" office:value="7045" calcext:value-type="float">
            <text:p>7045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168]+10+RANDBETWEEN(0;10)" office:value-type="float" office:value="46036" calcext:value-type="float">
            <text:p>46036</text:p>
          </table:table-cell>
          <table:table-cell table:formula="of:=[.F168]+RANDBETWEEN(2;10)" office:value-type="float" office:value="46043" calcext:value-type="float">
            <text:p>46043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169]/25+RANDBETWEEN(-1000;1000);0)" office:value-type="float" office:value="6804" calcext:value-type="float">
            <text:p>6804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169]+10+RANDBETWEEN(0;10)" office:value-type="float" office:value="46040" calcext:value-type="float">
            <text:p>46040</text:p>
          </table:table-cell>
          <table:table-cell table:formula="of:=[.F169]+RANDBETWEEN(2;10)" office:value-type="float" office:value="46047" calcext:value-type="float">
            <text:p>46047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170]/25+RANDBETWEEN(-1000;1000);0)" office:value-type="float" office:value="8655" calcext:value-type="float">
            <text:p>8655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170]+10+RANDBETWEEN(0;10)" office:value-type="float" office:value="46047" calcext:value-type="float">
            <text:p>46047</text:p>
          </table:table-cell>
          <table:table-cell table:formula="of:=[.F170]+RANDBETWEEN(2;10)" office:value-type="float" office:value="46052" calcext:value-type="float">
            <text:p>46052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171]/25+RANDBETWEEN(-1000;1000);0)" office:value-type="float" office:value="6247" calcext:value-type="float">
            <text:p>6247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171]+10+RANDBETWEEN(0;10)" office:value-type="float" office:value="46025" calcext:value-type="float">
            <text:p>46025</text:p>
          </table:table-cell>
          <table:table-cell table:formula="of:=[.F171]+RANDBETWEEN(2;10)" office:value-type="float" office:value="46033" calcext:value-type="float">
            <text:p>46033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172]/25+RANDBETWEEN(-1000;1000);0)" office:value-type="float" office:value="7371" calcext:value-type="float">
            <text:p>7371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172]+10+RANDBETWEEN(0;10)" office:value-type="float" office:value="46035" calcext:value-type="float">
            <text:p>46035</text:p>
          </table:table-cell>
          <table:table-cell table:formula="of:=[.F172]+RANDBETWEEN(2;10)" office:value-type="float" office:value="46044" calcext:value-type="float">
            <text:p>46044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173]/25+RANDBETWEEN(-1000;1000);0)" office:value-type="float" office:value="6842" calcext:value-type="float">
            <text:p>6842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173]+10+RANDBETWEEN(0;10)" office:value-type="float" office:value="46041" calcext:value-type="float">
            <text:p>46041</text:p>
          </table:table-cell>
          <table:table-cell table:formula="of:=[.F173]+RANDBETWEEN(2;10)" office:value-type="float" office:value="46047" calcext:value-type="float">
            <text:p>46047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174]/25+RANDBETWEEN(-1000;1000);0)" office:value-type="float" office:value="6547" calcext:value-type="float">
            <text:p>6547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174]+10+RANDBETWEEN(0;10)" office:value-type="float" office:value="46028" calcext:value-type="float">
            <text:p>46028</text:p>
          </table:table-cell>
          <table:table-cell table:formula="of:=[.F174]+RANDBETWEEN(2;10)" office:value-type="float" office:value="46035" calcext:value-type="float">
            <text:p>46035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175]/25+RANDBETWEEN(-1000;1000);0)" office:value-type="float" office:value="6579" calcext:value-type="float">
            <text:p>6579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175]+10+RANDBETWEEN(0;10)" office:value-type="float" office:value="46038" calcext:value-type="float">
            <text:p>46038</text:p>
          </table:table-cell>
          <table:table-cell table:formula="of:=[.F175]+RANDBETWEEN(2;10)" office:value-type="float" office:value="46045" calcext:value-type="float">
            <text:p>46045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176]/25+RANDBETWEEN(-1000;1000);0)" office:value-type="float" office:value="6780" calcext:value-type="float">
            <text:p>6780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176]+10+RANDBETWEEN(0;10)" office:value-type="float" office:value="46029" calcext:value-type="float">
            <text:p>46029</text:p>
          </table:table-cell>
          <table:table-cell table:formula="of:=[.F176]+RANDBETWEEN(2;10)" office:value-type="float" office:value="46035" calcext:value-type="float">
            <text:p>46035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177]/25+RANDBETWEEN(-1000;1000);0)" office:value-type="float" office:value="9502" calcext:value-type="float">
            <text:p>9502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177]+10+RANDBETWEEN(0;10)" office:value-type="float" office:value="46039" calcext:value-type="float">
            <text:p>46039</text:p>
          </table:table-cell>
          <table:table-cell table:formula="of:=[.F177]+RANDBETWEEN(2;10)" office:value-type="float" office:value="46044" calcext:value-type="float">
            <text:p>46044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178]/25+RANDBETWEEN(-1000;1000);0)" office:value-type="float" office:value="8330" calcext:value-type="float">
            <text:p>8330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178]+10+RANDBETWEEN(0;10)" office:value-type="float" office:value="46029" calcext:value-type="float">
            <text:p>46029</text:p>
          </table:table-cell>
          <table:table-cell table:formula="of:=[.F178]+RANDBETWEEN(2;10)" office:value-type="float" office:value="46033" calcext:value-type="float">
            <text:p>46033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179]/25+RANDBETWEEN(-1000;1000);0)" office:value-type="float" office:value="6682" calcext:value-type="float">
            <text:p>6682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179]+10+RANDBETWEEN(0;10)" office:value-type="float" office:value="46047" calcext:value-type="float">
            <text:p>46047</text:p>
          </table:table-cell>
          <table:table-cell table:formula="of:=[.F179]+RANDBETWEEN(2;10)" office:value-type="float" office:value="46051" calcext:value-type="float">
            <text:p>46051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180]/25+RANDBETWEEN(-1000;1000);0)" office:value-type="float" office:value="6771" calcext:value-type="float">
            <text:p>6771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180]+10+RANDBETWEEN(0;10)" office:value-type="float" office:value="46028" calcext:value-type="float">
            <text:p>46028</text:p>
          </table:table-cell>
          <table:table-cell table:formula="of:=[.F180]+RANDBETWEEN(2;10)" office:value-type="float" office:value="46035" calcext:value-type="float">
            <text:p>46035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181]/25+RANDBETWEEN(-1000;1000);0)" office:value-type="float" office:value="6873" calcext:value-type="float">
            <text:p>6873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181]+10+RANDBETWEEN(0;10)" office:value-type="float" office:value="46039" calcext:value-type="float">
            <text:p>46039</text:p>
          </table:table-cell>
          <table:table-cell table:formula="of:=[.F181]+RANDBETWEEN(2;10)" office:value-type="float" office:value="46044" calcext:value-type="float">
            <text:p>46044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182]/25+RANDBETWEEN(-1000;1000);0)" office:value-type="float" office:value="737" calcext:value-type="float">
            <text:p>737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182]+10+RANDBETWEEN(0;10)" office:value-type="float" office:value="46034" calcext:value-type="float">
            <text:p>46034</text:p>
          </table:table-cell>
          <table:table-cell table:formula="of:=[.F182]+RANDBETWEEN(2;10)" office:value-type="float" office:value="46037" calcext:value-type="float">
            <text:p>46037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183]/25+RANDBETWEEN(-1000;1000);0)" office:value-type="float" office:value="1373" calcext:value-type="float">
            <text:p>1373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183]+10+RANDBETWEEN(0;10)" office:value-type="float" office:value="46043" calcext:value-type="float">
            <text:p>46043</text:p>
          </table:table-cell>
          <table:table-cell table:formula="of:=[.F183]+RANDBETWEEN(2;10)" office:value-type="float" office:value="46052" calcext:value-type="float">
            <text:p>46052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184]/25+RANDBETWEEN(-1000;1000);0)" office:value-type="float" office:value="1271" calcext:value-type="float">
            <text:p>1271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184]+10+RANDBETWEEN(0;10)" office:value-type="float" office:value="46041" calcext:value-type="float">
            <text:p>46041</text:p>
          </table:table-cell>
          <table:table-cell table:formula="of:=[.F184]+RANDBETWEEN(2;10)" office:value-type="float" office:value="46050" calcext:value-type="float">
            <text:p>46050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185]/25+RANDBETWEEN(-1000;1000);0)" office:value-type="float" office:value="1271" calcext:value-type="float">
            <text:p>1271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185]+10+RANDBETWEEN(0;10)" office:value-type="float" office:value="46030" calcext:value-type="float">
            <text:p>46030</text:p>
          </table:table-cell>
          <table:table-cell table:formula="of:=[.F185]+RANDBETWEEN(2;10)" office:value-type="float" office:value="46038" calcext:value-type="float">
            <text:p>46038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186]/25+RANDBETWEEN(-1000;1000);0)" office:value-type="float" office:value="722" calcext:value-type="float">
            <text:p>722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186]+10+RANDBETWEEN(0;10)" office:value-type="float" office:value="46027" calcext:value-type="float">
            <text:p>46027</text:p>
          </table:table-cell>
          <table:table-cell table:formula="of:=[.F186]+RANDBETWEEN(2;10)" office:value-type="float" office:value="46032" calcext:value-type="float">
            <text:p>46032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187]/25+RANDBETWEEN(-1000;1000);0)" office:value-type="float" office:value="1263" calcext:value-type="float">
            <text:p>1263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187]+10+RANDBETWEEN(0;10)" office:value-type="float" office:value="46031" calcext:value-type="float">
            <text:p>46031</text:p>
          </table:table-cell>
          <table:table-cell table:formula="of:=[.F187]+RANDBETWEEN(2;10)" office:value-type="float" office:value="46036" calcext:value-type="float">
            <text:p>46036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188]/25+RANDBETWEEN(-1000;1000);0)" office:value-type="float" office:value="2062" calcext:value-type="float">
            <text:p>2062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188]+10+RANDBETWEEN(0;10)" office:value-type="float" office:value="46039" calcext:value-type="float">
            <text:p>46039</text:p>
          </table:table-cell>
          <table:table-cell table:formula="of:=[.F188]+RANDBETWEEN(2;10)" office:value-type="float" office:value="46049" calcext:value-type="float">
            <text:p>46049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189]/25+RANDBETWEEN(-1000;1000);0)" office:value-type="float" office:value="1019" calcext:value-type="float">
            <text:p>1019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189]+10+RANDBETWEEN(0;10)" office:value-type="float" office:value="46049" calcext:value-type="float">
            <text:p>46049</text:p>
          </table:table-cell>
          <table:table-cell table:formula="of:=[.F189]+RANDBETWEEN(2;10)" office:value-type="float" office:value="46057" calcext:value-type="float">
            <text:p>46057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190]/25+RANDBETWEEN(-1000;1000);0)" office:value-type="float" office:value="1752" calcext:value-type="float">
            <text:p>1752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190]+10+RANDBETWEEN(0;10)" office:value-type="float" office:value="46037" calcext:value-type="float">
            <text:p>46037</text:p>
          </table:table-cell>
          <table:table-cell table:formula="of:=[.F190]+RANDBETWEEN(2;10)" office:value-type="float" office:value="46042" calcext:value-type="float">
            <text:p>46042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191]/25+RANDBETWEEN(-1000;1000);0)" office:value-type="float" office:value="591" calcext:value-type="float">
            <text:p>591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191]+10+RANDBETWEEN(0;10)" office:value-type="float" office:value="46026" calcext:value-type="float">
            <text:p>46026</text:p>
          </table:table-cell>
          <table:table-cell table:formula="of:=[.F191]+RANDBETWEEN(2;10)" office:value-type="float" office:value="46032" calcext:value-type="float">
            <text:p>46032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192]/25+RANDBETWEEN(-1000;1000);0)" office:value-type="float" office:value="178" calcext:value-type="float">
            <text:p>178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192]+10+RANDBETWEEN(0;10)" office:value-type="float" office:value="46034" calcext:value-type="float">
            <text:p>46034</text:p>
          </table:table-cell>
          <table:table-cell table:formula="of:=[.F192]+RANDBETWEEN(2;10)" office:value-type="float" office:value="46038" calcext:value-type="float">
            <text:p>46038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193]/25+RANDBETWEEN(-1000;1000);0)" office:value-type="float" office:value="1204" calcext:value-type="float">
            <text:p>1204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193]+10+RANDBETWEEN(0;10)" office:value-type="float" office:value="46033" calcext:value-type="float">
            <text:p>46033</text:p>
          </table:table-cell>
          <table:table-cell table:formula="of:=[.F193]+RANDBETWEEN(2;10)" office:value-type="float" office:value="46041" calcext:value-type="float">
            <text:p>46041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194]/25+RANDBETWEEN(-1000;1000);0)" office:value-type="float" office:value="2056" calcext:value-type="float">
            <text:p>2056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194]+10+RANDBETWEEN(0;10)" office:value-type="float" office:value="46033" calcext:value-type="float">
            <text:p>46033</text:p>
          </table:table-cell>
          <table:table-cell table:formula="of:=[.F194]+RANDBETWEEN(2;10)" office:value-type="float" office:value="46040" calcext:value-type="float">
            <text:p>46040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195]/25+RANDBETWEEN(-1000;1000);0)" office:value-type="float" office:value="2091" calcext:value-type="float">
            <text:p>2091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195]+10+RANDBETWEEN(0;10)" office:value-type="float" office:value="46041" calcext:value-type="float">
            <text:p>46041</text:p>
          </table:table-cell>
          <table:table-cell table:formula="of:=[.F195]+RANDBETWEEN(2;10)" office:value-type="float" office:value="46045" calcext:value-type="float">
            <text:p>46045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196]/25+RANDBETWEEN(-1000;1000);0)" office:value-type="float" office:value="2023" calcext:value-type="float">
            <text:p>202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196]+10+RANDBETWEEN(0;10)" office:value-type="float" office:value="46032" calcext:value-type="float">
            <text:p>46032</text:p>
          </table:table-cell>
          <table:table-cell table:formula="of:=[.F196]+RANDBETWEEN(2;10)" office:value-type="float" office:value="46036" calcext:value-type="float">
            <text:p>46036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197]/25+RANDBETWEEN(-1000;1000);0)" office:value-type="float" office:value="645" calcext:value-type="float">
            <text:p>645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197]+10+RANDBETWEEN(0;10)" office:value-type="float" office:value="46041" calcext:value-type="float">
            <text:p>46041</text:p>
          </table:table-cell>
          <table:table-cell table:formula="of:=[.F197]+RANDBETWEEN(2;10)" office:value-type="float" office:value="46050" calcext:value-type="float">
            <text:p>46050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198]/25+RANDBETWEEN(-1000;1000);0)" office:value-type="float" office:value="1664" calcext:value-type="float">
            <text:p>1664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198]+10+RANDBETWEEN(0;10)" office:value-type="float" office:value="46046" calcext:value-type="float">
            <text:p>46046</text:p>
          </table:table-cell>
          <table:table-cell table:formula="of:=[.F198]+RANDBETWEEN(2;10)" office:value-type="float" office:value="46053" calcext:value-type="float">
            <text:p>46053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199]/25+RANDBETWEEN(-1000;1000);0)" office:value-type="float" office:value="2467" calcext:value-type="float">
            <text:p>2467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199]+10+RANDBETWEEN(0;10)" office:value-type="float" office:value="46028" calcext:value-type="float">
            <text:p>46028</text:p>
          </table:table-cell>
          <table:table-cell table:formula="of:=[.F199]+RANDBETWEEN(2;10)" office:value-type="float" office:value="46035" calcext:value-type="float">
            <text:p>46035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200]/25+RANDBETWEEN(-1000;1000);0)" office:value-type="float" office:value="1590" calcext:value-type="float">
            <text:p>1590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200]+10+RANDBETWEEN(0;10)" office:value-type="float" office:value="46036" calcext:value-type="float">
            <text:p>46036</text:p>
          </table:table-cell>
          <table:table-cell table:formula="of:=[.F200]+RANDBETWEEN(2;10)" office:value-type="float" office:value="46038" calcext:value-type="float">
            <text:p>46038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201]/25+RANDBETWEEN(-1000;1000);0)" office:value-type="float" office:value="329" calcext:value-type="float">
            <text:p>329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201]+10+RANDBETWEEN(0;10)" office:value-type="float" office:value="46032" calcext:value-type="float">
            <text:p>46032</text:p>
          </table:table-cell>
          <table:table-cell table:formula="of:=[.F201]+RANDBETWEEN(2;10)" office:value-type="float" office:value="46036" calcext:value-type="float">
            <text:p>46036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202]/25+RANDBETWEEN(-1000;1000);0)" office:value-type="float" office:value="6366" calcext:value-type="float">
            <text:p>6366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202]+10+RANDBETWEEN(0;10)" office:value-type="float" office:value="46038" calcext:value-type="float">
            <text:p>46038</text:p>
          </table:table-cell>
          <table:table-cell table:formula="of:=[.F202]+RANDBETWEEN(2;10)" office:value-type="float" office:value="46048" calcext:value-type="float">
            <text:p>46048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203]/25+RANDBETWEEN(-1000;1000);0)" office:value-type="float" office:value="6787" calcext:value-type="float">
            <text:p>6787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203]+10+RANDBETWEEN(0;10)" office:value-type="float" office:value="46045" calcext:value-type="float">
            <text:p>46045</text:p>
          </table:table-cell>
          <table:table-cell table:formula="of:=[.F203]+RANDBETWEEN(2;10)" office:value-type="float" office:value="46048" calcext:value-type="float">
            <text:p>46048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204]/25+RANDBETWEEN(-1000;1000);0)" office:value-type="float" office:value="5615" calcext:value-type="float">
            <text:p>5615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204]+10+RANDBETWEEN(0;10)" office:value-type="float" office:value="46026" calcext:value-type="float">
            <text:p>46026</text:p>
          </table:table-cell>
          <table:table-cell table:formula="of:=[.F204]+RANDBETWEEN(2;10)" office:value-type="float" office:value="46035" calcext:value-type="float">
            <text:p>46035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205]/25+RANDBETWEEN(-1000;1000);0)" office:value-type="float" office:value="5760" calcext:value-type="float">
            <text:p>5760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205]+10+RANDBETWEEN(0;10)" office:value-type="float" office:value="46038" calcext:value-type="float">
            <text:p>46038</text:p>
          </table:table-cell>
          <table:table-cell table:formula="of:=[.F205]+RANDBETWEEN(2;10)" office:value-type="float" office:value="46048" calcext:value-type="float">
            <text:p>46048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206]/25+RANDBETWEEN(-1000;1000);0)" office:value-type="float" office:value="10163" calcext:value-type="float">
            <text:p>10163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206]+10+RANDBETWEEN(0;10)" office:value-type="float" office:value="46044" calcext:value-type="float">
            <text:p>46044</text:p>
          </table:table-cell>
          <table:table-cell table:formula="of:=[.F206]+RANDBETWEEN(2;10)" office:value-type="float" office:value="46054" calcext:value-type="float">
            <text:p>46054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207]/25+RANDBETWEEN(-1000;1000);0)" office:value-type="float" office:value="6738" calcext:value-type="float">
            <text:p>6738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207]+10+RANDBETWEEN(0;10)" office:value-type="float" office:value="46050" calcext:value-type="float">
            <text:p>46050</text:p>
          </table:table-cell>
          <table:table-cell table:formula="of:=[.F207]+RANDBETWEEN(2;10)" office:value-type="float" office:value="46059" calcext:value-type="float">
            <text:p>46059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208]/25+RANDBETWEEN(-1000;1000);0)" office:value-type="float" office:value="7314" calcext:value-type="float">
            <text:p>7314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208]+10+RANDBETWEEN(0;10)" office:value-type="float" office:value="46046" calcext:value-type="float">
            <text:p>46046</text:p>
          </table:table-cell>
          <table:table-cell table:formula="of:=[.F208]+RANDBETWEEN(2;10)" office:value-type="float" office:value="46056" calcext:value-type="float">
            <text:p>46056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209]/25+RANDBETWEEN(-1000;1000);0)" office:value-type="float" office:value="8288" calcext:value-type="float">
            <text:p>8288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209]+10+RANDBETWEEN(0;10)" office:value-type="float" office:value="46046" calcext:value-type="float">
            <text:p>46046</text:p>
          </table:table-cell>
          <table:table-cell table:formula="of:=[.F209]+RANDBETWEEN(2;10)" office:value-type="float" office:value="46056" calcext:value-type="float">
            <text:p>46056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210]/25+RANDBETWEEN(-1000;1000);0)" office:value-type="float" office:value="7069" calcext:value-type="float">
            <text:p>7069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210]+10+RANDBETWEEN(0;10)" office:value-type="float" office:value="46048" calcext:value-type="float">
            <text:p>46048</text:p>
          </table:table-cell>
          <table:table-cell table:formula="of:=[.F210]+RANDBETWEEN(2;10)" office:value-type="float" office:value="46055" calcext:value-type="float">
            <text:p>46055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211]/25+RANDBETWEEN(-1000;1000);0)" office:value-type="float" office:value="6697" calcext:value-type="float">
            <text:p>6697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211]+10+RANDBETWEEN(0;10)" office:value-type="float" office:value="46041" calcext:value-type="float">
            <text:p>46041</text:p>
          </table:table-cell>
          <table:table-cell table:formula="of:=[.F211]+RANDBETWEEN(2;10)" office:value-type="float" office:value="46050" calcext:value-type="float">
            <text:p>46050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212]/25+RANDBETWEEN(-1000;1000);0)" office:value-type="float" office:value="7124" calcext:value-type="float">
            <text:p>7124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212]+10+RANDBETWEEN(0;10)" office:value-type="float" office:value="46029" calcext:value-type="float">
            <text:p>46029</text:p>
          </table:table-cell>
          <table:table-cell table:formula="of:=[.F212]+RANDBETWEEN(2;10)" office:value-type="float" office:value="46031" calcext:value-type="float">
            <text:p>46031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213]/25+RANDBETWEEN(-1000;1000);0)" office:value-type="float" office:value="5864" calcext:value-type="float">
            <text:p>5864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213]+10+RANDBETWEEN(0;10)" office:value-type="float" office:value="46042" calcext:value-type="float">
            <text:p>46042</text:p>
          </table:table-cell>
          <table:table-cell table:formula="of:=[.F213]+RANDBETWEEN(2;10)" office:value-type="float" office:value="46044" calcext:value-type="float">
            <text:p>46044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214]/25+RANDBETWEEN(-1000;1000);0)" office:value-type="float" office:value="5718" calcext:value-type="float">
            <text:p>5718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214]+10+RANDBETWEEN(0;10)" office:value-type="float" office:value="46043" calcext:value-type="float">
            <text:p>46043</text:p>
          </table:table-cell>
          <table:table-cell table:formula="of:=[.F214]+RANDBETWEEN(2;10)" office:value-type="float" office:value="46048" calcext:value-type="float">
            <text:p>46048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215]/25+RANDBETWEEN(-1000;1000);0)" office:value-type="float" office:value="6926" calcext:value-type="float">
            <text:p>6926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215]+10+RANDBETWEEN(0;10)" office:value-type="float" office:value="46048" calcext:value-type="float">
            <text:p>46048</text:p>
          </table:table-cell>
          <table:table-cell table:formula="of:=[.F215]+RANDBETWEEN(2;10)" office:value-type="float" office:value="46056" calcext:value-type="float">
            <text:p>46056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216]/25+RANDBETWEEN(-1000;1000);0)" office:value-type="float" office:value="5779" calcext:value-type="float">
            <text:p>5779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216]+10+RANDBETWEEN(0;10)" office:value-type="float" office:value="46029" calcext:value-type="float">
            <text:p>46029</text:p>
          </table:table-cell>
          <table:table-cell table:formula="of:=[.F216]+RANDBETWEEN(2;10)" office:value-type="float" office:value="46035" calcext:value-type="float">
            <text:p>46035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217]/25+RANDBETWEEN(-1000;1000);0)" office:value-type="float" office:value="9278" calcext:value-type="float">
            <text:p>9278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217]+10+RANDBETWEEN(0;10)" office:value-type="float" office:value="46029" calcext:value-type="float">
            <text:p>46029</text:p>
          </table:table-cell>
          <table:table-cell table:formula="of:=[.F217]+RANDBETWEEN(2;10)" office:value-type="float" office:value="46039" calcext:value-type="float">
            <text:p>46039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218]/25+RANDBETWEEN(-1000;1000);0)" office:value-type="float" office:value="9646" calcext:value-type="float">
            <text:p>9646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218]+10+RANDBETWEEN(0;10)" office:value-type="float" office:value="46048" calcext:value-type="float">
            <text:p>46048</text:p>
          </table:table-cell>
          <table:table-cell table:formula="of:=[.F218]+RANDBETWEEN(2;10)" office:value-type="float" office:value="46056" calcext:value-type="float">
            <text:p>46056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219]/25+RANDBETWEEN(-1000;1000);0)" office:value-type="float" office:value="6162" calcext:value-type="float">
            <text:p>6162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219]+10+RANDBETWEEN(0;10)" office:value-type="float" office:value="46028" calcext:value-type="float">
            <text:p>46028</text:p>
          </table:table-cell>
          <table:table-cell table:formula="of:=[.F219]+RANDBETWEEN(2;10)" office:value-type="float" office:value="46038" calcext:value-type="float">
            <text:p>46038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220]/25+RANDBETWEEN(-1000;1000);0)" office:value-type="float" office:value="6350" calcext:value-type="float">
            <text:p>6350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220]+10+RANDBETWEEN(0;10)" office:value-type="float" office:value="46041" calcext:value-type="float">
            <text:p>46041</text:p>
          </table:table-cell>
          <table:table-cell table:formula="of:=[.F220]+RANDBETWEEN(2;10)" office:value-type="float" office:value="46043" calcext:value-type="float">
            <text:p>46043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221]/25+RANDBETWEEN(-1000;1000);0)" office:value-type="float" office:value="7996" calcext:value-type="float">
            <text:p>7996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221]+10+RANDBETWEEN(0;10)" office:value-type="float" office:value="46046" calcext:value-type="float">
            <text:p>46046</text:p>
          </table:table-cell>
          <table:table-cell table:formula="of:=[.F221]+RANDBETWEEN(2;10)" office:value-type="float" office:value="46055" calcext:value-type="float">
            <text:p>46055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222]/25+RANDBETWEEN(-1000;1000);0)" office:value-type="float" office:value="826" calcext:value-type="float">
            <text:p>826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222]+10+RANDBETWEEN(0;10)" office:value-type="float" office:value="46040" calcext:value-type="float">
            <text:p>46040</text:p>
          </table:table-cell>
          <table:table-cell table:formula="of:=[.F222]+RANDBETWEEN(2;10)" office:value-type="float" office:value="46046" calcext:value-type="float">
            <text:p>46046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223]/25+RANDBETWEEN(-1000;1000);0)" office:value-type="float" office:value="511" calcext:value-type="float">
            <text:p>511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223]+10+RANDBETWEEN(0;10)" office:value-type="float" office:value="46024" calcext:value-type="float">
            <text:p>46024</text:p>
          </table:table-cell>
          <table:table-cell table:formula="of:=[.F223]+RANDBETWEEN(2;10)" office:value-type="float" office:value="46031" calcext:value-type="float">
            <text:p>46031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224]/25+RANDBETWEEN(-1000;1000);0)" office:value-type="float" office:value="1363" calcext:value-type="float">
            <text:p>1363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224]+10+RANDBETWEEN(0;10)" office:value-type="float" office:value="46048" calcext:value-type="float">
            <text:p>46048</text:p>
          </table:table-cell>
          <table:table-cell table:formula="of:=[.F224]+RANDBETWEEN(2;10)" office:value-type="float" office:value="46054" calcext:value-type="float">
            <text:p>46054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225]/25+RANDBETWEEN(-1000;1000);0)" office:value-type="float" office:value="1634" calcext:value-type="float">
            <text:p>1634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225]+10+RANDBETWEEN(0;10)" office:value-type="float" office:value="46046" calcext:value-type="float">
            <text:p>46046</text:p>
          </table:table-cell>
          <table:table-cell table:formula="of:=[.F225]+RANDBETWEEN(2;10)" office:value-type="float" office:value="46052" calcext:value-type="float">
            <text:p>46052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226]/25+RANDBETWEEN(-1000;1000);0)" office:value-type="float" office:value="676" calcext:value-type="float">
            <text:p>676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226]+10+RANDBETWEEN(0;10)" office:value-type="float" office:value="46042" calcext:value-type="float">
            <text:p>46042</text:p>
          </table:table-cell>
          <table:table-cell table:formula="of:=[.F226]+RANDBETWEEN(2;10)" office:value-type="float" office:value="46045" calcext:value-type="float">
            <text:p>46045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227]/25+RANDBETWEEN(-1000;1000);0)" office:value-type="float" office:value="589" calcext:value-type="float">
            <text:p>589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227]+10+RANDBETWEEN(0;10)" office:value-type="float" office:value="46045" calcext:value-type="float">
            <text:p>46045</text:p>
          </table:table-cell>
          <table:table-cell table:formula="of:=[.F227]+RANDBETWEEN(2;10)" office:value-type="float" office:value="46055" calcext:value-type="float">
            <text:p>46055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228]/25+RANDBETWEEN(-1000;1000);0)" office:value-type="float" office:value="2255" calcext:value-type="float">
            <text:p>2255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228]+10+RANDBETWEEN(0;10)" office:value-type="float" office:value="46044" calcext:value-type="float">
            <text:p>46044</text:p>
          </table:table-cell>
          <table:table-cell table:formula="of:=[.F228]+RANDBETWEEN(2;10)" office:value-type="float" office:value="46051" calcext:value-type="float">
            <text:p>46051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229]/25+RANDBETWEEN(-1000;1000);0)" office:value-type="float" office:value="2145" calcext:value-type="float">
            <text:p>214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229]+10+RANDBETWEEN(0;10)" office:value-type="float" office:value="46040" calcext:value-type="float">
            <text:p>46040</text:p>
          </table:table-cell>
          <table:table-cell table:formula="of:=[.F229]+RANDBETWEEN(2;10)" office:value-type="float" office:value="46050" calcext:value-type="float">
            <text:p>46050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230]/25+RANDBETWEEN(-1000;1000);0)" office:value-type="float" office:value="732" calcext:value-type="float">
            <text:p>732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230]+10+RANDBETWEEN(0;10)" office:value-type="float" office:value="46032" calcext:value-type="float">
            <text:p>46032</text:p>
          </table:table-cell>
          <table:table-cell table:formula="of:=[.F230]+RANDBETWEEN(2;10)" office:value-type="float" office:value="46041" calcext:value-type="float">
            <text:p>46041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231]/25+RANDBETWEEN(-1000;1000);0)" office:value-type="float" office:value="366" calcext:value-type="float">
            <text:p>366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231]+10+RANDBETWEEN(0;10)" office:value-type="float" office:value="46038" calcext:value-type="float">
            <text:p>46038</text:p>
          </table:table-cell>
          <table:table-cell table:formula="of:=[.F231]+RANDBETWEEN(2;10)" office:value-type="float" office:value="46047" calcext:value-type="float">
            <text:p>46047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232]/25+RANDBETWEEN(-1000;1000);0)" office:value-type="float" office:value="785" calcext:value-type="float">
            <text:p>785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232]+10+RANDBETWEEN(0;10)" office:value-type="float" office:value="46028" calcext:value-type="float">
            <text:p>46028</text:p>
          </table:table-cell>
          <table:table-cell table:formula="of:=[.F232]+RANDBETWEEN(2;10)" office:value-type="float" office:value="46030" calcext:value-type="float">
            <text:p>46030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233]/25+RANDBETWEEN(-1000;1000);0)" office:value-type="float" office:value="1060" calcext:value-type="float">
            <text:p>1060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233]+10+RANDBETWEEN(0;10)" office:value-type="float" office:value="46040" calcext:value-type="float">
            <text:p>46040</text:p>
          </table:table-cell>
          <table:table-cell table:formula="of:=[.F233]+RANDBETWEEN(2;10)" office:value-type="float" office:value="46047" calcext:value-type="float">
            <text:p>46047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234]/25+RANDBETWEEN(-1000;1000);0)" office:value-type="float" office:value="1571" calcext:value-type="float">
            <text:p>1571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234]+10+RANDBETWEEN(0;10)" office:value-type="float" office:value="46033" calcext:value-type="float">
            <text:p>46033</text:p>
          </table:table-cell>
          <table:table-cell table:formula="of:=[.F234]+RANDBETWEEN(2;10)" office:value-type="float" office:value="46039" calcext:value-type="float">
            <text:p>46039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235]/25+RANDBETWEEN(-1000;1000);0)" office:value-type="float" office:value="661" calcext:value-type="float">
            <text:p>661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235]+10+RANDBETWEEN(0;10)" office:value-type="float" office:value="46040" calcext:value-type="float">
            <text:p>46040</text:p>
          </table:table-cell>
          <table:table-cell table:formula="of:=[.F235]+RANDBETWEEN(2;10)" office:value-type="float" office:value="46048" calcext:value-type="float">
            <text:p>46048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236]/25+RANDBETWEEN(-1000;1000);0)" office:value-type="float" office:value="1147" calcext:value-type="float">
            <text:p>1147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236]+10+RANDBETWEEN(0;10)" office:value-type="float" office:value="46044" calcext:value-type="float">
            <text:p>46044</text:p>
          </table:table-cell>
          <table:table-cell table:formula="of:=[.F236]+RANDBETWEEN(2;10)" office:value-type="float" office:value="46049" calcext:value-type="float">
            <text:p>46049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237]/25+RANDBETWEEN(-1000;1000);0)" office:value-type="float" office:value="679" calcext:value-type="float">
            <text:p>679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237]+10+RANDBETWEEN(0;10)" office:value-type="float" office:value="46033" calcext:value-type="float">
            <text:p>46033</text:p>
          </table:table-cell>
          <table:table-cell table:formula="of:=[.F237]+RANDBETWEEN(2;10)" office:value-type="float" office:value="46042" calcext:value-type="float">
            <text:p>46042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238]/25+RANDBETWEEN(-1000;1000);0)" office:value-type="float" office:value="586" calcext:value-type="float">
            <text:p>586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238]+10+RANDBETWEEN(0;10)" office:value-type="float" office:value="46027" calcext:value-type="float">
            <text:p>46027</text:p>
          </table:table-cell>
          <table:table-cell table:formula="of:=[.F238]+RANDBETWEEN(2;10)" office:value-type="float" office:value="46033" calcext:value-type="float">
            <text:p>46033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239]/25+RANDBETWEEN(-1000;1000);0)" office:value-type="float" office:value="698" calcext:value-type="float">
            <text:p>698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239]+10+RANDBETWEEN(0;10)" office:value-type="float" office:value="46047" calcext:value-type="float">
            <text:p>46047</text:p>
          </table:table-cell>
          <table:table-cell table:formula="of:=[.F239]+RANDBETWEEN(2;10)" office:value-type="float" office:value="46053" calcext:value-type="float">
            <text:p>46053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240]/25+RANDBETWEEN(-1000;1000);0)" office:value-type="float" office:value="585" calcext:value-type="float">
            <text:p>585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240]+10+RANDBETWEEN(0;10)" office:value-type="float" office:value="46040" calcext:value-type="float">
            <text:p>46040</text:p>
          </table:table-cell>
          <table:table-cell table:formula="of:=[.F240]+RANDBETWEEN(2;10)" office:value-type="float" office:value="46049" calcext:value-type="float">
            <text:p>46049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241]/25+RANDBETWEEN(-1000;1000);0)" office:value-type="float" office:value="1272" calcext:value-type="float">
            <text:p>1272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241]+10+RANDBETWEEN(0;10)" office:value-type="float" office:value="46033" calcext:value-type="float">
            <text:p>46033</text:p>
          </table:table-cell>
          <table:table-cell table:formula="of:=[.F241]+RANDBETWEEN(2;10)" office:value-type="float" office:value="46040" calcext:value-type="float">
            <text:p>46040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242]/25+RANDBETWEEN(-1000;1000);0)" office:value-type="float" office:value="6845" calcext:value-type="float">
            <text:p>6845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242]+10+RANDBETWEEN(0;10)" office:value-type="float" office:value="46049" calcext:value-type="float">
            <text:p>46049</text:p>
          </table:table-cell>
          <table:table-cell table:formula="of:=[.F242]+RANDBETWEEN(2;10)" office:value-type="float" office:value="46052" calcext:value-type="float">
            <text:p>46052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243]/25+RANDBETWEEN(-1000;1000);0)" office:value-type="float" office:value="7742" calcext:value-type="float">
            <text:p>7742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243]+10+RANDBETWEEN(0;10)" office:value-type="float" office:value="46042" calcext:value-type="float">
            <text:p>46042</text:p>
          </table:table-cell>
          <table:table-cell table:formula="of:=[.F243]+RANDBETWEEN(2;10)" office:value-type="float" office:value="46047" calcext:value-type="float">
            <text:p>46047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244]/25+RANDBETWEEN(-1000;1000);0)" office:value-type="float" office:value="6815" calcext:value-type="float">
            <text:p>6815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244]+10+RANDBETWEEN(0;10)" office:value-type="float" office:value="46041" calcext:value-type="float">
            <text:p>46041</text:p>
          </table:table-cell>
          <table:table-cell table:formula="of:=[.F244]+RANDBETWEEN(2;10)" office:value-type="float" office:value="46048" calcext:value-type="float">
            <text:p>46048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245]/25+RANDBETWEEN(-1000;1000);0)" office:value-type="float" office:value="6489" calcext:value-type="float">
            <text:p>6489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245]+10+RANDBETWEEN(0;10)" office:value-type="float" office:value="46040" calcext:value-type="float">
            <text:p>46040</text:p>
          </table:table-cell>
          <table:table-cell table:formula="of:=[.F245]+RANDBETWEEN(2;10)" office:value-type="float" office:value="46043" calcext:value-type="float">
            <text:p>46043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246]/25+RANDBETWEEN(-1000;1000);0)" office:value-type="float" office:value="8402" calcext:value-type="float">
            <text:p>8402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246]+10+RANDBETWEEN(0;10)" office:value-type="float" office:value="46048" calcext:value-type="float">
            <text:p>46048</text:p>
          </table:table-cell>
          <table:table-cell table:formula="of:=[.F246]+RANDBETWEEN(2;10)" office:value-type="float" office:value="46058" calcext:value-type="float">
            <text:p>46058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247]/25+RANDBETWEEN(-1000;1000);0)" office:value-type="float" office:value="6071" calcext:value-type="float">
            <text:p>6071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247]+10+RANDBETWEEN(0;10)" office:value-type="float" office:value="46052" calcext:value-type="float">
            <text:p>46052</text:p>
          </table:table-cell>
          <table:table-cell table:formula="of:=[.F247]+RANDBETWEEN(2;10)" office:value-type="float" office:value="46054" calcext:value-type="float">
            <text:p>46054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248]/25+RANDBETWEEN(-1000;1000);0)" office:value-type="float" office:value="7797" calcext:value-type="float">
            <text:p>7797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248]+10+RANDBETWEEN(0;10)" office:value-type="float" office:value="46045" calcext:value-type="float">
            <text:p>46045</text:p>
          </table:table-cell>
          <table:table-cell table:formula="of:=[.F248]+RANDBETWEEN(2;10)" office:value-type="float" office:value="46048" calcext:value-type="float">
            <text:p>46048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249]/25+RANDBETWEEN(-1000;1000);0)" office:value-type="float" office:value="7334" calcext:value-type="float">
            <text:p>7334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249]+10+RANDBETWEEN(0;10)" office:value-type="float" office:value="46044" calcext:value-type="float">
            <text:p>46044</text:p>
          </table:table-cell>
          <table:table-cell table:formula="of:=[.F249]+RANDBETWEEN(2;10)" office:value-type="float" office:value="46051" calcext:value-type="float">
            <text:p>46051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250]/25+RANDBETWEEN(-1000;1000);0)" office:value-type="float" office:value="8949" calcext:value-type="float">
            <text:p>8949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250]+10+RANDBETWEEN(0;10)" office:value-type="float" office:value="46035" calcext:value-type="float">
            <text:p>46035</text:p>
          </table:table-cell>
          <table:table-cell table:formula="of:=[.F250]+RANDBETWEEN(2;10)" office:value-type="float" office:value="46038" calcext:value-type="float">
            <text:p>46038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251]/25+RANDBETWEEN(-1000;1000);0)" office:value-type="float" office:value="6395" calcext:value-type="float">
            <text:p>6395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251]+10+RANDBETWEEN(0;10)" office:value-type="float" office:value="46046" calcext:value-type="float">
            <text:p>46046</text:p>
          </table:table-cell>
          <table:table-cell table:formula="of:=[.F251]+RANDBETWEEN(2;10)" office:value-type="float" office:value="46053" calcext:value-type="float">
            <text:p>46053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252]/25+RANDBETWEEN(-1000;1000);0)" office:value-type="float" office:value="6035" calcext:value-type="float">
            <text:p>6035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252]+10+RANDBETWEEN(0;10)" office:value-type="float" office:value="46049" calcext:value-type="float">
            <text:p>46049</text:p>
          </table:table-cell>
          <table:table-cell table:formula="of:=[.F252]+RANDBETWEEN(2;10)" office:value-type="float" office:value="46054" calcext:value-type="float">
            <text:p>46054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253]/25+RANDBETWEEN(-1000;1000);0)" office:value-type="float" office:value="6788" calcext:value-type="float">
            <text:p>6788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253]+10+RANDBETWEEN(0;10)" office:value-type="float" office:value="46036" calcext:value-type="float">
            <text:p>46036</text:p>
          </table:table-cell>
          <table:table-cell table:formula="of:=[.F253]+RANDBETWEEN(2;10)" office:value-type="float" office:value="46039" calcext:value-type="float">
            <text:p>46039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254]/25+RANDBETWEEN(-1000;1000);0)" office:value-type="float" office:value="6216" calcext:value-type="float">
            <text:p>6216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254]+10+RANDBETWEEN(0;10)" office:value-type="float" office:value="46028" calcext:value-type="float">
            <text:p>46028</text:p>
          </table:table-cell>
          <table:table-cell table:formula="of:=[.F254]+RANDBETWEEN(2;10)" office:value-type="float" office:value="46033" calcext:value-type="float">
            <text:p>46033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255]/25+RANDBETWEEN(-1000;1000);0)" office:value-type="float" office:value="6562" calcext:value-type="float">
            <text:p>6562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255]+10+RANDBETWEEN(0;10)" office:value-type="float" office:value="46040" calcext:value-type="float">
            <text:p>46040</text:p>
          </table:table-cell>
          <table:table-cell table:formula="of:=[.F255]+RANDBETWEEN(2;10)" office:value-type="float" office:value="46050" calcext:value-type="float">
            <text:p>46050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256]/25+RANDBETWEEN(-1000;1000);0)" office:value-type="float" office:value="5953" calcext:value-type="float">
            <text:p>5953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256]+10+RANDBETWEEN(0;10)" office:value-type="float" office:value="46029" calcext:value-type="float">
            <text:p>46029</text:p>
          </table:table-cell>
          <table:table-cell table:formula="of:=[.F256]+RANDBETWEEN(2;10)" office:value-type="float" office:value="46032" calcext:value-type="float">
            <text:p>46032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257]/25+RANDBETWEEN(-1000;1000);0)" office:value-type="float" office:value="8496" calcext:value-type="float">
            <text:p>849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257]+10+RANDBETWEEN(0;10)" office:value-type="float" office:value="46032" calcext:value-type="float">
            <text:p>46032</text:p>
          </table:table-cell>
          <table:table-cell table:formula="of:=[.F257]+RANDBETWEEN(2;10)" office:value-type="float" office:value="46035" calcext:value-type="float">
            <text:p>46035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258]/25+RANDBETWEEN(-1000;1000);0)" office:value-type="float" office:value="9229" calcext:value-type="float">
            <text:p>9229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258]+10+RANDBETWEEN(0;10)" office:value-type="float" office:value="46044" calcext:value-type="float">
            <text:p>46044</text:p>
          </table:table-cell>
          <table:table-cell table:formula="of:=[.F258]+RANDBETWEEN(2;10)" office:value-type="float" office:value="46053" calcext:value-type="float">
            <text:p>46053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259]/25+RANDBETWEEN(-1000;1000);0)" office:value-type="float" office:value="6393" calcext:value-type="float">
            <text:p>6393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259]+10+RANDBETWEEN(0;10)" office:value-type="float" office:value="46051" calcext:value-type="float">
            <text:p>46051</text:p>
          </table:table-cell>
          <table:table-cell table:formula="of:=[.F259]+RANDBETWEEN(2;10)" office:value-type="float" office:value="46060" calcext:value-type="float">
            <text:p>46060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260]/25+RANDBETWEEN(-1000;1000);0)" office:value-type="float" office:value="6340" calcext:value-type="float">
            <text:p>6340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260]+10+RANDBETWEEN(0;10)" office:value-type="float" office:value="46027" calcext:value-type="float">
            <text:p>46027</text:p>
          </table:table-cell>
          <table:table-cell table:formula="of:=[.F260]+RANDBETWEEN(2;10)" office:value-type="float" office:value="46032" calcext:value-type="float">
            <text:p>46032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261]/25+RANDBETWEEN(-1000;1000);0)" office:value-type="float" office:value="7753" calcext:value-type="float">
            <text:p>7753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261]+10+RANDBETWEEN(0;10)" office:value-type="float" office:value="46041" calcext:value-type="float">
            <text:p>46041</text:p>
          </table:table-cell>
          <table:table-cell table:formula="of:=[.F261]+RANDBETWEEN(2;10)" office:value-type="float" office:value="46049" calcext:value-type="float">
            <text:p>46049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262]/25+RANDBETWEEN(-1000;1000);0)" office:value-type="float" office:value="1020" calcext:value-type="float">
            <text:p>1020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262]+10+RANDBETWEEN(0;10)" office:value-type="float" office:value="46049" calcext:value-type="float">
            <text:p>46049</text:p>
          </table:table-cell>
          <table:table-cell table:formula="of:=[.F262]+RANDBETWEEN(2;10)" office:value-type="float" office:value="46052" calcext:value-type="float">
            <text:p>46052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263]/25+RANDBETWEEN(-1000;1000);0)" office:value-type="float" office:value="581" calcext:value-type="float">
            <text:p>581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263]+10+RANDBETWEEN(0;10)" office:value-type="float" office:value="46034" calcext:value-type="float">
            <text:p>46034</text:p>
          </table:table-cell>
          <table:table-cell table:formula="of:=[.F263]+RANDBETWEEN(2;10)" office:value-type="float" office:value="46039" calcext:value-type="float">
            <text:p>46039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264]/25+RANDBETWEEN(-1000;1000);0)" office:value-type="float" office:value="579" calcext:value-type="float">
            <text:p>579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264]+10+RANDBETWEEN(0;10)" office:value-type="float" office:value="46036" calcext:value-type="float">
            <text:p>46036</text:p>
          </table:table-cell>
          <table:table-cell table:formula="of:=[.F264]+RANDBETWEEN(2;10)" office:value-type="float" office:value="46041" calcext:value-type="float">
            <text:p>46041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265]/25+RANDBETWEEN(-1000;1000);0)" office:value-type="float" office:value="1252" calcext:value-type="float">
            <text:p>125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265]+10+RANDBETWEEN(0;10)" office:value-type="float" office:value="46043" calcext:value-type="float">
            <text:p>46043</text:p>
          </table:table-cell>
          <table:table-cell table:formula="of:=[.F265]+RANDBETWEEN(2;10)" office:value-type="float" office:value="46053" calcext:value-type="float">
            <text:p>46053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266]/25+RANDBETWEEN(-1000;1000);0)" office:value-type="float" office:value="2194" calcext:value-type="float">
            <text:p>2194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266]+10+RANDBETWEEN(0;10)" office:value-type="float" office:value="46037" calcext:value-type="float">
            <text:p>46037</text:p>
          </table:table-cell>
          <table:table-cell table:formula="of:=[.F266]+RANDBETWEEN(2;10)" office:value-type="float" office:value="46047" calcext:value-type="float">
            <text:p>46047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267]/25+RANDBETWEEN(-1000;1000);0)" office:value-type="float" office:value="772" calcext:value-type="float">
            <text:p>772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267]+10+RANDBETWEEN(0;10)" office:value-type="float" office:value="46033" calcext:value-type="float">
            <text:p>46033</text:p>
          </table:table-cell>
          <table:table-cell table:formula="of:=[.F267]+RANDBETWEEN(2;10)" office:value-type="float" office:value="46037" calcext:value-type="float">
            <text:p>46037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268]/25+RANDBETWEEN(-1000;1000);0)" office:value-type="float" office:value="1356" calcext:value-type="float">
            <text:p>1356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268]+10+RANDBETWEEN(0;10)" office:value-type="float" office:value="46042" calcext:value-type="float">
            <text:p>46042</text:p>
          </table:table-cell>
          <table:table-cell table:formula="of:=[.F268]+RANDBETWEEN(2;10)" office:value-type="float" office:value="46052" calcext:value-type="float">
            <text:p>46052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269]/25+RANDBETWEEN(-1000;1000);0)" office:value-type="float" office:value="599" calcext:value-type="float">
            <text:p>599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269]+10+RANDBETWEEN(0;10)" office:value-type="float" office:value="46031" calcext:value-type="float">
            <text:p>46031</text:p>
          </table:table-cell>
          <table:table-cell table:formula="of:=[.F269]+RANDBETWEEN(2;10)" office:value-type="float" office:value="46041" calcext:value-type="float">
            <text:p>46041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270]/25+RANDBETWEEN(-1000;1000);0)" office:value-type="float" office:value="2123" calcext:value-type="float">
            <text:p>2123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270]+10+RANDBETWEEN(0;10)" office:value-type="float" office:value="46034" calcext:value-type="float">
            <text:p>46034</text:p>
          </table:table-cell>
          <table:table-cell table:formula="of:=[.F270]+RANDBETWEEN(2;10)" office:value-type="float" office:value="46039" calcext:value-type="float">
            <text:p>46039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271]/25+RANDBETWEEN(-1000;1000);0)" office:value-type="float" office:value="203" calcext:value-type="float">
            <text:p>203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271]+10+RANDBETWEEN(0;10)" office:value-type="float" office:value="46040" calcext:value-type="float">
            <text:p>46040</text:p>
          </table:table-cell>
          <table:table-cell table:formula="of:=[.F271]+RANDBETWEEN(2;10)" office:value-type="float" office:value="46048" calcext:value-type="float">
            <text:p>46048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272]/25+RANDBETWEEN(-1000;1000);0)" office:value-type="float" office:value="1236" calcext:value-type="float">
            <text:p>1236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272]+10+RANDBETWEEN(0;10)" office:value-type="float" office:value="46044" calcext:value-type="float">
            <text:p>46044</text:p>
          </table:table-cell>
          <table:table-cell table:formula="of:=[.F272]+RANDBETWEEN(2;10)" office:value-type="float" office:value="46049" calcext:value-type="float">
            <text:p>46049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273]/25+RANDBETWEEN(-1000;1000);0)" office:value-type="float" office:value="703" calcext:value-type="float">
            <text:p>703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273]+10+RANDBETWEEN(0;10)" office:value-type="float" office:value="46036" calcext:value-type="float">
            <text:p>46036</text:p>
          </table:table-cell>
          <table:table-cell table:formula="of:=[.F273]+RANDBETWEEN(2;10)" office:value-type="float" office:value="46045" calcext:value-type="float">
            <text:p>46045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274]/25+RANDBETWEEN(-1000;1000);0)" office:value-type="float" office:value="1502" calcext:value-type="float">
            <text:p>1502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274]+10+RANDBETWEEN(0;10)" office:value-type="float" office:value="46046" calcext:value-type="float">
            <text:p>46046</text:p>
          </table:table-cell>
          <table:table-cell table:formula="of:=[.F274]+RANDBETWEEN(2;10)" office:value-type="float" office:value="46049" calcext:value-type="float">
            <text:p>46049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275]/25+RANDBETWEEN(-1000;1000);0)" office:value-type="float" office:value="1019" calcext:value-type="float">
            <text:p>1019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275]+10+RANDBETWEEN(0;10)" office:value-type="float" office:value="46024" calcext:value-type="float">
            <text:p>46024</text:p>
          </table:table-cell>
          <table:table-cell table:formula="of:=[.F275]+RANDBETWEEN(2;10)" office:value-type="float" office:value="46031" calcext:value-type="float">
            <text:p>46031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276]/25+RANDBETWEEN(-1000;1000);0)" office:value-type="float" office:value="837" calcext:value-type="float">
            <text:p>837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276]+10+RANDBETWEEN(0;10)" office:value-type="float" office:value="46041" calcext:value-type="float">
            <text:p>46041</text:p>
          </table:table-cell>
          <table:table-cell table:formula="of:=[.F276]+RANDBETWEEN(2;10)" office:value-type="float" office:value="46043" calcext:value-type="float">
            <text:p>46043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277]/25+RANDBETWEEN(-1000;1000);0)" office:value-type="float" office:value="856" calcext:value-type="float">
            <text:p>85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277]+10+RANDBETWEEN(0;10)" office:value-type="float" office:value="46038" calcext:value-type="float">
            <text:p>46038</text:p>
          </table:table-cell>
          <table:table-cell table:formula="of:=[.F277]+RANDBETWEEN(2;10)" office:value-type="float" office:value="46045" calcext:value-type="float">
            <text:p>46045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278]/25+RANDBETWEEN(-1000;1000);0)" office:value-type="float" office:value="719" calcext:value-type="float">
            <text:p>719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278]+10+RANDBETWEEN(0;10)" office:value-type="float" office:value="46045" calcext:value-type="float">
            <text:p>46045</text:p>
          </table:table-cell>
          <table:table-cell table:formula="of:=[.F278]+RANDBETWEEN(2;10)" office:value-type="float" office:value="46049" calcext:value-type="float">
            <text:p>46049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279]/25+RANDBETWEEN(-1000;1000);0)" office:value-type="float" office:value="609" calcext:value-type="float">
            <text:p>609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279]+10+RANDBETWEEN(0;10)" office:value-type="float" office:value="46032" calcext:value-type="float">
            <text:p>46032</text:p>
          </table:table-cell>
          <table:table-cell table:formula="of:=[.F279]+RANDBETWEEN(2;10)" office:value-type="float" office:value="46042" calcext:value-type="float">
            <text:p>46042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280]/25+RANDBETWEEN(-1000;1000);0)" office:value-type="float" office:value="511" calcext:value-type="float">
            <text:p>511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280]+10+RANDBETWEEN(0;10)" office:value-type="float" office:value="46034" calcext:value-type="float">
            <text:p>46034</text:p>
          </table:table-cell>
          <table:table-cell table:formula="of:=[.F280]+RANDBETWEEN(2;10)" office:value-type="float" office:value="46042" calcext:value-type="float">
            <text:p>46042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281]/25+RANDBETWEEN(-1000;1000);0)" office:value-type="float" office:value="2110" calcext:value-type="float">
            <text:p>2110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281]+10+RANDBETWEEN(0;10)" office:value-type="float" office:value="46047" calcext:value-type="float">
            <text:p>46047</text:p>
          </table:table-cell>
          <table:table-cell table:formula="of:=[.F281]+RANDBETWEEN(2;10)" office:value-type="float" office:value="46053" calcext:value-type="float">
            <text:p>46053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282]/25+RANDBETWEEN(-1000;1000);0)" office:value-type="float" office:value="6461" calcext:value-type="float">
            <text:p>6461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282]+10+RANDBETWEEN(0;10)" office:value-type="float" office:value="46025" calcext:value-type="float">
            <text:p>46025</text:p>
          </table:table-cell>
          <table:table-cell table:formula="of:=[.F282]+RANDBETWEEN(2;10)" office:value-type="float" office:value="46029" calcext:value-type="float">
            <text:p>46029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283]/25+RANDBETWEEN(-1000;1000);0)" office:value-type="float" office:value="6964" calcext:value-type="float">
            <text:p>6964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283]+10+RANDBETWEEN(0;10)" office:value-type="float" office:value="46045" calcext:value-type="float">
            <text:p>46045</text:p>
          </table:table-cell>
          <table:table-cell table:formula="of:=[.F283]+RANDBETWEEN(2;10)" office:value-type="float" office:value="46051" calcext:value-type="float">
            <text:p>46051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284]/25+RANDBETWEEN(-1000;1000);0)" office:value-type="float" office:value="6744" calcext:value-type="float">
            <text:p>6744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284]+10+RANDBETWEEN(0;10)" office:value-type="float" office:value="46040" calcext:value-type="float">
            <text:p>46040</text:p>
          </table:table-cell>
          <table:table-cell table:formula="of:=[.F284]+RANDBETWEEN(2;10)" office:value-type="float" office:value="46048" calcext:value-type="float">
            <text:p>46048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285]/25+RANDBETWEEN(-1000;1000);0)" office:value-type="float" office:value="7004" calcext:value-type="float">
            <text:p>7004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285]+10+RANDBETWEEN(0;10)" office:value-type="float" office:value="46042" calcext:value-type="float">
            <text:p>46042</text:p>
          </table:table-cell>
          <table:table-cell table:formula="of:=[.F285]+RANDBETWEEN(2;10)" office:value-type="float" office:value="46050" calcext:value-type="float">
            <text:p>46050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286]/25+RANDBETWEEN(-1000;1000);0)" office:value-type="float" office:value="9038" calcext:value-type="float">
            <text:p>9038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286]+10+RANDBETWEEN(0;10)" office:value-type="float" office:value="46046" calcext:value-type="float">
            <text:p>46046</text:p>
          </table:table-cell>
          <table:table-cell table:formula="of:=[.F286]+RANDBETWEEN(2;10)" office:value-type="float" office:value="46051" calcext:value-type="float">
            <text:p>46051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287]/25+RANDBETWEEN(-1000;1000);0)" office:value-type="float" office:value="6882" calcext:value-type="float">
            <text:p>6882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287]+10+RANDBETWEEN(0;10)" office:value-type="float" office:value="46049" calcext:value-type="float">
            <text:p>46049</text:p>
          </table:table-cell>
          <table:table-cell table:formula="of:=[.F287]+RANDBETWEEN(2;10)" office:value-type="float" office:value="46051" calcext:value-type="float">
            <text:p>46051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288]/25+RANDBETWEEN(-1000;1000);0)" office:value-type="float" office:value="7186" calcext:value-type="float">
            <text:p>7186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288]+10+RANDBETWEEN(0;10)" office:value-type="float" office:value="46030" calcext:value-type="float">
            <text:p>46030</text:p>
          </table:table-cell>
          <table:table-cell table:formula="of:=[.F288]+RANDBETWEEN(2;10)" office:value-type="float" office:value="46036" calcext:value-type="float">
            <text:p>46036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289]/25+RANDBETWEEN(-1000;1000);0)" office:value-type="float" office:value="8567" calcext:value-type="float">
            <text:p>856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289]+10+RANDBETWEEN(0;10)" office:value-type="float" office:value="46040" calcext:value-type="float">
            <text:p>46040</text:p>
          </table:table-cell>
          <table:table-cell table:formula="of:=[.F289]+RANDBETWEEN(2;10)" office:value-type="float" office:value="46044" calcext:value-type="float">
            <text:p>46044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290]/25+RANDBETWEEN(-1000;1000);0)" office:value-type="float" office:value="8602" calcext:value-type="float">
            <text:p>8602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290]+10+RANDBETWEEN(0;10)" office:value-type="float" office:value="46029" calcext:value-type="float">
            <text:p>46029</text:p>
          </table:table-cell>
          <table:table-cell table:formula="of:=[.F290]+RANDBETWEEN(2;10)" office:value-type="float" office:value="46032" calcext:value-type="float">
            <text:p>46032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291]/25+RANDBETWEEN(-1000;1000);0)" office:value-type="float" office:value="6541" calcext:value-type="float">
            <text:p>6541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291]+10+RANDBETWEEN(0;10)" office:value-type="float" office:value="46042" calcext:value-type="float">
            <text:p>46042</text:p>
          </table:table-cell>
          <table:table-cell table:formula="of:=[.F291]+RANDBETWEEN(2;10)" office:value-type="float" office:value="46046" calcext:value-type="float">
            <text:p>46046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292]/25+RANDBETWEEN(-1000;1000);0)" office:value-type="float" office:value="5667" calcext:value-type="float">
            <text:p>5667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292]+10+RANDBETWEEN(0;10)" office:value-type="float" office:value="46035" calcext:value-type="float">
            <text:p>46035</text:p>
          </table:table-cell>
          <table:table-cell table:formula="of:=[.F292]+RANDBETWEEN(2;10)" office:value-type="float" office:value="46038" calcext:value-type="float">
            <text:p>46038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293]/25+RANDBETWEEN(-1000;1000);0)" office:value-type="float" office:value="6482" calcext:value-type="float">
            <text:p>6482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293]+10+RANDBETWEEN(0;10)" office:value-type="float" office:value="46039" calcext:value-type="float">
            <text:p>46039</text:p>
          </table:table-cell>
          <table:table-cell table:formula="of:=[.F293]+RANDBETWEEN(2;10)" office:value-type="float" office:value="46041" calcext:value-type="float">
            <text:p>46041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294]/25+RANDBETWEEN(-1000;1000);0)" office:value-type="float" office:value="7163" calcext:value-type="float">
            <text:p>716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294]+10+RANDBETWEEN(0;10)" office:value-type="float" office:value="46025" calcext:value-type="float">
            <text:p>46025</text:p>
          </table:table-cell>
          <table:table-cell table:formula="of:=[.F294]+RANDBETWEEN(2;10)" office:value-type="float" office:value="46033" calcext:value-type="float">
            <text:p>46033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295]/25+RANDBETWEEN(-1000;1000);0)" office:value-type="float" office:value="7859" calcext:value-type="float">
            <text:p>7859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295]+10+RANDBETWEEN(0;10)" office:value-type="float" office:value="46046" calcext:value-type="float">
            <text:p>46046</text:p>
          </table:table-cell>
          <table:table-cell table:formula="of:=[.F295]+RANDBETWEEN(2;10)" office:value-type="float" office:value="46049" calcext:value-type="float">
            <text:p>46049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296]/25+RANDBETWEEN(-1000;1000);0)" office:value-type="float" office:value="5169" calcext:value-type="float">
            <text:p>5169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296]+10+RANDBETWEEN(0;10)" office:value-type="float" office:value="46044" calcext:value-type="float">
            <text:p>46044</text:p>
          </table:table-cell>
          <table:table-cell table:formula="of:=[.F296]+RANDBETWEEN(2;10)" office:value-type="float" office:value="46052" calcext:value-type="float">
            <text:p>46052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297]/25+RANDBETWEEN(-1000;1000);0)" office:value-type="float" office:value="10070" calcext:value-type="float">
            <text:p>10070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297]+10+RANDBETWEEN(0;10)" office:value-type="float" office:value="46041" calcext:value-type="float">
            <text:p>46041</text:p>
          </table:table-cell>
          <table:table-cell table:formula="of:=[.F297]+RANDBETWEEN(2;10)" office:value-type="float" office:value="46045" calcext:value-type="float">
            <text:p>46045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298]/25+RANDBETWEEN(-1000;1000);0)" office:value-type="float" office:value="7978" calcext:value-type="float">
            <text:p>7978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298]+10+RANDBETWEEN(0;10)" office:value-type="float" office:value="46034" calcext:value-type="float">
            <text:p>46034</text:p>
          </table:table-cell>
          <table:table-cell table:formula="of:=[.F298]+RANDBETWEEN(2;10)" office:value-type="float" office:value="46040" calcext:value-type="float">
            <text:p>46040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299]/25+RANDBETWEEN(-1000;1000);0)" office:value-type="float" office:value="5740" calcext:value-type="float">
            <text:p>5740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299]+10+RANDBETWEEN(0;10)" office:value-type="float" office:value="46027" calcext:value-type="float">
            <text:p>46027</text:p>
          </table:table-cell>
          <table:table-cell table:formula="of:=[.F299]+RANDBETWEEN(2;10)" office:value-type="float" office:value="46030" calcext:value-type="float">
            <text:p>46030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300]/25+RANDBETWEEN(-1000;1000);0)" office:value-type="float" office:value="6441" calcext:value-type="float">
            <text:p>6441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300]+10+RANDBETWEEN(0;10)" office:value-type="float" office:value="46036" calcext:value-type="float">
            <text:p>46036</text:p>
          </table:table-cell>
          <table:table-cell table:formula="of:=[.F300]+RANDBETWEEN(2;10)" office:value-type="float" office:value="46039" calcext:value-type="float">
            <text:p>46039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301]/25+RANDBETWEEN(-1000;1000);0)" office:value-type="float" office:value="8084" calcext:value-type="float">
            <text:p>8084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301]+10+RANDBETWEEN(0;10)" office:value-type="float" office:value="46023" calcext:value-type="float">
            <text:p>46023</text:p>
          </table:table-cell>
          <table:table-cell table:formula="of:=[.F301]+RANDBETWEEN(2;10)" office:value-type="float" office:value="46031" calcext:value-type="float">
            <text:p>46031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302]/25+RANDBETWEEN(-1000;1000);0)" office:value-type="float" office:value="1102" calcext:value-type="float">
            <text:p>1102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02]+10+RANDBETWEEN(0;10)" office:value-type="float" office:value="46029" calcext:value-type="float">
            <text:p>46029</text:p>
          </table:table-cell>
          <table:table-cell table:formula="of:=[.F302]+RANDBETWEEN(2;10)" office:value-type="float" office:value="46036" calcext:value-type="float">
            <text:p>46036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303]/25+RANDBETWEEN(-1000;1000);0)" office:value-type="float" office:value="524" calcext:value-type="float">
            <text:p>524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303]+10+RANDBETWEEN(0;10)" office:value-type="float" office:value="46045" calcext:value-type="float">
            <text:p>46045</text:p>
          </table:table-cell>
          <table:table-cell table:formula="of:=[.F303]+RANDBETWEEN(2;10)" office:value-type="float" office:value="46053" calcext:value-type="float">
            <text:p>46053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304]/25+RANDBETWEEN(-1000;1000);0)" office:value-type="float" office:value="675" calcext:value-type="float">
            <text:p>67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304]+10+RANDBETWEEN(0;10)" office:value-type="float" office:value="46042" calcext:value-type="float">
            <text:p>46042</text:p>
          </table:table-cell>
          <table:table-cell table:formula="of:=[.F304]+RANDBETWEEN(2;10)" office:value-type="float" office:value="46052" calcext:value-type="float">
            <text:p>46052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305]/25+RANDBETWEEN(-1000;1000);0)" office:value-type="float" office:value="473" calcext:value-type="float">
            <text:p>473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305]+10+RANDBETWEEN(0;10)" office:value-type="float" office:value="46035" calcext:value-type="float">
            <text:p>46035</text:p>
          </table:table-cell>
          <table:table-cell table:formula="of:=[.F305]+RANDBETWEEN(2;10)" office:value-type="float" office:value="46037" calcext:value-type="float">
            <text:p>46037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306]/25+RANDBETWEEN(-1000;1000);0)" office:value-type="float" office:value="1952" calcext:value-type="float">
            <text:p>1952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306]+10+RANDBETWEEN(0;10)" office:value-type="float" office:value="46046" calcext:value-type="float">
            <text:p>46046</text:p>
          </table:table-cell>
          <table:table-cell table:formula="of:=[.F306]+RANDBETWEEN(2;10)" office:value-type="float" office:value="46050" calcext:value-type="float">
            <text:p>46050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307]/25+RANDBETWEEN(-1000;1000);0)" office:value-type="float" office:value="2142" calcext:value-type="float">
            <text:p>2142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307]+10+RANDBETWEEN(0;10)" office:value-type="float" office:value="46037" calcext:value-type="float">
            <text:p>46037</text:p>
          </table:table-cell>
          <table:table-cell table:formula="of:=[.F307]+RANDBETWEEN(2;10)" office:value-type="float" office:value="46042" calcext:value-type="float">
            <text:p>46042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308]/25+RANDBETWEEN(-1000;1000);0)" office:value-type="float" office:value="1444" calcext:value-type="float">
            <text:p>1444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308]+10+RANDBETWEEN(0;10)" office:value-type="float" office:value="46041" calcext:value-type="float">
            <text:p>46041</text:p>
          </table:table-cell>
          <table:table-cell table:formula="of:=[.F308]+RANDBETWEEN(2;10)" office:value-type="float" office:value="46051" calcext:value-type="float">
            <text:p>46051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309]/25+RANDBETWEEN(-1000;1000);0)" office:value-type="float" office:value="933" calcext:value-type="float">
            <text:p>933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309]+10+RANDBETWEEN(0;10)" office:value-type="float" office:value="46045" calcext:value-type="float">
            <text:p>46045</text:p>
          </table:table-cell>
          <table:table-cell table:formula="of:=[.F309]+RANDBETWEEN(2;10)" office:value-type="float" office:value="46054" calcext:value-type="float">
            <text:p>46054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310]/25+RANDBETWEEN(-1000;1000);0)" office:value-type="float" office:value="903" calcext:value-type="float">
            <text:p>903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310]+10+RANDBETWEEN(0;10)" office:value-type="float" office:value="46033" calcext:value-type="float">
            <text:p>46033</text:p>
          </table:table-cell>
          <table:table-cell table:formula="of:=[.F310]+RANDBETWEEN(2;10)" office:value-type="float" office:value="46040" calcext:value-type="float">
            <text:p>46040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311]/25+RANDBETWEEN(-1000;1000);0)" office:value-type="float" office:value="1929" calcext:value-type="float">
            <text:p>1929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311]+10+RANDBETWEEN(0;10)" office:value-type="float" office:value="46038" calcext:value-type="float">
            <text:p>46038</text:p>
          </table:table-cell>
          <table:table-cell table:formula="of:=[.F311]+RANDBETWEEN(2;10)" office:value-type="float" office:value="46046" calcext:value-type="float">
            <text:p>46046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312]/25+RANDBETWEEN(-1000;1000);0)" office:value-type="float" office:value="1108" calcext:value-type="float">
            <text:p>1108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312]+10+RANDBETWEEN(0;10)" office:value-type="float" office:value="46031" calcext:value-type="float">
            <text:p>46031</text:p>
          </table:table-cell>
          <table:table-cell table:formula="of:=[.F312]+RANDBETWEEN(2;10)" office:value-type="float" office:value="46039" calcext:value-type="float">
            <text:p>46039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313]/25+RANDBETWEEN(-1000;1000);0)" office:value-type="float" office:value="425" calcext:value-type="float">
            <text:p>425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313]+10+RANDBETWEEN(0;10)" office:value-type="float" office:value="46034" calcext:value-type="float">
            <text:p>46034</text:p>
          </table:table-cell>
          <table:table-cell table:formula="of:=[.F313]+RANDBETWEEN(2;10)" office:value-type="float" office:value="46042" calcext:value-type="float">
            <text:p>46042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314]/25+RANDBETWEEN(-1000;1000);0)" office:value-type="float" office:value="1009" calcext:value-type="float">
            <text:p>1009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314]+10+RANDBETWEEN(0;10)" office:value-type="float" office:value="46031" calcext:value-type="float">
            <text:p>46031</text:p>
          </table:table-cell>
          <table:table-cell table:formula="of:=[.F314]+RANDBETWEEN(2;10)" office:value-type="float" office:value="46038" calcext:value-type="float">
            <text:p>46038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315]/25+RANDBETWEEN(-1000;1000);0)" office:value-type="float" office:value="401" calcext:value-type="float">
            <text:p>401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315]+10+RANDBETWEEN(0;10)" office:value-type="float" office:value="46038" calcext:value-type="float">
            <text:p>46038</text:p>
          </table:table-cell>
          <table:table-cell table:formula="of:=[.F315]+RANDBETWEEN(2;10)" office:value-type="float" office:value="46048" calcext:value-type="float">
            <text:p>46048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316]/25+RANDBETWEEN(-1000;1000);0)" office:value-type="float" office:value="955" calcext:value-type="float">
            <text:p>955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316]+10+RANDBETWEEN(0;10)" office:value-type="float" office:value="46028" calcext:value-type="float">
            <text:p>46028</text:p>
          </table:table-cell>
          <table:table-cell table:formula="of:=[.F316]+RANDBETWEEN(2;10)" office:value-type="float" office:value="46036" calcext:value-type="float">
            <text:p>46036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317]/25+RANDBETWEEN(-1000;1000);0)" office:value-type="float" office:value="2282" calcext:value-type="float">
            <text:p>2282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317]+10+RANDBETWEEN(0;10)" office:value-type="float" office:value="46043" calcext:value-type="float">
            <text:p>46043</text:p>
          </table:table-cell>
          <table:table-cell table:formula="of:=[.F317]+RANDBETWEEN(2;10)" office:value-type="float" office:value="46050" calcext:value-type="float">
            <text:p>46050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318]/25+RANDBETWEEN(-1000;1000);0)" office:value-type="float" office:value="483" calcext:value-type="float">
            <text:p>483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318]+10+RANDBETWEEN(0;10)" office:value-type="float" office:value="46040" calcext:value-type="float">
            <text:p>46040</text:p>
          </table:table-cell>
          <table:table-cell table:formula="of:=[.F318]+RANDBETWEEN(2;10)" office:value-type="float" office:value="46044" calcext:value-type="float">
            <text:p>46044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319]/25+RANDBETWEEN(-1000;1000);0)" office:value-type="float" office:value="1318" calcext:value-type="float">
            <text:p>1318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319]+10+RANDBETWEEN(0;10)" office:value-type="float" office:value="46040" calcext:value-type="float">
            <text:p>46040</text:p>
          </table:table-cell>
          <table:table-cell table:formula="of:=[.F319]+RANDBETWEEN(2;10)" office:value-type="float" office:value="46047" calcext:value-type="float">
            <text:p>46047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320]/25+RANDBETWEEN(-1000;1000);0)" office:value-type="float" office:value="1744" calcext:value-type="float">
            <text:p>1744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320]+10+RANDBETWEEN(0;10)" office:value-type="float" office:value="46035" calcext:value-type="float">
            <text:p>46035</text:p>
          </table:table-cell>
          <table:table-cell table:formula="of:=[.F320]+RANDBETWEEN(2;10)" office:value-type="float" office:value="46042" calcext:value-type="float">
            <text:p>46042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321]/25+RANDBETWEEN(-1000;1000);0)" office:value-type="float" office:value="2033" calcext:value-type="float">
            <text:p>203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21]+10+RANDBETWEEN(0;10)" office:value-type="float" office:value="46038" calcext:value-type="float">
            <text:p>46038</text:p>
          </table:table-cell>
          <table:table-cell table:formula="of:=[.F321]+RANDBETWEEN(2;10)" office:value-type="float" office:value="46046" calcext:value-type="float">
            <text:p>46046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322]/25+RANDBETWEEN(-1000;1000);0)" office:value-type="float" office:value="7521" calcext:value-type="float">
            <text:p>7521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322]+10+RANDBETWEEN(0;10)" office:value-type="float" office:value="46039" calcext:value-type="float">
            <text:p>46039</text:p>
          </table:table-cell>
          <table:table-cell table:formula="of:=[.F322]+RANDBETWEEN(2;10)" office:value-type="float" office:value="46046" calcext:value-type="float">
            <text:p>46046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323]/25+RANDBETWEEN(-1000;1000);0)" office:value-type="float" office:value="6578" calcext:value-type="float">
            <text:p>6578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323]+10+RANDBETWEEN(0;10)" office:value-type="float" office:value="46028" calcext:value-type="float">
            <text:p>46028</text:p>
          </table:table-cell>
          <table:table-cell table:formula="of:=[.F323]+RANDBETWEEN(2;10)" office:value-type="float" office:value="46031" calcext:value-type="float">
            <text:p>46031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324]/25+RANDBETWEEN(-1000;1000);0)" office:value-type="float" office:value="6229" calcext:value-type="float">
            <text:p>6229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324]+10+RANDBETWEEN(0;10)" office:value-type="float" office:value="46042" calcext:value-type="float">
            <text:p>46042</text:p>
          </table:table-cell>
          <table:table-cell table:formula="of:=[.F324]+RANDBETWEEN(2;10)" office:value-type="float" office:value="46045" calcext:value-type="float">
            <text:p>46045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325]/25+RANDBETWEEN(-1000;1000);0)" office:value-type="float" office:value="7322" calcext:value-type="float">
            <text:p>7322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325]+10+RANDBETWEEN(0;10)" office:value-type="float" office:value="46050" calcext:value-type="float">
            <text:p>46050</text:p>
          </table:table-cell>
          <table:table-cell table:formula="of:=[.F325]+RANDBETWEEN(2;10)" office:value-type="float" office:value="46053" calcext:value-type="float">
            <text:p>46053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326]/25+RANDBETWEEN(-1000;1000);0)" office:value-type="float" office:value="9913" calcext:value-type="float">
            <text:p>9913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326]+10+RANDBETWEEN(0;10)" office:value-type="float" office:value="46038" calcext:value-type="float">
            <text:p>46038</text:p>
          </table:table-cell>
          <table:table-cell table:formula="of:=[.F326]+RANDBETWEEN(2;10)" office:value-type="float" office:value="46045" calcext:value-type="float">
            <text:p>46045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327]/25+RANDBETWEEN(-1000;1000);0)" office:value-type="float" office:value="7212" calcext:value-type="float">
            <text:p>7212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327]+10+RANDBETWEEN(0;10)" office:value-type="float" office:value="46036" calcext:value-type="float">
            <text:p>46036</text:p>
          </table:table-cell>
          <table:table-cell table:formula="of:=[.F327]+RANDBETWEEN(2;10)" office:value-type="float" office:value="46046" calcext:value-type="float">
            <text:p>46046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328]/25+RANDBETWEEN(-1000;1000);0)" office:value-type="float" office:value="8301" calcext:value-type="float">
            <text:p>8301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328]+10+RANDBETWEEN(0;10)" office:value-type="float" office:value="46035" calcext:value-type="float">
            <text:p>46035</text:p>
          </table:table-cell>
          <table:table-cell table:formula="of:=[.F328]+RANDBETWEEN(2;10)" office:value-type="float" office:value="46044" calcext:value-type="float">
            <text:p>46044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329]/25+RANDBETWEEN(-1000;1000);0)" office:value-type="float" office:value="7021" calcext:value-type="float">
            <text:p>7021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329]+10+RANDBETWEEN(0;10)" office:value-type="float" office:value="46041" calcext:value-type="float">
            <text:p>46041</text:p>
          </table:table-cell>
          <table:table-cell table:formula="of:=[.F329]+RANDBETWEEN(2;10)" office:value-type="float" office:value="46051" calcext:value-type="float">
            <text:p>46051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330]/25+RANDBETWEEN(-1000;1000);0)" office:value-type="float" office:value="8221" calcext:value-type="float">
            <text:p>8221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330]+10+RANDBETWEEN(0;10)" office:value-type="float" office:value="46041" calcext:value-type="float">
            <text:p>46041</text:p>
          </table:table-cell>
          <table:table-cell table:formula="of:=[.F330]+RANDBETWEEN(2;10)" office:value-type="float" office:value="46049" calcext:value-type="float">
            <text:p>46049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331]/25+RANDBETWEEN(-1000;1000);0)" office:value-type="float" office:value="5687" calcext:value-type="float">
            <text:p>5687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331]+10+RANDBETWEEN(0;10)" office:value-type="float" office:value="46041" calcext:value-type="float">
            <text:p>46041</text:p>
          </table:table-cell>
          <table:table-cell table:formula="of:=[.F331]+RANDBETWEEN(2;10)" office:value-type="float" office:value="46050" calcext:value-type="float">
            <text:p>46050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332]/25+RANDBETWEEN(-1000;1000);0)" office:value-type="float" office:value="6072" calcext:value-type="float">
            <text:p>6072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332]+10+RANDBETWEEN(0;10)" office:value-type="float" office:value="46036" calcext:value-type="float">
            <text:p>46036</text:p>
          </table:table-cell>
          <table:table-cell table:formula="of:=[.F332]+RANDBETWEEN(2;10)" office:value-type="float" office:value="46040" calcext:value-type="float">
            <text:p>46040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333]/25+RANDBETWEEN(-1000;1000);0)" office:value-type="float" office:value="5167" calcext:value-type="float">
            <text:p>516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333]+10+RANDBETWEEN(0;10)" office:value-type="float" office:value="46043" calcext:value-type="float">
            <text:p>46043</text:p>
          </table:table-cell>
          <table:table-cell table:formula="of:=[.F333]+RANDBETWEEN(2;10)" office:value-type="float" office:value="46051" calcext:value-type="float">
            <text:p>46051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334]/25+RANDBETWEEN(-1000;1000);0)" office:value-type="float" office:value="5752" calcext:value-type="float">
            <text:p>5752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334]+10+RANDBETWEEN(0;10)" office:value-type="float" office:value="46047" calcext:value-type="float">
            <text:p>46047</text:p>
          </table:table-cell>
          <table:table-cell table:formula="of:=[.F334]+RANDBETWEEN(2;10)" office:value-type="float" office:value="46050" calcext:value-type="float">
            <text:p>46050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335]/25+RANDBETWEEN(-1000;1000);0)" office:value-type="float" office:value="6163" calcext:value-type="float">
            <text:p>616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335]+10+RANDBETWEEN(0;10)" office:value-type="float" office:value="46025" calcext:value-type="float">
            <text:p>46025</text:p>
          </table:table-cell>
          <table:table-cell table:formula="of:=[.F335]+RANDBETWEEN(2;10)" office:value-type="float" office:value="46033" calcext:value-type="float">
            <text:p>46033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336]/25+RANDBETWEEN(-1000;1000);0)" office:value-type="float" office:value="6253" calcext:value-type="float">
            <text:p>6253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336]+10+RANDBETWEEN(0;10)" office:value-type="float" office:value="46048" calcext:value-type="float">
            <text:p>46048</text:p>
          </table:table-cell>
          <table:table-cell table:formula="of:=[.F336]+RANDBETWEEN(2;10)" office:value-type="float" office:value="46051" calcext:value-type="float">
            <text:p>46051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337]/25+RANDBETWEEN(-1000;1000);0)" office:value-type="float" office:value="9222" calcext:value-type="float">
            <text:p>9222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337]+10+RANDBETWEEN(0;10)" office:value-type="float" office:value="46025" calcext:value-type="float">
            <text:p>46025</text:p>
          </table:table-cell>
          <table:table-cell table:formula="of:=[.F337]+RANDBETWEEN(2;10)" office:value-type="float" office:value="46028" calcext:value-type="float">
            <text:p>46028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338]/25+RANDBETWEEN(-1000;1000);0)" office:value-type="float" office:value="8078" calcext:value-type="float">
            <text:p>8078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338]+10+RANDBETWEEN(0;10)" office:value-type="float" office:value="46040" calcext:value-type="float">
            <text:p>46040</text:p>
          </table:table-cell>
          <table:table-cell table:formula="of:=[.F338]+RANDBETWEEN(2;10)" office:value-type="float" office:value="46050" calcext:value-type="float">
            <text:p>46050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339]/25+RANDBETWEEN(-1000;1000);0)" office:value-type="float" office:value="5361" calcext:value-type="float">
            <text:p>5361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39]+10+RANDBETWEEN(0;10)" office:value-type="float" office:value="46029" calcext:value-type="float">
            <text:p>46029</text:p>
          </table:table-cell>
          <table:table-cell table:formula="of:=[.F339]+RANDBETWEEN(2;10)" office:value-type="float" office:value="46036" calcext:value-type="float">
            <text:p>46036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340]/25+RANDBETWEEN(-1000;1000);0)" office:value-type="float" office:value="6503" calcext:value-type="float">
            <text:p>6503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340]+10+RANDBETWEEN(0;10)" office:value-type="float" office:value="46034" calcext:value-type="float">
            <text:p>46034</text:p>
          </table:table-cell>
          <table:table-cell table:formula="of:=[.F340]+RANDBETWEEN(2;10)" office:value-type="float" office:value="46036" calcext:value-type="float">
            <text:p>46036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341]/25+RANDBETWEEN(-1000;1000);0)" office:value-type="float" office:value="8069" calcext:value-type="float">
            <text:p>8069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341]+10+RANDBETWEEN(0;10)" office:value-type="float" office:value="46030" calcext:value-type="float">
            <text:p>46030</text:p>
          </table:table-cell>
          <table:table-cell table:formula="of:=[.F341]+RANDBETWEEN(2;10)" office:value-type="float" office:value="46035" calcext:value-type="float">
            <text:p>46035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342]/25+RANDBETWEEN(-1000;1000);0)" office:value-type="float" office:value="795" calcext:value-type="float">
            <text:p>795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342]+10+RANDBETWEEN(0;10)" office:value-type="float" office:value="46041" calcext:value-type="float">
            <text:p>46041</text:p>
          </table:table-cell>
          <table:table-cell table:formula="of:=[.F342]+RANDBETWEEN(2;10)" office:value-type="float" office:value="46049" calcext:value-type="float">
            <text:p>46049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343]/25+RANDBETWEEN(-1000;1000);0)" office:value-type="float" office:value="787" calcext:value-type="float">
            <text:p>787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343]+10+RANDBETWEEN(0;10)" office:value-type="float" office:value="46027" calcext:value-type="float">
            <text:p>46027</text:p>
          </table:table-cell>
          <table:table-cell table:formula="of:=[.F343]+RANDBETWEEN(2;10)" office:value-type="float" office:value="46034" calcext:value-type="float">
            <text:p>46034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344]/25+RANDBETWEEN(-1000;1000);0)" office:value-type="float" office:value="1579" calcext:value-type="float">
            <text:p>1579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344]+10+RANDBETWEEN(0;10)" office:value-type="float" office:value="46041" calcext:value-type="float">
            <text:p>46041</text:p>
          </table:table-cell>
          <table:table-cell table:formula="of:=[.F344]+RANDBETWEEN(2;10)" office:value-type="float" office:value="46047" calcext:value-type="float">
            <text:p>46047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345]/25+RANDBETWEEN(-1000;1000);0)" office:value-type="float" office:value="762" calcext:value-type="float">
            <text:p>762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345]+10+RANDBETWEEN(0;10)" office:value-type="float" office:value="46034" calcext:value-type="float">
            <text:p>46034</text:p>
          </table:table-cell>
          <table:table-cell table:formula="of:=[.F345]+RANDBETWEEN(2;10)" office:value-type="float" office:value="46037" calcext:value-type="float">
            <text:p>46037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346]/25+RANDBETWEEN(-1000;1000);0)" office:value-type="float" office:value="1907" calcext:value-type="float">
            <text:p>1907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346]+10+RANDBETWEEN(0;10)" office:value-type="float" office:value="46043" calcext:value-type="float">
            <text:p>46043</text:p>
          </table:table-cell>
          <table:table-cell table:formula="of:=[.F346]+RANDBETWEEN(2;10)" office:value-type="float" office:value="46053" calcext:value-type="float">
            <text:p>46053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347]/25+RANDBETWEEN(-1000;1000);0)" office:value-type="float" office:value="2299" calcext:value-type="float">
            <text:p>2299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347]+10+RANDBETWEEN(0;10)" office:value-type="float" office:value="46049" calcext:value-type="float">
            <text:p>46049</text:p>
          </table:table-cell>
          <table:table-cell table:formula="of:=[.F347]+RANDBETWEEN(2;10)" office:value-type="float" office:value="46057" calcext:value-type="float">
            <text:p>46057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348]/25+RANDBETWEEN(-1000;1000);0)" office:value-type="float" office:value="2552" calcext:value-type="float">
            <text:p>2552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48]+10+RANDBETWEEN(0;10)" office:value-type="float" office:value="46031" calcext:value-type="float">
            <text:p>46031</text:p>
          </table:table-cell>
          <table:table-cell table:formula="of:=[.F348]+RANDBETWEEN(2;10)" office:value-type="float" office:value="46034" calcext:value-type="float">
            <text:p>46034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349]/25+RANDBETWEEN(-1000;1000);0)" office:value-type="float" office:value="1746" calcext:value-type="float">
            <text:p>1746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349]+10+RANDBETWEEN(0;10)" office:value-type="float" office:value="46042" calcext:value-type="float">
            <text:p>46042</text:p>
          </table:table-cell>
          <table:table-cell table:formula="of:=[.F349]+RANDBETWEEN(2;10)" office:value-type="float" office:value="46047" calcext:value-type="float">
            <text:p>46047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350]/25+RANDBETWEEN(-1000;1000);0)" office:value-type="float" office:value="822" calcext:value-type="float">
            <text:p>822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350]+10+RANDBETWEEN(0;10)" office:value-type="float" office:value="46027" calcext:value-type="float">
            <text:p>46027</text:p>
          </table:table-cell>
          <table:table-cell table:formula="of:=[.F350]+RANDBETWEEN(2;10)" office:value-type="float" office:value="46037" calcext:value-type="float">
            <text:p>46037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351]/25+RANDBETWEEN(-1000;1000);0)" office:value-type="float" office:value="366" calcext:value-type="float">
            <text:p>366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351]+10+RANDBETWEEN(0;10)" office:value-type="float" office:value="46048" calcext:value-type="float">
            <text:p>46048</text:p>
          </table:table-cell>
          <table:table-cell table:formula="of:=[.F351]+RANDBETWEEN(2;10)" office:value-type="float" office:value="46052" calcext:value-type="float">
            <text:p>46052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352]/25+RANDBETWEEN(-1000;1000);0)" office:value-type="float" office:value="575" calcext:value-type="float">
            <text:p>575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352]+10+RANDBETWEEN(0;10)" office:value-type="float" office:value="46040" calcext:value-type="float">
            <text:p>46040</text:p>
          </table:table-cell>
          <table:table-cell table:formula="of:=[.F352]+RANDBETWEEN(2;10)" office:value-type="float" office:value="46050" calcext:value-type="float">
            <text:p>46050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353]/25+RANDBETWEEN(-1000;1000);0)" office:value-type="float" office:value="1961" calcext:value-type="float">
            <text:p>1961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353]+10+RANDBETWEEN(0;10)" office:value-type="float" office:value="46044" calcext:value-type="float">
            <text:p>46044</text:p>
          </table:table-cell>
          <table:table-cell table:formula="of:=[.F353]+RANDBETWEEN(2;10)" office:value-type="float" office:value="46047" calcext:value-type="float">
            <text:p>46047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354]/25+RANDBETWEEN(-1000;1000);0)" office:value-type="float" office:value="266" calcext:value-type="float">
            <text:p>266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354]+10+RANDBETWEEN(0;10)" office:value-type="float" office:value="46032" calcext:value-type="float">
            <text:p>46032</text:p>
          </table:table-cell>
          <table:table-cell table:formula="of:=[.F354]+RANDBETWEEN(2;10)" office:value-type="float" office:value="46034" calcext:value-type="float">
            <text:p>46034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355]/25+RANDBETWEEN(-1000;1000);0)" office:value-type="float" office:value="2261" calcext:value-type="float">
            <text:p>2261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355]+10+RANDBETWEEN(0;10)" office:value-type="float" office:value="46042" calcext:value-type="float">
            <text:p>46042</text:p>
          </table:table-cell>
          <table:table-cell table:formula="of:=[.F355]+RANDBETWEEN(2;10)" office:value-type="float" office:value="46052" calcext:value-type="float">
            <text:p>46052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356]/25+RANDBETWEEN(-1000;1000);0)" office:value-type="float" office:value="1390" calcext:value-type="float">
            <text:p>1390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356]+10+RANDBETWEEN(0;10)" office:value-type="float" office:value="46035" calcext:value-type="float">
            <text:p>46035</text:p>
          </table:table-cell>
          <table:table-cell table:formula="of:=[.F356]+RANDBETWEEN(2;10)" office:value-type="float" office:value="46038" calcext:value-type="float">
            <text:p>46038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357]/25+RANDBETWEEN(-1000;1000);0)" office:value-type="float" office:value="644" calcext:value-type="float">
            <text:p>644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357]+10+RANDBETWEEN(0;10)" office:value-type="float" office:value="46035" calcext:value-type="float">
            <text:p>46035</text:p>
          </table:table-cell>
          <table:table-cell table:formula="of:=[.F357]+RANDBETWEEN(2;10)" office:value-type="float" office:value="46041" calcext:value-type="float">
            <text:p>46041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358]/25+RANDBETWEEN(-1000;1000);0)" office:value-type="float" office:value="651" calcext:value-type="float">
            <text:p>651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358]+10+RANDBETWEEN(0;10)" office:value-type="float" office:value="46030" calcext:value-type="float">
            <text:p>46030</text:p>
          </table:table-cell>
          <table:table-cell table:formula="of:=[.F358]+RANDBETWEEN(2;10)" office:value-type="float" office:value="46036" calcext:value-type="float">
            <text:p>46036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359]/25+RANDBETWEEN(-1000;1000);0)" office:value-type="float" office:value="1562" calcext:value-type="float">
            <text:p>1562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359]+10+RANDBETWEEN(0;10)" office:value-type="float" office:value="46026" calcext:value-type="float">
            <text:p>46026</text:p>
          </table:table-cell>
          <table:table-cell table:formula="of:=[.F359]+RANDBETWEEN(2;10)" office:value-type="float" office:value="46028" calcext:value-type="float">
            <text:p>46028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360]/25+RANDBETWEEN(-1000;1000);0)" office:value-type="float" office:value="2107" calcext:value-type="float">
            <text:p>2107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360]+10+RANDBETWEEN(0;10)" office:value-type="float" office:value="46031" calcext:value-type="float">
            <text:p>46031</text:p>
          </table:table-cell>
          <table:table-cell table:formula="of:=[.F360]+RANDBETWEEN(2;10)" office:value-type="float" office:value="46039" calcext:value-type="float">
            <text:p>46039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361]/25+RANDBETWEEN(-1000;1000);0)" office:value-type="float" office:value="1196" calcext:value-type="float">
            <text:p>1196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361]+10+RANDBETWEEN(0;10)" office:value-type="float" office:value="46029" calcext:value-type="float">
            <text:p>46029</text:p>
          </table:table-cell>
          <table:table-cell table:formula="of:=[.F361]+RANDBETWEEN(2;10)" office:value-type="float" office:value="46034" calcext:value-type="float">
            <text:p>46034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362]/25+RANDBETWEEN(-1000;1000);0)" office:value-type="float" office:value="7866" calcext:value-type="float">
            <text:p>7866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362]+10+RANDBETWEEN(0;10)" office:value-type="float" office:value="46046" calcext:value-type="float">
            <text:p>46046</text:p>
          </table:table-cell>
          <table:table-cell table:formula="of:=[.F362]+RANDBETWEEN(2;10)" office:value-type="float" office:value="46055" calcext:value-type="float">
            <text:p>46055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363]/25+RANDBETWEEN(-1000;1000);0)" office:value-type="float" office:value="7731" calcext:value-type="float">
            <text:p>7731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363]+10+RANDBETWEEN(0;10)" office:value-type="float" office:value="46032" calcext:value-type="float">
            <text:p>46032</text:p>
          </table:table-cell>
          <table:table-cell table:formula="of:=[.F363]+RANDBETWEEN(2;10)" office:value-type="float" office:value="46038" calcext:value-type="float">
            <text:p>46038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364]/25+RANDBETWEEN(-1000;1000);0)" office:value-type="float" office:value="5915" calcext:value-type="float">
            <text:p>591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364]+10+RANDBETWEEN(0;10)" office:value-type="float" office:value="46035" calcext:value-type="float">
            <text:p>46035</text:p>
          </table:table-cell>
          <table:table-cell table:formula="of:=[.F364]+RANDBETWEEN(2;10)" office:value-type="float" office:value="46041" calcext:value-type="float">
            <text:p>46041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365]/25+RANDBETWEEN(-1000;1000);0)" office:value-type="float" office:value="7355" calcext:value-type="float">
            <text:p>7355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365]+10+RANDBETWEEN(0;10)" office:value-type="float" office:value="46035" calcext:value-type="float">
            <text:p>46035</text:p>
          </table:table-cell>
          <table:table-cell table:formula="of:=[.F365]+RANDBETWEEN(2;10)" office:value-type="float" office:value="46044" calcext:value-type="float">
            <text:p>46044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366]/25+RANDBETWEEN(-1000;1000);0)" office:value-type="float" office:value="8652" calcext:value-type="float">
            <text:p>8652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366]+10+RANDBETWEEN(0;10)" office:value-type="float" office:value="46031" calcext:value-type="float">
            <text:p>46031</text:p>
          </table:table-cell>
          <table:table-cell table:formula="of:=[.F366]+RANDBETWEEN(2;10)" office:value-type="float" office:value="46041" calcext:value-type="float">
            <text:p>46041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367]/25+RANDBETWEEN(-1000;1000);0)" office:value-type="float" office:value="5714" calcext:value-type="float">
            <text:p>5714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367]+10+RANDBETWEEN(0;10)" office:value-type="float" office:value="46044" calcext:value-type="float">
            <text:p>46044</text:p>
          </table:table-cell>
          <table:table-cell table:formula="of:=[.F367]+RANDBETWEEN(2;10)" office:value-type="float" office:value="46054" calcext:value-type="float">
            <text:p>46054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368]/25+RANDBETWEEN(-1000;1000);0)" office:value-type="float" office:value="8274" calcext:value-type="float">
            <text:p>8274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368]+10+RANDBETWEEN(0;10)" office:value-type="float" office:value="46048" calcext:value-type="float">
            <text:p>46048</text:p>
          </table:table-cell>
          <table:table-cell table:formula="of:=[.F368]+RANDBETWEEN(2;10)" office:value-type="float" office:value="46053" calcext:value-type="float">
            <text:p>46053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369]/25+RANDBETWEEN(-1000;1000);0)" office:value-type="float" office:value="8430" calcext:value-type="float">
            <text:p>8430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369]+10+RANDBETWEEN(0;10)" office:value-type="float" office:value="46036" calcext:value-type="float">
            <text:p>46036</text:p>
          </table:table-cell>
          <table:table-cell table:formula="of:=[.F369]+RANDBETWEEN(2;10)" office:value-type="float" office:value="46040" calcext:value-type="float">
            <text:p>46040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370]/25+RANDBETWEEN(-1000;1000);0)" office:value-type="float" office:value="8364" calcext:value-type="float">
            <text:p>8364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370]+10+RANDBETWEEN(0;10)" office:value-type="float" office:value="46038" calcext:value-type="float">
            <text:p>46038</text:p>
          </table:table-cell>
          <table:table-cell table:formula="of:=[.F370]+RANDBETWEEN(2;10)" office:value-type="float" office:value="46043" calcext:value-type="float">
            <text:p>46043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371]/25+RANDBETWEEN(-1000;1000);0)" office:value-type="float" office:value="6981" calcext:value-type="float">
            <text:p>6981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371]+10+RANDBETWEEN(0;10)" office:value-type="float" office:value="46045" calcext:value-type="float">
            <text:p>46045</text:p>
          </table:table-cell>
          <table:table-cell table:formula="of:=[.F371]+RANDBETWEEN(2;10)" office:value-type="float" office:value="46048" calcext:value-type="float">
            <text:p>46048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372]/25+RANDBETWEEN(-1000;1000);0)" office:value-type="float" office:value="7003" calcext:value-type="float">
            <text:p>7003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372]+10+RANDBETWEEN(0;10)" office:value-type="float" office:value="46026" calcext:value-type="float">
            <text:p>46026</text:p>
          </table:table-cell>
          <table:table-cell table:formula="of:=[.F372]+RANDBETWEEN(2;10)" office:value-type="float" office:value="46036" calcext:value-type="float">
            <text:p>46036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373]/25+RANDBETWEEN(-1000;1000);0)" office:value-type="float" office:value="6106" calcext:value-type="float">
            <text:p>6106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373]+10+RANDBETWEEN(0;10)" office:value-type="float" office:value="46044" calcext:value-type="float">
            <text:p>46044</text:p>
          </table:table-cell>
          <table:table-cell table:formula="of:=[.F373]+RANDBETWEEN(2;10)" office:value-type="float" office:value="46048" calcext:value-type="float">
            <text:p>46048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374]/25+RANDBETWEEN(-1000;1000);0)" office:value-type="float" office:value="7420" calcext:value-type="float">
            <text:p>7420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374]+10+RANDBETWEEN(0;10)" office:value-type="float" office:value="46047" calcext:value-type="float">
            <text:p>46047</text:p>
          </table:table-cell>
          <table:table-cell table:formula="of:=[.F374]+RANDBETWEEN(2;10)" office:value-type="float" office:value="46050" calcext:value-type="float">
            <text:p>46050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375]/25+RANDBETWEEN(-1000;1000);0)" office:value-type="float" office:value="7670" calcext:value-type="float">
            <text:p>7670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75]+10+RANDBETWEEN(0;10)" office:value-type="float" office:value="46036" calcext:value-type="float">
            <text:p>46036</text:p>
          </table:table-cell>
          <table:table-cell table:formula="of:=[.F375]+RANDBETWEEN(2;10)" office:value-type="float" office:value="46046" calcext:value-type="float">
            <text:p>46046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376]/25+RANDBETWEEN(-1000;1000);0)" office:value-type="float" office:value="5270" calcext:value-type="float">
            <text:p>5270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76]+10+RANDBETWEEN(0;10)" office:value-type="float" office:value="46032" calcext:value-type="float">
            <text:p>46032</text:p>
          </table:table-cell>
          <table:table-cell table:formula="of:=[.F376]+RANDBETWEEN(2;10)" office:value-type="float" office:value="46036" calcext:value-type="float">
            <text:p>46036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377]/25+RANDBETWEEN(-1000;1000);0)" office:value-type="float" office:value="8145" calcext:value-type="float">
            <text:p>8145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377]+10+RANDBETWEEN(0;10)" office:value-type="float" office:value="46033" calcext:value-type="float">
            <text:p>46033</text:p>
          </table:table-cell>
          <table:table-cell table:formula="of:=[.F377]+RANDBETWEEN(2;10)" office:value-type="float" office:value="46038" calcext:value-type="float">
            <text:p>46038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378]/25+RANDBETWEEN(-1000;1000);0)" office:value-type="float" office:value="8351" calcext:value-type="float">
            <text:p>8351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378]+10+RANDBETWEEN(0;10)" office:value-type="float" office:value="46026" calcext:value-type="float">
            <text:p>46026</text:p>
          </table:table-cell>
          <table:table-cell table:formula="of:=[.F378]+RANDBETWEEN(2;10)" office:value-type="float" office:value="46028" calcext:value-type="float">
            <text:p>46028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379]/25+RANDBETWEEN(-1000;1000);0)" office:value-type="float" office:value="5889" calcext:value-type="float">
            <text:p>5889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79]+10+RANDBETWEEN(0;10)" office:value-type="float" office:value="46039" calcext:value-type="float">
            <text:p>46039</text:p>
          </table:table-cell>
          <table:table-cell table:formula="of:=[.F379]+RANDBETWEEN(2;10)" office:value-type="float" office:value="46044" calcext:value-type="float">
            <text:p>46044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380]/25+RANDBETWEEN(-1000;1000);0)" office:value-type="float" office:value="6929" calcext:value-type="float">
            <text:p>6929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80]+10+RANDBETWEEN(0;10)" office:value-type="float" office:value="46036" calcext:value-type="float">
            <text:p>46036</text:p>
          </table:table-cell>
          <table:table-cell table:formula="of:=[.F380]+RANDBETWEEN(2;10)" office:value-type="float" office:value="46042" calcext:value-type="float">
            <text:p>46042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381]/25+RANDBETWEEN(-1000;1000);0)" office:value-type="float" office:value="7601" calcext:value-type="float">
            <text:p>7601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81]+10+RANDBETWEEN(0;10)" office:value-type="float" office:value="46036" calcext:value-type="float">
            <text:p>46036</text:p>
          </table:table-cell>
          <table:table-cell table:formula="of:=[.F381]+RANDBETWEEN(2;10)" office:value-type="float" office:value="46039" calcext:value-type="float">
            <text:p>46039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382]/25+RANDBETWEEN(-1000;1000);0)" office:value-type="float" office:value="1278" calcext:value-type="float">
            <text:p>1278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382]+10+RANDBETWEEN(0;10)" office:value-type="float" office:value="46039" calcext:value-type="float">
            <text:p>46039</text:p>
          </table:table-cell>
          <table:table-cell table:formula="of:=[.F382]+RANDBETWEEN(2;10)" office:value-type="float" office:value="46045" calcext:value-type="float">
            <text:p>46045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383]/25+RANDBETWEEN(-1000;1000);0)" office:value-type="float" office:value="1070" calcext:value-type="float">
            <text:p>1070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383]+10+RANDBETWEEN(0;10)" office:value-type="float" office:value="46041" calcext:value-type="float">
            <text:p>46041</text:p>
          </table:table-cell>
          <table:table-cell table:formula="of:=[.F383]+RANDBETWEEN(2;10)" office:value-type="float" office:value="46044" calcext:value-type="float">
            <text:p>46044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384]/25+RANDBETWEEN(-1000;1000);0)" office:value-type="float" office:value="2139" calcext:value-type="float">
            <text:p>2139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384]+10+RANDBETWEEN(0;10)" office:value-type="float" office:value="46034" calcext:value-type="float">
            <text:p>46034</text:p>
          </table:table-cell>
          <table:table-cell table:formula="of:=[.F384]+RANDBETWEEN(2;10)" office:value-type="float" office:value="46039" calcext:value-type="float">
            <text:p>46039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385]/25+RANDBETWEEN(-1000;1000);0)" office:value-type="float" office:value="1914" calcext:value-type="float">
            <text:p>1914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385]+10+RANDBETWEEN(0;10)" office:value-type="float" office:value="46048" calcext:value-type="float">
            <text:p>46048</text:p>
          </table:table-cell>
          <table:table-cell table:formula="of:=[.F385]+RANDBETWEEN(2;10)" office:value-type="float" office:value="46058" calcext:value-type="float">
            <text:p>46058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386]/25+RANDBETWEEN(-1000;1000);0)" office:value-type="float" office:value="2073" calcext:value-type="float">
            <text:p>2073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386]+10+RANDBETWEEN(0;10)" office:value-type="float" office:value="46046" calcext:value-type="float">
            <text:p>46046</text:p>
          </table:table-cell>
          <table:table-cell table:formula="of:=[.F386]+RANDBETWEEN(2;10)" office:value-type="float" office:value="46051" calcext:value-type="float">
            <text:p>46051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387]/25+RANDBETWEEN(-1000;1000);0)" office:value-type="float" office:value="1248" calcext:value-type="float">
            <text:p>1248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387]+10+RANDBETWEEN(0;10)" office:value-type="float" office:value="46028" calcext:value-type="float">
            <text:p>46028</text:p>
          </table:table-cell>
          <table:table-cell table:formula="of:=[.F387]+RANDBETWEEN(2;10)" office:value-type="float" office:value="46032" calcext:value-type="float">
            <text:p>46032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388]/25+RANDBETWEEN(-1000;1000);0)" office:value-type="float" office:value="938" calcext:value-type="float">
            <text:p>938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388]+10+RANDBETWEEN(0;10)" office:value-type="float" office:value="46035" calcext:value-type="float">
            <text:p>46035</text:p>
          </table:table-cell>
          <table:table-cell table:formula="of:=[.F388]+RANDBETWEEN(2;10)" office:value-type="float" office:value="46044" calcext:value-type="float">
            <text:p>46044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389]/25+RANDBETWEEN(-1000;1000);0)" office:value-type="float" office:value="1077" calcext:value-type="float">
            <text:p>1077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389]+10+RANDBETWEEN(0;10)" office:value-type="float" office:value="46031" calcext:value-type="float">
            <text:p>46031</text:p>
          </table:table-cell>
          <table:table-cell table:formula="of:=[.F389]+RANDBETWEEN(2;10)" office:value-type="float" office:value="46035" calcext:value-type="float">
            <text:p>46035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390]/25+RANDBETWEEN(-1000;1000);0)" office:value-type="float" office:value="781" calcext:value-type="float">
            <text:p>781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390]+10+RANDBETWEEN(0;10)" office:value-type="float" office:value="46037" calcext:value-type="float">
            <text:p>46037</text:p>
          </table:table-cell>
          <table:table-cell table:formula="of:=[.F390]+RANDBETWEEN(2;10)" office:value-type="float" office:value="46043" calcext:value-type="float">
            <text:p>46043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391]/25+RANDBETWEEN(-1000;1000);0)" office:value-type="float" office:value="1841" calcext:value-type="float">
            <text:p>1841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391]+10+RANDBETWEEN(0;10)" office:value-type="float" office:value="46052" calcext:value-type="float">
            <text:p>46052</text:p>
          </table:table-cell>
          <table:table-cell table:formula="of:=[.F391]+RANDBETWEEN(2;10)" office:value-type="float" office:value="46054" calcext:value-type="float">
            <text:p>46054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392]/25+RANDBETWEEN(-1000;1000);0)" office:value-type="float" office:value="2043" calcext:value-type="float">
            <text:p>2043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392]+10+RANDBETWEEN(0;10)" office:value-type="float" office:value="46040" calcext:value-type="float">
            <text:p>46040</text:p>
          </table:table-cell>
          <table:table-cell table:formula="of:=[.F392]+RANDBETWEEN(2;10)" office:value-type="float" office:value="46047" calcext:value-type="float">
            <text:p>46047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393]/25+RANDBETWEEN(-1000;1000);0)" office:value-type="float" office:value="1012" calcext:value-type="float">
            <text:p>1012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393]+10+RANDBETWEEN(0;10)" office:value-type="float" office:value="46048" calcext:value-type="float">
            <text:p>46048</text:p>
          </table:table-cell>
          <table:table-cell table:formula="of:=[.F393]+RANDBETWEEN(2;10)" office:value-type="float" office:value="46051" calcext:value-type="float">
            <text:p>46051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394]/25+RANDBETWEEN(-1000;1000);0)" office:value-type="float" office:value="585" calcext:value-type="float">
            <text:p>585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394]+10+RANDBETWEEN(0;10)" office:value-type="float" office:value="46037" calcext:value-type="float">
            <text:p>46037</text:p>
          </table:table-cell>
          <table:table-cell table:formula="of:=[.F394]+RANDBETWEEN(2;10)" office:value-type="float" office:value="46046" calcext:value-type="float">
            <text:p>46046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395]/25+RANDBETWEEN(-1000;1000);0)" office:value-type="float" office:value="387" calcext:value-type="float">
            <text:p>38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395]+10+RANDBETWEEN(0;10)" office:value-type="float" office:value="46045" calcext:value-type="float">
            <text:p>46045</text:p>
          </table:table-cell>
          <table:table-cell table:formula="of:=[.F395]+RANDBETWEEN(2;10)" office:value-type="float" office:value="46047" calcext:value-type="float">
            <text:p>46047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396]/25+RANDBETWEEN(-1000;1000);0)" office:value-type="float" office:value="1584" calcext:value-type="float">
            <text:p>1584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396]+10+RANDBETWEEN(0;10)" office:value-type="float" office:value="46040" calcext:value-type="float">
            <text:p>46040</text:p>
          </table:table-cell>
          <table:table-cell table:formula="of:=[.F396]+RANDBETWEEN(2;10)" office:value-type="float" office:value="46047" calcext:value-type="float">
            <text:p>46047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397]/25+RANDBETWEEN(-1000;1000);0)" office:value-type="float" office:value="1039" calcext:value-type="float">
            <text:p>1039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397]+10+RANDBETWEEN(0;10)" office:value-type="float" office:value="46041" calcext:value-type="float">
            <text:p>46041</text:p>
          </table:table-cell>
          <table:table-cell table:formula="of:=[.F397]+RANDBETWEEN(2;10)" office:value-type="float" office:value="46049" calcext:value-type="float">
            <text:p>46049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398]/25+RANDBETWEEN(-1000;1000);0)" office:value-type="float" office:value="2150" calcext:value-type="float">
            <text:p>2150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398]+10+RANDBETWEEN(0;10)" office:value-type="float" office:value="46045" calcext:value-type="float">
            <text:p>46045</text:p>
          </table:table-cell>
          <table:table-cell table:formula="of:=[.F398]+RANDBETWEEN(2;10)" office:value-type="float" office:value="46050" calcext:value-type="float">
            <text:p>46050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399]/25+RANDBETWEEN(-1000;1000);0)" office:value-type="float" office:value="580" calcext:value-type="float">
            <text:p>580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399]+10+RANDBETWEEN(0;10)" office:value-type="float" office:value="46038" calcext:value-type="float">
            <text:p>46038</text:p>
          </table:table-cell>
          <table:table-cell table:formula="of:=[.F399]+RANDBETWEEN(2;10)" office:value-type="float" office:value="46048" calcext:value-type="float">
            <text:p>46048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400]/25+RANDBETWEEN(-1000;1000);0)" office:value-type="float" office:value="1018" calcext:value-type="float">
            <text:p>1018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400]+10+RANDBETWEEN(0;10)" office:value-type="float" office:value="46043" calcext:value-type="float">
            <text:p>46043</text:p>
          </table:table-cell>
          <table:table-cell table:formula="of:=[.F400]+RANDBETWEEN(2;10)" office:value-type="float" office:value="46053" calcext:value-type="float">
            <text:p>46053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401]/25+RANDBETWEEN(-1000;1000);0)" office:value-type="float" office:value="1109" calcext:value-type="float">
            <text:p>1109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401]+10+RANDBETWEEN(0;10)" office:value-type="float" office:value="46036" calcext:value-type="float">
            <text:p>46036</text:p>
          </table:table-cell>
          <table:table-cell table:formula="of:=[.F401]+RANDBETWEEN(2;10)" office:value-type="float" office:value="46039" calcext:value-type="float">
            <text:p>46039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402]/25+RANDBETWEEN(-1000;1000);0)" office:value-type="float" office:value="6313" calcext:value-type="float">
            <text:p>6313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402]+10+RANDBETWEEN(0;10)" office:value-type="float" office:value="46036" calcext:value-type="float">
            <text:p>46036</text:p>
          </table:table-cell>
          <table:table-cell table:formula="of:=[.F402]+RANDBETWEEN(2;10)" office:value-type="float" office:value="46039" calcext:value-type="float">
            <text:p>46039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403]/25+RANDBETWEEN(-1000;1000);0)" office:value-type="float" office:value="6964" calcext:value-type="float">
            <text:p>6964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403]+10+RANDBETWEEN(0;10)" office:value-type="float" office:value="46043" calcext:value-type="float">
            <text:p>46043</text:p>
          </table:table-cell>
          <table:table-cell table:formula="of:=[.F403]+RANDBETWEEN(2;10)" office:value-type="float" office:value="46048" calcext:value-type="float">
            <text:p>46048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404]/25+RANDBETWEEN(-1000;1000);0)" office:value-type="float" office:value="5489" calcext:value-type="float">
            <text:p>5489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404]+10+RANDBETWEEN(0;10)" office:value-type="float" office:value="46039" calcext:value-type="float">
            <text:p>46039</text:p>
          </table:table-cell>
          <table:table-cell table:formula="of:=[.F404]+RANDBETWEEN(2;10)" office:value-type="float" office:value="46043" calcext:value-type="float">
            <text:p>46043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405]/25+RANDBETWEEN(-1000;1000);0)" office:value-type="float" office:value="6661" calcext:value-type="float">
            <text:p>6661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405]+10+RANDBETWEEN(0;10)" office:value-type="float" office:value="46037" calcext:value-type="float">
            <text:p>46037</text:p>
          </table:table-cell>
          <table:table-cell table:formula="of:=[.F405]+RANDBETWEEN(2;10)" office:value-type="float" office:value="46044" calcext:value-type="float">
            <text:p>46044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406]/25+RANDBETWEEN(-1000;1000);0)" office:value-type="float" office:value="9794" calcext:value-type="float">
            <text:p>9794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406]+10+RANDBETWEEN(0;10)" office:value-type="float" office:value="46045" calcext:value-type="float">
            <text:p>46045</text:p>
          </table:table-cell>
          <table:table-cell table:formula="of:=[.F406]+RANDBETWEEN(2;10)" office:value-type="float" office:value="46049" calcext:value-type="float">
            <text:p>46049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407]/25+RANDBETWEEN(-1000;1000);0)" office:value-type="float" office:value="6614" calcext:value-type="float">
            <text:p>6614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407]+10+RANDBETWEEN(0;10)" office:value-type="float" office:value="46043" calcext:value-type="float">
            <text:p>46043</text:p>
          </table:table-cell>
          <table:table-cell table:formula="of:=[.F407]+RANDBETWEEN(2;10)" office:value-type="float" office:value="46052" calcext:value-type="float">
            <text:p>46052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408]/25+RANDBETWEEN(-1000;1000);0)" office:value-type="float" office:value="8420" calcext:value-type="float">
            <text:p>8420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408]+10+RANDBETWEEN(0;10)" office:value-type="float" office:value="46041" calcext:value-type="float">
            <text:p>46041</text:p>
          </table:table-cell>
          <table:table-cell table:formula="of:=[.F408]+RANDBETWEEN(2;10)" office:value-type="float" office:value="46047" calcext:value-type="float">
            <text:p>46047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409]/25+RANDBETWEEN(-1000;1000);0)" office:value-type="float" office:value="6756" calcext:value-type="float">
            <text:p>6756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409]+10+RANDBETWEEN(0;10)" office:value-type="float" office:value="46048" calcext:value-type="float">
            <text:p>46048</text:p>
          </table:table-cell>
          <table:table-cell table:formula="of:=[.F409]+RANDBETWEEN(2;10)" office:value-type="float" office:value="46058" calcext:value-type="float">
            <text:p>46058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410]/25+RANDBETWEEN(-1000;1000);0)" office:value-type="float" office:value="8414" calcext:value-type="float">
            <text:p>8414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410]+10+RANDBETWEEN(0;10)" office:value-type="float" office:value="46042" calcext:value-type="float">
            <text:p>46042</text:p>
          </table:table-cell>
          <table:table-cell table:formula="of:=[.F410]+RANDBETWEEN(2;10)" office:value-type="float" office:value="46047" calcext:value-type="float">
            <text:p>46047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411]/25+RANDBETWEEN(-1000;1000);0)" office:value-type="float" office:value="7237" calcext:value-type="float">
            <text:p>7237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411]+10+RANDBETWEEN(0;10)" office:value-type="float" office:value="46036" calcext:value-type="float">
            <text:p>46036</text:p>
          </table:table-cell>
          <table:table-cell table:formula="of:=[.F411]+RANDBETWEEN(2;10)" office:value-type="float" office:value="46041" calcext:value-type="float">
            <text:p>46041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412]/25+RANDBETWEEN(-1000;1000);0)" office:value-type="float" office:value="7193" calcext:value-type="float">
            <text:p>719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412]+10+RANDBETWEEN(0;10)" office:value-type="float" office:value="46036" calcext:value-type="float">
            <text:p>46036</text:p>
          </table:table-cell>
          <table:table-cell table:formula="of:=[.F412]+RANDBETWEEN(2;10)" office:value-type="float" office:value="46045" calcext:value-type="float">
            <text:p>46045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413]/25+RANDBETWEEN(-1000;1000);0)" office:value-type="float" office:value="5354" calcext:value-type="float">
            <text:p>5354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413]+10+RANDBETWEEN(0;10)" office:value-type="float" office:value="46025" calcext:value-type="float">
            <text:p>46025</text:p>
          </table:table-cell>
          <table:table-cell table:formula="of:=[.F413]+RANDBETWEEN(2;10)" office:value-type="float" office:value="46035" calcext:value-type="float">
            <text:p>46035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414]/25+RANDBETWEEN(-1000;1000);0)" office:value-type="float" office:value="6815" calcext:value-type="float">
            <text:p>6815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414]+10+RANDBETWEEN(0;10)" office:value-type="float" office:value="46039" calcext:value-type="float">
            <text:p>46039</text:p>
          </table:table-cell>
          <table:table-cell table:formula="of:=[.F414]+RANDBETWEEN(2;10)" office:value-type="float" office:value="46041" calcext:value-type="float">
            <text:p>46041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415]/25+RANDBETWEEN(-1000;1000);0)" office:value-type="float" office:value="6412" calcext:value-type="float">
            <text:p>6412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415]+10+RANDBETWEEN(0;10)" office:value-type="float" office:value="46043" calcext:value-type="float">
            <text:p>46043</text:p>
          </table:table-cell>
          <table:table-cell table:formula="of:=[.F415]+RANDBETWEEN(2;10)" office:value-type="float" office:value="46046" calcext:value-type="float">
            <text:p>46046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416]/25+RANDBETWEEN(-1000;1000);0)" office:value-type="float" office:value="5423" calcext:value-type="float">
            <text:p>542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416]+10+RANDBETWEEN(0;10)" office:value-type="float" office:value="46033" calcext:value-type="float">
            <text:p>46033</text:p>
          </table:table-cell>
          <table:table-cell table:formula="of:=[.F416]+RANDBETWEEN(2;10)" office:value-type="float" office:value="46036" calcext:value-type="float">
            <text:p>46036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417]/25+RANDBETWEEN(-1000;1000);0)" office:value-type="float" office:value="8957" calcext:value-type="float">
            <text:p>8957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417]+10+RANDBETWEEN(0;10)" office:value-type="float" office:value="46026" calcext:value-type="float">
            <text:p>46026</text:p>
          </table:table-cell>
          <table:table-cell table:formula="of:=[.F417]+RANDBETWEEN(2;10)" office:value-type="float" office:value="46036" calcext:value-type="float">
            <text:p>46036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418]/25+RANDBETWEEN(-1000;1000);0)" office:value-type="float" office:value="7866" calcext:value-type="float">
            <text:p>7866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418]+10+RANDBETWEEN(0;10)" office:value-type="float" office:value="46038" calcext:value-type="float">
            <text:p>46038</text:p>
          </table:table-cell>
          <table:table-cell table:formula="of:=[.F418]+RANDBETWEEN(2;10)" office:value-type="float" office:value="46046" calcext:value-type="float">
            <text:p>46046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419]/25+RANDBETWEEN(-1000;1000);0)" office:value-type="float" office:value="5491" calcext:value-type="float">
            <text:p>5491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419]+10+RANDBETWEEN(0;10)" office:value-type="float" office:value="46044" calcext:value-type="float">
            <text:p>46044</text:p>
          </table:table-cell>
          <table:table-cell table:formula="of:=[.F419]+RANDBETWEEN(2;10)" office:value-type="float" office:value="46049" calcext:value-type="float">
            <text:p>46049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420]/25+RANDBETWEEN(-1000;1000);0)" office:value-type="float" office:value="6069" calcext:value-type="float">
            <text:p>6069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420]+10+RANDBETWEEN(0;10)" office:value-type="float" office:value="46033" calcext:value-type="float">
            <text:p>46033</text:p>
          </table:table-cell>
          <table:table-cell table:formula="of:=[.F420]+RANDBETWEEN(2;10)" office:value-type="float" office:value="46042" calcext:value-type="float">
            <text:p>46042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421]/25+RANDBETWEEN(-1000;1000);0)" office:value-type="float" office:value="8038" calcext:value-type="float">
            <text:p>8038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421]+10+RANDBETWEEN(0;10)" office:value-type="float" office:value="46034" calcext:value-type="float">
            <text:p>46034</text:p>
          </table:table-cell>
          <table:table-cell table:formula="of:=[.F421]+RANDBETWEEN(2;10)" office:value-type="float" office:value="46039" calcext:value-type="float">
            <text:p>46039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422]/25+RANDBETWEEN(-1000;1000);0)" office:value-type="float" office:value="1243" calcext:value-type="float">
            <text:p>1243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422]+10+RANDBETWEEN(0;10)" office:value-type="float" office:value="46037" calcext:value-type="float">
            <text:p>46037</text:p>
          </table:table-cell>
          <table:table-cell table:formula="of:=[.F422]+RANDBETWEEN(2;10)" office:value-type="float" office:value="46045" calcext:value-type="float">
            <text:p>46045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423]/25+RANDBETWEEN(-1000;1000);0)" office:value-type="float" office:value="1813" calcext:value-type="float">
            <text:p>1813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423]+10+RANDBETWEEN(0;10)" office:value-type="float" office:value="46042" calcext:value-type="float">
            <text:p>46042</text:p>
          </table:table-cell>
          <table:table-cell table:formula="of:=[.F423]+RANDBETWEEN(2;10)" office:value-type="float" office:value="46052" calcext:value-type="float">
            <text:p>46052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424]/25+RANDBETWEEN(-1000;1000);0)" office:value-type="float" office:value="1006" calcext:value-type="float">
            <text:p>1006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424]+10+RANDBETWEEN(0;10)" office:value-type="float" office:value="46034" calcext:value-type="float">
            <text:p>46034</text:p>
          </table:table-cell>
          <table:table-cell table:formula="of:=[.F424]+RANDBETWEEN(2;10)" office:value-type="float" office:value="46039" calcext:value-type="float">
            <text:p>46039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425]/25+RANDBETWEEN(-1000;1000);0)" office:value-type="float" office:value="1604" calcext:value-type="float">
            <text:p>1604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425]+10+RANDBETWEEN(0;10)" office:value-type="float" office:value="46034" calcext:value-type="float">
            <text:p>46034</text:p>
          </table:table-cell>
          <table:table-cell table:formula="of:=[.F425]+RANDBETWEEN(2;10)" office:value-type="float" office:value="46041" calcext:value-type="float">
            <text:p>46041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426]/25+RANDBETWEEN(-1000;1000);0)" office:value-type="float" office:value="796" calcext:value-type="float">
            <text:p>796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426]+10+RANDBETWEEN(0;10)" office:value-type="float" office:value="46043" calcext:value-type="float">
            <text:p>46043</text:p>
          </table:table-cell>
          <table:table-cell table:formula="of:=[.F426]+RANDBETWEEN(2;10)" office:value-type="float" office:value="46050" calcext:value-type="float">
            <text:p>46050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427]/25+RANDBETWEEN(-1000;1000);0)" office:value-type="float" office:value="886" calcext:value-type="float">
            <text:p>886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427]+10+RANDBETWEEN(0;10)" office:value-type="float" office:value="46042" calcext:value-type="float">
            <text:p>46042</text:p>
          </table:table-cell>
          <table:table-cell table:formula="of:=[.F427]+RANDBETWEEN(2;10)" office:value-type="float" office:value="46051" calcext:value-type="float">
            <text:p>46051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428]/25+RANDBETWEEN(-1000;1000);0)" office:value-type="float" office:value="643" calcext:value-type="float">
            <text:p>643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428]+10+RANDBETWEEN(0;10)" office:value-type="float" office:value="46040" calcext:value-type="float">
            <text:p>46040</text:p>
          </table:table-cell>
          <table:table-cell table:formula="of:=[.F428]+RANDBETWEEN(2;10)" office:value-type="float" office:value="46046" calcext:value-type="float">
            <text:p>46046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429]/25+RANDBETWEEN(-1000;1000);0)" office:value-type="float" office:value="1147" calcext:value-type="float">
            <text:p>114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429]+10+RANDBETWEEN(0;10)" office:value-type="float" office:value="46041" calcext:value-type="float">
            <text:p>46041</text:p>
          </table:table-cell>
          <table:table-cell table:formula="of:=[.F429]+RANDBETWEEN(2;10)" office:value-type="float" office:value="46049" calcext:value-type="float">
            <text:p>46049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430]/25+RANDBETWEEN(-1000;1000);0)" office:value-type="float" office:value="1910" calcext:value-type="float">
            <text:p>1910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430]+10+RANDBETWEEN(0;10)" office:value-type="float" office:value="46042" calcext:value-type="float">
            <text:p>46042</text:p>
          </table:table-cell>
          <table:table-cell table:formula="of:=[.F430]+RANDBETWEEN(2;10)" office:value-type="float" office:value="46044" calcext:value-type="float">
            <text:p>46044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431]/25+RANDBETWEEN(-1000;1000);0)" office:value-type="float" office:value="1995" calcext:value-type="float">
            <text:p>199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431]+10+RANDBETWEEN(0;10)" office:value-type="float" office:value="46036" calcext:value-type="float">
            <text:p>46036</text:p>
          </table:table-cell>
          <table:table-cell table:formula="of:=[.F431]+RANDBETWEEN(2;10)" office:value-type="float" office:value="46040" calcext:value-type="float">
            <text:p>46040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432]/25+RANDBETWEEN(-1000;1000);0)" office:value-type="float" office:value="1940" calcext:value-type="float">
            <text:p>1940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432]+10+RANDBETWEEN(0;10)" office:value-type="float" office:value="46029" calcext:value-type="float">
            <text:p>46029</text:p>
          </table:table-cell>
          <table:table-cell table:formula="of:=[.F432]+RANDBETWEEN(2;10)" office:value-type="float" office:value="46032" calcext:value-type="float">
            <text:p>46032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433]/25+RANDBETWEEN(-1000;1000);0)" office:value-type="float" office:value="911" calcext:value-type="float">
            <text:p>911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433]+10+RANDBETWEEN(0;10)" office:value-type="float" office:value="46028" calcext:value-type="float">
            <text:p>46028</text:p>
          </table:table-cell>
          <table:table-cell table:formula="of:=[.F433]+RANDBETWEEN(2;10)" office:value-type="float" office:value="46035" calcext:value-type="float">
            <text:p>46035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434]/25+RANDBETWEEN(-1000;1000);0)" office:value-type="float" office:value="554" calcext:value-type="float">
            <text:p>554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434]+10+RANDBETWEEN(0;10)" office:value-type="float" office:value="46044" calcext:value-type="float">
            <text:p>46044</text:p>
          </table:table-cell>
          <table:table-cell table:formula="of:=[.F434]+RANDBETWEEN(2;10)" office:value-type="float" office:value="46052" calcext:value-type="float">
            <text:p>46052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435]/25+RANDBETWEEN(-1000;1000);0)" office:value-type="float" office:value="711" calcext:value-type="float">
            <text:p>711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435]+10+RANDBETWEEN(0;10)" office:value-type="float" office:value="46034" calcext:value-type="float">
            <text:p>46034</text:p>
          </table:table-cell>
          <table:table-cell table:formula="of:=[.F435]+RANDBETWEEN(2;10)" office:value-type="float" office:value="46037" calcext:value-type="float">
            <text:p>46037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436]/25+RANDBETWEEN(-1000;1000);0)" office:value-type="float" office:value="543" calcext:value-type="float">
            <text:p>543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436]+10+RANDBETWEEN(0;10)" office:value-type="float" office:value="46040" calcext:value-type="float">
            <text:p>46040</text:p>
          </table:table-cell>
          <table:table-cell table:formula="of:=[.F436]+RANDBETWEEN(2;10)" office:value-type="float" office:value="46046" calcext:value-type="float">
            <text:p>46046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437]/25+RANDBETWEEN(-1000;1000);0)" office:value-type="float" office:value="821" calcext:value-type="float">
            <text:p>821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437]+10+RANDBETWEEN(0;10)" office:value-type="float" office:value="46047" calcext:value-type="float">
            <text:p>46047</text:p>
          </table:table-cell>
          <table:table-cell table:formula="of:=[.F437]+RANDBETWEEN(2;10)" office:value-type="float" office:value="46057" calcext:value-type="float">
            <text:p>46057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438]/25+RANDBETWEEN(-1000;1000);0)" office:value-type="float" office:value="1004" calcext:value-type="float">
            <text:p>1004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438]+10+RANDBETWEEN(0;10)" office:value-type="float" office:value="46031" calcext:value-type="float">
            <text:p>46031</text:p>
          </table:table-cell>
          <table:table-cell table:formula="of:=[.F438]+RANDBETWEEN(2;10)" office:value-type="float" office:value="46041" calcext:value-type="float">
            <text:p>46041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439]/25+RANDBETWEEN(-1000;1000);0)" office:value-type="float" office:value="560" calcext:value-type="float">
            <text:p>560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439]+10+RANDBETWEEN(0;10)" office:value-type="float" office:value="46026" calcext:value-type="float">
            <text:p>46026</text:p>
          </table:table-cell>
          <table:table-cell table:formula="of:=[.F439]+RANDBETWEEN(2;10)" office:value-type="float" office:value="46030" calcext:value-type="float">
            <text:p>46030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440]/25+RANDBETWEEN(-1000;1000);0)" office:value-type="float" office:value="1624" calcext:value-type="float">
            <text:p>1624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440]+10+RANDBETWEEN(0;10)" office:value-type="float" office:value="46039" calcext:value-type="float">
            <text:p>46039</text:p>
          </table:table-cell>
          <table:table-cell table:formula="of:=[.F440]+RANDBETWEEN(2;10)" office:value-type="float" office:value="46047" calcext:value-type="float">
            <text:p>46047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441]/25+RANDBETWEEN(-1000;1000);0)" office:value-type="float" office:value="1985" calcext:value-type="float">
            <text:p>1985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441]+10+RANDBETWEEN(0;10)" office:value-type="float" office:value="46037" calcext:value-type="float">
            <text:p>46037</text:p>
          </table:table-cell>
          <table:table-cell table:formula="of:=[.F441]+RANDBETWEEN(2;10)" office:value-type="float" office:value="46044" calcext:value-type="float">
            <text:p>46044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442]/25+RANDBETWEEN(-1000;1000);0)" office:value-type="float" office:value="6638" calcext:value-type="float">
            <text:p>6638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442]+10+RANDBETWEEN(0;10)" office:value-type="float" office:value="46036" calcext:value-type="float">
            <text:p>46036</text:p>
          </table:table-cell>
          <table:table-cell table:formula="of:=[.F442]+RANDBETWEEN(2;10)" office:value-type="float" office:value="46038" calcext:value-type="float">
            <text:p>46038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443]/25+RANDBETWEEN(-1000;1000);0)" office:value-type="float" office:value="7299" calcext:value-type="float">
            <text:p>7299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443]+10+RANDBETWEEN(0;10)" office:value-type="float" office:value="46042" calcext:value-type="float">
            <text:p>46042</text:p>
          </table:table-cell>
          <table:table-cell table:formula="of:=[.F443]+RANDBETWEEN(2;10)" office:value-type="float" office:value="46050" calcext:value-type="float">
            <text:p>46050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444]/25+RANDBETWEEN(-1000;1000);0)" office:value-type="float" office:value="5887" calcext:value-type="float">
            <text:p>5887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444]+10+RANDBETWEEN(0;10)" office:value-type="float" office:value="46040" calcext:value-type="float">
            <text:p>46040</text:p>
          </table:table-cell>
          <table:table-cell table:formula="of:=[.F444]+RANDBETWEEN(2;10)" office:value-type="float" office:value="46050" calcext:value-type="float">
            <text:p>46050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445]/25+RANDBETWEEN(-1000;1000);0)" office:value-type="float" office:value="6324" calcext:value-type="float">
            <text:p>6324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445]+10+RANDBETWEEN(0;10)" office:value-type="float" office:value="46046" calcext:value-type="float">
            <text:p>46046</text:p>
          </table:table-cell>
          <table:table-cell table:formula="of:=[.F445]+RANDBETWEEN(2;10)" office:value-type="float" office:value="46049" calcext:value-type="float">
            <text:p>46049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446]/25+RANDBETWEEN(-1000;1000);0)" office:value-type="float" office:value="9015" calcext:value-type="float">
            <text:p>9015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446]+10+RANDBETWEEN(0;10)" office:value-type="float" office:value="46044" calcext:value-type="float">
            <text:p>46044</text:p>
          </table:table-cell>
          <table:table-cell table:formula="of:=[.F446]+RANDBETWEEN(2;10)" office:value-type="float" office:value="46049" calcext:value-type="float">
            <text:p>46049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447]/25+RANDBETWEEN(-1000;1000);0)" office:value-type="float" office:value="7212" calcext:value-type="float">
            <text:p>7212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447]+10+RANDBETWEEN(0;10)" office:value-type="float" office:value="46031" calcext:value-type="float">
            <text:p>46031</text:p>
          </table:table-cell>
          <table:table-cell table:formula="of:=[.F447]+RANDBETWEEN(2;10)" office:value-type="float" office:value="46034" calcext:value-type="float">
            <text:p>46034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448]/25+RANDBETWEEN(-1000;1000);0)" office:value-type="float" office:value="8003" calcext:value-type="float">
            <text:p>8003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448]+10+RANDBETWEEN(0;10)" office:value-type="float" office:value="46052" calcext:value-type="float">
            <text:p>46052</text:p>
          </table:table-cell>
          <table:table-cell table:formula="of:=[.F448]+RANDBETWEEN(2;10)" office:value-type="float" office:value="46059" calcext:value-type="float">
            <text:p>46059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449]/25+RANDBETWEEN(-1000;1000);0)" office:value-type="float" office:value="7112" calcext:value-type="float">
            <text:p>711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449]+10+RANDBETWEEN(0;10)" office:value-type="float" office:value="46045" calcext:value-type="float">
            <text:p>46045</text:p>
          </table:table-cell>
          <table:table-cell table:formula="of:=[.F449]+RANDBETWEEN(2;10)" office:value-type="float" office:value="46054" calcext:value-type="float">
            <text:p>46054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450]/25+RANDBETWEEN(-1000;1000);0)" office:value-type="float" office:value="7733" calcext:value-type="float">
            <text:p>7733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450]+10+RANDBETWEEN(0;10)" office:value-type="float" office:value="46026" calcext:value-type="float">
            <text:p>46026</text:p>
          </table:table-cell>
          <table:table-cell table:formula="of:=[.F450]+RANDBETWEEN(2;10)" office:value-type="float" office:value="46028" calcext:value-type="float">
            <text:p>46028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451]/25+RANDBETWEEN(-1000;1000);0)" office:value-type="float" office:value="7152" calcext:value-type="float">
            <text:p>7152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451]+10+RANDBETWEEN(0;10)" office:value-type="float" office:value="46043" calcext:value-type="float">
            <text:p>46043</text:p>
          </table:table-cell>
          <table:table-cell table:formula="of:=[.F451]+RANDBETWEEN(2;10)" office:value-type="float" office:value="46053" calcext:value-type="float">
            <text:p>46053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452]/25+RANDBETWEEN(-1000;1000);0)" office:value-type="float" office:value="6169" calcext:value-type="float">
            <text:p>6169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452]+10+RANDBETWEEN(0;10)" office:value-type="float" office:value="46049" calcext:value-type="float">
            <text:p>46049</text:p>
          </table:table-cell>
          <table:table-cell table:formula="of:=[.F452]+RANDBETWEEN(2;10)" office:value-type="float" office:value="46059" calcext:value-type="float">
            <text:p>46059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453]/25+RANDBETWEEN(-1000;1000);0)" office:value-type="float" office:value="5685" calcext:value-type="float">
            <text:p>5685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453]+10+RANDBETWEEN(0;10)" office:value-type="float" office:value="46040" calcext:value-type="float">
            <text:p>46040</text:p>
          </table:table-cell>
          <table:table-cell table:formula="of:=[.F453]+RANDBETWEEN(2;10)" office:value-type="float" office:value="46049" calcext:value-type="float">
            <text:p>46049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454]/25+RANDBETWEEN(-1000;1000);0)" office:value-type="float" office:value="5663" calcext:value-type="float">
            <text:p>566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454]+10+RANDBETWEEN(0;10)" office:value-type="float" office:value="46030" calcext:value-type="float">
            <text:p>46030</text:p>
          </table:table-cell>
          <table:table-cell table:formula="of:=[.F454]+RANDBETWEEN(2;10)" office:value-type="float" office:value="46039" calcext:value-type="float">
            <text:p>46039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455]/25+RANDBETWEEN(-1000;1000);0)" office:value-type="float" office:value="7583" calcext:value-type="float">
            <text:p>7583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455]+10+RANDBETWEEN(0;10)" office:value-type="float" office:value="46038" calcext:value-type="float">
            <text:p>46038</text:p>
          </table:table-cell>
          <table:table-cell table:formula="of:=[.F455]+RANDBETWEEN(2;10)" office:value-type="float" office:value="46048" calcext:value-type="float">
            <text:p>46048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456]/25+RANDBETWEEN(-1000;1000);0)" office:value-type="float" office:value="5186" calcext:value-type="float">
            <text:p>5186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456]+10+RANDBETWEEN(0;10)" office:value-type="float" office:value="46032" calcext:value-type="float">
            <text:p>46032</text:p>
          </table:table-cell>
          <table:table-cell table:formula="of:=[.F456]+RANDBETWEEN(2;10)" office:value-type="float" office:value="46040" calcext:value-type="float">
            <text:p>46040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457]/25+RANDBETWEEN(-1000;1000);0)" office:value-type="float" office:value="8904" calcext:value-type="float">
            <text:p>8904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457]+10+RANDBETWEEN(0;10)" office:value-type="float" office:value="46035" calcext:value-type="float">
            <text:p>46035</text:p>
          </table:table-cell>
          <table:table-cell table:formula="of:=[.F457]+RANDBETWEEN(2;10)" office:value-type="float" office:value="46037" calcext:value-type="float">
            <text:p>46037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458]/25+RANDBETWEEN(-1000;1000);0)" office:value-type="float" office:value="9337" calcext:value-type="float">
            <text:p>9337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458]+10+RANDBETWEEN(0;10)" office:value-type="float" office:value="46041" calcext:value-type="float">
            <text:p>46041</text:p>
          </table:table-cell>
          <table:table-cell table:formula="of:=[.F458]+RANDBETWEEN(2;10)" office:value-type="float" office:value="46046" calcext:value-type="float">
            <text:p>46046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459]/25+RANDBETWEEN(-1000;1000);0)" office:value-type="float" office:value="5813" calcext:value-type="float">
            <text:p>581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459]+10+RANDBETWEEN(0;10)" office:value-type="float" office:value="46030" calcext:value-type="float">
            <text:p>46030</text:p>
          </table:table-cell>
          <table:table-cell table:formula="of:=[.F459]+RANDBETWEEN(2;10)" office:value-type="float" office:value="46036" calcext:value-type="float">
            <text:p>46036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460]/25+RANDBETWEEN(-1000;1000);0)" office:value-type="float" office:value="6281" calcext:value-type="float">
            <text:p>6281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460]+10+RANDBETWEEN(0;10)" office:value-type="float" office:value="46038" calcext:value-type="float">
            <text:p>46038</text:p>
          </table:table-cell>
          <table:table-cell table:formula="of:=[.F460]+RANDBETWEEN(2;10)" office:value-type="float" office:value="46047" calcext:value-type="float">
            <text:p>46047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461]/25+RANDBETWEEN(-1000;1000);0)" office:value-type="float" office:value="8248" calcext:value-type="float">
            <text:p>8248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461]+10+RANDBETWEEN(0;10)" office:value-type="float" office:value="46028" calcext:value-type="float">
            <text:p>46028</text:p>
          </table:table-cell>
          <table:table-cell table:formula="of:=[.F461]+RANDBETWEEN(2;10)" office:value-type="float" office:value="46038" calcext:value-type="float">
            <text:p>46038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462]/25+RANDBETWEEN(-1000;1000);0)" office:value-type="float" office:value="175" calcext:value-type="float">
            <text:p>175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462]+10+RANDBETWEEN(0;10)" office:value-type="float" office:value="46026" calcext:value-type="float">
            <text:p>46026</text:p>
          </table:table-cell>
          <table:table-cell table:formula="of:=[.F462]+RANDBETWEEN(2;10)" office:value-type="float" office:value="46036" calcext:value-type="float">
            <text:p>46036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463]/25+RANDBETWEEN(-1000;1000);0)" office:value-type="float" office:value="1747" calcext:value-type="float">
            <text:p>1747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463]+10+RANDBETWEEN(0;10)" office:value-type="float" office:value="46047" calcext:value-type="float">
            <text:p>46047</text:p>
          </table:table-cell>
          <table:table-cell table:formula="of:=[.F463]+RANDBETWEEN(2;10)" office:value-type="float" office:value="46055" calcext:value-type="float">
            <text:p>46055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464]/25+RANDBETWEEN(-1000;1000);0)" office:value-type="float" office:value="1811" calcext:value-type="float">
            <text:p>1811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464]+10+RANDBETWEEN(0;10)" office:value-type="float" office:value="46035" calcext:value-type="float">
            <text:p>46035</text:p>
          </table:table-cell>
          <table:table-cell table:formula="of:=[.F464]+RANDBETWEEN(2;10)" office:value-type="float" office:value="46043" calcext:value-type="float">
            <text:p>46043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465]/25+RANDBETWEEN(-1000;1000);0)" office:value-type="float" office:value="435" calcext:value-type="float">
            <text:p>435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465]+10+RANDBETWEEN(0;10)" office:value-type="float" office:value="46034" calcext:value-type="float">
            <text:p>46034</text:p>
          </table:table-cell>
          <table:table-cell table:formula="of:=[.F465]+RANDBETWEEN(2;10)" office:value-type="float" office:value="46042" calcext:value-type="float">
            <text:p>46042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466]/25+RANDBETWEEN(-1000;1000);0)" office:value-type="float" office:value="1638" calcext:value-type="float">
            <text:p>1638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466]+10+RANDBETWEEN(0;10)" office:value-type="float" office:value="46035" calcext:value-type="float">
            <text:p>46035</text:p>
          </table:table-cell>
          <table:table-cell table:formula="of:=[.F466]+RANDBETWEEN(2;10)" office:value-type="float" office:value="46038" calcext:value-type="float">
            <text:p>46038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467]/25+RANDBETWEEN(-1000;1000);0)" office:value-type="float" office:value="1076" calcext:value-type="float">
            <text:p>1076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467]+10+RANDBETWEEN(0;10)" office:value-type="float" office:value="46035" calcext:value-type="float">
            <text:p>46035</text:p>
          </table:table-cell>
          <table:table-cell table:formula="of:=[.F467]+RANDBETWEEN(2;10)" office:value-type="float" office:value="46039" calcext:value-type="float">
            <text:p>46039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468]/25+RANDBETWEEN(-1000;1000);0)" office:value-type="float" office:value="1990" calcext:value-type="float">
            <text:p>1990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468]+10+RANDBETWEEN(0;10)" office:value-type="float" office:value="46034" calcext:value-type="float">
            <text:p>46034</text:p>
          </table:table-cell>
          <table:table-cell table:formula="of:=[.F468]+RANDBETWEEN(2;10)" office:value-type="float" office:value="46041" calcext:value-type="float">
            <text:p>46041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469]/25+RANDBETWEEN(-1000;1000);0)" office:value-type="float" office:value="1179" calcext:value-type="float">
            <text:p>1179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469]+10+RANDBETWEEN(0;10)" office:value-type="float" office:value="46044" calcext:value-type="float">
            <text:p>46044</text:p>
          </table:table-cell>
          <table:table-cell table:formula="of:=[.F469]+RANDBETWEEN(2;10)" office:value-type="float" office:value="46051" calcext:value-type="float">
            <text:p>46051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470]/25+RANDBETWEEN(-1000;1000);0)" office:value-type="float" office:value="1373" calcext:value-type="float">
            <text:p>1373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470]+10+RANDBETWEEN(0;10)" office:value-type="float" office:value="46033" calcext:value-type="float">
            <text:p>46033</text:p>
          </table:table-cell>
          <table:table-cell table:formula="of:=[.F470]+RANDBETWEEN(2;10)" office:value-type="float" office:value="46037" calcext:value-type="float">
            <text:p>46037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471]/25+RANDBETWEEN(-1000;1000);0)" office:value-type="float" office:value="1649" calcext:value-type="float">
            <text:p>1649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471]+10+RANDBETWEEN(0;10)" office:value-type="float" office:value="46046" calcext:value-type="float">
            <text:p>46046</text:p>
          </table:table-cell>
          <table:table-cell table:formula="of:=[.F471]+RANDBETWEEN(2;10)" office:value-type="float" office:value="46052" calcext:value-type="float">
            <text:p>46052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472]/25+RANDBETWEEN(-1000;1000);0)" office:value-type="float" office:value="1018" calcext:value-type="float">
            <text:p>1018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472]+10+RANDBETWEEN(0;10)" office:value-type="float" office:value="46039" calcext:value-type="float">
            <text:p>46039</text:p>
          </table:table-cell>
          <table:table-cell table:formula="of:=[.F472]+RANDBETWEEN(2;10)" office:value-type="float" office:value="46042" calcext:value-type="float">
            <text:p>46042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473]/25+RANDBETWEEN(-1000;1000);0)" office:value-type="float" office:value="2229" calcext:value-type="float">
            <text:p>2229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473]+10+RANDBETWEEN(0;10)" office:value-type="float" office:value="46045" calcext:value-type="float">
            <text:p>46045</text:p>
          </table:table-cell>
          <table:table-cell table:formula="of:=[.F473]+RANDBETWEEN(2;10)" office:value-type="float" office:value="46048" calcext:value-type="float">
            <text:p>46048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474]/25+RANDBETWEEN(-1000;1000);0)" office:value-type="float" office:value="370" calcext:value-type="float">
            <text:p>370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474]+10+RANDBETWEEN(0;10)" office:value-type="float" office:value="46041" calcext:value-type="float">
            <text:p>46041</text:p>
          </table:table-cell>
          <table:table-cell table:formula="of:=[.F474]+RANDBETWEEN(2;10)" office:value-type="float" office:value="46044" calcext:value-type="float">
            <text:p>46044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475]/25+RANDBETWEEN(-1000;1000);0)" office:value-type="float" office:value="1898" calcext:value-type="float">
            <text:p>1898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475]+10+RANDBETWEEN(0;10)" office:value-type="float" office:value="46029" calcext:value-type="float">
            <text:p>46029</text:p>
          </table:table-cell>
          <table:table-cell table:formula="of:=[.F475]+RANDBETWEEN(2;10)" office:value-type="float" office:value="46036" calcext:value-type="float">
            <text:p>46036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476]/25+RANDBETWEEN(-1000;1000);0)" office:value-type="float" office:value="1315" calcext:value-type="float">
            <text:p>1315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476]+10+RANDBETWEEN(0;10)" office:value-type="float" office:value="46047" calcext:value-type="float">
            <text:p>46047</text:p>
          </table:table-cell>
          <table:table-cell table:formula="of:=[.F476]+RANDBETWEEN(2;10)" office:value-type="float" office:value="46053" calcext:value-type="float">
            <text:p>46053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477]/25+RANDBETWEEN(-1000;1000);0)" office:value-type="float" office:value="2029" calcext:value-type="float">
            <text:p>2029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477]+10+RANDBETWEEN(0;10)" office:value-type="float" office:value="46039" calcext:value-type="float">
            <text:p>46039</text:p>
          </table:table-cell>
          <table:table-cell table:formula="of:=[.F477]+RANDBETWEEN(2;10)" office:value-type="float" office:value="46042" calcext:value-type="float">
            <text:p>46042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478]/25+RANDBETWEEN(-1000;1000);0)" office:value-type="float" office:value="1201" calcext:value-type="float">
            <text:p>1201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478]+10+RANDBETWEEN(0;10)" office:value-type="float" office:value="46042" calcext:value-type="float">
            <text:p>46042</text:p>
          </table:table-cell>
          <table:table-cell table:formula="of:=[.F478]+RANDBETWEEN(2;10)" office:value-type="float" office:value="46044" calcext:value-type="float">
            <text:p>46044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479]/25+RANDBETWEEN(-1000;1000);0)" office:value-type="float" office:value="1061" calcext:value-type="float">
            <text:p>1061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479]+10+RANDBETWEEN(0;10)" office:value-type="float" office:value="46045" calcext:value-type="float">
            <text:p>46045</text:p>
          </table:table-cell>
          <table:table-cell table:formula="of:=[.F479]+RANDBETWEEN(2;10)" office:value-type="float" office:value="46049" calcext:value-type="float">
            <text:p>46049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480]/25+RANDBETWEEN(-1000;1000);0)" office:value-type="float" office:value="1857" calcext:value-type="float">
            <text:p>1857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480]+10+RANDBETWEEN(0;10)" office:value-type="float" office:value="46045" calcext:value-type="float">
            <text:p>46045</text:p>
          </table:table-cell>
          <table:table-cell table:formula="of:=[.F480]+RANDBETWEEN(2;10)" office:value-type="float" office:value="46054" calcext:value-type="float">
            <text:p>46054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481]/25+RANDBETWEEN(-1000;1000);0)" office:value-type="float" office:value="844" calcext:value-type="float">
            <text:p>844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481]+10+RANDBETWEEN(0;10)" office:value-type="float" office:value="46052" calcext:value-type="float">
            <text:p>46052</text:p>
          </table:table-cell>
          <table:table-cell table:formula="of:=[.F481]+RANDBETWEEN(2;10)" office:value-type="float" office:value="46058" calcext:value-type="float">
            <text:p>46058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482]/25+RANDBETWEEN(-1000;1000);0)" office:value-type="float" office:value="6452" calcext:value-type="float">
            <text:p>6452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482]+10+RANDBETWEEN(0;10)" office:value-type="float" office:value="46030" calcext:value-type="float">
            <text:p>46030</text:p>
          </table:table-cell>
          <table:table-cell table:formula="of:=[.F482]+RANDBETWEEN(2;10)" office:value-type="float" office:value="46034" calcext:value-type="float">
            <text:p>46034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483]/25+RANDBETWEEN(-1000;1000);0)" office:value-type="float" office:value="7364" calcext:value-type="float">
            <text:p>7364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483]+10+RANDBETWEEN(0;10)" office:value-type="float" office:value="46045" calcext:value-type="float">
            <text:p>46045</text:p>
          </table:table-cell>
          <table:table-cell table:formula="of:=[.F483]+RANDBETWEEN(2;10)" office:value-type="float" office:value="46054" calcext:value-type="float">
            <text:p>46054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484]/25+RANDBETWEEN(-1000;1000);0)" office:value-type="float" office:value="6162" calcext:value-type="float">
            <text:p>6162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484]+10+RANDBETWEEN(0;10)" office:value-type="float" office:value="46052" calcext:value-type="float">
            <text:p>46052</text:p>
          </table:table-cell>
          <table:table-cell table:formula="of:=[.F484]+RANDBETWEEN(2;10)" office:value-type="float" office:value="46054" calcext:value-type="float">
            <text:p>46054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485]/25+RANDBETWEEN(-1000;1000);0)" office:value-type="float" office:value="6766" calcext:value-type="float">
            <text:p>6766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485]+10+RANDBETWEEN(0;10)" office:value-type="float" office:value="46047" calcext:value-type="float">
            <text:p>46047</text:p>
          </table:table-cell>
          <table:table-cell table:formula="of:=[.F485]+RANDBETWEEN(2;10)" office:value-type="float" office:value="46050" calcext:value-type="float">
            <text:p>46050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486]/25+RANDBETWEEN(-1000;1000);0)" office:value-type="float" office:value="9491" calcext:value-type="float">
            <text:p>9491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486]+10+RANDBETWEEN(0;10)" office:value-type="float" office:value="46047" calcext:value-type="float">
            <text:p>46047</text:p>
          </table:table-cell>
          <table:table-cell table:formula="of:=[.F486]+RANDBETWEEN(2;10)" office:value-type="float" office:value="46055" calcext:value-type="float">
            <text:p>46055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487]/25+RANDBETWEEN(-1000;1000);0)" office:value-type="float" office:value="6428" calcext:value-type="float">
            <text:p>6428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487]+10+RANDBETWEEN(0;10)" office:value-type="float" office:value="46037" calcext:value-type="float">
            <text:p>46037</text:p>
          </table:table-cell>
          <table:table-cell table:formula="of:=[.F487]+RANDBETWEEN(2;10)" office:value-type="float" office:value="46043" calcext:value-type="float">
            <text:p>46043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488]/25+RANDBETWEEN(-1000;1000);0)" office:value-type="float" office:value="8039" calcext:value-type="float">
            <text:p>8039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488]+10+RANDBETWEEN(0;10)" office:value-type="float" office:value="46030" calcext:value-type="float">
            <text:p>46030</text:p>
          </table:table-cell>
          <table:table-cell table:formula="of:=[.F488]+RANDBETWEEN(2;10)" office:value-type="float" office:value="46036" calcext:value-type="float">
            <text:p>46036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489]/25+RANDBETWEEN(-1000;1000);0)" office:value-type="float" office:value="7387" calcext:value-type="float">
            <text:p>7387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489]+10+RANDBETWEEN(0;10)" office:value-type="float" office:value="46038" calcext:value-type="float">
            <text:p>46038</text:p>
          </table:table-cell>
          <table:table-cell table:formula="of:=[.F489]+RANDBETWEEN(2;10)" office:value-type="float" office:value="46043" calcext:value-type="float">
            <text:p>46043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490]/25+RANDBETWEEN(-1000;1000);0)" office:value-type="float" office:value="7424" calcext:value-type="float">
            <text:p>7424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490]+10+RANDBETWEEN(0;10)" office:value-type="float" office:value="46025" calcext:value-type="float">
            <text:p>46025</text:p>
          </table:table-cell>
          <table:table-cell table:formula="of:=[.F490]+RANDBETWEEN(2;10)" office:value-type="float" office:value="46034" calcext:value-type="float">
            <text:p>46034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491]/25+RANDBETWEEN(-1000;1000);0)" office:value-type="float" office:value="5844" calcext:value-type="float">
            <text:p>5844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491]+10+RANDBETWEEN(0;10)" office:value-type="float" office:value="46023" calcext:value-type="float">
            <text:p>46023</text:p>
          </table:table-cell>
          <table:table-cell table:formula="of:=[.F491]+RANDBETWEEN(2;10)" office:value-type="float" office:value="46027" calcext:value-type="float">
            <text:p>46027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492]/25+RANDBETWEEN(-1000;1000);0)" office:value-type="float" office:value="5939" calcext:value-type="float">
            <text:p>5939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492]+10+RANDBETWEEN(0;10)" office:value-type="float" office:value="46031" calcext:value-type="float">
            <text:p>46031</text:p>
          </table:table-cell>
          <table:table-cell table:formula="of:=[.F492]+RANDBETWEEN(2;10)" office:value-type="float" office:value="46037" calcext:value-type="float">
            <text:p>46037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493]/25+RANDBETWEEN(-1000;1000);0)" office:value-type="float" office:value="6148" calcext:value-type="float">
            <text:p>6148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493]+10+RANDBETWEEN(0;10)" office:value-type="float" office:value="46035" calcext:value-type="float">
            <text:p>46035</text:p>
          </table:table-cell>
          <table:table-cell table:formula="of:=[.F493]+RANDBETWEEN(2;10)" office:value-type="float" office:value="46038" calcext:value-type="float">
            <text:p>46038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494]/25+RANDBETWEEN(-1000;1000);0)" office:value-type="float" office:value="5794" calcext:value-type="float">
            <text:p>5794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494]+10+RANDBETWEEN(0;10)" office:value-type="float" office:value="46048" calcext:value-type="float">
            <text:p>46048</text:p>
          </table:table-cell>
          <table:table-cell table:formula="of:=[.F494]+RANDBETWEEN(2;10)" office:value-type="float" office:value="46051" calcext:value-type="float">
            <text:p>46051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495]/25+RANDBETWEEN(-1000;1000);0)" office:value-type="float" office:value="7513" calcext:value-type="float">
            <text:p>7513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495]+10+RANDBETWEEN(0;10)" office:value-type="float" office:value="46035" calcext:value-type="float">
            <text:p>46035</text:p>
          </table:table-cell>
          <table:table-cell table:formula="of:=[.F495]+RANDBETWEEN(2;10)" office:value-type="float" office:value="46039" calcext:value-type="float">
            <text:p>46039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496]/25+RANDBETWEEN(-1000;1000);0)" office:value-type="float" office:value="7019" calcext:value-type="float">
            <text:p>7019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496]+10+RANDBETWEEN(0;10)" office:value-type="float" office:value="46037" calcext:value-type="float">
            <text:p>46037</text:p>
          </table:table-cell>
          <table:table-cell table:formula="of:=[.F496]+RANDBETWEEN(2;10)" office:value-type="float" office:value="46047" calcext:value-type="float">
            <text:p>46047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497]/25+RANDBETWEEN(-1000;1000);0)" office:value-type="float" office:value="9100" calcext:value-type="float">
            <text:p>9100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497]+10+RANDBETWEEN(0;10)" office:value-type="float" office:value="46026" calcext:value-type="float">
            <text:p>46026</text:p>
          </table:table-cell>
          <table:table-cell table:formula="of:=[.F497]+RANDBETWEEN(2;10)" office:value-type="float" office:value="46032" calcext:value-type="float">
            <text:p>46032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498]/25+RANDBETWEEN(-1000;1000);0)" office:value-type="float" office:value="7947" calcext:value-type="float">
            <text:p>7947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498]+10+RANDBETWEEN(0;10)" office:value-type="float" office:value="46027" calcext:value-type="float">
            <text:p>46027</text:p>
          </table:table-cell>
          <table:table-cell table:formula="of:=[.F498]+RANDBETWEEN(2;10)" office:value-type="float" office:value="46034" calcext:value-type="float">
            <text:p>46034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499]/25+RANDBETWEEN(-1000;1000);0)" office:value-type="float" office:value="6251" calcext:value-type="float">
            <text:p>6251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499]+10+RANDBETWEEN(0;10)" office:value-type="float" office:value="46031" calcext:value-type="float">
            <text:p>46031</text:p>
          </table:table-cell>
          <table:table-cell table:formula="of:=[.F499]+RANDBETWEEN(2;10)" office:value-type="float" office:value="46039" calcext:value-type="float">
            <text:p>46039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500]/25+RANDBETWEEN(-1000;1000);0)" office:value-type="float" office:value="6400" calcext:value-type="float">
            <text:p>6400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500]+10+RANDBETWEEN(0;10)" office:value-type="float" office:value="46039" calcext:value-type="float">
            <text:p>46039</text:p>
          </table:table-cell>
          <table:table-cell table:formula="of:=[.F500]+RANDBETWEEN(2;10)" office:value-type="float" office:value="46043" calcext:value-type="float">
            <text:p>46043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501]/25+RANDBETWEEN(-1000;1000);0)" office:value-type="float" office:value="6893" calcext:value-type="float">
            <text:p>6893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501]+10+RANDBETWEEN(0;10)" office:value-type="float" office:value="46048" calcext:value-type="float">
            <text:p>46048</text:p>
          </table:table-cell>
          <table:table-cell table:formula="of:=[.F501]+RANDBETWEEN(2;10)" office:value-type="float" office:value="46055" calcext:value-type="float">
            <text:p>46055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502]/25+RANDBETWEEN(-1000;1000);0)" office:value-type="float" office:value="143" calcext:value-type="float">
            <text:p>143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502]+10+RANDBETWEEN(0;10)" office:value-type="float" office:value="46045" calcext:value-type="float">
            <text:p>46045</text:p>
          </table:table-cell>
          <table:table-cell table:formula="of:=[.F502]+RANDBETWEEN(2;10)" office:value-type="float" office:value="46050" calcext:value-type="float">
            <text:p>46050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503]/25+RANDBETWEEN(-1000;1000);0)" office:value-type="float" office:value="871" calcext:value-type="float">
            <text:p>871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503]+10+RANDBETWEEN(0;10)" office:value-type="float" office:value="46036" calcext:value-type="float">
            <text:p>46036</text:p>
          </table:table-cell>
          <table:table-cell table:formula="of:=[.F503]+RANDBETWEEN(2;10)" office:value-type="float" office:value="46040" calcext:value-type="float">
            <text:p>46040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504]/25+RANDBETWEEN(-1000;1000);0)" office:value-type="float" office:value="818" calcext:value-type="float">
            <text:p>818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504]+10+RANDBETWEEN(0;10)" office:value-type="float" office:value="46041" calcext:value-type="float">
            <text:p>46041</text:p>
          </table:table-cell>
          <table:table-cell table:formula="of:=[.F504]+RANDBETWEEN(2;10)" office:value-type="float" office:value="46049" calcext:value-type="float">
            <text:p>46049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505]/25+RANDBETWEEN(-1000;1000);0)" office:value-type="float" office:value="918" calcext:value-type="float">
            <text:p>918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505]+10+RANDBETWEEN(0;10)" office:value-type="float" office:value="46038" calcext:value-type="float">
            <text:p>46038</text:p>
          </table:table-cell>
          <table:table-cell table:formula="of:=[.F505]+RANDBETWEEN(2;10)" office:value-type="float" office:value="46046" calcext:value-type="float">
            <text:p>46046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506]/25+RANDBETWEEN(-1000;1000);0)" office:value-type="float" office:value="1060" calcext:value-type="float">
            <text:p>1060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506]+10+RANDBETWEEN(0;10)" office:value-type="float" office:value="46030" calcext:value-type="float">
            <text:p>46030</text:p>
          </table:table-cell>
          <table:table-cell table:formula="of:=[.F506]+RANDBETWEEN(2;10)" office:value-type="float" office:value="46039" calcext:value-type="float">
            <text:p>46039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507]/25+RANDBETWEEN(-1000;1000);0)" office:value-type="float" office:value="917" calcext:value-type="float">
            <text:p>917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507]+10+RANDBETWEEN(0;10)" office:value-type="float" office:value="46031" calcext:value-type="float">
            <text:p>46031</text:p>
          </table:table-cell>
          <table:table-cell table:formula="of:=[.F507]+RANDBETWEEN(2;10)" office:value-type="float" office:value="46040" calcext:value-type="float">
            <text:p>46040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508]/25+RANDBETWEEN(-1000;1000);0)" office:value-type="float" office:value="1393" calcext:value-type="float">
            <text:p>1393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508]+10+RANDBETWEEN(0;10)" office:value-type="float" office:value="46036" calcext:value-type="float">
            <text:p>46036</text:p>
          </table:table-cell>
          <table:table-cell table:formula="of:=[.F508]+RANDBETWEEN(2;10)" office:value-type="float" office:value="46043" calcext:value-type="float">
            <text:p>46043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509]/25+RANDBETWEEN(-1000;1000);0)" office:value-type="float" office:value="2447" calcext:value-type="float">
            <text:p>2447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509]+10+RANDBETWEEN(0;10)" office:value-type="float" office:value="46035" calcext:value-type="float">
            <text:p>46035</text:p>
          </table:table-cell>
          <table:table-cell table:formula="of:=[.F509]+RANDBETWEEN(2;10)" office:value-type="float" office:value="46044" calcext:value-type="float">
            <text:p>46044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510]/25+RANDBETWEEN(-1000;1000);0)" office:value-type="float" office:value="1485" calcext:value-type="float">
            <text:p>1485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510]+10+RANDBETWEEN(0;10)" office:value-type="float" office:value="46026" calcext:value-type="float">
            <text:p>46026</text:p>
          </table:table-cell>
          <table:table-cell table:formula="of:=[.F510]+RANDBETWEEN(2;10)" office:value-type="float" office:value="46036" calcext:value-type="float">
            <text:p>46036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511]/25+RANDBETWEEN(-1000;1000);0)" office:value-type="float" office:value="1655" calcext:value-type="float">
            <text:p>1655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511]+10+RANDBETWEEN(0;10)" office:value-type="float" office:value="46044" calcext:value-type="float">
            <text:p>46044</text:p>
          </table:table-cell>
          <table:table-cell table:formula="of:=[.F511]+RANDBETWEEN(2;10)" office:value-type="float" office:value="46047" calcext:value-type="float">
            <text:p>46047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512]/25+RANDBETWEEN(-1000;1000);0)" office:value-type="float" office:value="302" calcext:value-type="float">
            <text:p>302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512]+10+RANDBETWEEN(0;10)" office:value-type="float" office:value="46039" calcext:value-type="float">
            <text:p>46039</text:p>
          </table:table-cell>
          <table:table-cell table:formula="of:=[.F512]+RANDBETWEEN(2;10)" office:value-type="float" office:value="46047" calcext:value-type="float">
            <text:p>46047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513]/25+RANDBETWEEN(-1000;1000);0)" office:value-type="float" office:value="1427" calcext:value-type="float">
            <text:p>1427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513]+10+RANDBETWEEN(0;10)" office:value-type="float" office:value="46035" calcext:value-type="float">
            <text:p>46035</text:p>
          </table:table-cell>
          <table:table-cell table:formula="of:=[.F513]+RANDBETWEEN(2;10)" office:value-type="float" office:value="46044" calcext:value-type="float">
            <text:p>46044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514]/25+RANDBETWEEN(-1000;1000);0)" office:value-type="float" office:value="2114" calcext:value-type="float">
            <text:p>2114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514]+10+RANDBETWEEN(0;10)" office:value-type="float" office:value="46032" calcext:value-type="float">
            <text:p>46032</text:p>
          </table:table-cell>
          <table:table-cell table:formula="of:=[.F514]+RANDBETWEEN(2;10)" office:value-type="float" office:value="46034" calcext:value-type="float">
            <text:p>46034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515]/25+RANDBETWEEN(-1000;1000);0)" office:value-type="float" office:value="2298" calcext:value-type="float">
            <text:p>2298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515]+10+RANDBETWEEN(0;10)" office:value-type="float" office:value="46043" calcext:value-type="float">
            <text:p>46043</text:p>
          </table:table-cell>
          <table:table-cell table:formula="of:=[.F515]+RANDBETWEEN(2;10)" office:value-type="float" office:value="46049" calcext:value-type="float">
            <text:p>46049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516]/25+RANDBETWEEN(-1000;1000);0)" office:value-type="float" office:value="816" calcext:value-type="float">
            <text:p>816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516]+10+RANDBETWEEN(0;10)" office:value-type="float" office:value="46041" calcext:value-type="float">
            <text:p>46041</text:p>
          </table:table-cell>
          <table:table-cell table:formula="of:=[.F516]+RANDBETWEEN(2;10)" office:value-type="float" office:value="46051" calcext:value-type="float">
            <text:p>46051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517]/25+RANDBETWEEN(-1000;1000);0)" office:value-type="float" office:value="1526" calcext:value-type="float">
            <text:p>1526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17]+10+RANDBETWEEN(0;10)" office:value-type="float" office:value="46036" calcext:value-type="float">
            <text:p>46036</text:p>
          </table:table-cell>
          <table:table-cell table:formula="of:=[.F517]+RANDBETWEEN(2;10)" office:value-type="float" office:value="46045" calcext:value-type="float">
            <text:p>46045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518]/25+RANDBETWEEN(-1000;1000);0)" office:value-type="float" office:value="830" calcext:value-type="float">
            <text:p>830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518]+10+RANDBETWEEN(0;10)" office:value-type="float" office:value="46035" calcext:value-type="float">
            <text:p>46035</text:p>
          </table:table-cell>
          <table:table-cell table:formula="of:=[.F518]+RANDBETWEEN(2;10)" office:value-type="float" office:value="46043" calcext:value-type="float">
            <text:p>46043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519]/25+RANDBETWEEN(-1000;1000);0)" office:value-type="float" office:value="2283" calcext:value-type="float">
            <text:p>228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19]+10+RANDBETWEEN(0;10)" office:value-type="float" office:value="46031" calcext:value-type="float">
            <text:p>46031</text:p>
          </table:table-cell>
          <table:table-cell table:formula="of:=[.F519]+RANDBETWEEN(2;10)" office:value-type="float" office:value="46037" calcext:value-type="float">
            <text:p>46037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520]/25+RANDBETWEEN(-1000;1000);0)" office:value-type="float" office:value="1093" calcext:value-type="float">
            <text:p>109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520]+10+RANDBETWEEN(0;10)" office:value-type="float" office:value="46033" calcext:value-type="float">
            <text:p>46033</text:p>
          </table:table-cell>
          <table:table-cell table:formula="of:=[.F520]+RANDBETWEEN(2;10)" office:value-type="float" office:value="46041" calcext:value-type="float">
            <text:p>46041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521]/25+RANDBETWEEN(-1000;1000);0)" office:value-type="float" office:value="1600" calcext:value-type="float">
            <text:p>1600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521]+10+RANDBETWEEN(0;10)" office:value-type="float" office:value="46038" calcext:value-type="float">
            <text:p>46038</text:p>
          </table:table-cell>
          <table:table-cell table:formula="of:=[.F521]+RANDBETWEEN(2;10)" office:value-type="float" office:value="46048" calcext:value-type="float">
            <text:p>46048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522]/25+RANDBETWEEN(-1000;1000);0)" office:value-type="float" office:value="6607" calcext:value-type="float">
            <text:p>6607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522]+10+RANDBETWEEN(0;10)" office:value-type="float" office:value="46035" calcext:value-type="float">
            <text:p>46035</text:p>
          </table:table-cell>
          <table:table-cell table:formula="of:=[.F522]+RANDBETWEEN(2;10)" office:value-type="float" office:value="46038" calcext:value-type="float">
            <text:p>46038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523]/25+RANDBETWEEN(-1000;1000);0)" office:value-type="float" office:value="6783" calcext:value-type="float">
            <text:p>6783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523]+10+RANDBETWEEN(0;10)" office:value-type="float" office:value="46045" calcext:value-type="float">
            <text:p>46045</text:p>
          </table:table-cell>
          <table:table-cell table:formula="of:=[.F523]+RANDBETWEEN(2;10)" office:value-type="float" office:value="46050" calcext:value-type="float">
            <text:p>46050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524]/25+RANDBETWEEN(-1000;1000);0)" office:value-type="float" office:value="6915" calcext:value-type="float">
            <text:p>691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524]+10+RANDBETWEEN(0;10)" office:value-type="float" office:value="46039" calcext:value-type="float">
            <text:p>46039</text:p>
          </table:table-cell>
          <table:table-cell table:formula="of:=[.F524]+RANDBETWEEN(2;10)" office:value-type="float" office:value="46041" calcext:value-type="float">
            <text:p>46041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525]/25+RANDBETWEEN(-1000;1000);0)" office:value-type="float" office:value="5799" calcext:value-type="float">
            <text:p>5799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525]+10+RANDBETWEEN(0;10)" office:value-type="float" office:value="46043" calcext:value-type="float">
            <text:p>46043</text:p>
          </table:table-cell>
          <table:table-cell table:formula="of:=[.F525]+RANDBETWEEN(2;10)" office:value-type="float" office:value="46052" calcext:value-type="float">
            <text:p>46052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526]/25+RANDBETWEEN(-1000;1000);0)" office:value-type="float" office:value="8931" calcext:value-type="float">
            <text:p>8931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526]+10+RANDBETWEEN(0;10)" office:value-type="float" office:value="46049" calcext:value-type="float">
            <text:p>46049</text:p>
          </table:table-cell>
          <table:table-cell table:formula="of:=[.F526]+RANDBETWEEN(2;10)" office:value-type="float" office:value="46059" calcext:value-type="float">
            <text:p>46059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527]/25+RANDBETWEEN(-1000;1000);0)" office:value-type="float" office:value="5697" calcext:value-type="float">
            <text:p>5697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527]+10+RANDBETWEEN(0;10)" office:value-type="float" office:value="46040" calcext:value-type="float">
            <text:p>46040</text:p>
          </table:table-cell>
          <table:table-cell table:formula="of:=[.F527]+RANDBETWEEN(2;10)" office:value-type="float" office:value="46044" calcext:value-type="float">
            <text:p>46044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528]/25+RANDBETWEEN(-1000;1000);0)" office:value-type="float" office:value="7782" calcext:value-type="float">
            <text:p>7782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528]+10+RANDBETWEEN(0;10)" office:value-type="float" office:value="46039" calcext:value-type="float">
            <text:p>46039</text:p>
          </table:table-cell>
          <table:table-cell table:formula="of:=[.F528]+RANDBETWEEN(2;10)" office:value-type="float" office:value="46045" calcext:value-type="float">
            <text:p>46045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529]/25+RANDBETWEEN(-1000;1000);0)" office:value-type="float" office:value="7919" calcext:value-type="float">
            <text:p>7919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529]+10+RANDBETWEEN(0;10)" office:value-type="float" office:value="46035" calcext:value-type="float">
            <text:p>46035</text:p>
          </table:table-cell>
          <table:table-cell table:formula="of:=[.F529]+RANDBETWEEN(2;10)" office:value-type="float" office:value="46041" calcext:value-type="float">
            <text:p>46041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530]/25+RANDBETWEEN(-1000;1000);0)" office:value-type="float" office:value="9039" calcext:value-type="float">
            <text:p>9039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530]+10+RANDBETWEEN(0;10)" office:value-type="float" office:value="46042" calcext:value-type="float">
            <text:p>46042</text:p>
          </table:table-cell>
          <table:table-cell table:formula="of:=[.F530]+RANDBETWEEN(2;10)" office:value-type="float" office:value="46047" calcext:value-type="float">
            <text:p>46047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531]/25+RANDBETWEEN(-1000;1000);0)" office:value-type="float" office:value="5521" calcext:value-type="float">
            <text:p>5521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531]+10+RANDBETWEEN(0;10)" office:value-type="float" office:value="46042" calcext:value-type="float">
            <text:p>46042</text:p>
          </table:table-cell>
          <table:table-cell table:formula="of:=[.F531]+RANDBETWEEN(2;10)" office:value-type="float" office:value="46052" calcext:value-type="float">
            <text:p>46052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532]/25+RANDBETWEEN(-1000;1000);0)" office:value-type="float" office:value="6113" calcext:value-type="float">
            <text:p>6113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532]+10+RANDBETWEEN(0;10)" office:value-type="float" office:value="46041" calcext:value-type="float">
            <text:p>46041</text:p>
          </table:table-cell>
          <table:table-cell table:formula="of:=[.F532]+RANDBETWEEN(2;10)" office:value-type="float" office:value="46046" calcext:value-type="float">
            <text:p>46046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533]/25+RANDBETWEEN(-1000;1000);0)" office:value-type="float" office:value="6040" calcext:value-type="float">
            <text:p>6040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533]+10+RANDBETWEEN(0;10)" office:value-type="float" office:value="46035" calcext:value-type="float">
            <text:p>46035</text:p>
          </table:table-cell>
          <table:table-cell table:formula="of:=[.F533]+RANDBETWEEN(2;10)" office:value-type="float" office:value="46039" calcext:value-type="float">
            <text:p>46039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534]/25+RANDBETWEEN(-1000;1000);0)" office:value-type="float" office:value="5761" calcext:value-type="float">
            <text:p>5761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534]+10+RANDBETWEEN(0;10)" office:value-type="float" office:value="46046" calcext:value-type="float">
            <text:p>46046</text:p>
          </table:table-cell>
          <table:table-cell table:formula="of:=[.F534]+RANDBETWEEN(2;10)" office:value-type="float" office:value="46053" calcext:value-type="float">
            <text:p>46053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535]/25+RANDBETWEEN(-1000;1000);0)" office:value-type="float" office:value="6235" calcext:value-type="float">
            <text:p>6235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535]+10+RANDBETWEEN(0;10)" office:value-type="float" office:value="46032" calcext:value-type="float">
            <text:p>46032</text:p>
          </table:table-cell>
          <table:table-cell table:formula="of:=[.F535]+RANDBETWEEN(2;10)" office:value-type="float" office:value="46037" calcext:value-type="float">
            <text:p>46037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536]/25+RANDBETWEEN(-1000;1000);0)" office:value-type="float" office:value="6975" calcext:value-type="float">
            <text:p>6975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536]+10+RANDBETWEEN(0;10)" office:value-type="float" office:value="46037" calcext:value-type="float">
            <text:p>46037</text:p>
          </table:table-cell>
          <table:table-cell table:formula="of:=[.F536]+RANDBETWEEN(2;10)" office:value-type="float" office:value="46043" calcext:value-type="float">
            <text:p>46043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537]/25+RANDBETWEEN(-1000;1000);0)" office:value-type="float" office:value="8211" calcext:value-type="float">
            <text:p>8211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537]+10+RANDBETWEEN(0;10)" office:value-type="float" office:value="46045" calcext:value-type="float">
            <text:p>46045</text:p>
          </table:table-cell>
          <table:table-cell table:formula="of:=[.F537]+RANDBETWEEN(2;10)" office:value-type="float" office:value="46054" calcext:value-type="float">
            <text:p>46054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538]/25+RANDBETWEEN(-1000;1000);0)" office:value-type="float" office:value="9726" calcext:value-type="float">
            <text:p>9726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538]+10+RANDBETWEEN(0;10)" office:value-type="float" office:value="46044" calcext:value-type="float">
            <text:p>46044</text:p>
          </table:table-cell>
          <table:table-cell table:formula="of:=[.F538]+RANDBETWEEN(2;10)" office:value-type="float" office:value="46051" calcext:value-type="float">
            <text:p>46051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539]/25+RANDBETWEEN(-1000;1000);0)" office:value-type="float" office:value="5929" calcext:value-type="float">
            <text:p>5929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539]+10+RANDBETWEEN(0;10)" office:value-type="float" office:value="46040" calcext:value-type="float">
            <text:p>46040</text:p>
          </table:table-cell>
          <table:table-cell table:formula="of:=[.F539]+RANDBETWEEN(2;10)" office:value-type="float" office:value="46042" calcext:value-type="float">
            <text:p>46042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540]/25+RANDBETWEEN(-1000;1000);0)" office:value-type="float" office:value="6861" calcext:value-type="float">
            <text:p>6861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540]+10+RANDBETWEEN(0;10)" office:value-type="float" office:value="46027" calcext:value-type="float">
            <text:p>46027</text:p>
          </table:table-cell>
          <table:table-cell table:formula="of:=[.F540]+RANDBETWEEN(2;10)" office:value-type="float" office:value="46032" calcext:value-type="float">
            <text:p>46032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541]/25+RANDBETWEEN(-1000;1000);0)" office:value-type="float" office:value="7148" calcext:value-type="float">
            <text:p>7148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541]+10+RANDBETWEEN(0;10)" office:value-type="float" office:value="46035" calcext:value-type="float">
            <text:p>46035</text:p>
          </table:table-cell>
          <table:table-cell table:formula="of:=[.F541]+RANDBETWEEN(2;10)" office:value-type="float" office:value="46045" calcext:value-type="float">
            <text:p>46045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542]/25+RANDBETWEEN(-1000;1000);0)" office:value-type="float" office:value="200" calcext:value-type="float">
            <text:p>200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542]+10+RANDBETWEEN(0;10)" office:value-type="float" office:value="46034" calcext:value-type="float">
            <text:p>46034</text:p>
          </table:table-cell>
          <table:table-cell table:formula="of:=[.F542]+RANDBETWEEN(2;10)" office:value-type="float" office:value="46044" calcext:value-type="float">
            <text:p>46044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543]/25+RANDBETWEEN(-1000;1000);0)" office:value-type="float" office:value="591" calcext:value-type="float">
            <text:p>591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543]+10+RANDBETWEEN(0;10)" office:value-type="float" office:value="46024" calcext:value-type="float">
            <text:p>46024</text:p>
          </table:table-cell>
          <table:table-cell table:formula="of:=[.F543]+RANDBETWEEN(2;10)" office:value-type="float" office:value="46034" calcext:value-type="float">
            <text:p>46034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544]/25+RANDBETWEEN(-1000;1000);0)" office:value-type="float" office:value="1030" calcext:value-type="float">
            <text:p>1030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544]+10+RANDBETWEEN(0;10)" office:value-type="float" office:value="46039" calcext:value-type="float">
            <text:p>46039</text:p>
          </table:table-cell>
          <table:table-cell table:formula="of:=[.F544]+RANDBETWEEN(2;10)" office:value-type="float" office:value="46046" calcext:value-type="float">
            <text:p>46046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545]/25+RANDBETWEEN(-1000;1000);0)" office:value-type="float" office:value="713" calcext:value-type="float">
            <text:p>71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45]+10+RANDBETWEEN(0;10)" office:value-type="float" office:value="46038" calcext:value-type="float">
            <text:p>46038</text:p>
          </table:table-cell>
          <table:table-cell table:formula="of:=[.F545]+RANDBETWEEN(2;10)" office:value-type="float" office:value="46042" calcext:value-type="float">
            <text:p>46042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546]/25+RANDBETWEEN(-1000;1000);0)" office:value-type="float" office:value="604" calcext:value-type="float">
            <text:p>604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546]+10+RANDBETWEEN(0;10)" office:value-type="float" office:value="46035" calcext:value-type="float">
            <text:p>46035</text:p>
          </table:table-cell>
          <table:table-cell table:formula="of:=[.F546]+RANDBETWEEN(2;10)" office:value-type="float" office:value="46038" calcext:value-type="float">
            <text:p>46038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547]/25+RANDBETWEEN(-1000;1000);0)" office:value-type="float" office:value="2220" calcext:value-type="float">
            <text:p>2220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547]+10+RANDBETWEEN(0;10)" office:value-type="float" office:value="46033" calcext:value-type="float">
            <text:p>46033</text:p>
          </table:table-cell>
          <table:table-cell table:formula="of:=[.F547]+RANDBETWEEN(2;10)" office:value-type="float" office:value="46042" calcext:value-type="float">
            <text:p>46042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548]/25+RANDBETWEEN(-1000;1000);0)" office:value-type="float" office:value="2393" calcext:value-type="float">
            <text:p>2393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548]+10+RANDBETWEEN(0;10)" office:value-type="float" office:value="46037" calcext:value-type="float">
            <text:p>46037</text:p>
          </table:table-cell>
          <table:table-cell table:formula="of:=[.F548]+RANDBETWEEN(2;10)" office:value-type="float" office:value="46040" calcext:value-type="float">
            <text:p>46040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549]/25+RANDBETWEEN(-1000;1000);0)" office:value-type="float" office:value="511" calcext:value-type="float">
            <text:p>511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549]+10+RANDBETWEEN(0;10)" office:value-type="float" office:value="46036" calcext:value-type="float">
            <text:p>46036</text:p>
          </table:table-cell>
          <table:table-cell table:formula="of:=[.F549]+RANDBETWEEN(2;10)" office:value-type="float" office:value="46042" calcext:value-type="float">
            <text:p>46042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550]/25+RANDBETWEEN(-1000;1000);0)" office:value-type="float" office:value="2034" calcext:value-type="float">
            <text:p>2034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550]+10+RANDBETWEEN(0;10)" office:value-type="float" office:value="46041" calcext:value-type="float">
            <text:p>46041</text:p>
          </table:table-cell>
          <table:table-cell table:formula="of:=[.F550]+RANDBETWEEN(2;10)" office:value-type="float" office:value="46048" calcext:value-type="float">
            <text:p>46048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551]/25+RANDBETWEEN(-1000;1000);0)" office:value-type="float" office:value="1408" calcext:value-type="float">
            <text:p>1408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51]+10+RANDBETWEEN(0;10)" office:value-type="float" office:value="46033" calcext:value-type="float">
            <text:p>46033</text:p>
          </table:table-cell>
          <table:table-cell table:formula="of:=[.F551]+RANDBETWEEN(2;10)" office:value-type="float" office:value="46035" calcext:value-type="float">
            <text:p>46035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552]/25+RANDBETWEEN(-1000;1000);0)" office:value-type="float" office:value="703" calcext:value-type="float">
            <text:p>703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552]+10+RANDBETWEEN(0;10)" office:value-type="float" office:value="46047" calcext:value-type="float">
            <text:p>46047</text:p>
          </table:table-cell>
          <table:table-cell table:formula="of:=[.F552]+RANDBETWEEN(2;10)" office:value-type="float" office:value="46052" calcext:value-type="float">
            <text:p>46052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553]/25+RANDBETWEEN(-1000;1000);0)" office:value-type="float" office:value="1594" calcext:value-type="float">
            <text:p>1594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553]+10+RANDBETWEEN(0;10)" office:value-type="float" office:value="46039" calcext:value-type="float">
            <text:p>46039</text:p>
          </table:table-cell>
          <table:table-cell table:formula="of:=[.F553]+RANDBETWEEN(2;10)" office:value-type="float" office:value="46041" calcext:value-type="float">
            <text:p>46041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554]/25+RANDBETWEEN(-1000;1000);0)" office:value-type="float" office:value="1092" calcext:value-type="float">
            <text:p>1092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554]+10+RANDBETWEEN(0;10)" office:value-type="float" office:value="46033" calcext:value-type="float">
            <text:p>46033</text:p>
          </table:table-cell>
          <table:table-cell table:formula="of:=[.F554]+RANDBETWEEN(2;10)" office:value-type="float" office:value="46040" calcext:value-type="float">
            <text:p>46040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555]/25+RANDBETWEEN(-1000;1000);0)" office:value-type="float" office:value="1513" calcext:value-type="float">
            <text:p>1513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555]+10+RANDBETWEEN(0;10)" office:value-type="float" office:value="46047" calcext:value-type="float">
            <text:p>46047</text:p>
          </table:table-cell>
          <table:table-cell table:formula="of:=[.F555]+RANDBETWEEN(2;10)" office:value-type="float" office:value="46055" calcext:value-type="float">
            <text:p>46055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556]/25+RANDBETWEEN(-1000;1000);0)" office:value-type="float" office:value="867" calcext:value-type="float">
            <text:p>867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556]+10+RANDBETWEEN(0;10)" office:value-type="float" office:value="46027" calcext:value-type="float">
            <text:p>46027</text:p>
          </table:table-cell>
          <table:table-cell table:formula="of:=[.F556]+RANDBETWEEN(2;10)" office:value-type="float" office:value="46034" calcext:value-type="float">
            <text:p>46034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557]/25+RANDBETWEEN(-1000;1000);0)" office:value-type="float" office:value="646" calcext:value-type="float">
            <text:p>646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557]+10+RANDBETWEEN(0;10)" office:value-type="float" office:value="46034" calcext:value-type="float">
            <text:p>46034</text:p>
          </table:table-cell>
          <table:table-cell table:formula="of:=[.F557]+RANDBETWEEN(2;10)" office:value-type="float" office:value="46043" calcext:value-type="float">
            <text:p>46043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558]/25+RANDBETWEEN(-1000;1000);0)" office:value-type="float" office:value="1288" calcext:value-type="float">
            <text:p>1288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558]+10+RANDBETWEEN(0;10)" office:value-type="float" office:value="46050" calcext:value-type="float">
            <text:p>46050</text:p>
          </table:table-cell>
          <table:table-cell table:formula="of:=[.F558]+RANDBETWEEN(2;10)" office:value-type="float" office:value="46059" calcext:value-type="float">
            <text:p>46059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559]/25+RANDBETWEEN(-1000;1000);0)" office:value-type="float" office:value="1027" calcext:value-type="float">
            <text:p>1027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559]+10+RANDBETWEEN(0;10)" office:value-type="float" office:value="46049" calcext:value-type="float">
            <text:p>46049</text:p>
          </table:table-cell>
          <table:table-cell table:formula="of:=[.F559]+RANDBETWEEN(2;10)" office:value-type="float" office:value="46054" calcext:value-type="float">
            <text:p>46054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560]/25+RANDBETWEEN(-1000;1000);0)" office:value-type="float" office:value="1463" calcext:value-type="float">
            <text:p>146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60]+10+RANDBETWEEN(0;10)" office:value-type="float" office:value="46031" calcext:value-type="float">
            <text:p>46031</text:p>
          </table:table-cell>
          <table:table-cell table:formula="of:=[.F560]+RANDBETWEEN(2;10)" office:value-type="float" office:value="46038" calcext:value-type="float">
            <text:p>46038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561]/25+RANDBETWEEN(-1000;1000);0)" office:value-type="float" office:value="561" calcext:value-type="float">
            <text:p>561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561]+10+RANDBETWEEN(0;10)" office:value-type="float" office:value="46026" calcext:value-type="float">
            <text:p>46026</text:p>
          </table:table-cell>
          <table:table-cell table:formula="of:=[.F561]+RANDBETWEEN(2;10)" office:value-type="float" office:value="46035" calcext:value-type="float">
            <text:p>46035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562]/25+RANDBETWEEN(-1000;1000);0)" office:value-type="float" office:value="7836" calcext:value-type="float">
            <text:p>7836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562]+10+RANDBETWEEN(0;10)" office:value-type="float" office:value="46038" calcext:value-type="float">
            <text:p>46038</text:p>
          </table:table-cell>
          <table:table-cell table:formula="of:=[.F562]+RANDBETWEEN(2;10)" office:value-type="float" office:value="46040" calcext:value-type="float">
            <text:p>46040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563]/25+RANDBETWEEN(-1000;1000);0)" office:value-type="float" office:value="7904" calcext:value-type="float">
            <text:p>7904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563]+10+RANDBETWEEN(0;10)" office:value-type="float" office:value="46035" calcext:value-type="float">
            <text:p>46035</text:p>
          </table:table-cell>
          <table:table-cell table:formula="of:=[.F563]+RANDBETWEEN(2;10)" office:value-type="float" office:value="46038" calcext:value-type="float">
            <text:p>46038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564]/25+RANDBETWEEN(-1000;1000);0)" office:value-type="float" office:value="6382" calcext:value-type="float">
            <text:p>6382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564]+10+RANDBETWEEN(0;10)" office:value-type="float" office:value="46024" calcext:value-type="float">
            <text:p>46024</text:p>
          </table:table-cell>
          <table:table-cell table:formula="of:=[.F564]+RANDBETWEEN(2;10)" office:value-type="float" office:value="46032" calcext:value-type="float">
            <text:p>46032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565]/25+RANDBETWEEN(-1000;1000);0)" office:value-type="float" office:value="6195" calcext:value-type="float">
            <text:p>6195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65]+10+RANDBETWEEN(0;10)" office:value-type="float" office:value="46034" calcext:value-type="float">
            <text:p>46034</text:p>
          </table:table-cell>
          <table:table-cell table:formula="of:=[.F565]+RANDBETWEEN(2;10)" office:value-type="float" office:value="46044" calcext:value-type="float">
            <text:p>46044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566]/25+RANDBETWEEN(-1000;1000);0)" office:value-type="float" office:value="10102" calcext:value-type="float">
            <text:p>10102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566]+10+RANDBETWEEN(0;10)" office:value-type="float" office:value="46046" calcext:value-type="float">
            <text:p>46046</text:p>
          </table:table-cell>
          <table:table-cell table:formula="of:=[.F566]+RANDBETWEEN(2;10)" office:value-type="float" office:value="46048" calcext:value-type="float">
            <text:p>46048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567]/25+RANDBETWEEN(-1000;1000);0)" office:value-type="float" office:value="7009" calcext:value-type="float">
            <text:p>7009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67]+10+RANDBETWEEN(0;10)" office:value-type="float" office:value="46035" calcext:value-type="float">
            <text:p>46035</text:p>
          </table:table-cell>
          <table:table-cell table:formula="of:=[.F567]+RANDBETWEEN(2;10)" office:value-type="float" office:value="46044" calcext:value-type="float">
            <text:p>46044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568]/25+RANDBETWEEN(-1000;1000);0)" office:value-type="float" office:value="8283" calcext:value-type="float">
            <text:p>8283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568]+10+RANDBETWEEN(0;10)" office:value-type="float" office:value="46035" calcext:value-type="float">
            <text:p>46035</text:p>
          </table:table-cell>
          <table:table-cell table:formula="of:=[.F568]+RANDBETWEEN(2;10)" office:value-type="float" office:value="46043" calcext:value-type="float">
            <text:p>46043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569]/25+RANDBETWEEN(-1000;1000);0)" office:value-type="float" office:value="7586" calcext:value-type="float">
            <text:p>7586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69]+10+RANDBETWEEN(0;10)" office:value-type="float" office:value="46032" calcext:value-type="float">
            <text:p>46032</text:p>
          </table:table-cell>
          <table:table-cell table:formula="of:=[.F569]+RANDBETWEEN(2;10)" office:value-type="float" office:value="46037" calcext:value-type="float">
            <text:p>46037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570]/25+RANDBETWEEN(-1000;1000);0)" office:value-type="float" office:value="9034" calcext:value-type="float">
            <text:p>9034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570]+10+RANDBETWEEN(0;10)" office:value-type="float" office:value="46038" calcext:value-type="float">
            <text:p>46038</text:p>
          </table:table-cell>
          <table:table-cell table:formula="of:=[.F570]+RANDBETWEEN(2;10)" office:value-type="float" office:value="46047" calcext:value-type="float">
            <text:p>46047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571]/25+RANDBETWEEN(-1000;1000);0)" office:value-type="float" office:value="6645" calcext:value-type="float">
            <text:p>6645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71]+10+RANDBETWEEN(0;10)" office:value-type="float" office:value="46030" calcext:value-type="float">
            <text:p>46030</text:p>
          </table:table-cell>
          <table:table-cell table:formula="of:=[.F571]+RANDBETWEEN(2;10)" office:value-type="float" office:value="46036" calcext:value-type="float">
            <text:p>46036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572]/25+RANDBETWEEN(-1000;1000);0)" office:value-type="float" office:value="6929" calcext:value-type="float">
            <text:p>6929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572]+10+RANDBETWEEN(0;10)" office:value-type="float" office:value="46036" calcext:value-type="float">
            <text:p>46036</text:p>
          </table:table-cell>
          <table:table-cell table:formula="of:=[.F572]+RANDBETWEEN(2;10)" office:value-type="float" office:value="46046" calcext:value-type="float">
            <text:p>46046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573]/25+RANDBETWEEN(-1000;1000);0)" office:value-type="float" office:value="6852" calcext:value-type="float">
            <text:p>6852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573]+10+RANDBETWEEN(0;10)" office:value-type="float" office:value="46045" calcext:value-type="float">
            <text:p>46045</text:p>
          </table:table-cell>
          <table:table-cell table:formula="of:=[.F573]+RANDBETWEEN(2;10)" office:value-type="float" office:value="46048" calcext:value-type="float">
            <text:p>46048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574]/25+RANDBETWEEN(-1000;1000);0)" office:value-type="float" office:value="5714" calcext:value-type="float">
            <text:p>5714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574]+10+RANDBETWEEN(0;10)" office:value-type="float" office:value="46044" calcext:value-type="float">
            <text:p>46044</text:p>
          </table:table-cell>
          <table:table-cell table:formula="of:=[.F574]+RANDBETWEEN(2;10)" office:value-type="float" office:value="46050" calcext:value-type="float">
            <text:p>46050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575]/25+RANDBETWEEN(-1000;1000);0)" office:value-type="float" office:value="6030" calcext:value-type="float">
            <text:p>6030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575]+10+RANDBETWEEN(0;10)" office:value-type="float" office:value="46045" calcext:value-type="float">
            <text:p>46045</text:p>
          </table:table-cell>
          <table:table-cell table:formula="of:=[.F575]+RANDBETWEEN(2;10)" office:value-type="float" office:value="46047" calcext:value-type="float">
            <text:p>46047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576]/25+RANDBETWEEN(-1000;1000);0)" office:value-type="float" office:value="5126" calcext:value-type="float">
            <text:p>5126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576]+10+RANDBETWEEN(0;10)" office:value-type="float" office:value="46033" calcext:value-type="float">
            <text:p>46033</text:p>
          </table:table-cell>
          <table:table-cell table:formula="of:=[.F576]+RANDBETWEEN(2;10)" office:value-type="float" office:value="46042" calcext:value-type="float">
            <text:p>46042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577]/25+RANDBETWEEN(-1000;1000);0)" office:value-type="float" office:value="9146" calcext:value-type="float">
            <text:p>9146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577]+10+RANDBETWEEN(0;10)" office:value-type="float" office:value="46049" calcext:value-type="float">
            <text:p>46049</text:p>
          </table:table-cell>
          <table:table-cell table:formula="of:=[.F577]+RANDBETWEEN(2;10)" office:value-type="float" office:value="46053" calcext:value-type="float">
            <text:p>46053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578]/25+RANDBETWEEN(-1000;1000);0)" office:value-type="float" office:value="9293" calcext:value-type="float">
            <text:p>9293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578]+10+RANDBETWEEN(0;10)" office:value-type="float" office:value="46041" calcext:value-type="float">
            <text:p>46041</text:p>
          </table:table-cell>
          <table:table-cell table:formula="of:=[.F578]+RANDBETWEEN(2;10)" office:value-type="float" office:value="46046" calcext:value-type="float">
            <text:p>46046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579]/25+RANDBETWEEN(-1000;1000);0)" office:value-type="float" office:value="5562" calcext:value-type="float">
            <text:p>556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579]+10+RANDBETWEEN(0;10)" office:value-type="float" office:value="46043" calcext:value-type="float">
            <text:p>46043</text:p>
          </table:table-cell>
          <table:table-cell table:formula="of:=[.F579]+RANDBETWEEN(2;10)" office:value-type="float" office:value="46051" calcext:value-type="float">
            <text:p>46051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580]/25+RANDBETWEEN(-1000;1000);0)" office:value-type="float" office:value="5733" calcext:value-type="float">
            <text:p>5733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580]+10+RANDBETWEEN(0;10)" office:value-type="float" office:value="46043" calcext:value-type="float">
            <text:p>46043</text:p>
          </table:table-cell>
          <table:table-cell table:formula="of:=[.F580]+RANDBETWEEN(2;10)" office:value-type="float" office:value="46049" calcext:value-type="float">
            <text:p>46049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581]/25+RANDBETWEEN(-1000;1000);0)" office:value-type="float" office:value="6974" calcext:value-type="float">
            <text:p>6974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581]+10+RANDBETWEEN(0;10)" office:value-type="float" office:value="46036" calcext:value-type="float">
            <text:p>46036</text:p>
          </table:table-cell>
          <table:table-cell table:formula="of:=[.F581]+RANDBETWEEN(2;10)" office:value-type="float" office:value="46039" calcext:value-type="float">
            <text:p>46039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582]/25+RANDBETWEEN(-1000;1000);0)" office:value-type="float" office:value="404" calcext:value-type="float">
            <text:p>404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582]+10+RANDBETWEEN(0;10)" office:value-type="float" office:value="46043" calcext:value-type="float">
            <text:p>46043</text:p>
          </table:table-cell>
          <table:table-cell table:formula="of:=[.F582]+RANDBETWEEN(2;10)" office:value-type="float" office:value="46049" calcext:value-type="float">
            <text:p>46049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583]/25+RANDBETWEEN(-1000;1000);0)" office:value-type="float" office:value="1744" calcext:value-type="float">
            <text:p>1744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583]+10+RANDBETWEEN(0;10)" office:value-type="float" office:value="46041" calcext:value-type="float">
            <text:p>46041</text:p>
          </table:table-cell>
          <table:table-cell table:formula="of:=[.F583]+RANDBETWEEN(2;10)" office:value-type="float" office:value="46046" calcext:value-type="float">
            <text:p>46046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584]/25+RANDBETWEEN(-1000;1000);0)" office:value-type="float" office:value="1926" calcext:value-type="float">
            <text:p>192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584]+10+RANDBETWEEN(0;10)" office:value-type="float" office:value="46036" calcext:value-type="float">
            <text:p>46036</text:p>
          </table:table-cell>
          <table:table-cell table:formula="of:=[.F584]+RANDBETWEEN(2;10)" office:value-type="float" office:value="46039" calcext:value-type="float">
            <text:p>46039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585]/25+RANDBETWEEN(-1000;1000);0)" office:value-type="float" office:value="1008" calcext:value-type="float">
            <text:p>1008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585]+10+RANDBETWEEN(0;10)" office:value-type="float" office:value="46027" calcext:value-type="float">
            <text:p>46027</text:p>
          </table:table-cell>
          <table:table-cell table:formula="of:=[.F585]+RANDBETWEEN(2;10)" office:value-type="float" office:value="46030" calcext:value-type="float">
            <text:p>46030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586]/25+RANDBETWEEN(-1000;1000);0)" office:value-type="float" office:value="1549" calcext:value-type="float">
            <text:p>1549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586]+10+RANDBETWEEN(0;10)" office:value-type="float" office:value="46035" calcext:value-type="float">
            <text:p>46035</text:p>
          </table:table-cell>
          <table:table-cell table:formula="of:=[.F586]+RANDBETWEEN(2;10)" office:value-type="float" office:value="46038" calcext:value-type="float">
            <text:p>46038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587]/25+RANDBETWEEN(-1000;1000);0)" office:value-type="float" office:value="918" calcext:value-type="float">
            <text:p>918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587]+10+RANDBETWEEN(0;10)" office:value-type="float" office:value="46041" calcext:value-type="float">
            <text:p>46041</text:p>
          </table:table-cell>
          <table:table-cell table:formula="of:=[.F587]+RANDBETWEEN(2;10)" office:value-type="float" office:value="46044" calcext:value-type="float">
            <text:p>46044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588]/25+RANDBETWEEN(-1000;1000);0)" office:value-type="float" office:value="1343" calcext:value-type="float">
            <text:p>1343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588]+10+RANDBETWEEN(0;10)" office:value-type="float" office:value="46028" calcext:value-type="float">
            <text:p>46028</text:p>
          </table:table-cell>
          <table:table-cell table:formula="of:=[.F588]+RANDBETWEEN(2;10)" office:value-type="float" office:value="46031" calcext:value-type="float">
            <text:p>46031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589]/25+RANDBETWEEN(-1000;1000);0)" office:value-type="float" office:value="1284" calcext:value-type="float">
            <text:p>1284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589]+10+RANDBETWEEN(0;10)" office:value-type="float" office:value="46032" calcext:value-type="float">
            <text:p>46032</text:p>
          </table:table-cell>
          <table:table-cell table:formula="of:=[.F589]+RANDBETWEEN(2;10)" office:value-type="float" office:value="46039" calcext:value-type="float">
            <text:p>46039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590]/25+RANDBETWEEN(-1000;1000);0)" office:value-type="float" office:value="1995" calcext:value-type="float">
            <text:p>1995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590]+10+RANDBETWEEN(0;10)" office:value-type="float" office:value="46040" calcext:value-type="float">
            <text:p>46040</text:p>
          </table:table-cell>
          <table:table-cell table:formula="of:=[.F590]+RANDBETWEEN(2;10)" office:value-type="float" office:value="46049" calcext:value-type="float">
            <text:p>46049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591]/25+RANDBETWEEN(-1000;1000);0)" office:value-type="float" office:value="1069" calcext:value-type="float">
            <text:p>1069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591]+10+RANDBETWEEN(0;10)" office:value-type="float" office:value="46036" calcext:value-type="float">
            <text:p>46036</text:p>
          </table:table-cell>
          <table:table-cell table:formula="of:=[.F591]+RANDBETWEEN(2;10)" office:value-type="float" office:value="46038" calcext:value-type="float">
            <text:p>46038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592]/25+RANDBETWEEN(-1000;1000);0)" office:value-type="float" office:value="666" calcext:value-type="float">
            <text:p>666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592]+10+RANDBETWEEN(0;10)" office:value-type="float" office:value="46037" calcext:value-type="float">
            <text:p>46037</text:p>
          </table:table-cell>
          <table:table-cell table:formula="of:=[.F592]+RANDBETWEEN(2;10)" office:value-type="float" office:value="46043" calcext:value-type="float">
            <text:p>46043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593]/25+RANDBETWEEN(-1000;1000);0)" office:value-type="float" office:value="958" calcext:value-type="float">
            <text:p>958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593]+10+RANDBETWEEN(0;10)" office:value-type="float" office:value="46037" calcext:value-type="float">
            <text:p>46037</text:p>
          </table:table-cell>
          <table:table-cell table:formula="of:=[.F593]+RANDBETWEEN(2;10)" office:value-type="float" office:value="46045" calcext:value-type="float">
            <text:p>46045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594]/25+RANDBETWEEN(-1000;1000);0)" office:value-type="float" office:value="1506" calcext:value-type="float">
            <text:p>1506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594]+10+RANDBETWEEN(0;10)" office:value-type="float" office:value="46045" calcext:value-type="float">
            <text:p>46045</text:p>
          </table:table-cell>
          <table:table-cell table:formula="of:=[.F594]+RANDBETWEEN(2;10)" office:value-type="float" office:value="46047" calcext:value-type="float">
            <text:p>46047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595]/25+RANDBETWEEN(-1000;1000);0)" office:value-type="float" office:value="2030" calcext:value-type="float">
            <text:p>2030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595]+10+RANDBETWEEN(0;10)" office:value-type="float" office:value="46041" calcext:value-type="float">
            <text:p>46041</text:p>
          </table:table-cell>
          <table:table-cell table:formula="of:=[.F595]+RANDBETWEEN(2;10)" office:value-type="float" office:value="46049" calcext:value-type="float">
            <text:p>46049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596]/25+RANDBETWEEN(-1000;1000);0)" office:value-type="float" office:value="1358" calcext:value-type="float">
            <text:p>1358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596]+10+RANDBETWEEN(0;10)" office:value-type="float" office:value="46035" calcext:value-type="float">
            <text:p>46035</text:p>
          </table:table-cell>
          <table:table-cell table:formula="of:=[.F596]+RANDBETWEEN(2;10)" office:value-type="float" office:value="46045" calcext:value-type="float">
            <text:p>46045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597]/25+RANDBETWEEN(-1000;1000);0)" office:value-type="float" office:value="946" calcext:value-type="float">
            <text:p>946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597]+10+RANDBETWEEN(0;10)" office:value-type="float" office:value="46028" calcext:value-type="float">
            <text:p>46028</text:p>
          </table:table-cell>
          <table:table-cell table:formula="of:=[.F597]+RANDBETWEEN(2;10)" office:value-type="float" office:value="46038" calcext:value-type="float">
            <text:p>46038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598]/25+RANDBETWEEN(-1000;1000);0)" office:value-type="float" office:value="582" calcext:value-type="float">
            <text:p>58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598]+10+RANDBETWEEN(0;10)" office:value-type="float" office:value="46042" calcext:value-type="float">
            <text:p>46042</text:p>
          </table:table-cell>
          <table:table-cell table:formula="of:=[.F598]+RANDBETWEEN(2;10)" office:value-type="float" office:value="46044" calcext:value-type="float">
            <text:p>46044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599]/25+RANDBETWEEN(-1000;1000);0)" office:value-type="float" office:value="751" calcext:value-type="float">
            <text:p>751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599]+10+RANDBETWEEN(0;10)" office:value-type="float" office:value="46048" calcext:value-type="float">
            <text:p>46048</text:p>
          </table:table-cell>
          <table:table-cell table:formula="of:=[.F599]+RANDBETWEEN(2;10)" office:value-type="float" office:value="46051" calcext:value-type="float">
            <text:p>46051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600]/25+RANDBETWEEN(-1000;1000);0)" office:value-type="float" office:value="575" calcext:value-type="float">
            <text:p>575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600]+10+RANDBETWEEN(0;10)" office:value-type="float" office:value="46044" calcext:value-type="float">
            <text:p>46044</text:p>
          </table:table-cell>
          <table:table-cell table:formula="of:=[.F600]+RANDBETWEEN(2;10)" office:value-type="float" office:value="46054" calcext:value-type="float">
            <text:p>46054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601]/25+RANDBETWEEN(-1000;1000);0)" office:value-type="float" office:value="993" calcext:value-type="float">
            <text:p>993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601]+10+RANDBETWEEN(0;10)" office:value-type="float" office:value="46052" calcext:value-type="float">
            <text:p>46052</text:p>
          </table:table-cell>
          <table:table-cell table:formula="of:=[.F601]+RANDBETWEEN(2;10)" office:value-type="float" office:value="46057" calcext:value-type="float">
            <text:p>46057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602]/25+RANDBETWEEN(-1000;1000);0)" office:value-type="float" office:value="7530" calcext:value-type="float">
            <text:p>7530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602]+10+RANDBETWEEN(0;10)" office:value-type="float" office:value="46037" calcext:value-type="float">
            <text:p>46037</text:p>
          </table:table-cell>
          <table:table-cell table:formula="of:=[.F602]+RANDBETWEEN(2;10)" office:value-type="float" office:value="46046" calcext:value-type="float">
            <text:p>46046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603]/25+RANDBETWEEN(-1000;1000);0)" office:value-type="float" office:value="7925" calcext:value-type="float">
            <text:p>7925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603]+10+RANDBETWEEN(0;10)" office:value-type="float" office:value="46035" calcext:value-type="float">
            <text:p>46035</text:p>
          </table:table-cell>
          <table:table-cell table:formula="of:=[.F603]+RANDBETWEEN(2;10)" office:value-type="float" office:value="46041" calcext:value-type="float">
            <text:p>46041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604]/25+RANDBETWEEN(-1000;1000);0)" office:value-type="float" office:value="5362" calcext:value-type="float">
            <text:p>5362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604]+10+RANDBETWEEN(0;10)" office:value-type="float" office:value="46052" calcext:value-type="float">
            <text:p>46052</text:p>
          </table:table-cell>
          <table:table-cell table:formula="of:=[.F604]+RANDBETWEEN(2;10)" office:value-type="float" office:value="46058" calcext:value-type="float">
            <text:p>46058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605]/25+RANDBETWEEN(-1000;1000);0)" office:value-type="float" office:value="7406" calcext:value-type="float">
            <text:p>7406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605]+10+RANDBETWEEN(0;10)" office:value-type="float" office:value="46048" calcext:value-type="float">
            <text:p>46048</text:p>
          </table:table-cell>
          <table:table-cell table:formula="of:=[.F605]+RANDBETWEEN(2;10)" office:value-type="float" office:value="46050" calcext:value-type="float">
            <text:p>46050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606]/25+RANDBETWEEN(-1000;1000);0)" office:value-type="float" office:value="10173" calcext:value-type="float">
            <text:p>1017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606]+10+RANDBETWEEN(0;10)" office:value-type="float" office:value="46034" calcext:value-type="float">
            <text:p>46034</text:p>
          </table:table-cell>
          <table:table-cell table:formula="of:=[.F606]+RANDBETWEEN(2;10)" office:value-type="float" office:value="46040" calcext:value-type="float">
            <text:p>46040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607]/25+RANDBETWEEN(-1000;1000);0)" office:value-type="float" office:value="6227" calcext:value-type="float">
            <text:p>6227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607]+10+RANDBETWEEN(0;10)" office:value-type="float" office:value="46040" calcext:value-type="float">
            <text:p>46040</text:p>
          </table:table-cell>
          <table:table-cell table:formula="of:=[.F607]+RANDBETWEEN(2;10)" office:value-type="float" office:value="46046" calcext:value-type="float">
            <text:p>46046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608]/25+RANDBETWEEN(-1000;1000);0)" office:value-type="float" office:value="7846" calcext:value-type="float">
            <text:p>7846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608]+10+RANDBETWEEN(0;10)" office:value-type="float" office:value="46046" calcext:value-type="float">
            <text:p>46046</text:p>
          </table:table-cell>
          <table:table-cell table:formula="of:=[.F608]+RANDBETWEEN(2;10)" office:value-type="float" office:value="46048" calcext:value-type="float">
            <text:p>46048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609]/25+RANDBETWEEN(-1000;1000);0)" office:value-type="float" office:value="8122" calcext:value-type="float">
            <text:p>8122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609]+10+RANDBETWEEN(0;10)" office:value-type="float" office:value="46053" calcext:value-type="float">
            <text:p>46053</text:p>
          </table:table-cell>
          <table:table-cell table:formula="of:=[.F609]+RANDBETWEEN(2;10)" office:value-type="float" office:value="46061" calcext:value-type="float">
            <text:p>46061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610]/25+RANDBETWEEN(-1000;1000);0)" office:value-type="float" office:value="8693" calcext:value-type="float">
            <text:p>8693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610]+10+RANDBETWEEN(0;10)" office:value-type="float" office:value="46045" calcext:value-type="float">
            <text:p>46045</text:p>
          </table:table-cell>
          <table:table-cell table:formula="of:=[.F610]+RANDBETWEEN(2;10)" office:value-type="float" office:value="46051" calcext:value-type="float">
            <text:p>46051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611]/25+RANDBETWEEN(-1000;1000);0)" office:value-type="float" office:value="5684" calcext:value-type="float">
            <text:p>5684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611]+10+RANDBETWEEN(0;10)" office:value-type="float" office:value="46041" calcext:value-type="float">
            <text:p>46041</text:p>
          </table:table-cell>
          <table:table-cell table:formula="of:=[.F611]+RANDBETWEEN(2;10)" office:value-type="float" office:value="46047" calcext:value-type="float">
            <text:p>46047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612]/25+RANDBETWEEN(-1000;1000);0)" office:value-type="float" office:value="7015" calcext:value-type="float">
            <text:p>7015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612]+10+RANDBETWEEN(0;10)" office:value-type="float" office:value="46031" calcext:value-type="float">
            <text:p>46031</text:p>
          </table:table-cell>
          <table:table-cell table:formula="of:=[.F612]+RANDBETWEEN(2;10)" office:value-type="float" office:value="46036" calcext:value-type="float">
            <text:p>46036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613]/25+RANDBETWEEN(-1000;1000);0)" office:value-type="float" office:value="6201" calcext:value-type="float">
            <text:p>6201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613]+10+RANDBETWEEN(0;10)" office:value-type="float" office:value="46044" calcext:value-type="float">
            <text:p>46044</text:p>
          </table:table-cell>
          <table:table-cell table:formula="of:=[.F613]+RANDBETWEEN(2;10)" office:value-type="float" office:value="46046" calcext:value-type="float">
            <text:p>46046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614]/25+RANDBETWEEN(-1000;1000);0)" office:value-type="float" office:value="7363" calcext:value-type="float">
            <text:p>7363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14]+10+RANDBETWEEN(0;10)" office:value-type="float" office:value="46037" calcext:value-type="float">
            <text:p>46037</text:p>
          </table:table-cell>
          <table:table-cell table:formula="of:=[.F614]+RANDBETWEEN(2;10)" office:value-type="float" office:value="46042" calcext:value-type="float">
            <text:p>46042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615]/25+RANDBETWEEN(-1000;1000);0)" office:value-type="float" office:value="6523" calcext:value-type="float">
            <text:p>6523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615]+10+RANDBETWEEN(0;10)" office:value-type="float" office:value="46037" calcext:value-type="float">
            <text:p>46037</text:p>
          </table:table-cell>
          <table:table-cell table:formula="of:=[.F615]+RANDBETWEEN(2;10)" office:value-type="float" office:value="46046" calcext:value-type="float">
            <text:p>46046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616]/25+RANDBETWEEN(-1000;1000);0)" office:value-type="float" office:value="5492" calcext:value-type="float">
            <text:p>5492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616]+10+RANDBETWEEN(0;10)" office:value-type="float" office:value="46042" calcext:value-type="float">
            <text:p>46042</text:p>
          </table:table-cell>
          <table:table-cell table:formula="of:=[.F616]+RANDBETWEEN(2;10)" office:value-type="float" office:value="46047" calcext:value-type="float">
            <text:p>46047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617]/25+RANDBETWEEN(-1000;1000);0)" office:value-type="float" office:value="8339" calcext:value-type="float">
            <text:p>8339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617]+10+RANDBETWEEN(0;10)" office:value-type="float" office:value="46033" calcext:value-type="float">
            <text:p>46033</text:p>
          </table:table-cell>
          <table:table-cell table:formula="of:=[.F617]+RANDBETWEEN(2;10)" office:value-type="float" office:value="46043" calcext:value-type="float">
            <text:p>46043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618]/25+RANDBETWEEN(-1000;1000);0)" office:value-type="float" office:value="9300" calcext:value-type="float">
            <text:p>9300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618]+10+RANDBETWEEN(0;10)" office:value-type="float" office:value="46033" calcext:value-type="float">
            <text:p>46033</text:p>
          </table:table-cell>
          <table:table-cell table:formula="of:=[.F618]+RANDBETWEEN(2;10)" office:value-type="float" office:value="46041" calcext:value-type="float">
            <text:p>46041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619]/25+RANDBETWEEN(-1000;1000);0)" office:value-type="float" office:value="6456" calcext:value-type="float">
            <text:p>6456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619]+10+RANDBETWEEN(0;10)" office:value-type="float" office:value="46044" calcext:value-type="float">
            <text:p>46044</text:p>
          </table:table-cell>
          <table:table-cell table:formula="of:=[.F619]+RANDBETWEEN(2;10)" office:value-type="float" office:value="46048" calcext:value-type="float">
            <text:p>46048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620]/25+RANDBETWEEN(-1000;1000);0)" office:value-type="float" office:value="6231" calcext:value-type="float">
            <text:p>6231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620]+10+RANDBETWEEN(0;10)" office:value-type="float" office:value="46037" calcext:value-type="float">
            <text:p>46037</text:p>
          </table:table-cell>
          <table:table-cell table:formula="of:=[.F620]+RANDBETWEEN(2;10)" office:value-type="float" office:value="46047" calcext:value-type="float">
            <text:p>46047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621]/25+RANDBETWEEN(-1000;1000);0)" office:value-type="float" office:value="8234" calcext:value-type="float">
            <text:p>8234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621]+10+RANDBETWEEN(0;10)" office:value-type="float" office:value="46027" calcext:value-type="float">
            <text:p>46027</text:p>
          </table:table-cell>
          <table:table-cell table:formula="of:=[.F621]+RANDBETWEEN(2;10)" office:value-type="float" office:value="46037" calcext:value-type="float">
            <text:p>46037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622]/25+RANDBETWEEN(-1000;1000);0)" office:value-type="float" office:value="1205" calcext:value-type="float">
            <text:p>1205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622]+10+RANDBETWEEN(0;10)" office:value-type="float" office:value="46047" calcext:value-type="float">
            <text:p>46047</text:p>
          </table:table-cell>
          <table:table-cell table:formula="of:=[.F622]+RANDBETWEEN(2;10)" office:value-type="float" office:value="46050" calcext:value-type="float">
            <text:p>46050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623]/25+RANDBETWEEN(-1000;1000);0)" office:value-type="float" office:value="1963" calcext:value-type="float">
            <text:p>1963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23]+10+RANDBETWEEN(0;10)" office:value-type="float" office:value="46044" calcext:value-type="float">
            <text:p>46044</text:p>
          </table:table-cell>
          <table:table-cell table:formula="of:=[.F623]+RANDBETWEEN(2;10)" office:value-type="float" office:value="46047" calcext:value-type="float">
            <text:p>46047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624]/25+RANDBETWEEN(-1000;1000);0)" office:value-type="float" office:value="2204" calcext:value-type="float">
            <text:p>2204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624]+10+RANDBETWEEN(0;10)" office:value-type="float" office:value="46039" calcext:value-type="float">
            <text:p>46039</text:p>
          </table:table-cell>
          <table:table-cell table:formula="of:=[.F624]+RANDBETWEEN(2;10)" office:value-type="float" office:value="46044" calcext:value-type="float">
            <text:p>46044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625]/25+RANDBETWEEN(-1000;1000);0)" office:value-type="float" office:value="1554" calcext:value-type="float">
            <text:p>1554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625]+10+RANDBETWEEN(0;10)" office:value-type="float" office:value="46042" calcext:value-type="float">
            <text:p>46042</text:p>
          </table:table-cell>
          <table:table-cell table:formula="of:=[.F625]+RANDBETWEEN(2;10)" office:value-type="float" office:value="46051" calcext:value-type="float">
            <text:p>46051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626]/25+RANDBETWEEN(-1000;1000);0)" office:value-type="float" office:value="383" calcext:value-type="float">
            <text:p>383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626]+10+RANDBETWEEN(0;10)" office:value-type="float" office:value="46033" calcext:value-type="float">
            <text:p>46033</text:p>
          </table:table-cell>
          <table:table-cell table:formula="of:=[.F626]+RANDBETWEEN(2;10)" office:value-type="float" office:value="46035" calcext:value-type="float">
            <text:p>46035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627]/25+RANDBETWEEN(-1000;1000);0)" office:value-type="float" office:value="1602" calcext:value-type="float">
            <text:p>1602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627]+10+RANDBETWEEN(0;10)" office:value-type="float" office:value="46034" calcext:value-type="float">
            <text:p>46034</text:p>
          </table:table-cell>
          <table:table-cell table:formula="of:=[.F627]+RANDBETWEEN(2;10)" office:value-type="float" office:value="46044" calcext:value-type="float">
            <text:p>46044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628]/25+RANDBETWEEN(-1000;1000);0)" office:value-type="float" office:value="1073" calcext:value-type="float">
            <text:p>1073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628]+10+RANDBETWEEN(0;10)" office:value-type="float" office:value="46042" calcext:value-type="float">
            <text:p>46042</text:p>
          </table:table-cell>
          <table:table-cell table:formula="of:=[.F628]+RANDBETWEEN(2;10)" office:value-type="float" office:value="46051" calcext:value-type="float">
            <text:p>46051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629]/25+RANDBETWEEN(-1000;1000);0)" office:value-type="float" office:value="2320" calcext:value-type="float">
            <text:p>2320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29]+10+RANDBETWEEN(0;10)" office:value-type="float" office:value="46037" calcext:value-type="float">
            <text:p>46037</text:p>
          </table:table-cell>
          <table:table-cell table:formula="of:=[.F629]+RANDBETWEEN(2;10)" office:value-type="float" office:value="46043" calcext:value-type="float">
            <text:p>46043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630]/25+RANDBETWEEN(-1000;1000);0)" office:value-type="float" office:value="1312" calcext:value-type="float">
            <text:p>1312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630]+10+RANDBETWEEN(0;10)" office:value-type="float" office:value="46039" calcext:value-type="float">
            <text:p>46039</text:p>
          </table:table-cell>
          <table:table-cell table:formula="of:=[.F630]+RANDBETWEEN(2;10)" office:value-type="float" office:value="46049" calcext:value-type="float">
            <text:p>46049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631]/25+RANDBETWEEN(-1000;1000);0)" office:value-type="float" office:value="1995" calcext:value-type="float">
            <text:p>199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631]+10+RANDBETWEEN(0;10)" office:value-type="float" office:value="46042" calcext:value-type="float">
            <text:p>46042</text:p>
          </table:table-cell>
          <table:table-cell table:formula="of:=[.F631]+RANDBETWEEN(2;10)" office:value-type="float" office:value="46044" calcext:value-type="float">
            <text:p>46044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632]/25+RANDBETWEEN(-1000;1000);0)" office:value-type="float" office:value="1739" calcext:value-type="float">
            <text:p>1739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632]+10+RANDBETWEEN(0;10)" office:value-type="float" office:value="46036" calcext:value-type="float">
            <text:p>46036</text:p>
          </table:table-cell>
          <table:table-cell table:formula="of:=[.F632]+RANDBETWEEN(2;10)" office:value-type="float" office:value="46040" calcext:value-type="float">
            <text:p>46040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633]/25+RANDBETWEEN(-1000;1000);0)" office:value-type="float" office:value="2303" calcext:value-type="float">
            <text:p>2303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633]+10+RANDBETWEEN(0;10)" office:value-type="float" office:value="46038" calcext:value-type="float">
            <text:p>46038</text:p>
          </table:table-cell>
          <table:table-cell table:formula="of:=[.F633]+RANDBETWEEN(2;10)" office:value-type="float" office:value="46047" calcext:value-type="float">
            <text:p>46047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634]/25+RANDBETWEEN(-1000;1000);0)" office:value-type="float" office:value="945" calcext:value-type="float">
            <text:p>945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634]+10+RANDBETWEEN(0;10)" office:value-type="float" office:value="46039" calcext:value-type="float">
            <text:p>46039</text:p>
          </table:table-cell>
          <table:table-cell table:formula="of:=[.F634]+RANDBETWEEN(2;10)" office:value-type="float" office:value="46046" calcext:value-type="float">
            <text:p>46046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635]/25+RANDBETWEEN(-1000;1000);0)" office:value-type="float" office:value="1436" calcext:value-type="float">
            <text:p>1436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635]+10+RANDBETWEEN(0;10)" office:value-type="float" office:value="46034" calcext:value-type="float">
            <text:p>46034</text:p>
          </table:table-cell>
          <table:table-cell table:formula="of:=[.F635]+RANDBETWEEN(2;10)" office:value-type="float" office:value="46043" calcext:value-type="float">
            <text:p>46043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636]/25+RANDBETWEEN(-1000;1000);0)" office:value-type="float" office:value="2424" calcext:value-type="float">
            <text:p>2424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636]+10+RANDBETWEEN(0;10)" office:value-type="float" office:value="46033" calcext:value-type="float">
            <text:p>46033</text:p>
          </table:table-cell>
          <table:table-cell table:formula="of:=[.F636]+RANDBETWEEN(2;10)" office:value-type="float" office:value="46042" calcext:value-type="float">
            <text:p>46042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637]/25+RANDBETWEEN(-1000;1000);0)" office:value-type="float" office:value="1558" calcext:value-type="float">
            <text:p>1558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37]+10+RANDBETWEEN(0;10)" office:value-type="float" office:value="46044" calcext:value-type="float">
            <text:p>46044</text:p>
          </table:table-cell>
          <table:table-cell table:formula="of:=[.F637]+RANDBETWEEN(2;10)" office:value-type="float" office:value="46049" calcext:value-type="float">
            <text:p>46049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638]/25+RANDBETWEEN(-1000;1000);0)" office:value-type="float" office:value="1528" calcext:value-type="float">
            <text:p>1528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638]+10+RANDBETWEEN(0;10)" office:value-type="float" office:value="46047" calcext:value-type="float">
            <text:p>46047</text:p>
          </table:table-cell>
          <table:table-cell table:formula="of:=[.F638]+RANDBETWEEN(2;10)" office:value-type="float" office:value="46057" calcext:value-type="float">
            <text:p>46057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639]/25+RANDBETWEEN(-1000;1000);0)" office:value-type="float" office:value="2466" calcext:value-type="float">
            <text:p>246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639]+10+RANDBETWEEN(0;10)" office:value-type="float" office:value="46036" calcext:value-type="float">
            <text:p>46036</text:p>
          </table:table-cell>
          <table:table-cell table:formula="of:=[.F639]+RANDBETWEEN(2;10)" office:value-type="float" office:value="46044" calcext:value-type="float">
            <text:p>46044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640]/25+RANDBETWEEN(-1000;1000);0)" office:value-type="float" office:value="1270" calcext:value-type="float">
            <text:p>1270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40]+10+RANDBETWEEN(0;10)" office:value-type="float" office:value="46043" calcext:value-type="float">
            <text:p>46043</text:p>
          </table:table-cell>
          <table:table-cell table:formula="of:=[.F640]+RANDBETWEEN(2;10)" office:value-type="float" office:value="46048" calcext:value-type="float">
            <text:p>46048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641]/25+RANDBETWEEN(-1000;1000);0)" office:value-type="float" office:value="822" calcext:value-type="float">
            <text:p>822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641]+10+RANDBETWEEN(0;10)" office:value-type="float" office:value="46036" calcext:value-type="float">
            <text:p>46036</text:p>
          </table:table-cell>
          <table:table-cell table:formula="of:=[.F641]+RANDBETWEEN(2;10)" office:value-type="float" office:value="46040" calcext:value-type="float">
            <text:p>46040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642]/25+RANDBETWEEN(-1000;1000);0)" office:value-type="float" office:value="7895" calcext:value-type="float">
            <text:p>7895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642]+10+RANDBETWEEN(0;10)" office:value-type="float" office:value="46037" calcext:value-type="float">
            <text:p>46037</text:p>
          </table:table-cell>
          <table:table-cell table:formula="of:=[.F642]+RANDBETWEEN(2;10)" office:value-type="float" office:value="46044" calcext:value-type="float">
            <text:p>46044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643]/25+RANDBETWEEN(-1000;1000);0)" office:value-type="float" office:value="6877" calcext:value-type="float">
            <text:p>6877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643]+10+RANDBETWEEN(0;10)" office:value-type="float" office:value="46035" calcext:value-type="float">
            <text:p>46035</text:p>
          </table:table-cell>
          <table:table-cell table:formula="of:=[.F643]+RANDBETWEEN(2;10)" office:value-type="float" office:value="46039" calcext:value-type="float">
            <text:p>46039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644]/25+RANDBETWEEN(-1000;1000);0)" office:value-type="float" office:value="5788" calcext:value-type="float">
            <text:p>5788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644]+10+RANDBETWEEN(0;10)" office:value-type="float" office:value="46033" calcext:value-type="float">
            <text:p>46033</text:p>
          </table:table-cell>
          <table:table-cell table:formula="of:=[.F644]+RANDBETWEEN(2;10)" office:value-type="float" office:value="46038" calcext:value-type="float">
            <text:p>46038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645]/25+RANDBETWEEN(-1000;1000);0)" office:value-type="float" office:value="5620" calcext:value-type="float">
            <text:p>5620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645]+10+RANDBETWEEN(0;10)" office:value-type="float" office:value="46024" calcext:value-type="float">
            <text:p>46024</text:p>
          </table:table-cell>
          <table:table-cell table:formula="of:=[.F645]+RANDBETWEEN(2;10)" office:value-type="float" office:value="46031" calcext:value-type="float">
            <text:p>46031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646]/25+RANDBETWEEN(-1000;1000);0)" office:value-type="float" office:value="9188" calcext:value-type="float">
            <text:p>9188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646]+10+RANDBETWEEN(0;10)" office:value-type="float" office:value="46043" calcext:value-type="float">
            <text:p>46043</text:p>
          </table:table-cell>
          <table:table-cell table:formula="of:=[.F646]+RANDBETWEEN(2;10)" office:value-type="float" office:value="46052" calcext:value-type="float">
            <text:p>46052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647]/25+RANDBETWEEN(-1000;1000);0)" office:value-type="float" office:value="7251" calcext:value-type="float">
            <text:p>7251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647]+10+RANDBETWEEN(0;10)" office:value-type="float" office:value="46044" calcext:value-type="float">
            <text:p>46044</text:p>
          </table:table-cell>
          <table:table-cell table:formula="of:=[.F647]+RANDBETWEEN(2;10)" office:value-type="float" office:value="46050" calcext:value-type="float">
            <text:p>46050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648]/25+RANDBETWEEN(-1000;1000);0)" office:value-type="float" office:value="8584" calcext:value-type="float">
            <text:p>8584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648]+10+RANDBETWEEN(0;10)" office:value-type="float" office:value="46050" calcext:value-type="float">
            <text:p>46050</text:p>
          </table:table-cell>
          <table:table-cell table:formula="of:=[.F648]+RANDBETWEEN(2;10)" office:value-type="float" office:value="46058" calcext:value-type="float">
            <text:p>46058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649]/25+RANDBETWEEN(-1000;1000);0)" office:value-type="float" office:value="7939" calcext:value-type="float">
            <text:p>7939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649]+10+RANDBETWEEN(0;10)" office:value-type="float" office:value="46037" calcext:value-type="float">
            <text:p>46037</text:p>
          </table:table-cell>
          <table:table-cell table:formula="of:=[.F649]+RANDBETWEEN(2;10)" office:value-type="float" office:value="46045" calcext:value-type="float">
            <text:p>46045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650]/25+RANDBETWEEN(-1000;1000);0)" office:value-type="float" office:value="7388" calcext:value-type="float">
            <text:p>7388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50]+10+RANDBETWEEN(0;10)" office:value-type="float" office:value="46037" calcext:value-type="float">
            <text:p>46037</text:p>
          </table:table-cell>
          <table:table-cell table:formula="of:=[.F650]+RANDBETWEEN(2;10)" office:value-type="float" office:value="46042" calcext:value-type="float">
            <text:p>46042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651]/25+RANDBETWEEN(-1000;1000);0)" office:value-type="float" office:value="5702" calcext:value-type="float">
            <text:p>570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651]+10+RANDBETWEEN(0;10)" office:value-type="float" office:value="46048" calcext:value-type="float">
            <text:p>46048</text:p>
          </table:table-cell>
          <table:table-cell table:formula="of:=[.F651]+RANDBETWEEN(2;10)" office:value-type="float" office:value="46052" calcext:value-type="float">
            <text:p>46052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652]/25+RANDBETWEEN(-1000;1000);0)" office:value-type="float" office:value="5928" calcext:value-type="float">
            <text:p>5928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652]+10+RANDBETWEEN(0;10)" office:value-type="float" office:value="46040" calcext:value-type="float">
            <text:p>46040</text:p>
          </table:table-cell>
          <table:table-cell table:formula="of:=[.F652]+RANDBETWEEN(2;10)" office:value-type="float" office:value="46049" calcext:value-type="float">
            <text:p>46049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653]/25+RANDBETWEEN(-1000;1000);0)" office:value-type="float" office:value="6860" calcext:value-type="float">
            <text:p>6860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653]+10+RANDBETWEEN(0;10)" office:value-type="float" office:value="46050" calcext:value-type="float">
            <text:p>46050</text:p>
          </table:table-cell>
          <table:table-cell table:formula="of:=[.F653]+RANDBETWEEN(2;10)" office:value-type="float" office:value="46058" calcext:value-type="float">
            <text:p>46058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654]/25+RANDBETWEEN(-1000;1000);0)" office:value-type="float" office:value="7386" calcext:value-type="float">
            <text:p>7386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54]+10+RANDBETWEEN(0;10)" office:value-type="float" office:value="46034" calcext:value-type="float">
            <text:p>46034</text:p>
          </table:table-cell>
          <table:table-cell table:formula="of:=[.F654]+RANDBETWEEN(2;10)" office:value-type="float" office:value="46037" calcext:value-type="float">
            <text:p>46037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655]/25+RANDBETWEEN(-1000;1000);0)" office:value-type="float" office:value="6268" calcext:value-type="float">
            <text:p>6268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655]+10+RANDBETWEEN(0;10)" office:value-type="float" office:value="46036" calcext:value-type="float">
            <text:p>46036</text:p>
          </table:table-cell>
          <table:table-cell table:formula="of:=[.F655]+RANDBETWEEN(2;10)" office:value-type="float" office:value="46038" calcext:value-type="float">
            <text:p>46038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656]/25+RANDBETWEEN(-1000;1000);0)" office:value-type="float" office:value="5483" calcext:value-type="float">
            <text:p>548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656]+10+RANDBETWEEN(0;10)" office:value-type="float" office:value="46035" calcext:value-type="float">
            <text:p>46035</text:p>
          </table:table-cell>
          <table:table-cell table:formula="of:=[.F656]+RANDBETWEEN(2;10)" office:value-type="float" office:value="46040" calcext:value-type="float">
            <text:p>46040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657]/25+RANDBETWEEN(-1000;1000);0)" office:value-type="float" office:value="9602" calcext:value-type="float">
            <text:p>9602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657]+10+RANDBETWEEN(0;10)" office:value-type="float" office:value="46035" calcext:value-type="float">
            <text:p>46035</text:p>
          </table:table-cell>
          <table:table-cell table:formula="of:=[.F657]+RANDBETWEEN(2;10)" office:value-type="float" office:value="46038" calcext:value-type="float">
            <text:p>46038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658]/25+RANDBETWEEN(-1000;1000);0)" office:value-type="float" office:value="9194" calcext:value-type="float">
            <text:p>9194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658]+10+RANDBETWEEN(0;10)" office:value-type="float" office:value="46027" calcext:value-type="float">
            <text:p>46027</text:p>
          </table:table-cell>
          <table:table-cell table:formula="of:=[.F658]+RANDBETWEEN(2;10)" office:value-type="float" office:value="46034" calcext:value-type="float">
            <text:p>46034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659]/25+RANDBETWEEN(-1000;1000);0)" office:value-type="float" office:value="6819" calcext:value-type="float">
            <text:p>6819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659]+10+RANDBETWEEN(0;10)" office:value-type="float" office:value="46046" calcext:value-type="float">
            <text:p>46046</text:p>
          </table:table-cell>
          <table:table-cell table:formula="of:=[.F659]+RANDBETWEEN(2;10)" office:value-type="float" office:value="46051" calcext:value-type="float">
            <text:p>46051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660]/25+RANDBETWEEN(-1000;1000);0)" office:value-type="float" office:value="6269" calcext:value-type="float">
            <text:p>6269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660]+10+RANDBETWEEN(0;10)" office:value-type="float" office:value="46042" calcext:value-type="float">
            <text:p>46042</text:p>
          </table:table-cell>
          <table:table-cell table:formula="of:=[.F660]+RANDBETWEEN(2;10)" office:value-type="float" office:value="46050" calcext:value-type="float">
            <text:p>46050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661]/25+RANDBETWEEN(-1000;1000);0)" office:value-type="float" office:value="6913" calcext:value-type="float">
            <text:p>6913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661]+10+RANDBETWEEN(0;10)" office:value-type="float" office:value="46046" calcext:value-type="float">
            <text:p>46046</text:p>
          </table:table-cell>
          <table:table-cell table:formula="of:=[.F661]+RANDBETWEEN(2;10)" office:value-type="float" office:value="46052" calcext:value-type="float">
            <text:p>46052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662]/25+RANDBETWEEN(-1000;1000);0)" office:value-type="float" office:value="250" calcext:value-type="float">
            <text:p>250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662]+10+RANDBETWEEN(0;10)" office:value-type="float" office:value="46032" calcext:value-type="float">
            <text:p>46032</text:p>
          </table:table-cell>
          <table:table-cell table:formula="of:=[.F662]+RANDBETWEEN(2;10)" office:value-type="float" office:value="46035" calcext:value-type="float">
            <text:p>46035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663]/25+RANDBETWEEN(-1000;1000);0)" office:value-type="float" office:value="1786" calcext:value-type="float">
            <text:p>1786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663]+10+RANDBETWEEN(0;10)" office:value-type="float" office:value="46026" calcext:value-type="float">
            <text:p>46026</text:p>
          </table:table-cell>
          <table:table-cell table:formula="of:=[.F663]+RANDBETWEEN(2;10)" office:value-type="float" office:value="46031" calcext:value-type="float">
            <text:p>46031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664]/25+RANDBETWEEN(-1000;1000);0)" office:value-type="float" office:value="855" calcext:value-type="float">
            <text:p>85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664]+10+RANDBETWEEN(0;10)" office:value-type="float" office:value="46034" calcext:value-type="float">
            <text:p>46034</text:p>
          </table:table-cell>
          <table:table-cell table:formula="of:=[.F664]+RANDBETWEEN(2;10)" office:value-type="float" office:value="46039" calcext:value-type="float">
            <text:p>46039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665]/25+RANDBETWEEN(-1000;1000);0)" office:value-type="float" office:value="1538" calcext:value-type="float">
            <text:p>1538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65]+10+RANDBETWEEN(0;10)" office:value-type="float" office:value="46038" calcext:value-type="float">
            <text:p>46038</text:p>
          </table:table-cell>
          <table:table-cell table:formula="of:=[.F665]+RANDBETWEEN(2;10)" office:value-type="float" office:value="46044" calcext:value-type="float">
            <text:p>46044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666]/25+RANDBETWEEN(-1000;1000);0)" office:value-type="float" office:value="1780" calcext:value-type="float">
            <text:p>1780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666]+10+RANDBETWEEN(0;10)" office:value-type="float" office:value="46032" calcext:value-type="float">
            <text:p>46032</text:p>
          </table:table-cell>
          <table:table-cell table:formula="of:=[.F666]+RANDBETWEEN(2;10)" office:value-type="float" office:value="46039" calcext:value-type="float">
            <text:p>46039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667]/25+RANDBETWEEN(-1000;1000);0)" office:value-type="float" office:value="692" calcext:value-type="float">
            <text:p>692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667]+10+RANDBETWEEN(0;10)" office:value-type="float" office:value="46046" calcext:value-type="float">
            <text:p>46046</text:p>
          </table:table-cell>
          <table:table-cell table:formula="of:=[.F667]+RANDBETWEEN(2;10)" office:value-type="float" office:value="46052" calcext:value-type="float">
            <text:p>46052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668]/25+RANDBETWEEN(-1000;1000);0)" office:value-type="float" office:value="2089" calcext:value-type="float">
            <text:p>2089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668]+10+RANDBETWEEN(0;10)" office:value-type="float" office:value="46039" calcext:value-type="float">
            <text:p>46039</text:p>
          </table:table-cell>
          <table:table-cell table:formula="of:=[.F668]+RANDBETWEEN(2;10)" office:value-type="float" office:value="46048" calcext:value-type="float">
            <text:p>46048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669]/25+RANDBETWEEN(-1000;1000);0)" office:value-type="float" office:value="1573" calcext:value-type="float">
            <text:p>157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669]+10+RANDBETWEEN(0;10)" office:value-type="float" office:value="46027" calcext:value-type="float">
            <text:p>46027</text:p>
          </table:table-cell>
          <table:table-cell table:formula="of:=[.F669]+RANDBETWEEN(2;10)" office:value-type="float" office:value="46037" calcext:value-type="float">
            <text:p>46037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670]/25+RANDBETWEEN(-1000;1000);0)" office:value-type="float" office:value="1660" calcext:value-type="float">
            <text:p>1660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670]+10+RANDBETWEEN(0;10)" office:value-type="float" office:value="46030" calcext:value-type="float">
            <text:p>46030</text:p>
          </table:table-cell>
          <table:table-cell table:formula="of:=[.F670]+RANDBETWEEN(2;10)" office:value-type="float" office:value="46034" calcext:value-type="float">
            <text:p>46034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671]/25+RANDBETWEEN(-1000;1000);0)" office:value-type="float" office:value="1979" calcext:value-type="float">
            <text:p>1979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671]+10+RANDBETWEEN(0;10)" office:value-type="float" office:value="46040" calcext:value-type="float">
            <text:p>46040</text:p>
          </table:table-cell>
          <table:table-cell table:formula="of:=[.F671]+RANDBETWEEN(2;10)" office:value-type="float" office:value="46046" calcext:value-type="float">
            <text:p>46046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672]/25+RANDBETWEEN(-1000;1000);0)" office:value-type="float" office:value="1437" calcext:value-type="float">
            <text:p>1437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72]+10+RANDBETWEEN(0;10)" office:value-type="float" office:value="46039" calcext:value-type="float">
            <text:p>46039</text:p>
          </table:table-cell>
          <table:table-cell table:formula="of:=[.F672]+RANDBETWEEN(2;10)" office:value-type="float" office:value="46044" calcext:value-type="float">
            <text:p>46044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673]/25+RANDBETWEEN(-1000;1000);0)" office:value-type="float" office:value="938" calcext:value-type="float">
            <text:p>938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673]+10+RANDBETWEEN(0;10)" office:value-type="float" office:value="46050" calcext:value-type="float">
            <text:p>46050</text:p>
          </table:table-cell>
          <table:table-cell table:formula="of:=[.F673]+RANDBETWEEN(2;10)" office:value-type="float" office:value="46054" calcext:value-type="float">
            <text:p>46054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674]/25+RANDBETWEEN(-1000;1000);0)" office:value-type="float" office:value="911" calcext:value-type="float">
            <text:p>911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674]+10+RANDBETWEEN(0;10)" office:value-type="float" office:value="46040" calcext:value-type="float">
            <text:p>46040</text:p>
          </table:table-cell>
          <table:table-cell table:formula="of:=[.F674]+RANDBETWEEN(2;10)" office:value-type="float" office:value="46050" calcext:value-type="float">
            <text:p>46050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675]/25+RANDBETWEEN(-1000;1000);0)" office:value-type="float" office:value="841" calcext:value-type="float">
            <text:p>841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675]+10+RANDBETWEEN(0;10)" office:value-type="float" office:value="46032" calcext:value-type="float">
            <text:p>46032</text:p>
          </table:table-cell>
          <table:table-cell table:formula="of:=[.F675]+RANDBETWEEN(2;10)" office:value-type="float" office:value="46037" calcext:value-type="float">
            <text:p>46037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676]/25+RANDBETWEEN(-1000;1000);0)" office:value-type="float" office:value="1311" calcext:value-type="float">
            <text:p>1311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76]+10+RANDBETWEEN(0;10)" office:value-type="float" office:value="46038" calcext:value-type="float">
            <text:p>46038</text:p>
          </table:table-cell>
          <table:table-cell table:formula="of:=[.F676]+RANDBETWEEN(2;10)" office:value-type="float" office:value="46044" calcext:value-type="float">
            <text:p>46044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677]/25+RANDBETWEEN(-1000;1000);0)" office:value-type="float" office:value="2296" calcext:value-type="float">
            <text:p>2296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677]+10+RANDBETWEEN(0;10)" office:value-type="float" office:value="46030" calcext:value-type="float">
            <text:p>46030</text:p>
          </table:table-cell>
          <table:table-cell table:formula="of:=[.F677]+RANDBETWEEN(2;10)" office:value-type="float" office:value="46039" calcext:value-type="float">
            <text:p>46039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678]/25+RANDBETWEEN(-1000;1000);0)" office:value-type="float" office:value="1401" calcext:value-type="float">
            <text:p>1401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678]+10+RANDBETWEEN(0;10)" office:value-type="float" office:value="46036" calcext:value-type="float">
            <text:p>46036</text:p>
          </table:table-cell>
          <table:table-cell table:formula="of:=[.F678]+RANDBETWEEN(2;10)" office:value-type="float" office:value="46040" calcext:value-type="float">
            <text:p>46040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679]/25+RANDBETWEEN(-1000;1000);0)" office:value-type="float" office:value="1555" calcext:value-type="float">
            <text:p>1555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79]+10+RANDBETWEEN(0;10)" office:value-type="float" office:value="46038" calcext:value-type="float">
            <text:p>46038</text:p>
          </table:table-cell>
          <table:table-cell table:formula="of:=[.F679]+RANDBETWEEN(2;10)" office:value-type="float" office:value="46044" calcext:value-type="float">
            <text:p>46044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680]/25+RANDBETWEEN(-1000;1000);0)" office:value-type="float" office:value="595" calcext:value-type="float">
            <text:p>595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680]+10+RANDBETWEEN(0;10)" office:value-type="float" office:value="46051" calcext:value-type="float">
            <text:p>46051</text:p>
          </table:table-cell>
          <table:table-cell table:formula="of:=[.F680]+RANDBETWEEN(2;10)" office:value-type="float" office:value="46054" calcext:value-type="float">
            <text:p>46054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681]/25+RANDBETWEEN(-1000;1000);0)" office:value-type="float" office:value="2004" calcext:value-type="float">
            <text:p>2004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681]+10+RANDBETWEEN(0;10)" office:value-type="float" office:value="46035" calcext:value-type="float">
            <text:p>46035</text:p>
          </table:table-cell>
          <table:table-cell table:formula="of:=[.F681]+RANDBETWEEN(2;10)" office:value-type="float" office:value="46038" calcext:value-type="float">
            <text:p>46038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682]/25+RANDBETWEEN(-1000;1000);0)" office:value-type="float" office:value="7345" calcext:value-type="float">
            <text:p>7345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682]+10+RANDBETWEEN(0;10)" office:value-type="float" office:value="46029" calcext:value-type="float">
            <text:p>46029</text:p>
          </table:table-cell>
          <table:table-cell table:formula="of:=[.F682]+RANDBETWEEN(2;10)" office:value-type="float" office:value="46039" calcext:value-type="float">
            <text:p>46039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683]/25+RANDBETWEEN(-1000;1000);0)" office:value-type="float" office:value="6153" calcext:value-type="float">
            <text:p>6153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683]+10+RANDBETWEEN(0;10)" office:value-type="float" office:value="46050" calcext:value-type="float">
            <text:p>46050</text:p>
          </table:table-cell>
          <table:table-cell table:formula="of:=[.F683]+RANDBETWEEN(2;10)" office:value-type="float" office:value="46057" calcext:value-type="float">
            <text:p>46057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684]/25+RANDBETWEEN(-1000;1000);0)" office:value-type="float" office:value="6401" calcext:value-type="float">
            <text:p>6401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684]+10+RANDBETWEEN(0;10)" office:value-type="float" office:value="46048" calcext:value-type="float">
            <text:p>46048</text:p>
          </table:table-cell>
          <table:table-cell table:formula="of:=[.F684]+RANDBETWEEN(2;10)" office:value-type="float" office:value="46050" calcext:value-type="float">
            <text:p>46050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685]/25+RANDBETWEEN(-1000;1000);0)" office:value-type="float" office:value="6917" calcext:value-type="float">
            <text:p>6917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685]+10+RANDBETWEEN(0;10)" office:value-type="float" office:value="46035" calcext:value-type="float">
            <text:p>46035</text:p>
          </table:table-cell>
          <table:table-cell table:formula="of:=[.F685]+RANDBETWEEN(2;10)" office:value-type="float" office:value="46043" calcext:value-type="float">
            <text:p>46043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686]/25+RANDBETWEEN(-1000;1000);0)" office:value-type="float" office:value="8375" calcext:value-type="float">
            <text:p>8375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686]+10+RANDBETWEEN(0;10)" office:value-type="float" office:value="46036" calcext:value-type="float">
            <text:p>46036</text:p>
          </table:table-cell>
          <table:table-cell table:formula="of:=[.F686]+RANDBETWEEN(2;10)" office:value-type="float" office:value="46040" calcext:value-type="float">
            <text:p>46040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687]/25+RANDBETWEEN(-1000;1000);0)" office:value-type="float" office:value="6042" calcext:value-type="float">
            <text:p>604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687]+10+RANDBETWEEN(0;10)" office:value-type="float" office:value="46049" calcext:value-type="float">
            <text:p>46049</text:p>
          </table:table-cell>
          <table:table-cell table:formula="of:=[.F687]+RANDBETWEEN(2;10)" office:value-type="float" office:value="46052" calcext:value-type="float">
            <text:p>46052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688]/25+RANDBETWEEN(-1000;1000);0)" office:value-type="float" office:value="8025" calcext:value-type="float">
            <text:p>8025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688]+10+RANDBETWEEN(0;10)" office:value-type="float" office:value="46046" calcext:value-type="float">
            <text:p>46046</text:p>
          </table:table-cell>
          <table:table-cell table:formula="of:=[.F688]+RANDBETWEEN(2;10)" office:value-type="float" office:value="46055" calcext:value-type="float">
            <text:p>46055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689]/25+RANDBETWEEN(-1000;1000);0)" office:value-type="float" office:value="8686" calcext:value-type="float">
            <text:p>8686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689]+10+RANDBETWEEN(0;10)" office:value-type="float" office:value="46043" calcext:value-type="float">
            <text:p>46043</text:p>
          </table:table-cell>
          <table:table-cell table:formula="of:=[.F689]+RANDBETWEEN(2;10)" office:value-type="float" office:value="46053" calcext:value-type="float">
            <text:p>46053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690]/25+RANDBETWEEN(-1000;1000);0)" office:value-type="float" office:value="8440" calcext:value-type="float">
            <text:p>8440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690]+10+RANDBETWEEN(0;10)" office:value-type="float" office:value="46049" calcext:value-type="float">
            <text:p>46049</text:p>
          </table:table-cell>
          <table:table-cell table:formula="of:=[.F690]+RANDBETWEEN(2;10)" office:value-type="float" office:value="46055" calcext:value-type="float">
            <text:p>46055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691]/25+RANDBETWEEN(-1000;1000);0)" office:value-type="float" office:value="7166" calcext:value-type="float">
            <text:p>7166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91]+10+RANDBETWEEN(0;10)" office:value-type="float" office:value="46043" calcext:value-type="float">
            <text:p>46043</text:p>
          </table:table-cell>
          <table:table-cell table:formula="of:=[.F691]+RANDBETWEEN(2;10)" office:value-type="float" office:value="46046" calcext:value-type="float">
            <text:p>46046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692]/25+RANDBETWEEN(-1000;1000);0)" office:value-type="float" office:value="6509" calcext:value-type="float">
            <text:p>6509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692]+10+RANDBETWEEN(0;10)" office:value-type="float" office:value="46030" calcext:value-type="float">
            <text:p>46030</text:p>
          </table:table-cell>
          <table:table-cell table:formula="of:=[.F692]+RANDBETWEEN(2;10)" office:value-type="float" office:value="46038" calcext:value-type="float">
            <text:p>46038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693]/25+RANDBETWEEN(-1000;1000);0)" office:value-type="float" office:value="6086" calcext:value-type="float">
            <text:p>6086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693]+10+RANDBETWEEN(0;10)" office:value-type="float" office:value="46041" calcext:value-type="float">
            <text:p>46041</text:p>
          </table:table-cell>
          <table:table-cell table:formula="of:=[.F693]+RANDBETWEEN(2;10)" office:value-type="float" office:value="46051" calcext:value-type="float">
            <text:p>46051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694]/25+RANDBETWEEN(-1000;1000);0)" office:value-type="float" office:value="6316" calcext:value-type="float">
            <text:p>6316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694]+10+RANDBETWEEN(0;10)" office:value-type="float" office:value="46049" calcext:value-type="float">
            <text:p>46049</text:p>
          </table:table-cell>
          <table:table-cell table:formula="of:=[.F694]+RANDBETWEEN(2;10)" office:value-type="float" office:value="46058" calcext:value-type="float">
            <text:p>46058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695]/25+RANDBETWEEN(-1000;1000);0)" office:value-type="float" office:value="6167" calcext:value-type="float">
            <text:p>6167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695]+10+RANDBETWEEN(0;10)" office:value-type="float" office:value="46038" calcext:value-type="float">
            <text:p>46038</text:p>
          </table:table-cell>
          <table:table-cell table:formula="of:=[.F695]+RANDBETWEEN(2;10)" office:value-type="float" office:value="46044" calcext:value-type="float">
            <text:p>46044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696]/25+RANDBETWEEN(-1000;1000);0)" office:value-type="float" office:value="6359" calcext:value-type="float">
            <text:p>6359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696]+10+RANDBETWEEN(0;10)" office:value-type="float" office:value="46036" calcext:value-type="float">
            <text:p>46036</text:p>
          </table:table-cell>
          <table:table-cell table:formula="of:=[.F696]+RANDBETWEEN(2;10)" office:value-type="float" office:value="46039" calcext:value-type="float">
            <text:p>46039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697]/25+RANDBETWEEN(-1000;1000);0)" office:value-type="float" office:value="8777" calcext:value-type="float">
            <text:p>877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697]+10+RANDBETWEEN(0;10)" office:value-type="float" office:value="46041" calcext:value-type="float">
            <text:p>46041</text:p>
          </table:table-cell>
          <table:table-cell table:formula="of:=[.F697]+RANDBETWEEN(2;10)" office:value-type="float" office:value="46043" calcext:value-type="float">
            <text:p>46043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698]/25+RANDBETWEEN(-1000;1000);0)" office:value-type="float" office:value="9587" calcext:value-type="float">
            <text:p>9587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698]+10+RANDBETWEEN(0;10)" office:value-type="float" office:value="46052" calcext:value-type="float">
            <text:p>46052</text:p>
          </table:table-cell>
          <table:table-cell table:formula="of:=[.F698]+RANDBETWEEN(2;10)" office:value-type="float" office:value="46062" calcext:value-type="float">
            <text:p>46062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699]/25+RANDBETWEEN(-1000;1000);0)" office:value-type="float" office:value="6484" calcext:value-type="float">
            <text:p>6484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699]+10+RANDBETWEEN(0;10)" office:value-type="float" office:value="46031" calcext:value-type="float">
            <text:p>46031</text:p>
          </table:table-cell>
          <table:table-cell table:formula="of:=[.F699]+RANDBETWEEN(2;10)" office:value-type="float" office:value="46041" calcext:value-type="float">
            <text:p>46041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700]/25+RANDBETWEEN(-1000;1000);0)" office:value-type="float" office:value="6189" calcext:value-type="float">
            <text:p>6189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700]+10+RANDBETWEEN(0;10)" office:value-type="float" office:value="46050" calcext:value-type="float">
            <text:p>46050</text:p>
          </table:table-cell>
          <table:table-cell table:formula="of:=[.F700]+RANDBETWEEN(2;10)" office:value-type="float" office:value="46055" calcext:value-type="float">
            <text:p>46055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701]/25+RANDBETWEEN(-1000;1000);0)" office:value-type="float" office:value="7034" calcext:value-type="float">
            <text:p>7034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701]+10+RANDBETWEEN(0;10)" office:value-type="float" office:value="46029" calcext:value-type="float">
            <text:p>46029</text:p>
          </table:table-cell>
          <table:table-cell table:formula="of:=[.F701]+RANDBETWEEN(2;10)" office:value-type="float" office:value="46038" calcext:value-type="float">
            <text:p>46038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702]/25+RANDBETWEEN(-1000;1000);0)" office:value-type="float" office:value="476" calcext:value-type="float">
            <text:p>476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702]+10+RANDBETWEEN(0;10)" office:value-type="float" office:value="46035" calcext:value-type="float">
            <text:p>46035</text:p>
          </table:table-cell>
          <table:table-cell table:formula="of:=[.F702]+RANDBETWEEN(2;10)" office:value-type="float" office:value="46043" calcext:value-type="float">
            <text:p>46043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703]/25+RANDBETWEEN(-1000;1000);0)" office:value-type="float" office:value="805" calcext:value-type="float">
            <text:p>805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03]+10+RANDBETWEEN(0;10)" office:value-type="float" office:value="46038" calcext:value-type="float">
            <text:p>46038</text:p>
          </table:table-cell>
          <table:table-cell table:formula="of:=[.F703]+RANDBETWEEN(2;10)" office:value-type="float" office:value="46044" calcext:value-type="float">
            <text:p>46044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704]/25+RANDBETWEEN(-1000;1000);0)" office:value-type="float" office:value="1696" calcext:value-type="float">
            <text:p>1696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704]+10+RANDBETWEEN(0;10)" office:value-type="float" office:value="46039" calcext:value-type="float">
            <text:p>46039</text:p>
          </table:table-cell>
          <table:table-cell table:formula="of:=[.F704]+RANDBETWEEN(2;10)" office:value-type="float" office:value="46049" calcext:value-type="float">
            <text:p>46049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705]/25+RANDBETWEEN(-1000;1000);0)" office:value-type="float" office:value="1119" calcext:value-type="float">
            <text:p>1119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705]+10+RANDBETWEEN(0;10)" office:value-type="float" office:value="46035" calcext:value-type="float">
            <text:p>46035</text:p>
          </table:table-cell>
          <table:table-cell table:formula="of:=[.F705]+RANDBETWEEN(2;10)" office:value-type="float" office:value="46044" calcext:value-type="float">
            <text:p>46044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706]/25+RANDBETWEEN(-1000;1000);0)" office:value-type="float" office:value="2148" calcext:value-type="float">
            <text:p>2148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706]+10+RANDBETWEEN(0;10)" office:value-type="float" office:value="46049" calcext:value-type="float">
            <text:p>46049</text:p>
          </table:table-cell>
          <table:table-cell table:formula="of:=[.F706]+RANDBETWEEN(2;10)" office:value-type="float" office:value="46058" calcext:value-type="float">
            <text:p>46058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707]/25+RANDBETWEEN(-1000;1000);0)" office:value-type="float" office:value="801" calcext:value-type="float">
            <text:p>801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707]+10+RANDBETWEEN(0;10)" office:value-type="float" office:value="46033" calcext:value-type="float">
            <text:p>46033</text:p>
          </table:table-cell>
          <table:table-cell table:formula="of:=[.F707]+RANDBETWEEN(2;10)" office:value-type="float" office:value="46041" calcext:value-type="float">
            <text:p>46041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708]/25+RANDBETWEEN(-1000;1000);0)" office:value-type="float" office:value="1774" calcext:value-type="float">
            <text:p>1774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708]+10+RANDBETWEEN(0;10)" office:value-type="float" office:value="46036" calcext:value-type="float">
            <text:p>46036</text:p>
          </table:table-cell>
          <table:table-cell table:formula="of:=[.F708]+RANDBETWEEN(2;10)" office:value-type="float" office:value="46040" calcext:value-type="float">
            <text:p>46040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709]/25+RANDBETWEEN(-1000;1000);0)" office:value-type="float" office:value="2351" calcext:value-type="float">
            <text:p>2351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709]+10+RANDBETWEEN(0;10)" office:value-type="float" office:value="46036" calcext:value-type="float">
            <text:p>46036</text:p>
          </table:table-cell>
          <table:table-cell table:formula="of:=[.F709]+RANDBETWEEN(2;10)" office:value-type="float" office:value="46043" calcext:value-type="float">
            <text:p>46043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710]/25+RANDBETWEEN(-1000;1000);0)" office:value-type="float" office:value="2178" calcext:value-type="float">
            <text:p>2178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710]+10+RANDBETWEEN(0;10)" office:value-type="float" office:value="46044" calcext:value-type="float">
            <text:p>46044</text:p>
          </table:table-cell>
          <table:table-cell table:formula="of:=[.F710]+RANDBETWEEN(2;10)" office:value-type="float" office:value="46046" calcext:value-type="float">
            <text:p>46046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711]/25+RANDBETWEEN(-1000;1000);0)" office:value-type="float" office:value="1710" calcext:value-type="float">
            <text:p>1710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711]+10+RANDBETWEEN(0;10)" office:value-type="float" office:value="46040" calcext:value-type="float">
            <text:p>46040</text:p>
          </table:table-cell>
          <table:table-cell table:formula="of:=[.F711]+RANDBETWEEN(2;10)" office:value-type="float" office:value="46044" calcext:value-type="float">
            <text:p>46044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712]/25+RANDBETWEEN(-1000;1000);0)" office:value-type="float" office:value="1590" calcext:value-type="float">
            <text:p>1590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712]+10+RANDBETWEEN(0;10)" office:value-type="float" office:value="46042" calcext:value-type="float">
            <text:p>46042</text:p>
          </table:table-cell>
          <table:table-cell table:formula="of:=[.F712]+RANDBETWEEN(2;10)" office:value-type="float" office:value="46047" calcext:value-type="float">
            <text:p>46047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713]/25+RANDBETWEEN(-1000;1000);0)" office:value-type="float" office:value="513" calcext:value-type="float">
            <text:p>513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13]+10+RANDBETWEEN(0;10)" office:value-type="float" office:value="46034" calcext:value-type="float">
            <text:p>46034</text:p>
          </table:table-cell>
          <table:table-cell table:formula="of:=[.F713]+RANDBETWEEN(2;10)" office:value-type="float" office:value="46039" calcext:value-type="float">
            <text:p>46039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714]/25+RANDBETWEEN(-1000;1000);0)" office:value-type="float" office:value="1626" calcext:value-type="float">
            <text:p>1626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714]+10+RANDBETWEEN(0;10)" office:value-type="float" office:value="46047" calcext:value-type="float">
            <text:p>46047</text:p>
          </table:table-cell>
          <table:table-cell table:formula="of:=[.F714]+RANDBETWEEN(2;10)" office:value-type="float" office:value="46056" calcext:value-type="float">
            <text:p>46056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715]/25+RANDBETWEEN(-1000;1000);0)" office:value-type="float" office:value="1099" calcext:value-type="float">
            <text:p>1099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715]+10+RANDBETWEEN(0;10)" office:value-type="float" office:value="46035" calcext:value-type="float">
            <text:p>46035</text:p>
          </table:table-cell>
          <table:table-cell table:formula="of:=[.F715]+RANDBETWEEN(2;10)" office:value-type="float" office:value="46042" calcext:value-type="float">
            <text:p>46042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716]/25+RANDBETWEEN(-1000;1000);0)" office:value-type="float" office:value="1811" calcext:value-type="float">
            <text:p>1811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716]+10+RANDBETWEEN(0;10)" office:value-type="float" office:value="46044" calcext:value-type="float">
            <text:p>46044</text:p>
          </table:table-cell>
          <table:table-cell table:formula="of:=[.F716]+RANDBETWEEN(2;10)" office:value-type="float" office:value="46054" calcext:value-type="float">
            <text:p>46054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717]/25+RANDBETWEEN(-1000;1000);0)" office:value-type="float" office:value="1572" calcext:value-type="float">
            <text:p>1572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17]+10+RANDBETWEEN(0;10)" office:value-type="float" office:value="46033" calcext:value-type="float">
            <text:p>46033</text:p>
          </table:table-cell>
          <table:table-cell table:formula="of:=[.F717]+RANDBETWEEN(2;10)" office:value-type="float" office:value="46038" calcext:value-type="float">
            <text:p>46038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718]/25+RANDBETWEEN(-1000;1000);0)" office:value-type="float" office:value="615" calcext:value-type="float">
            <text:p>615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718]+10+RANDBETWEEN(0;10)" office:value-type="float" office:value="46043" calcext:value-type="float">
            <text:p>46043</text:p>
          </table:table-cell>
          <table:table-cell table:formula="of:=[.F718]+RANDBETWEEN(2;10)" office:value-type="float" office:value="46049" calcext:value-type="float">
            <text:p>46049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719]/25+RANDBETWEEN(-1000;1000);0)" office:value-type="float" office:value="1484" calcext:value-type="float">
            <text:p>1484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719]+10+RANDBETWEEN(0;10)" office:value-type="float" office:value="46036" calcext:value-type="float">
            <text:p>46036</text:p>
          </table:table-cell>
          <table:table-cell table:formula="of:=[.F719]+RANDBETWEEN(2;10)" office:value-type="float" office:value="46045" calcext:value-type="float">
            <text:p>46045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720]/25+RANDBETWEEN(-1000;1000);0)" office:value-type="float" office:value="1985" calcext:value-type="float">
            <text:p>1985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720]+10+RANDBETWEEN(0;10)" office:value-type="float" office:value="46031" calcext:value-type="float">
            <text:p>46031</text:p>
          </table:table-cell>
          <table:table-cell table:formula="of:=[.F720]+RANDBETWEEN(2;10)" office:value-type="float" office:value="46037" calcext:value-type="float">
            <text:p>46037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721]/25+RANDBETWEEN(-1000;1000);0)" office:value-type="float" office:value="2049" calcext:value-type="float">
            <text:p>2049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721]+10+RANDBETWEEN(0;10)" office:value-type="float" office:value="46049" calcext:value-type="float">
            <text:p>46049</text:p>
          </table:table-cell>
          <table:table-cell table:formula="of:=[.F721]+RANDBETWEEN(2;10)" office:value-type="float" office:value="46053" calcext:value-type="float">
            <text:p>46053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722]/25+RANDBETWEEN(-1000;1000);0)" office:value-type="float" office:value="7264" calcext:value-type="float">
            <text:p>7264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722]+10+RANDBETWEEN(0;10)" office:value-type="float" office:value="46031" calcext:value-type="float">
            <text:p>46031</text:p>
          </table:table-cell>
          <table:table-cell table:formula="of:=[.F722]+RANDBETWEEN(2;10)" office:value-type="float" office:value="46035" calcext:value-type="float">
            <text:p>46035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723]/25+RANDBETWEEN(-1000;1000);0)" office:value-type="float" office:value="6219" calcext:value-type="float">
            <text:p>6219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723]+10+RANDBETWEEN(0;10)" office:value-type="float" office:value="46031" calcext:value-type="float">
            <text:p>46031</text:p>
          </table:table-cell>
          <table:table-cell table:formula="of:=[.F723]+RANDBETWEEN(2;10)" office:value-type="float" office:value="46034" calcext:value-type="float">
            <text:p>46034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724]/25+RANDBETWEEN(-1000;1000);0)" office:value-type="float" office:value="6886" calcext:value-type="float">
            <text:p>6886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724]+10+RANDBETWEEN(0;10)" office:value-type="float" office:value="46046" calcext:value-type="float">
            <text:p>46046</text:p>
          </table:table-cell>
          <table:table-cell table:formula="of:=[.F724]+RANDBETWEEN(2;10)" office:value-type="float" office:value="46052" calcext:value-type="float">
            <text:p>46052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725]/25+RANDBETWEEN(-1000;1000);0)" office:value-type="float" office:value="5859" calcext:value-type="float">
            <text:p>5859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725]+10+RANDBETWEEN(0;10)" office:value-type="float" office:value="46047" calcext:value-type="float">
            <text:p>46047</text:p>
          </table:table-cell>
          <table:table-cell table:formula="of:=[.F725]+RANDBETWEEN(2;10)" office:value-type="float" office:value="46055" calcext:value-type="float">
            <text:p>46055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726]/25+RANDBETWEEN(-1000;1000);0)" office:value-type="float" office:value="9273" calcext:value-type="float">
            <text:p>9273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726]+10+RANDBETWEEN(0;10)" office:value-type="float" office:value="46050" calcext:value-type="float">
            <text:p>46050</text:p>
          </table:table-cell>
          <table:table-cell table:formula="of:=[.F726]+RANDBETWEEN(2;10)" office:value-type="float" office:value="46053" calcext:value-type="float">
            <text:p>46053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727]/25+RANDBETWEEN(-1000;1000);0)" office:value-type="float" office:value="6104" calcext:value-type="float">
            <text:p>6104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727]+10+RANDBETWEEN(0;10)" office:value-type="float" office:value="46039" calcext:value-type="float">
            <text:p>46039</text:p>
          </table:table-cell>
          <table:table-cell table:formula="of:=[.F727]+RANDBETWEEN(2;10)" office:value-type="float" office:value="46048" calcext:value-type="float">
            <text:p>46048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728]/25+RANDBETWEEN(-1000;1000);0)" office:value-type="float" office:value="7180" calcext:value-type="float">
            <text:p>7180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728]+10+RANDBETWEEN(0;10)" office:value-type="float" office:value="46028" calcext:value-type="float">
            <text:p>46028</text:p>
          </table:table-cell>
          <table:table-cell table:formula="of:=[.F728]+RANDBETWEEN(2;10)" office:value-type="float" office:value="46034" calcext:value-type="float">
            <text:p>46034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729]/25+RANDBETWEEN(-1000;1000);0)" office:value-type="float" office:value="8690" calcext:value-type="float">
            <text:p>8690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729]+10+RANDBETWEEN(0;10)" office:value-type="float" office:value="46033" calcext:value-type="float">
            <text:p>46033</text:p>
          </table:table-cell>
          <table:table-cell table:formula="of:=[.F729]+RANDBETWEEN(2;10)" office:value-type="float" office:value="46035" calcext:value-type="float">
            <text:p>46035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730]/25+RANDBETWEEN(-1000;1000);0)" office:value-type="float" office:value="8585" calcext:value-type="float">
            <text:p>8585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730]+10+RANDBETWEEN(0;10)" office:value-type="float" office:value="46026" calcext:value-type="float">
            <text:p>46026</text:p>
          </table:table-cell>
          <table:table-cell table:formula="of:=[.F730]+RANDBETWEEN(2;10)" office:value-type="float" office:value="46033" calcext:value-type="float">
            <text:p>46033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731]/25+RANDBETWEEN(-1000;1000);0)" office:value-type="float" office:value="5825" calcext:value-type="float">
            <text:p>582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731]+10+RANDBETWEEN(0;10)" office:value-type="float" office:value="46041" calcext:value-type="float">
            <text:p>46041</text:p>
          </table:table-cell>
          <table:table-cell table:formula="of:=[.F731]+RANDBETWEEN(2;10)" office:value-type="float" office:value="46045" calcext:value-type="float">
            <text:p>46045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732]/25+RANDBETWEEN(-1000;1000);0)" office:value-type="float" office:value="5563" calcext:value-type="float">
            <text:p>5563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732]+10+RANDBETWEEN(0;10)" office:value-type="float" office:value="46031" calcext:value-type="float">
            <text:p>46031</text:p>
          </table:table-cell>
          <table:table-cell table:formula="of:=[.F732]+RANDBETWEEN(2;10)" office:value-type="float" office:value="46035" calcext:value-type="float">
            <text:p>46035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733]/25+RANDBETWEEN(-1000;1000);0)" office:value-type="float" office:value="7138" calcext:value-type="float">
            <text:p>7138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733]+10+RANDBETWEEN(0;10)" office:value-type="float" office:value="46041" calcext:value-type="float">
            <text:p>46041</text:p>
          </table:table-cell>
          <table:table-cell table:formula="of:=[.F733]+RANDBETWEEN(2;10)" office:value-type="float" office:value="46047" calcext:value-type="float">
            <text:p>46047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734]/25+RANDBETWEEN(-1000;1000);0)" office:value-type="float" office:value="6905" calcext:value-type="float">
            <text:p>690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734]+10+RANDBETWEEN(0;10)" office:value-type="float" office:value="46040" calcext:value-type="float">
            <text:p>46040</text:p>
          </table:table-cell>
          <table:table-cell table:formula="of:=[.F734]+RANDBETWEEN(2;10)" office:value-type="float" office:value="46042" calcext:value-type="float">
            <text:p>46042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735]/25+RANDBETWEEN(-1000;1000);0)" office:value-type="float" office:value="7708" calcext:value-type="float">
            <text:p>7708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735]+10+RANDBETWEEN(0;10)" office:value-type="float" office:value="46032" calcext:value-type="float">
            <text:p>46032</text:p>
          </table:table-cell>
          <table:table-cell table:formula="of:=[.F735]+RANDBETWEEN(2;10)" office:value-type="float" office:value="46036" calcext:value-type="float">
            <text:p>46036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736]/25+RANDBETWEEN(-1000;1000);0)" office:value-type="float" office:value="5661" calcext:value-type="float">
            <text:p>5661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736]+10+RANDBETWEEN(0;10)" office:value-type="float" office:value="46050" calcext:value-type="float">
            <text:p>46050</text:p>
          </table:table-cell>
          <table:table-cell table:formula="of:=[.F736]+RANDBETWEEN(2;10)" office:value-type="float" office:value="46057" calcext:value-type="float">
            <text:p>46057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737]/25+RANDBETWEEN(-1000;1000);0)" office:value-type="float" office:value="8253" calcext:value-type="float">
            <text:p>8253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737]+10+RANDBETWEEN(0;10)" office:value-type="float" office:value="46049" calcext:value-type="float">
            <text:p>46049</text:p>
          </table:table-cell>
          <table:table-cell table:formula="of:=[.F737]+RANDBETWEEN(2;10)" office:value-type="float" office:value="46051" calcext:value-type="float">
            <text:p>46051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738]/25+RANDBETWEEN(-1000;1000);0)" office:value-type="float" office:value="8378" calcext:value-type="float">
            <text:p>8378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738]+10+RANDBETWEEN(0;10)" office:value-type="float" office:value="46033" calcext:value-type="float">
            <text:p>46033</text:p>
          </table:table-cell>
          <table:table-cell table:formula="of:=[.F738]+RANDBETWEEN(2;10)" office:value-type="float" office:value="46041" calcext:value-type="float">
            <text:p>46041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739]/25+RANDBETWEEN(-1000;1000);0)" office:value-type="float" office:value="5765" calcext:value-type="float">
            <text:p>576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739]+10+RANDBETWEEN(0;10)" office:value-type="float" office:value="46042" calcext:value-type="float">
            <text:p>46042</text:p>
          </table:table-cell>
          <table:table-cell table:formula="of:=[.F739]+RANDBETWEEN(2;10)" office:value-type="float" office:value="46046" calcext:value-type="float">
            <text:p>46046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740]/25+RANDBETWEEN(-1000;1000);0)" office:value-type="float" office:value="5058" calcext:value-type="float">
            <text:p>5058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740]+10+RANDBETWEEN(0;10)" office:value-type="float" office:value="46042" calcext:value-type="float">
            <text:p>46042</text:p>
          </table:table-cell>
          <table:table-cell table:formula="of:=[.F740]+RANDBETWEEN(2;10)" office:value-type="float" office:value="46046" calcext:value-type="float">
            <text:p>46046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741]/25+RANDBETWEEN(-1000;1000);0)" office:value-type="float" office:value="8477" calcext:value-type="float">
            <text:p>8477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741]+10+RANDBETWEEN(0;10)" office:value-type="float" office:value="46046" calcext:value-type="float">
            <text:p>46046</text:p>
          </table:table-cell>
          <table:table-cell table:formula="of:=[.F741]+RANDBETWEEN(2;10)" office:value-type="float" office:value="46049" calcext:value-type="float">
            <text:p>46049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742]/25+RANDBETWEEN(-1000;1000);0)" office:value-type="float" office:value="845" calcext:value-type="float">
            <text:p>845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742]+10+RANDBETWEEN(0;10)" office:value-type="float" office:value="46038" calcext:value-type="float">
            <text:p>46038</text:p>
          </table:table-cell>
          <table:table-cell table:formula="of:=[.F742]+RANDBETWEEN(2;10)" office:value-type="float" office:value="46046" calcext:value-type="float">
            <text:p>46046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743]/25+RANDBETWEEN(-1000;1000);0)" office:value-type="float" office:value="592" calcext:value-type="float">
            <text:p>592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743]+10+RANDBETWEEN(0;10)" office:value-type="float" office:value="46041" calcext:value-type="float">
            <text:p>46041</text:p>
          </table:table-cell>
          <table:table-cell table:formula="of:=[.F743]+RANDBETWEEN(2;10)" office:value-type="float" office:value="46049" calcext:value-type="float">
            <text:p>46049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744]/25+RANDBETWEEN(-1000;1000);0)" office:value-type="float" office:value="2069" calcext:value-type="float">
            <text:p>2069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744]+10+RANDBETWEEN(0;10)" office:value-type="float" office:value="46043" calcext:value-type="float">
            <text:p>46043</text:p>
          </table:table-cell>
          <table:table-cell table:formula="of:=[.F744]+RANDBETWEEN(2;10)" office:value-type="float" office:value="46046" calcext:value-type="float">
            <text:p>46046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745]/25+RANDBETWEEN(-1000;1000);0)" office:value-type="float" office:value="2197" calcext:value-type="float">
            <text:p>2197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745]+10+RANDBETWEEN(0;10)" office:value-type="float" office:value="46034" calcext:value-type="float">
            <text:p>46034</text:p>
          </table:table-cell>
          <table:table-cell table:formula="of:=[.F745]+RANDBETWEEN(2;10)" office:value-type="float" office:value="46037" calcext:value-type="float">
            <text:p>46037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746]/25+RANDBETWEEN(-1000;1000);0)" office:value-type="float" office:value="679" calcext:value-type="float">
            <text:p>679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746]+10+RANDBETWEEN(0;10)" office:value-type="float" office:value="46039" calcext:value-type="float">
            <text:p>46039</text:p>
          </table:table-cell>
          <table:table-cell table:formula="of:=[.F746]+RANDBETWEEN(2;10)" office:value-type="float" office:value="46047" calcext:value-type="float">
            <text:p>46047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747]/25+RANDBETWEEN(-1000;1000);0)" office:value-type="float" office:value="768" calcext:value-type="float">
            <text:p>768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747]+10+RANDBETWEEN(0;10)" office:value-type="float" office:value="46040" calcext:value-type="float">
            <text:p>46040</text:p>
          </table:table-cell>
          <table:table-cell table:formula="of:=[.F747]+RANDBETWEEN(2;10)" office:value-type="float" office:value="46045" calcext:value-type="float">
            <text:p>46045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748]/25+RANDBETWEEN(-1000;1000);0)" office:value-type="float" office:value="2632" calcext:value-type="float">
            <text:p>2632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748]+10+RANDBETWEEN(0;10)" office:value-type="float" office:value="46049" calcext:value-type="float">
            <text:p>46049</text:p>
          </table:table-cell>
          <table:table-cell table:formula="of:=[.F748]+RANDBETWEEN(2;10)" office:value-type="float" office:value="46051" calcext:value-type="float">
            <text:p>46051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749]/25+RANDBETWEEN(-1000;1000);0)" office:value-type="float" office:value="1877" calcext:value-type="float">
            <text:p>187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749]+10+RANDBETWEEN(0;10)" office:value-type="float" office:value="46046" calcext:value-type="float">
            <text:p>46046</text:p>
          </table:table-cell>
          <table:table-cell table:formula="of:=[.F749]+RANDBETWEEN(2;10)" office:value-type="float" office:value="46048" calcext:value-type="float">
            <text:p>46048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750]/25+RANDBETWEEN(-1000;1000);0)" office:value-type="float" office:value="1546" calcext:value-type="float">
            <text:p>1546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750]+10+RANDBETWEEN(0;10)" office:value-type="float" office:value="46037" calcext:value-type="float">
            <text:p>46037</text:p>
          </table:table-cell>
          <table:table-cell table:formula="of:=[.F750]+RANDBETWEEN(2;10)" office:value-type="float" office:value="46039" calcext:value-type="float">
            <text:p>46039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751]/25+RANDBETWEEN(-1000;1000);0)" office:value-type="float" office:value="476" calcext:value-type="float">
            <text:p>476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751]+10+RANDBETWEEN(0;10)" office:value-type="float" office:value="46038" calcext:value-type="float">
            <text:p>46038</text:p>
          </table:table-cell>
          <table:table-cell table:formula="of:=[.F751]+RANDBETWEEN(2;10)" office:value-type="float" office:value="46042" calcext:value-type="float">
            <text:p>46042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752]/25+RANDBETWEEN(-1000;1000);0)" office:value-type="float" office:value="1875" calcext:value-type="float">
            <text:p>1875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752]+10+RANDBETWEEN(0;10)" office:value-type="float" office:value="46032" calcext:value-type="float">
            <text:p>46032</text:p>
          </table:table-cell>
          <table:table-cell table:formula="of:=[.F752]+RANDBETWEEN(2;10)" office:value-type="float" office:value="46036" calcext:value-type="float">
            <text:p>46036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753]/25+RANDBETWEEN(-1000;1000);0)" office:value-type="float" office:value="2057" calcext:value-type="float">
            <text:p>2057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53]+10+RANDBETWEEN(0;10)" office:value-type="float" office:value="46036" calcext:value-type="float">
            <text:p>46036</text:p>
          </table:table-cell>
          <table:table-cell table:formula="of:=[.F753]+RANDBETWEEN(2;10)" office:value-type="float" office:value="46040" calcext:value-type="float">
            <text:p>46040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754]/25+RANDBETWEEN(-1000;1000);0)" office:value-type="float" office:value="1095" calcext:value-type="float">
            <text:p>1095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754]+10+RANDBETWEEN(0;10)" office:value-type="float" office:value="46024" calcext:value-type="float">
            <text:p>46024</text:p>
          </table:table-cell>
          <table:table-cell table:formula="of:=[.F754]+RANDBETWEEN(2;10)" office:value-type="float" office:value="46031" calcext:value-type="float">
            <text:p>46031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755]/25+RANDBETWEEN(-1000;1000);0)" office:value-type="float" office:value="760" calcext:value-type="float">
            <text:p>760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755]+10+RANDBETWEEN(0;10)" office:value-type="float" office:value="46039" calcext:value-type="float">
            <text:p>46039</text:p>
          </table:table-cell>
          <table:table-cell table:formula="of:=[.F755]+RANDBETWEEN(2;10)" office:value-type="float" office:value="46047" calcext:value-type="float">
            <text:p>46047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756]/25+RANDBETWEEN(-1000;1000);0)" office:value-type="float" office:value="1210" calcext:value-type="float">
            <text:p>1210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56]+10+RANDBETWEEN(0;10)" office:value-type="float" office:value="46037" calcext:value-type="float">
            <text:p>46037</text:p>
          </table:table-cell>
          <table:table-cell table:formula="of:=[.F756]+RANDBETWEEN(2;10)" office:value-type="float" office:value="46045" calcext:value-type="float">
            <text:p>46045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757]/25+RANDBETWEEN(-1000;1000);0)" office:value-type="float" office:value="552" calcext:value-type="float">
            <text:p>552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757]+10+RANDBETWEEN(0;10)" office:value-type="float" office:value="46042" calcext:value-type="float">
            <text:p>46042</text:p>
          </table:table-cell>
          <table:table-cell table:formula="of:=[.F757]+RANDBETWEEN(2;10)" office:value-type="float" office:value="46048" calcext:value-type="float">
            <text:p>46048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758]/25+RANDBETWEEN(-1000;1000);0)" office:value-type="float" office:value="1527" calcext:value-type="float">
            <text:p>1527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758]+10+RANDBETWEEN(0;10)" office:value-type="float" office:value="46036" calcext:value-type="float">
            <text:p>46036</text:p>
          </table:table-cell>
          <table:table-cell table:formula="of:=[.F758]+RANDBETWEEN(2;10)" office:value-type="float" office:value="46038" calcext:value-type="float">
            <text:p>46038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759]/25+RANDBETWEEN(-1000;1000);0)" office:value-type="float" office:value="1951" calcext:value-type="float">
            <text:p>1951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759]+10+RANDBETWEEN(0;10)" office:value-type="float" office:value="46037" calcext:value-type="float">
            <text:p>46037</text:p>
          </table:table-cell>
          <table:table-cell table:formula="of:=[.F759]+RANDBETWEEN(2;10)" office:value-type="float" office:value="46046" calcext:value-type="float">
            <text:p>46046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760]/25+RANDBETWEEN(-1000;1000);0)" office:value-type="float" office:value="1563" calcext:value-type="float">
            <text:p>1563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760]+10+RANDBETWEEN(0;10)" office:value-type="float" office:value="46031" calcext:value-type="float">
            <text:p>46031</text:p>
          </table:table-cell>
          <table:table-cell table:formula="of:=[.F760]+RANDBETWEEN(2;10)" office:value-type="float" office:value="46037" calcext:value-type="float">
            <text:p>46037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761]/25+RANDBETWEEN(-1000;1000);0)" office:value-type="float" office:value="1334" calcext:value-type="float">
            <text:p>1334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761]+10+RANDBETWEEN(0;10)" office:value-type="float" office:value="46047" calcext:value-type="float">
            <text:p>46047</text:p>
          </table:table-cell>
          <table:table-cell table:formula="of:=[.F761]+RANDBETWEEN(2;10)" office:value-type="float" office:value="46052" calcext:value-type="float">
            <text:p>46052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762]/25+RANDBETWEEN(-1000;1000);0)" office:value-type="float" office:value="6596" calcext:value-type="float">
            <text:p>6596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762]+10+RANDBETWEEN(0;10)" office:value-type="float" office:value="46049" calcext:value-type="float">
            <text:p>46049</text:p>
          </table:table-cell>
          <table:table-cell table:formula="of:=[.F762]+RANDBETWEEN(2;10)" office:value-type="float" office:value="46057" calcext:value-type="float">
            <text:p>46057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763]/25+RANDBETWEEN(-1000;1000);0)" office:value-type="float" office:value="6836" calcext:value-type="float">
            <text:p>6836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763]+10+RANDBETWEEN(0;10)" office:value-type="float" office:value="46032" calcext:value-type="float">
            <text:p>46032</text:p>
          </table:table-cell>
          <table:table-cell table:formula="of:=[.F763]+RANDBETWEEN(2;10)" office:value-type="float" office:value="46037" calcext:value-type="float">
            <text:p>46037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764]/25+RANDBETWEEN(-1000;1000);0)" office:value-type="float" office:value="5883" calcext:value-type="float">
            <text:p>5883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764]+10+RANDBETWEEN(0;10)" office:value-type="float" office:value="46034" calcext:value-type="float">
            <text:p>46034</text:p>
          </table:table-cell>
          <table:table-cell table:formula="of:=[.F764]+RANDBETWEEN(2;10)" office:value-type="float" office:value="46038" calcext:value-type="float">
            <text:p>46038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765]/25+RANDBETWEEN(-1000;1000);0)" office:value-type="float" office:value="7115" calcext:value-type="float">
            <text:p>7115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765]+10+RANDBETWEEN(0;10)" office:value-type="float" office:value="46038" calcext:value-type="float">
            <text:p>46038</text:p>
          </table:table-cell>
          <table:table-cell table:formula="of:=[.F765]+RANDBETWEEN(2;10)" office:value-type="float" office:value="46044" calcext:value-type="float">
            <text:p>46044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766]/25+RANDBETWEEN(-1000;1000);0)" office:value-type="float" office:value="9966" calcext:value-type="float">
            <text:p>9966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766]+10+RANDBETWEEN(0;10)" office:value-type="float" office:value="46043" calcext:value-type="float">
            <text:p>46043</text:p>
          </table:table-cell>
          <table:table-cell table:formula="of:=[.F766]+RANDBETWEEN(2;10)" office:value-type="float" office:value="46047" calcext:value-type="float">
            <text:p>46047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767]/25+RANDBETWEEN(-1000;1000);0)" office:value-type="float" office:value="5875" calcext:value-type="float">
            <text:p>5875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767]+10+RANDBETWEEN(0;10)" office:value-type="float" office:value="46046" calcext:value-type="float">
            <text:p>46046</text:p>
          </table:table-cell>
          <table:table-cell table:formula="of:=[.F767]+RANDBETWEEN(2;10)" office:value-type="float" office:value="46048" calcext:value-type="float">
            <text:p>46048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768]/25+RANDBETWEEN(-1000;1000);0)" office:value-type="float" office:value="6987" calcext:value-type="float">
            <text:p>6987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768]+10+RANDBETWEEN(0;10)" office:value-type="float" office:value="46032" calcext:value-type="float">
            <text:p>46032</text:p>
          </table:table-cell>
          <table:table-cell table:formula="of:=[.F768]+RANDBETWEEN(2;10)" office:value-type="float" office:value="46035" calcext:value-type="float">
            <text:p>46035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769]/25+RANDBETWEEN(-1000;1000);0)" office:value-type="float" office:value="8393" calcext:value-type="float">
            <text:p>8393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769]+10+RANDBETWEEN(0;10)" office:value-type="float" office:value="46033" calcext:value-type="float">
            <text:p>46033</text:p>
          </table:table-cell>
          <table:table-cell table:formula="of:=[.F769]+RANDBETWEEN(2;10)" office:value-type="float" office:value="46037" calcext:value-type="float">
            <text:p>46037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770]/25+RANDBETWEEN(-1000;1000);0)" office:value-type="float" office:value="8497" calcext:value-type="float">
            <text:p>849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770]+10+RANDBETWEEN(0;10)" office:value-type="float" office:value="46044" calcext:value-type="float">
            <text:p>46044</text:p>
          </table:table-cell>
          <table:table-cell table:formula="of:=[.F770]+RANDBETWEEN(2;10)" office:value-type="float" office:value="46053" calcext:value-type="float">
            <text:p>46053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771]/25+RANDBETWEEN(-1000;1000);0)" office:value-type="float" office:value="5500" calcext:value-type="float">
            <text:p>5500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771]+10+RANDBETWEEN(0;10)" office:value-type="float" office:value="46030" calcext:value-type="float">
            <text:p>46030</text:p>
          </table:table-cell>
          <table:table-cell table:formula="of:=[.F771]+RANDBETWEEN(2;10)" office:value-type="float" office:value="46037" calcext:value-type="float">
            <text:p>46037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772]/25+RANDBETWEEN(-1000;1000);0)" office:value-type="float" office:value="6626" calcext:value-type="float">
            <text:p>6626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772]+10+RANDBETWEEN(0;10)" office:value-type="float" office:value="46041" calcext:value-type="float">
            <text:p>46041</text:p>
          </table:table-cell>
          <table:table-cell table:formula="of:=[.F772]+RANDBETWEEN(2;10)" office:value-type="float" office:value="46043" calcext:value-type="float">
            <text:p>46043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773]/25+RANDBETWEEN(-1000;1000);0)" office:value-type="float" office:value="5622" calcext:value-type="float">
            <text:p>5622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73]+10+RANDBETWEEN(0;10)" office:value-type="float" office:value="46040" calcext:value-type="float">
            <text:p>46040</text:p>
          </table:table-cell>
          <table:table-cell table:formula="of:=[.F773]+RANDBETWEEN(2;10)" office:value-type="float" office:value="46044" calcext:value-type="float">
            <text:p>46044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774]/25+RANDBETWEEN(-1000;1000);0)" office:value-type="float" office:value="7345" calcext:value-type="float">
            <text:p>7345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74]+10+RANDBETWEEN(0;10)" office:value-type="float" office:value="46036" calcext:value-type="float">
            <text:p>46036</text:p>
          </table:table-cell>
          <table:table-cell table:formula="of:=[.F774]+RANDBETWEEN(2;10)" office:value-type="float" office:value="46045" calcext:value-type="float">
            <text:p>46045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775]/25+RANDBETWEEN(-1000;1000);0)" office:value-type="float" office:value="6545" calcext:value-type="float">
            <text:p>6545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775]+10+RANDBETWEEN(0;10)" office:value-type="float" office:value="46036" calcext:value-type="float">
            <text:p>46036</text:p>
          </table:table-cell>
          <table:table-cell table:formula="of:=[.F775]+RANDBETWEEN(2;10)" office:value-type="float" office:value="46042" calcext:value-type="float">
            <text:p>46042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776]/25+RANDBETWEEN(-1000;1000);0)" office:value-type="float" office:value="5303" calcext:value-type="float">
            <text:p>530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776]+10+RANDBETWEEN(0;10)" office:value-type="float" office:value="46031" calcext:value-type="float">
            <text:p>46031</text:p>
          </table:table-cell>
          <table:table-cell table:formula="of:=[.F776]+RANDBETWEEN(2;10)" office:value-type="float" office:value="46036" calcext:value-type="float">
            <text:p>46036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777]/25+RANDBETWEEN(-1000;1000);0)" office:value-type="float" office:value="9139" calcext:value-type="float">
            <text:p>9139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777]+10+RANDBETWEEN(0;10)" office:value-type="float" office:value="46047" calcext:value-type="float">
            <text:p>46047</text:p>
          </table:table-cell>
          <table:table-cell table:formula="of:=[.F777]+RANDBETWEEN(2;10)" office:value-type="float" office:value="46055" calcext:value-type="float">
            <text:p>46055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778]/25+RANDBETWEEN(-1000;1000);0)" office:value-type="float" office:value="8130" calcext:value-type="float">
            <text:p>8130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778]+10+RANDBETWEEN(0;10)" office:value-type="float" office:value="46037" calcext:value-type="float">
            <text:p>46037</text:p>
          </table:table-cell>
          <table:table-cell table:formula="of:=[.F778]+RANDBETWEEN(2;10)" office:value-type="float" office:value="46044" calcext:value-type="float">
            <text:p>46044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779]/25+RANDBETWEEN(-1000;1000);0)" office:value-type="float" office:value="6502" calcext:value-type="float">
            <text:p>6502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779]+10+RANDBETWEEN(0;10)" office:value-type="float" office:value="46036" calcext:value-type="float">
            <text:p>46036</text:p>
          </table:table-cell>
          <table:table-cell table:formula="of:=[.F779]+RANDBETWEEN(2;10)" office:value-type="float" office:value="46039" calcext:value-type="float">
            <text:p>46039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780]/25+RANDBETWEEN(-1000;1000);0)" office:value-type="float" office:value="5606" calcext:value-type="float">
            <text:p>5606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780]+10+RANDBETWEEN(0;10)" office:value-type="float" office:value="46033" calcext:value-type="float">
            <text:p>46033</text:p>
          </table:table-cell>
          <table:table-cell table:formula="of:=[.F780]+RANDBETWEEN(2;10)" office:value-type="float" office:value="46036" calcext:value-type="float">
            <text:p>46036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781]/25+RANDBETWEEN(-1000;1000);0)" office:value-type="float" office:value="6878" calcext:value-type="float">
            <text:p>6878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781]+10+RANDBETWEEN(0;10)" office:value-type="float" office:value="46034" calcext:value-type="float">
            <text:p>46034</text:p>
          </table:table-cell>
          <table:table-cell table:formula="of:=[.F781]+RANDBETWEEN(2;10)" office:value-type="float" office:value="46044" calcext:value-type="float">
            <text:p>46044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782]/25+RANDBETWEEN(-1000;1000);0)" office:value-type="float" office:value="1896" calcext:value-type="float">
            <text:p>1896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782]+10+RANDBETWEEN(0;10)" office:value-type="float" office:value="46033" calcext:value-type="float">
            <text:p>46033</text:p>
          </table:table-cell>
          <table:table-cell table:formula="of:=[.F782]+RANDBETWEEN(2;10)" office:value-type="float" office:value="46035" calcext:value-type="float">
            <text:p>46035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783]/25+RANDBETWEEN(-1000;1000);0)" office:value-type="float" office:value="726" calcext:value-type="float">
            <text:p>726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783]+10+RANDBETWEEN(0;10)" office:value-type="float" office:value="46028" calcext:value-type="float">
            <text:p>46028</text:p>
          </table:table-cell>
          <table:table-cell table:formula="of:=[.F783]+RANDBETWEEN(2;10)" office:value-type="float" office:value="46033" calcext:value-type="float">
            <text:p>46033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784]/25+RANDBETWEEN(-1000;1000);0)" office:value-type="float" office:value="360" calcext:value-type="float">
            <text:p>360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84]+10+RANDBETWEEN(0;10)" office:value-type="float" office:value="46032" calcext:value-type="float">
            <text:p>46032</text:p>
          </table:table-cell>
          <table:table-cell table:formula="of:=[.F784]+RANDBETWEEN(2;10)" office:value-type="float" office:value="46040" calcext:value-type="float">
            <text:p>46040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785]/25+RANDBETWEEN(-1000;1000);0)" office:value-type="float" office:value="1667" calcext:value-type="float">
            <text:p>1667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785]+10+RANDBETWEEN(0;10)" office:value-type="float" office:value="46044" calcext:value-type="float">
            <text:p>46044</text:p>
          </table:table-cell>
          <table:table-cell table:formula="of:=[.F785]+RANDBETWEEN(2;10)" office:value-type="float" office:value="46052" calcext:value-type="float">
            <text:p>46052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786]/25+RANDBETWEEN(-1000;1000);0)" office:value-type="float" office:value="1066" calcext:value-type="float">
            <text:p>1066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786]+10+RANDBETWEEN(0;10)" office:value-type="float" office:value="46026" calcext:value-type="float">
            <text:p>46026</text:p>
          </table:table-cell>
          <table:table-cell table:formula="of:=[.F786]+RANDBETWEEN(2;10)" office:value-type="float" office:value="46031" calcext:value-type="float">
            <text:p>46031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787]/25+RANDBETWEEN(-1000;1000);0)" office:value-type="float" office:value="1911" calcext:value-type="float">
            <text:p>1911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87]+10+RANDBETWEEN(0;10)" office:value-type="float" office:value="46033" calcext:value-type="float">
            <text:p>46033</text:p>
          </table:table-cell>
          <table:table-cell table:formula="of:=[.F787]+RANDBETWEEN(2;10)" office:value-type="float" office:value="46035" calcext:value-type="float">
            <text:p>46035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788]/25+RANDBETWEEN(-1000;1000);0)" office:value-type="float" office:value="1489" calcext:value-type="float">
            <text:p>1489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788]+10+RANDBETWEEN(0;10)" office:value-type="float" office:value="46034" calcext:value-type="float">
            <text:p>46034</text:p>
          </table:table-cell>
          <table:table-cell table:formula="of:=[.F788]+RANDBETWEEN(2;10)" office:value-type="float" office:value="46041" calcext:value-type="float">
            <text:p>46041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789]/25+RANDBETWEEN(-1000;1000);0)" office:value-type="float" office:value="1298" calcext:value-type="float">
            <text:p>1298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789]+10+RANDBETWEEN(0;10)" office:value-type="float" office:value="46050" calcext:value-type="float">
            <text:p>46050</text:p>
          </table:table-cell>
          <table:table-cell table:formula="of:=[.F789]+RANDBETWEEN(2;10)" office:value-type="float" office:value="46058" calcext:value-type="float">
            <text:p>46058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790]/25+RANDBETWEEN(-1000;1000);0)" office:value-type="float" office:value="728" calcext:value-type="float">
            <text:p>728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790]+10+RANDBETWEEN(0;10)" office:value-type="float" office:value="46043" calcext:value-type="float">
            <text:p>46043</text:p>
          </table:table-cell>
          <table:table-cell table:formula="of:=[.F790]+RANDBETWEEN(2;10)" office:value-type="float" office:value="46047" calcext:value-type="float">
            <text:p>46047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791]/25+RANDBETWEEN(-1000;1000);0)" office:value-type="float" office:value="1223" calcext:value-type="float">
            <text:p>1223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791]+10+RANDBETWEEN(0;10)" office:value-type="float" office:value="46043" calcext:value-type="float">
            <text:p>46043</text:p>
          </table:table-cell>
          <table:table-cell table:formula="of:=[.F791]+RANDBETWEEN(2;10)" office:value-type="float" office:value="46046" calcext:value-type="float">
            <text:p>46046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792]/25+RANDBETWEEN(-1000;1000);0)" office:value-type="float" office:value="184" calcext:value-type="float">
            <text:p>184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792]+10+RANDBETWEEN(0;10)" office:value-type="float" office:value="46033" calcext:value-type="float">
            <text:p>46033</text:p>
          </table:table-cell>
          <table:table-cell table:formula="of:=[.F792]+RANDBETWEEN(2;10)" office:value-type="float" office:value="46039" calcext:value-type="float">
            <text:p>46039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793]/25+RANDBETWEEN(-1000;1000);0)" office:value-type="float" office:value="1906" calcext:value-type="float">
            <text:p>1906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793]+10+RANDBETWEEN(0;10)" office:value-type="float" office:value="46046" calcext:value-type="float">
            <text:p>46046</text:p>
          </table:table-cell>
          <table:table-cell table:formula="of:=[.F793]+RANDBETWEEN(2;10)" office:value-type="float" office:value="46055" calcext:value-type="float">
            <text:p>46055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794]/25+RANDBETWEEN(-1000;1000);0)" office:value-type="float" office:value="1006" calcext:value-type="float">
            <text:p>1006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794]+10+RANDBETWEEN(0;10)" office:value-type="float" office:value="46039" calcext:value-type="float">
            <text:p>46039</text:p>
          </table:table-cell>
          <table:table-cell table:formula="of:=[.F794]+RANDBETWEEN(2;10)" office:value-type="float" office:value="46046" calcext:value-type="float">
            <text:p>46046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795]/25+RANDBETWEEN(-1000;1000);0)" office:value-type="float" office:value="1857" calcext:value-type="float">
            <text:p>1857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795]+10+RANDBETWEEN(0;10)" office:value-type="float" office:value="46042" calcext:value-type="float">
            <text:p>46042</text:p>
          </table:table-cell>
          <table:table-cell table:formula="of:=[.F795]+RANDBETWEEN(2;10)" office:value-type="float" office:value="46044" calcext:value-type="float">
            <text:p>46044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796]/25+RANDBETWEEN(-1000;1000);0)" office:value-type="float" office:value="1366" calcext:value-type="float">
            <text:p>1366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796]+10+RANDBETWEEN(0;10)" office:value-type="float" office:value="46028" calcext:value-type="float">
            <text:p>46028</text:p>
          </table:table-cell>
          <table:table-cell table:formula="of:=[.F796]+RANDBETWEEN(2;10)" office:value-type="float" office:value="46031" calcext:value-type="float">
            <text:p>46031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797]/25+RANDBETWEEN(-1000;1000);0)" office:value-type="float" office:value="1725" calcext:value-type="float">
            <text:p>1725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797]+10+RANDBETWEEN(0;10)" office:value-type="float" office:value="46038" calcext:value-type="float">
            <text:p>46038</text:p>
          </table:table-cell>
          <table:table-cell table:formula="of:=[.F797]+RANDBETWEEN(2;10)" office:value-type="float" office:value="46046" calcext:value-type="float">
            <text:p>46046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798]/25+RANDBETWEEN(-1000;1000);0)" office:value-type="float" office:value="1051" calcext:value-type="float">
            <text:p>1051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798]+10+RANDBETWEEN(0;10)" office:value-type="float" office:value="46036" calcext:value-type="float">
            <text:p>46036</text:p>
          </table:table-cell>
          <table:table-cell table:formula="of:=[.F798]+RANDBETWEEN(2;10)" office:value-type="float" office:value="46046" calcext:value-type="float">
            <text:p>46046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799]/25+RANDBETWEEN(-1000;1000);0)" office:value-type="float" office:value="1391" calcext:value-type="float">
            <text:p>1391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799]+10+RANDBETWEEN(0;10)" office:value-type="float" office:value="46045" calcext:value-type="float">
            <text:p>46045</text:p>
          </table:table-cell>
          <table:table-cell table:formula="of:=[.F799]+RANDBETWEEN(2;10)" office:value-type="float" office:value="46050" calcext:value-type="float">
            <text:p>46050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800]/25+RANDBETWEEN(-1000;1000);0)" office:value-type="float" office:value="973" calcext:value-type="float">
            <text:p>973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800]+10+RANDBETWEEN(0;10)" office:value-type="float" office:value="46042" calcext:value-type="float">
            <text:p>46042</text:p>
          </table:table-cell>
          <table:table-cell table:formula="of:=[.F800]+RANDBETWEEN(2;10)" office:value-type="float" office:value="46046" calcext:value-type="float">
            <text:p>46046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801]/25+RANDBETWEEN(-1000;1000);0)" office:value-type="float" office:value="520" calcext:value-type="float">
            <text:p>520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801]+10+RANDBETWEEN(0;10)" office:value-type="float" office:value="46030" calcext:value-type="float">
            <text:p>46030</text:p>
          </table:table-cell>
          <table:table-cell table:formula="of:=[.F801]+RANDBETWEEN(2;10)" office:value-type="float" office:value="46034" calcext:value-type="float">
            <text:p>46034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802]/25+RANDBETWEEN(-1000;1000);0)" office:value-type="float" office:value="6848" calcext:value-type="float">
            <text:p>6848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802]+10+RANDBETWEEN(0;10)" office:value-type="float" office:value="46039" calcext:value-type="float">
            <text:p>46039</text:p>
          </table:table-cell>
          <table:table-cell table:formula="of:=[.F802]+RANDBETWEEN(2;10)" office:value-type="float" office:value="46047" calcext:value-type="float">
            <text:p>46047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803]/25+RANDBETWEEN(-1000;1000);0)" office:value-type="float" office:value="6178" calcext:value-type="float">
            <text:p>6178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803]+10+RANDBETWEEN(0;10)" office:value-type="float" office:value="46043" calcext:value-type="float">
            <text:p>46043</text:p>
          </table:table-cell>
          <table:table-cell table:formula="of:=[.F803]+RANDBETWEEN(2;10)" office:value-type="float" office:value="46049" calcext:value-type="float">
            <text:p>46049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804]/25+RANDBETWEEN(-1000;1000);0)" office:value-type="float" office:value="6497" calcext:value-type="float">
            <text:p>6497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804]+10+RANDBETWEEN(0;10)" office:value-type="float" office:value="46035" calcext:value-type="float">
            <text:p>46035</text:p>
          </table:table-cell>
          <table:table-cell table:formula="of:=[.F804]+RANDBETWEEN(2;10)" office:value-type="float" office:value="46040" calcext:value-type="float">
            <text:p>46040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805]/25+RANDBETWEEN(-1000;1000);0)" office:value-type="float" office:value="6845" calcext:value-type="float">
            <text:p>6845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805]+10+RANDBETWEEN(0;10)" office:value-type="float" office:value="46046" calcext:value-type="float">
            <text:p>46046</text:p>
          </table:table-cell>
          <table:table-cell table:formula="of:=[.F805]+RANDBETWEEN(2;10)" office:value-type="float" office:value="46056" calcext:value-type="float">
            <text:p>46056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806]/25+RANDBETWEEN(-1000;1000);0)" office:value-type="float" office:value="9210" calcext:value-type="float">
            <text:p>9210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806]+10+RANDBETWEEN(0;10)" office:value-type="float" office:value="46026" calcext:value-type="float">
            <text:p>46026</text:p>
          </table:table-cell>
          <table:table-cell table:formula="of:=[.F806]+RANDBETWEEN(2;10)" office:value-type="float" office:value="46033" calcext:value-type="float">
            <text:p>46033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807]/25+RANDBETWEEN(-1000;1000);0)" office:value-type="float" office:value="6605" calcext:value-type="float">
            <text:p>6605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807]+10+RANDBETWEEN(0;10)" office:value-type="float" office:value="46048" calcext:value-type="float">
            <text:p>46048</text:p>
          </table:table-cell>
          <table:table-cell table:formula="of:=[.F807]+RANDBETWEEN(2;10)" office:value-type="float" office:value="46050" calcext:value-type="float">
            <text:p>46050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808]/25+RANDBETWEEN(-1000;1000);0)" office:value-type="float" office:value="7290" calcext:value-type="float">
            <text:p>7290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808]+10+RANDBETWEEN(0;10)" office:value-type="float" office:value="46050" calcext:value-type="float">
            <text:p>46050</text:p>
          </table:table-cell>
          <table:table-cell table:formula="of:=[.F808]+RANDBETWEEN(2;10)" office:value-type="float" office:value="46055" calcext:value-type="float">
            <text:p>46055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809]/25+RANDBETWEEN(-1000;1000);0)" office:value-type="float" office:value="8636" calcext:value-type="float">
            <text:p>863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809]+10+RANDBETWEEN(0;10)" office:value-type="float" office:value="46035" calcext:value-type="float">
            <text:p>46035</text:p>
          </table:table-cell>
          <table:table-cell table:formula="of:=[.F809]+RANDBETWEEN(2;10)" office:value-type="float" office:value="46039" calcext:value-type="float">
            <text:p>46039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810]/25+RANDBETWEEN(-1000;1000);0)" office:value-type="float" office:value="8576" calcext:value-type="float">
            <text:p>8576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810]+10+RANDBETWEEN(0;10)" office:value-type="float" office:value="46050" calcext:value-type="float">
            <text:p>46050</text:p>
          </table:table-cell>
          <table:table-cell table:formula="of:=[.F810]+RANDBETWEEN(2;10)" office:value-type="float" office:value="46057" calcext:value-type="float">
            <text:p>46057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811]/25+RANDBETWEEN(-1000;1000);0)" office:value-type="float" office:value="6942" calcext:value-type="float">
            <text:p>6942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811]+10+RANDBETWEEN(0;10)" office:value-type="float" office:value="46041" calcext:value-type="float">
            <text:p>46041</text:p>
          </table:table-cell>
          <table:table-cell table:formula="of:=[.F811]+RANDBETWEEN(2;10)" office:value-type="float" office:value="46043" calcext:value-type="float">
            <text:p>46043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812]/25+RANDBETWEEN(-1000;1000);0)" office:value-type="float" office:value="5724" calcext:value-type="float">
            <text:p>5724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812]+10+RANDBETWEEN(0;10)" office:value-type="float" office:value="46042" calcext:value-type="float">
            <text:p>46042</text:p>
          </table:table-cell>
          <table:table-cell table:formula="of:=[.F812]+RANDBETWEEN(2;10)" office:value-type="float" office:value="46051" calcext:value-type="float">
            <text:p>46051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813]/25+RANDBETWEEN(-1000;1000);0)" office:value-type="float" office:value="7085" calcext:value-type="float">
            <text:p>7085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813]+10+RANDBETWEEN(0;10)" office:value-type="float" office:value="46029" calcext:value-type="float">
            <text:p>46029</text:p>
          </table:table-cell>
          <table:table-cell table:formula="of:=[.F813]+RANDBETWEEN(2;10)" office:value-type="float" office:value="46033" calcext:value-type="float">
            <text:p>46033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814]/25+RANDBETWEEN(-1000;1000);0)" office:value-type="float" office:value="6899" calcext:value-type="float">
            <text:p>6899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814]+10+RANDBETWEEN(0;10)" office:value-type="float" office:value="46034" calcext:value-type="float">
            <text:p>46034</text:p>
          </table:table-cell>
          <table:table-cell table:formula="of:=[.F814]+RANDBETWEEN(2;10)" office:value-type="float" office:value="46044" calcext:value-type="float">
            <text:p>46044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815]/25+RANDBETWEEN(-1000;1000);0)" office:value-type="float" office:value="7648" calcext:value-type="float">
            <text:p>7648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815]+10+RANDBETWEEN(0;10)" office:value-type="float" office:value="46047" calcext:value-type="float">
            <text:p>46047</text:p>
          </table:table-cell>
          <table:table-cell table:formula="of:=[.F815]+RANDBETWEEN(2;10)" office:value-type="float" office:value="46055" calcext:value-type="float">
            <text:p>46055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816]/25+RANDBETWEEN(-1000;1000);0)" office:value-type="float" office:value="5834" calcext:value-type="float">
            <text:p>5834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816]+10+RANDBETWEEN(0;10)" office:value-type="float" office:value="46029" calcext:value-type="float">
            <text:p>46029</text:p>
          </table:table-cell>
          <table:table-cell table:formula="of:=[.F816]+RANDBETWEEN(2;10)" office:value-type="float" office:value="46038" calcext:value-type="float">
            <text:p>46038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817]/25+RANDBETWEEN(-1000;1000);0)" office:value-type="float" office:value="9311" calcext:value-type="float">
            <text:p>9311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817]+10+RANDBETWEEN(0;10)" office:value-type="float" office:value="46044" calcext:value-type="float">
            <text:p>46044</text:p>
          </table:table-cell>
          <table:table-cell table:formula="of:=[.F817]+RANDBETWEEN(2;10)" office:value-type="float" office:value="46049" calcext:value-type="float">
            <text:p>46049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818]/25+RANDBETWEEN(-1000;1000);0)" office:value-type="float" office:value="9561" calcext:value-type="float">
            <text:p>9561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818]+10+RANDBETWEEN(0;10)" office:value-type="float" office:value="46044" calcext:value-type="float">
            <text:p>46044</text:p>
          </table:table-cell>
          <table:table-cell table:formula="of:=[.F818]+RANDBETWEEN(2;10)" office:value-type="float" office:value="46046" calcext:value-type="float">
            <text:p>46046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819]/25+RANDBETWEEN(-1000;1000);0)" office:value-type="float" office:value="5758" calcext:value-type="float">
            <text:p>5758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819]+10+RANDBETWEEN(0;10)" office:value-type="float" office:value="46041" calcext:value-type="float">
            <text:p>46041</text:p>
          </table:table-cell>
          <table:table-cell table:formula="of:=[.F819]+RANDBETWEEN(2;10)" office:value-type="float" office:value="46051" calcext:value-type="float">
            <text:p>46051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820]/25+RANDBETWEEN(-1000;1000);0)" office:value-type="float" office:value="6528" calcext:value-type="float">
            <text:p>6528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820]+10+RANDBETWEEN(0;10)" office:value-type="float" office:value="46042" calcext:value-type="float">
            <text:p>46042</text:p>
          </table:table-cell>
          <table:table-cell table:formula="of:=[.F820]+RANDBETWEEN(2;10)" office:value-type="float" office:value="46048" calcext:value-type="float">
            <text:p>46048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821]/25+RANDBETWEEN(-1000;1000);0)" office:value-type="float" office:value="7144" calcext:value-type="float">
            <text:p>7144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821]+10+RANDBETWEEN(0;10)" office:value-type="float" office:value="46042" calcext:value-type="float">
            <text:p>46042</text:p>
          </table:table-cell>
          <table:table-cell table:formula="of:=[.F821]+RANDBETWEEN(2;10)" office:value-type="float" office:value="46046" calcext:value-type="float">
            <text:p>46046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822]/25+RANDBETWEEN(-1000;1000);0)" office:value-type="float" office:value="972" calcext:value-type="float">
            <text:p>972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822]+10+RANDBETWEEN(0;10)" office:value-type="float" office:value="46045" calcext:value-type="float">
            <text:p>46045</text:p>
          </table:table-cell>
          <table:table-cell table:formula="of:=[.F822]+RANDBETWEEN(2;10)" office:value-type="float" office:value="46053" calcext:value-type="float">
            <text:p>46053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823]/25+RANDBETWEEN(-1000;1000);0)" office:value-type="float" office:value="510" calcext:value-type="float">
            <text:p>510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823]+10+RANDBETWEEN(0;10)" office:value-type="float" office:value="46044" calcext:value-type="float">
            <text:p>46044</text:p>
          </table:table-cell>
          <table:table-cell table:formula="of:=[.F823]+RANDBETWEEN(2;10)" office:value-type="float" office:value="46049" calcext:value-type="float">
            <text:p>46049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824]/25+RANDBETWEEN(-1000;1000);0)" office:value-type="float" office:value="1881" calcext:value-type="float">
            <text:p>1881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824]+10+RANDBETWEEN(0;10)" office:value-type="float" office:value="46052" calcext:value-type="float">
            <text:p>46052</text:p>
          </table:table-cell>
          <table:table-cell table:formula="of:=[.F824]+RANDBETWEEN(2;10)" office:value-type="float" office:value="46060" calcext:value-type="float">
            <text:p>46060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825]/25+RANDBETWEEN(-1000;1000);0)" office:value-type="float" office:value="2325" calcext:value-type="float">
            <text:p>2325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825]+10+RANDBETWEEN(0;10)" office:value-type="float" office:value="46034" calcext:value-type="float">
            <text:p>46034</text:p>
          </table:table-cell>
          <table:table-cell table:formula="of:=[.F825]+RANDBETWEEN(2;10)" office:value-type="float" office:value="46038" calcext:value-type="float">
            <text:p>46038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826]/25+RANDBETWEEN(-1000;1000);0)" office:value-type="float" office:value="845" calcext:value-type="float">
            <text:p>84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826]+10+RANDBETWEEN(0;10)" office:value-type="float" office:value="46041" calcext:value-type="float">
            <text:p>46041</text:p>
          </table:table-cell>
          <table:table-cell table:formula="of:=[.F826]+RANDBETWEEN(2;10)" office:value-type="float" office:value="46048" calcext:value-type="float">
            <text:p>46048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827]/25+RANDBETWEEN(-1000;1000);0)" office:value-type="float" office:value="2291" calcext:value-type="float">
            <text:p>2291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827]+10+RANDBETWEEN(0;10)" office:value-type="float" office:value="46052" calcext:value-type="float">
            <text:p>46052</text:p>
          </table:table-cell>
          <table:table-cell table:formula="of:=[.F827]+RANDBETWEEN(2;10)" office:value-type="float" office:value="46061" calcext:value-type="float">
            <text:p>46061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828]/25+RANDBETWEEN(-1000;1000);0)" office:value-type="float" office:value="2208" calcext:value-type="float">
            <text:p>2208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828]+10+RANDBETWEEN(0;10)" office:value-type="float" office:value="46040" calcext:value-type="float">
            <text:p>46040</text:p>
          </table:table-cell>
          <table:table-cell table:formula="of:=[.F828]+RANDBETWEEN(2;10)" office:value-type="float" office:value="46043" calcext:value-type="float">
            <text:p>46043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829]/25+RANDBETWEEN(-1000;1000);0)" office:value-type="float" office:value="2257" calcext:value-type="float">
            <text:p>225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829]+10+RANDBETWEEN(0;10)" office:value-type="float" office:value="46041" calcext:value-type="float">
            <text:p>46041</text:p>
          </table:table-cell>
          <table:table-cell table:formula="of:=[.F829]+RANDBETWEEN(2;10)" office:value-type="float" office:value="46043" calcext:value-type="float">
            <text:p>46043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830]/25+RANDBETWEEN(-1000;1000);0)" office:value-type="float" office:value="2282" calcext:value-type="float">
            <text:p>2282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830]+10+RANDBETWEEN(0;10)" office:value-type="float" office:value="46043" calcext:value-type="float">
            <text:p>46043</text:p>
          </table:table-cell>
          <table:table-cell table:formula="of:=[.F830]+RANDBETWEEN(2;10)" office:value-type="float" office:value="46050" calcext:value-type="float">
            <text:p>46050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831]/25+RANDBETWEEN(-1000;1000);0)" office:value-type="float" office:value="1461" calcext:value-type="float">
            <text:p>1461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831]+10+RANDBETWEEN(0;10)" office:value-type="float" office:value="46039" calcext:value-type="float">
            <text:p>46039</text:p>
          </table:table-cell>
          <table:table-cell table:formula="of:=[.F831]+RANDBETWEEN(2;10)" office:value-type="float" office:value="46045" calcext:value-type="float">
            <text:p>46045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832]/25+RANDBETWEEN(-1000;1000);0)" office:value-type="float" office:value="421" calcext:value-type="float">
            <text:p>421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832]+10+RANDBETWEEN(0;10)" office:value-type="float" office:value="46031" calcext:value-type="float">
            <text:p>46031</text:p>
          </table:table-cell>
          <table:table-cell table:formula="of:=[.F832]+RANDBETWEEN(2;10)" office:value-type="float" office:value="46034" calcext:value-type="float">
            <text:p>46034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833]/25+RANDBETWEEN(-1000;1000);0)" office:value-type="float" office:value="2132" calcext:value-type="float">
            <text:p>2132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833]+10+RANDBETWEEN(0;10)" office:value-type="float" office:value="46033" calcext:value-type="float">
            <text:p>46033</text:p>
          </table:table-cell>
          <table:table-cell table:formula="of:=[.F833]+RANDBETWEEN(2;10)" office:value-type="float" office:value="46042" calcext:value-type="float">
            <text:p>46042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834]/25+RANDBETWEEN(-1000;1000);0)" office:value-type="float" office:value="355" calcext:value-type="float">
            <text:p>355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834]+10+RANDBETWEEN(0;10)" office:value-type="float" office:value="46031" calcext:value-type="float">
            <text:p>46031</text:p>
          </table:table-cell>
          <table:table-cell table:formula="of:=[.F834]+RANDBETWEEN(2;10)" office:value-type="float" office:value="46041" calcext:value-type="float">
            <text:p>46041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835]/25+RANDBETWEEN(-1000;1000);0)" office:value-type="float" office:value="705" calcext:value-type="float">
            <text:p>705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835]+10+RANDBETWEEN(0;10)" office:value-type="float" office:value="46034" calcext:value-type="float">
            <text:p>46034</text:p>
          </table:table-cell>
          <table:table-cell table:formula="of:=[.F835]+RANDBETWEEN(2;10)" office:value-type="float" office:value="46039" calcext:value-type="float">
            <text:p>46039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836]/25+RANDBETWEEN(-1000;1000);0)" office:value-type="float" office:value="629" calcext:value-type="float">
            <text:p>629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836]+10+RANDBETWEEN(0;10)" office:value-type="float" office:value="46033" calcext:value-type="float">
            <text:p>46033</text:p>
          </table:table-cell>
          <table:table-cell table:formula="of:=[.F836]+RANDBETWEEN(2;10)" office:value-type="float" office:value="46039" calcext:value-type="float">
            <text:p>46039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837]/25+RANDBETWEEN(-1000;1000);0)" office:value-type="float" office:value="2306" calcext:value-type="float">
            <text:p>2306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837]+10+RANDBETWEEN(0;10)" office:value-type="float" office:value="46044" calcext:value-type="float">
            <text:p>46044</text:p>
          </table:table-cell>
          <table:table-cell table:formula="of:=[.F837]+RANDBETWEEN(2;10)" office:value-type="float" office:value="46052" calcext:value-type="float">
            <text:p>46052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838]/25+RANDBETWEEN(-1000;1000);0)" office:value-type="float" office:value="469" calcext:value-type="float">
            <text:p>469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838]+10+RANDBETWEEN(0;10)" office:value-type="float" office:value="46052" calcext:value-type="float">
            <text:p>46052</text:p>
          </table:table-cell>
          <table:table-cell table:formula="of:=[.F838]+RANDBETWEEN(2;10)" office:value-type="float" office:value="46058" calcext:value-type="float">
            <text:p>46058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839]/25+RANDBETWEEN(-1000;1000);0)" office:value-type="float" office:value="1002" calcext:value-type="float">
            <text:p>1002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839]+10+RANDBETWEEN(0;10)" office:value-type="float" office:value="46033" calcext:value-type="float">
            <text:p>46033</text:p>
          </table:table-cell>
          <table:table-cell table:formula="of:=[.F839]+RANDBETWEEN(2;10)" office:value-type="float" office:value="46042" calcext:value-type="float">
            <text:p>46042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840]/25+RANDBETWEEN(-1000;1000);0)" office:value-type="float" office:value="433" calcext:value-type="float">
            <text:p>433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840]+10+RANDBETWEEN(0;10)" office:value-type="float" office:value="46033" calcext:value-type="float">
            <text:p>46033</text:p>
          </table:table-cell>
          <table:table-cell table:formula="of:=[.F840]+RANDBETWEEN(2;10)" office:value-type="float" office:value="46039" calcext:value-type="float">
            <text:p>46039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841]/25+RANDBETWEEN(-1000;1000);0)" office:value-type="float" office:value="1217" calcext:value-type="float">
            <text:p>1217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841]+10+RANDBETWEEN(0;10)" office:value-type="float" office:value="46038" calcext:value-type="float">
            <text:p>46038</text:p>
          </table:table-cell>
          <table:table-cell table:formula="of:=[.F841]+RANDBETWEEN(2;10)" office:value-type="float" office:value="46046" calcext:value-type="float">
            <text:p>46046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842]/25+RANDBETWEEN(-1000;1000);0)" office:value-type="float" office:value="7295" calcext:value-type="float">
            <text:p>7295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842]+10+RANDBETWEEN(0;10)" office:value-type="float" office:value="46045" calcext:value-type="float">
            <text:p>46045</text:p>
          </table:table-cell>
          <table:table-cell table:formula="of:=[.F842]+RANDBETWEEN(2;10)" office:value-type="float" office:value="46047" calcext:value-type="float">
            <text:p>46047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843]/25+RANDBETWEEN(-1000;1000);0)" office:value-type="float" office:value="6487" calcext:value-type="float">
            <text:p>6487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843]+10+RANDBETWEEN(0;10)" office:value-type="float" office:value="46045" calcext:value-type="float">
            <text:p>46045</text:p>
          </table:table-cell>
          <table:table-cell table:formula="of:=[.F843]+RANDBETWEEN(2;10)" office:value-type="float" office:value="46054" calcext:value-type="float">
            <text:p>46054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844]/25+RANDBETWEEN(-1000;1000);0)" office:value-type="float" office:value="5142" calcext:value-type="float">
            <text:p>5142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844]+10+RANDBETWEEN(0;10)" office:value-type="float" office:value="46030" calcext:value-type="float">
            <text:p>46030</text:p>
          </table:table-cell>
          <table:table-cell table:formula="of:=[.F844]+RANDBETWEEN(2;10)" office:value-type="float" office:value="46036" calcext:value-type="float">
            <text:p>46036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845]/25+RANDBETWEEN(-1000;1000);0)" office:value-type="float" office:value="5942" calcext:value-type="float">
            <text:p>5942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845]+10+RANDBETWEEN(0;10)" office:value-type="float" office:value="46036" calcext:value-type="float">
            <text:p>46036</text:p>
          </table:table-cell>
          <table:table-cell table:formula="of:=[.F845]+RANDBETWEEN(2;10)" office:value-type="float" office:value="46046" calcext:value-type="float">
            <text:p>46046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846]/25+RANDBETWEEN(-1000;1000);0)" office:value-type="float" office:value="9334" calcext:value-type="float">
            <text:p>9334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846]+10+RANDBETWEEN(0;10)" office:value-type="float" office:value="46041" calcext:value-type="float">
            <text:p>46041</text:p>
          </table:table-cell>
          <table:table-cell table:formula="of:=[.F846]+RANDBETWEEN(2;10)" office:value-type="float" office:value="46047" calcext:value-type="float">
            <text:p>46047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847]/25+RANDBETWEEN(-1000;1000);0)" office:value-type="float" office:value="6116" calcext:value-type="float">
            <text:p>6116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847]+10+RANDBETWEEN(0;10)" office:value-type="float" office:value="46032" calcext:value-type="float">
            <text:p>46032</text:p>
          </table:table-cell>
          <table:table-cell table:formula="of:=[.F847]+RANDBETWEEN(2;10)" office:value-type="float" office:value="46039" calcext:value-type="float">
            <text:p>46039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848]/25+RANDBETWEEN(-1000;1000);0)" office:value-type="float" office:value="8278" calcext:value-type="float">
            <text:p>8278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848]+10+RANDBETWEEN(0;10)" office:value-type="float" office:value="46035" calcext:value-type="float">
            <text:p>46035</text:p>
          </table:table-cell>
          <table:table-cell table:formula="of:=[.F848]+RANDBETWEEN(2;10)" office:value-type="float" office:value="46041" calcext:value-type="float">
            <text:p>46041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849]/25+RANDBETWEEN(-1000;1000);0)" office:value-type="float" office:value="7728" calcext:value-type="float">
            <text:p>7728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849]+10+RANDBETWEEN(0;10)" office:value-type="float" office:value="46042" calcext:value-type="float">
            <text:p>46042</text:p>
          </table:table-cell>
          <table:table-cell table:formula="of:=[.F849]+RANDBETWEEN(2;10)" office:value-type="float" office:value="46048" calcext:value-type="float">
            <text:p>46048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850]/25+RANDBETWEEN(-1000;1000);0)" office:value-type="float" office:value="7336" calcext:value-type="float">
            <text:p>733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850]+10+RANDBETWEEN(0;10)" office:value-type="float" office:value="46034" calcext:value-type="float">
            <text:p>46034</text:p>
          </table:table-cell>
          <table:table-cell table:formula="of:=[.F850]+RANDBETWEEN(2;10)" office:value-type="float" office:value="46038" calcext:value-type="float">
            <text:p>46038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851]/25+RANDBETWEEN(-1000;1000);0)" office:value-type="float" office:value="6628" calcext:value-type="float">
            <text:p>6628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851]+10+RANDBETWEEN(0;10)" office:value-type="float" office:value="46043" calcext:value-type="float">
            <text:p>46043</text:p>
          </table:table-cell>
          <table:table-cell table:formula="of:=[.F851]+RANDBETWEEN(2;10)" office:value-type="float" office:value="46049" calcext:value-type="float">
            <text:p>46049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852]/25+RANDBETWEEN(-1000;1000);0)" office:value-type="float" office:value="5801" calcext:value-type="float">
            <text:p>5801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852]+10+RANDBETWEEN(0;10)" office:value-type="float" office:value="46037" calcext:value-type="float">
            <text:p>46037</text:p>
          </table:table-cell>
          <table:table-cell table:formula="of:=[.F852]+RANDBETWEEN(2;10)" office:value-type="float" office:value="46039" calcext:value-type="float">
            <text:p>46039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853]/25+RANDBETWEEN(-1000;1000);0)" office:value-type="float" office:value="6296" calcext:value-type="float">
            <text:p>6296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853]+10+RANDBETWEEN(0;10)" office:value-type="float" office:value="46036" calcext:value-type="float">
            <text:p>46036</text:p>
          </table:table-cell>
          <table:table-cell table:formula="of:=[.F853]+RANDBETWEEN(2;10)" office:value-type="float" office:value="46039" calcext:value-type="float">
            <text:p>46039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854]/25+RANDBETWEEN(-1000;1000);0)" office:value-type="float" office:value="6705" calcext:value-type="float">
            <text:p>6705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854]+10+RANDBETWEEN(0;10)" office:value-type="float" office:value="46039" calcext:value-type="float">
            <text:p>46039</text:p>
          </table:table-cell>
          <table:table-cell table:formula="of:=[.F854]+RANDBETWEEN(2;10)" office:value-type="float" office:value="46048" calcext:value-type="float">
            <text:p>46048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855]/25+RANDBETWEEN(-1000;1000);0)" office:value-type="float" office:value="7320" calcext:value-type="float">
            <text:p>7320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855]+10+RANDBETWEEN(0;10)" office:value-type="float" office:value="46039" calcext:value-type="float">
            <text:p>46039</text:p>
          </table:table-cell>
          <table:table-cell table:formula="of:=[.F855]+RANDBETWEEN(2;10)" office:value-type="float" office:value="46041" calcext:value-type="float">
            <text:p>46041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856]/25+RANDBETWEEN(-1000;1000);0)" office:value-type="float" office:value="5226" calcext:value-type="float">
            <text:p>5226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856]+10+RANDBETWEEN(0;10)" office:value-type="float" office:value="46044" calcext:value-type="float">
            <text:p>46044</text:p>
          </table:table-cell>
          <table:table-cell table:formula="of:=[.F856]+RANDBETWEEN(2;10)" office:value-type="float" office:value="46049" calcext:value-type="float">
            <text:p>46049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857]/25+RANDBETWEEN(-1000;1000);0)" office:value-type="float" office:value="9956" calcext:value-type="float">
            <text:p>9956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857]+10+RANDBETWEEN(0;10)" office:value-type="float" office:value="46041" calcext:value-type="float">
            <text:p>46041</text:p>
          </table:table-cell>
          <table:table-cell table:formula="of:=[.F857]+RANDBETWEEN(2;10)" office:value-type="float" office:value="46045" calcext:value-type="float">
            <text:p>46045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858]/25+RANDBETWEEN(-1000;1000);0)" office:value-type="float" office:value="9595" calcext:value-type="float">
            <text:p>9595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858]+10+RANDBETWEEN(0;10)" office:value-type="float" office:value="46049" calcext:value-type="float">
            <text:p>46049</text:p>
          </table:table-cell>
          <table:table-cell table:formula="of:=[.F858]+RANDBETWEEN(2;10)" office:value-type="float" office:value="46053" calcext:value-type="float">
            <text:p>46053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859]/25+RANDBETWEEN(-1000;1000);0)" office:value-type="float" office:value="5910" calcext:value-type="float">
            <text:p>5910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859]+10+RANDBETWEEN(0;10)" office:value-type="float" office:value="46049" calcext:value-type="float">
            <text:p>46049</text:p>
          </table:table-cell>
          <table:table-cell table:formula="of:=[.F859]+RANDBETWEEN(2;10)" office:value-type="float" office:value="46056" calcext:value-type="float">
            <text:p>46056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860]/25+RANDBETWEEN(-1000;1000);0)" office:value-type="float" office:value="5517" calcext:value-type="float">
            <text:p>551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860]+10+RANDBETWEEN(0;10)" office:value-type="float" office:value="46042" calcext:value-type="float">
            <text:p>46042</text:p>
          </table:table-cell>
          <table:table-cell table:formula="of:=[.F860]+RANDBETWEEN(2;10)" office:value-type="float" office:value="46046" calcext:value-type="float">
            <text:p>46046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861]/25+RANDBETWEEN(-1000;1000);0)" office:value-type="float" office:value="8571" calcext:value-type="float">
            <text:p>8571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861]+10+RANDBETWEEN(0;10)" office:value-type="float" office:value="46040" calcext:value-type="float">
            <text:p>46040</text:p>
          </table:table-cell>
          <table:table-cell table:formula="of:=[.F861]+RANDBETWEEN(2;10)" office:value-type="float" office:value="46046" calcext:value-type="float">
            <text:p>46046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862]/25+RANDBETWEEN(-1000;1000);0)" office:value-type="float" office:value="1050" calcext:value-type="float">
            <text:p>1050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862]+10+RANDBETWEEN(0;10)" office:value-type="float" office:value="46037" calcext:value-type="float">
            <text:p>46037</text:p>
          </table:table-cell>
          <table:table-cell table:formula="of:=[.F862]+RANDBETWEEN(2;10)" office:value-type="float" office:value="46040" calcext:value-type="float">
            <text:p>46040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863]/25+RANDBETWEEN(-1000;1000);0)" office:value-type="float" office:value="1232" calcext:value-type="float">
            <text:p>1232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863]+10+RANDBETWEEN(0;10)" office:value-type="float" office:value="46040" calcext:value-type="float">
            <text:p>46040</text:p>
          </table:table-cell>
          <table:table-cell table:formula="of:=[.F863]+RANDBETWEEN(2;10)" office:value-type="float" office:value="46049" calcext:value-type="float">
            <text:p>46049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864]/25+RANDBETWEEN(-1000;1000);0)" office:value-type="float" office:value="1519" calcext:value-type="float">
            <text:p>1519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864]+10+RANDBETWEEN(0;10)" office:value-type="float" office:value="46033" calcext:value-type="float">
            <text:p>46033</text:p>
          </table:table-cell>
          <table:table-cell table:formula="of:=[.F864]+RANDBETWEEN(2;10)" office:value-type="float" office:value="46036" calcext:value-type="float">
            <text:p>46036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865]/25+RANDBETWEEN(-1000;1000);0)" office:value-type="float" office:value="2325" calcext:value-type="float">
            <text:p>2325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865]+10+RANDBETWEEN(0;10)" office:value-type="float" office:value="46033" calcext:value-type="float">
            <text:p>46033</text:p>
          </table:table-cell>
          <table:table-cell table:formula="of:=[.F865]+RANDBETWEEN(2;10)" office:value-type="float" office:value="46042" calcext:value-type="float">
            <text:p>46042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866]/25+RANDBETWEEN(-1000;1000);0)" office:value-type="float" office:value="539" calcext:value-type="float">
            <text:p>539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866]+10+RANDBETWEEN(0;10)" office:value-type="float" office:value="46034" calcext:value-type="float">
            <text:p>46034</text:p>
          </table:table-cell>
          <table:table-cell table:formula="of:=[.F866]+RANDBETWEEN(2;10)" office:value-type="float" office:value="46040" calcext:value-type="float">
            <text:p>46040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867]/25+RANDBETWEEN(-1000;1000);0)" office:value-type="float" office:value="2043" calcext:value-type="float">
            <text:p>2043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867]+10+RANDBETWEEN(0;10)" office:value-type="float" office:value="46030" calcext:value-type="float">
            <text:p>46030</text:p>
          </table:table-cell>
          <table:table-cell table:formula="of:=[.F867]+RANDBETWEEN(2;10)" office:value-type="float" office:value="46039" calcext:value-type="float">
            <text:p>46039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868]/25+RANDBETWEEN(-1000;1000);0)" office:value-type="float" office:value="722" calcext:value-type="float">
            <text:p>722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868]+10+RANDBETWEEN(0;10)" office:value-type="float" office:value="46035" calcext:value-type="float">
            <text:p>46035</text:p>
          </table:table-cell>
          <table:table-cell table:formula="of:=[.F868]+RANDBETWEEN(2;10)" office:value-type="float" office:value="46044" calcext:value-type="float">
            <text:p>46044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869]/25+RANDBETWEEN(-1000;1000);0)" office:value-type="float" office:value="1310" calcext:value-type="float">
            <text:p>1310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869]+10+RANDBETWEEN(0;10)" office:value-type="float" office:value="46042" calcext:value-type="float">
            <text:p>46042</text:p>
          </table:table-cell>
          <table:table-cell table:formula="of:=[.F869]+RANDBETWEEN(2;10)" office:value-type="float" office:value="46044" calcext:value-type="float">
            <text:p>46044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870]/25+RANDBETWEEN(-1000;1000);0)" office:value-type="float" office:value="850" calcext:value-type="float">
            <text:p>850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870]+10+RANDBETWEEN(0;10)" office:value-type="float" office:value="46030" calcext:value-type="float">
            <text:p>46030</text:p>
          </table:table-cell>
          <table:table-cell table:formula="of:=[.F870]+RANDBETWEEN(2;10)" office:value-type="float" office:value="46040" calcext:value-type="float">
            <text:p>46040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871]/25+RANDBETWEEN(-1000;1000);0)" office:value-type="float" office:value="1877" calcext:value-type="float">
            <text:p>1877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871]+10+RANDBETWEEN(0;10)" office:value-type="float" office:value="46038" calcext:value-type="float">
            <text:p>46038</text:p>
          </table:table-cell>
          <table:table-cell table:formula="of:=[.F871]+RANDBETWEEN(2;10)" office:value-type="float" office:value="46041" calcext:value-type="float">
            <text:p>46041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872]/25+RANDBETWEEN(-1000;1000);0)" office:value-type="float" office:value="1305" calcext:value-type="float">
            <text:p>1305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872]+10+RANDBETWEEN(0;10)" office:value-type="float" office:value="46044" calcext:value-type="float">
            <text:p>46044</text:p>
          </table:table-cell>
          <table:table-cell table:formula="of:=[.F872]+RANDBETWEEN(2;10)" office:value-type="float" office:value="46047" calcext:value-type="float">
            <text:p>46047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873]/25+RANDBETWEEN(-1000;1000);0)" office:value-type="float" office:value="1995" calcext:value-type="float">
            <text:p>1995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873]+10+RANDBETWEEN(0;10)" office:value-type="float" office:value="46044" calcext:value-type="float">
            <text:p>46044</text:p>
          </table:table-cell>
          <table:table-cell table:formula="of:=[.F873]+RANDBETWEEN(2;10)" office:value-type="float" office:value="46047" calcext:value-type="float">
            <text:p>46047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874]/25+RANDBETWEEN(-1000;1000);0)" office:value-type="float" office:value="1500" calcext:value-type="float">
            <text:p>1500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874]+10+RANDBETWEEN(0;10)" office:value-type="float" office:value="46042" calcext:value-type="float">
            <text:p>46042</text:p>
          </table:table-cell>
          <table:table-cell table:formula="of:=[.F874]+RANDBETWEEN(2;10)" office:value-type="float" office:value="46046" calcext:value-type="float">
            <text:p>46046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875]/25+RANDBETWEEN(-1000;1000);0)" office:value-type="float" office:value="448" calcext:value-type="float">
            <text:p>448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875]+10+RANDBETWEEN(0;10)" office:value-type="float" office:value="46048" calcext:value-type="float">
            <text:p>46048</text:p>
          </table:table-cell>
          <table:table-cell table:formula="of:=[.F875]+RANDBETWEEN(2;10)" office:value-type="float" office:value="46056" calcext:value-type="float">
            <text:p>46056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876]/25+RANDBETWEEN(-1000;1000);0)" office:value-type="float" office:value="2211" calcext:value-type="float">
            <text:p>2211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876]+10+RANDBETWEEN(0;10)" office:value-type="float" office:value="46041" calcext:value-type="float">
            <text:p>46041</text:p>
          </table:table-cell>
          <table:table-cell table:formula="of:=[.F876]+RANDBETWEEN(2;10)" office:value-type="float" office:value="46043" calcext:value-type="float">
            <text:p>46043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877]/25+RANDBETWEEN(-1000;1000);0)" office:value-type="float" office:value="1828" calcext:value-type="float">
            <text:p>1828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877]+10+RANDBETWEEN(0;10)" office:value-type="float" office:value="46039" calcext:value-type="float">
            <text:p>46039</text:p>
          </table:table-cell>
          <table:table-cell table:formula="of:=[.F877]+RANDBETWEEN(2;10)" office:value-type="float" office:value="46041" calcext:value-type="float">
            <text:p>46041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878]/25+RANDBETWEEN(-1000;1000);0)" office:value-type="float" office:value="794" calcext:value-type="float">
            <text:p>794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878]+10+RANDBETWEEN(0;10)" office:value-type="float" office:value="46034" calcext:value-type="float">
            <text:p>46034</text:p>
          </table:table-cell>
          <table:table-cell table:formula="of:=[.F878]+RANDBETWEEN(2;10)" office:value-type="float" office:value="46041" calcext:value-type="float">
            <text:p>46041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879]/25+RANDBETWEEN(-1000;1000);0)" office:value-type="float" office:value="585" calcext:value-type="float">
            <text:p>585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879]+10+RANDBETWEEN(0;10)" office:value-type="float" office:value="46043" calcext:value-type="float">
            <text:p>46043</text:p>
          </table:table-cell>
          <table:table-cell table:formula="of:=[.F879]+RANDBETWEEN(2;10)" office:value-type="float" office:value="46048" calcext:value-type="float">
            <text:p>46048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880]/25+RANDBETWEEN(-1000;1000);0)" office:value-type="float" office:value="1203" calcext:value-type="float">
            <text:p>1203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880]+10+RANDBETWEEN(0;10)" office:value-type="float" office:value="46029" calcext:value-type="float">
            <text:p>46029</text:p>
          </table:table-cell>
          <table:table-cell table:formula="of:=[.F880]+RANDBETWEEN(2;10)" office:value-type="float" office:value="46036" calcext:value-type="float">
            <text:p>46036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881]/25+RANDBETWEEN(-1000;1000);0)" office:value-type="float" office:value="1126" calcext:value-type="float">
            <text:p>1126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881]+10+RANDBETWEEN(0;10)" office:value-type="float" office:value="46026" calcext:value-type="float">
            <text:p>46026</text:p>
          </table:table-cell>
          <table:table-cell table:formula="of:=[.F881]+RANDBETWEEN(2;10)" office:value-type="float" office:value="46031" calcext:value-type="float">
            <text:p>46031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882]/25+RANDBETWEEN(-1000;1000);0)" office:value-type="float" office:value="6606" calcext:value-type="float">
            <text:p>6606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882]+10+RANDBETWEEN(0;10)" office:value-type="float" office:value="46049" calcext:value-type="float">
            <text:p>46049</text:p>
          </table:table-cell>
          <table:table-cell table:formula="of:=[.F882]+RANDBETWEEN(2;10)" office:value-type="float" office:value="46059" calcext:value-type="float">
            <text:p>46059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883]/25+RANDBETWEEN(-1000;1000);0)" office:value-type="float" office:value="6447" calcext:value-type="float">
            <text:p>6447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883]+10+RANDBETWEEN(0;10)" office:value-type="float" office:value="46040" calcext:value-type="float">
            <text:p>46040</text:p>
          </table:table-cell>
          <table:table-cell table:formula="of:=[.F883]+RANDBETWEEN(2;10)" office:value-type="float" office:value="46045" calcext:value-type="float">
            <text:p>46045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884]/25+RANDBETWEEN(-1000;1000);0)" office:value-type="float" office:value="5255" calcext:value-type="float">
            <text:p>5255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884]+10+RANDBETWEEN(0;10)" office:value-type="float" office:value="46030" calcext:value-type="float">
            <text:p>46030</text:p>
          </table:table-cell>
          <table:table-cell table:formula="of:=[.F884]+RANDBETWEEN(2;10)" office:value-type="float" office:value="46035" calcext:value-type="float">
            <text:p>46035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885]/25+RANDBETWEEN(-1000;1000);0)" office:value-type="float" office:value="7432" calcext:value-type="float">
            <text:p>7432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885]+10+RANDBETWEEN(0;10)" office:value-type="float" office:value="46027" calcext:value-type="float">
            <text:p>46027</text:p>
          </table:table-cell>
          <table:table-cell table:formula="of:=[.F885]+RANDBETWEEN(2;10)" office:value-type="float" office:value="46036" calcext:value-type="float">
            <text:p>46036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886]/25+RANDBETWEEN(-1000;1000);0)" office:value-type="float" office:value="10269" calcext:value-type="float">
            <text:p>10269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886]+10+RANDBETWEEN(0;10)" office:value-type="float" office:value="46035" calcext:value-type="float">
            <text:p>46035</text:p>
          </table:table-cell>
          <table:table-cell table:formula="of:=[.F886]+RANDBETWEEN(2;10)" office:value-type="float" office:value="46040" calcext:value-type="float">
            <text:p>46040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887]/25+RANDBETWEEN(-1000;1000);0)" office:value-type="float" office:value="6745" calcext:value-type="float">
            <text:p>6745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887]+10+RANDBETWEEN(0;10)" office:value-type="float" office:value="46053" calcext:value-type="float">
            <text:p>46053</text:p>
          </table:table-cell>
          <table:table-cell table:formula="of:=[.F887]+RANDBETWEEN(2;10)" office:value-type="float" office:value="46055" calcext:value-type="float">
            <text:p>46055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888]/25+RANDBETWEEN(-1000;1000);0)" office:value-type="float" office:value="7426" calcext:value-type="float">
            <text:p>7426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888]+10+RANDBETWEEN(0;10)" office:value-type="float" office:value="46034" calcext:value-type="float">
            <text:p>46034</text:p>
          </table:table-cell>
          <table:table-cell table:formula="of:=[.F888]+RANDBETWEEN(2;10)" office:value-type="float" office:value="46038" calcext:value-type="float">
            <text:p>46038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889]/25+RANDBETWEEN(-1000;1000);0)" office:value-type="float" office:value="7899" calcext:value-type="float">
            <text:p>7899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889]+10+RANDBETWEEN(0;10)" office:value-type="float" office:value="46031" calcext:value-type="float">
            <text:p>46031</text:p>
          </table:table-cell>
          <table:table-cell table:formula="of:=[.F889]+RANDBETWEEN(2;10)" office:value-type="float" office:value="46039" calcext:value-type="float">
            <text:p>46039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890]/25+RANDBETWEEN(-1000;1000);0)" office:value-type="float" office:value="8896" calcext:value-type="float">
            <text:p>8896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890]+10+RANDBETWEEN(0;10)" office:value-type="float" office:value="46030" calcext:value-type="float">
            <text:p>46030</text:p>
          </table:table-cell>
          <table:table-cell table:formula="of:=[.F890]+RANDBETWEEN(2;10)" office:value-type="float" office:value="46035" calcext:value-type="float">
            <text:p>46035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891]/25+RANDBETWEEN(-1000;1000);0)" office:value-type="float" office:value="5527" calcext:value-type="float">
            <text:p>5527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891]+10+RANDBETWEEN(0;10)" office:value-type="float" office:value="46046" calcext:value-type="float">
            <text:p>46046</text:p>
          </table:table-cell>
          <table:table-cell table:formula="of:=[.F891]+RANDBETWEEN(2;10)" office:value-type="float" office:value="46048" calcext:value-type="float">
            <text:p>46048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892]/25+RANDBETWEEN(-1000;1000);0)" office:value-type="float" office:value="6591" calcext:value-type="float">
            <text:p>6591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892]+10+RANDBETWEEN(0;10)" office:value-type="float" office:value="46051" calcext:value-type="float">
            <text:p>46051</text:p>
          </table:table-cell>
          <table:table-cell table:formula="of:=[.F892]+RANDBETWEEN(2;10)" office:value-type="float" office:value="46055" calcext:value-type="float">
            <text:p>46055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893]/25+RANDBETWEEN(-1000;1000);0)" office:value-type="float" office:value="5794" calcext:value-type="float">
            <text:p>5794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893]+10+RANDBETWEEN(0;10)" office:value-type="float" office:value="46030" calcext:value-type="float">
            <text:p>46030</text:p>
          </table:table-cell>
          <table:table-cell table:formula="of:=[.F893]+RANDBETWEEN(2;10)" office:value-type="float" office:value="46034" calcext:value-type="float">
            <text:p>46034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894]/25+RANDBETWEEN(-1000;1000);0)" office:value-type="float" office:value="6709" calcext:value-type="float">
            <text:p>6709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894]+10+RANDBETWEEN(0;10)" office:value-type="float" office:value="46035" calcext:value-type="float">
            <text:p>46035</text:p>
          </table:table-cell>
          <table:table-cell table:formula="of:=[.F894]+RANDBETWEEN(2;10)" office:value-type="float" office:value="46041" calcext:value-type="float">
            <text:p>46041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895]/25+RANDBETWEEN(-1000;1000);0)" office:value-type="float" office:value="7341" calcext:value-type="float">
            <text:p>7341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895]+10+RANDBETWEEN(0;10)" office:value-type="float" office:value="46042" calcext:value-type="float">
            <text:p>46042</text:p>
          </table:table-cell>
          <table:table-cell table:formula="of:=[.F895]+RANDBETWEEN(2;10)" office:value-type="float" office:value="46047" calcext:value-type="float">
            <text:p>46047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896]/25+RANDBETWEEN(-1000;1000);0)" office:value-type="float" office:value="7050" calcext:value-type="float">
            <text:p>7050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896]+10+RANDBETWEEN(0;10)" office:value-type="float" office:value="46038" calcext:value-type="float">
            <text:p>46038</text:p>
          </table:table-cell>
          <table:table-cell table:formula="of:=[.F896]+RANDBETWEEN(2;10)" office:value-type="float" office:value="46047" calcext:value-type="float">
            <text:p>46047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897]/25+RANDBETWEEN(-1000;1000);0)" office:value-type="float" office:value="9203" calcext:value-type="float">
            <text:p>9203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897]+10+RANDBETWEEN(0;10)" office:value-type="float" office:value="46037" calcext:value-type="float">
            <text:p>46037</text:p>
          </table:table-cell>
          <table:table-cell table:formula="of:=[.F897]+RANDBETWEEN(2;10)" office:value-type="float" office:value="46042" calcext:value-type="float">
            <text:p>46042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898]/25+RANDBETWEEN(-1000;1000);0)" office:value-type="float" office:value="9099" calcext:value-type="float">
            <text:p>9099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898]+10+RANDBETWEEN(0;10)" office:value-type="float" office:value="46035" calcext:value-type="float">
            <text:p>46035</text:p>
          </table:table-cell>
          <table:table-cell table:formula="of:=[.F898]+RANDBETWEEN(2;10)" office:value-type="float" office:value="46044" calcext:value-type="float">
            <text:p>46044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899]/25+RANDBETWEEN(-1000;1000);0)" office:value-type="float" office:value="5587" calcext:value-type="float">
            <text:p>5587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899]+10+RANDBETWEEN(0;10)" office:value-type="float" office:value="46047" calcext:value-type="float">
            <text:p>46047</text:p>
          </table:table-cell>
          <table:table-cell table:formula="of:=[.F899]+RANDBETWEEN(2;10)" office:value-type="float" office:value="46050" calcext:value-type="float">
            <text:p>46050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900]/25+RANDBETWEEN(-1000;1000);0)" office:value-type="float" office:value="5237" calcext:value-type="float">
            <text:p>5237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900]+10+RANDBETWEEN(0;10)" office:value-type="float" office:value="46027" calcext:value-type="float">
            <text:p>46027</text:p>
          </table:table-cell>
          <table:table-cell table:formula="of:=[.F900]+RANDBETWEEN(2;10)" office:value-type="float" office:value="46030" calcext:value-type="float">
            <text:p>46030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901]/25+RANDBETWEEN(-1000;1000);0)" office:value-type="float" office:value="7436" calcext:value-type="float">
            <text:p>7436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901]+10+RANDBETWEEN(0;10)" office:value-type="float" office:value="46045" calcext:value-type="float">
            <text:p>46045</text:p>
          </table:table-cell>
          <table:table-cell table:formula="of:=[.F901]+RANDBETWEEN(2;10)" office:value-type="float" office:value="46053" calcext:value-type="float">
            <text:p>46053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902]/25+RANDBETWEEN(-1000;1000);0)" office:value-type="float" office:value="406" calcext:value-type="float">
            <text:p>406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902]+10+RANDBETWEEN(0;10)" office:value-type="float" office:value="46037" calcext:value-type="float">
            <text:p>46037</text:p>
          </table:table-cell>
          <table:table-cell table:formula="of:=[.F902]+RANDBETWEEN(2;10)" office:value-type="float" office:value="46045" calcext:value-type="float">
            <text:p>46045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903]/25+RANDBETWEEN(-1000;1000);0)" office:value-type="float" office:value="2320" calcext:value-type="float">
            <text:p>2320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903]+10+RANDBETWEEN(0;10)" office:value-type="float" office:value="46031" calcext:value-type="float">
            <text:p>46031</text:p>
          </table:table-cell>
          <table:table-cell table:formula="of:=[.F903]+RANDBETWEEN(2;10)" office:value-type="float" office:value="46034" calcext:value-type="float">
            <text:p>46034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904]/25+RANDBETWEEN(-1000;1000);0)" office:value-type="float" office:value="628" calcext:value-type="float">
            <text:p>628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904]+10+RANDBETWEEN(0;10)" office:value-type="float" office:value="46037" calcext:value-type="float">
            <text:p>46037</text:p>
          </table:table-cell>
          <table:table-cell table:formula="of:=[.F904]+RANDBETWEEN(2;10)" office:value-type="float" office:value="46045" calcext:value-type="float">
            <text:p>46045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905]/25+RANDBETWEEN(-1000;1000);0)" office:value-type="float" office:value="1364" calcext:value-type="float">
            <text:p>1364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905]+10+RANDBETWEEN(0;10)" office:value-type="float" office:value="46037" calcext:value-type="float">
            <text:p>46037</text:p>
          </table:table-cell>
          <table:table-cell table:formula="of:=[.F905]+RANDBETWEEN(2;10)" office:value-type="float" office:value="46042" calcext:value-type="float">
            <text:p>46042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906]/25+RANDBETWEEN(-1000;1000);0)" office:value-type="float" office:value="761" calcext:value-type="float">
            <text:p>761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906]+10+RANDBETWEEN(0;10)" office:value-type="float" office:value="46045" calcext:value-type="float">
            <text:p>46045</text:p>
          </table:table-cell>
          <table:table-cell table:formula="of:=[.F906]+RANDBETWEEN(2;10)" office:value-type="float" office:value="46049" calcext:value-type="float">
            <text:p>46049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907]/25+RANDBETWEEN(-1000;1000);0)" office:value-type="float" office:value="1258" calcext:value-type="float">
            <text:p>1258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907]+10+RANDBETWEEN(0;10)" office:value-type="float" office:value="46046" calcext:value-type="float">
            <text:p>46046</text:p>
          </table:table-cell>
          <table:table-cell table:formula="of:=[.F907]+RANDBETWEEN(2;10)" office:value-type="float" office:value="46051" calcext:value-type="float">
            <text:p>46051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908]/25+RANDBETWEEN(-1000;1000);0)" office:value-type="float" office:value="1514" calcext:value-type="float">
            <text:p>1514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908]+10+RANDBETWEEN(0;10)" office:value-type="float" office:value="46042" calcext:value-type="float">
            <text:p>46042</text:p>
          </table:table-cell>
          <table:table-cell table:formula="of:=[.F908]+RANDBETWEEN(2;10)" office:value-type="float" office:value="46051" calcext:value-type="float">
            <text:p>46051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909]/25+RANDBETWEEN(-1000;1000);0)" office:value-type="float" office:value="966" calcext:value-type="float">
            <text:p>966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909]+10+RANDBETWEEN(0;10)" office:value-type="float" office:value="46043" calcext:value-type="float">
            <text:p>46043</text:p>
          </table:table-cell>
          <table:table-cell table:formula="of:=[.F909]+RANDBETWEEN(2;10)" office:value-type="float" office:value="46050" calcext:value-type="float">
            <text:p>46050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910]/25+RANDBETWEEN(-1000;1000);0)" office:value-type="float" office:value="2245" calcext:value-type="float">
            <text:p>2245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910]+10+RANDBETWEEN(0;10)" office:value-type="float" office:value="46036" calcext:value-type="float">
            <text:p>46036</text:p>
          </table:table-cell>
          <table:table-cell table:formula="of:=[.F910]+RANDBETWEEN(2;10)" office:value-type="float" office:value="46042" calcext:value-type="float">
            <text:p>46042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911]/25+RANDBETWEEN(-1000;1000);0)" office:value-type="float" office:value="1816" calcext:value-type="float">
            <text:p>1816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911]+10+RANDBETWEEN(0;10)" office:value-type="float" office:value="46052" calcext:value-type="float">
            <text:p>46052</text:p>
          </table:table-cell>
          <table:table-cell table:formula="of:=[.F911]+RANDBETWEEN(2;10)" office:value-type="float" office:value="46056" calcext:value-type="float">
            <text:p>46056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912]/25+RANDBETWEEN(-1000;1000);0)" office:value-type="float" office:value="1609" calcext:value-type="float">
            <text:p>1609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912]+10+RANDBETWEEN(0;10)" office:value-type="float" office:value="46040" calcext:value-type="float">
            <text:p>46040</text:p>
          </table:table-cell>
          <table:table-cell table:formula="of:=[.F912]+RANDBETWEEN(2;10)" office:value-type="float" office:value="46042" calcext:value-type="float">
            <text:p>46042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913]/25+RANDBETWEEN(-1000;1000);0)" office:value-type="float" office:value="1603" calcext:value-type="float">
            <text:p>1603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913]+10+RANDBETWEEN(0;10)" office:value-type="float" office:value="46037" calcext:value-type="float">
            <text:p>46037</text:p>
          </table:table-cell>
          <table:table-cell table:formula="of:=[.F913]+RANDBETWEEN(2;10)" office:value-type="float" office:value="46042" calcext:value-type="float">
            <text:p>46042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914]/25+RANDBETWEEN(-1000;1000);0)" office:value-type="float" office:value="828" calcext:value-type="float">
            <text:p>828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914]+10+RANDBETWEEN(0;10)" office:value-type="float" office:value="46034" calcext:value-type="float">
            <text:p>46034</text:p>
          </table:table-cell>
          <table:table-cell table:formula="of:=[.F914]+RANDBETWEEN(2;10)" office:value-type="float" office:value="46043" calcext:value-type="float">
            <text:p>46043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915]/25+RANDBETWEEN(-1000;1000);0)" office:value-type="float" office:value="689" calcext:value-type="float">
            <text:p>689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915]+10+RANDBETWEEN(0;10)" office:value-type="float" office:value="46045" calcext:value-type="float">
            <text:p>46045</text:p>
          </table:table-cell>
          <table:table-cell table:formula="of:=[.F915]+RANDBETWEEN(2;10)" office:value-type="float" office:value="46047" calcext:value-type="float">
            <text:p>46047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916]/25+RANDBETWEEN(-1000;1000);0)" office:value-type="float" office:value="1668" calcext:value-type="float">
            <text:p>1668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916]+10+RANDBETWEEN(0;10)" office:value-type="float" office:value="46038" calcext:value-type="float">
            <text:p>46038</text:p>
          </table:table-cell>
          <table:table-cell table:formula="of:=[.F916]+RANDBETWEEN(2;10)" office:value-type="float" office:value="46046" calcext:value-type="float">
            <text:p>46046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917]/25+RANDBETWEEN(-1000;1000);0)" office:value-type="float" office:value="781" calcext:value-type="float">
            <text:p>781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917]+10+RANDBETWEEN(0;10)" office:value-type="float" office:value="46027" calcext:value-type="float">
            <text:p>46027</text:p>
          </table:table-cell>
          <table:table-cell table:formula="of:=[.F917]+RANDBETWEEN(2;10)" office:value-type="float" office:value="46031" calcext:value-type="float">
            <text:p>46031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918]/25+RANDBETWEEN(-1000;1000);0)" office:value-type="float" office:value="387" calcext:value-type="float">
            <text:p>387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918]+10+RANDBETWEEN(0;10)" office:value-type="float" office:value="46026" calcext:value-type="float">
            <text:p>46026</text:p>
          </table:table-cell>
          <table:table-cell table:formula="of:=[.F918]+RANDBETWEEN(2;10)" office:value-type="float" office:value="46030" calcext:value-type="float">
            <text:p>46030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919]/25+RANDBETWEEN(-1000;1000);0)" office:value-type="float" office:value="1220" calcext:value-type="float">
            <text:p>1220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919]+10+RANDBETWEEN(0;10)" office:value-type="float" office:value="46030" calcext:value-type="float">
            <text:p>46030</text:p>
          </table:table-cell>
          <table:table-cell table:formula="of:=[.F919]+RANDBETWEEN(2;10)" office:value-type="float" office:value="46040" calcext:value-type="float">
            <text:p>46040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920]/25+RANDBETWEEN(-1000;1000);0)" office:value-type="float" office:value="551" calcext:value-type="float">
            <text:p>551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920]+10+RANDBETWEEN(0;10)" office:value-type="float" office:value="46028" calcext:value-type="float">
            <text:p>46028</text:p>
          </table:table-cell>
          <table:table-cell table:formula="of:=[.F920]+RANDBETWEEN(2;10)" office:value-type="float" office:value="46030" calcext:value-type="float">
            <text:p>46030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921]/25+RANDBETWEEN(-1000;1000);0)" office:value-type="float" office:value="1055" calcext:value-type="float">
            <text:p>1055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921]+10+RANDBETWEEN(0;10)" office:value-type="float" office:value="46025" calcext:value-type="float">
            <text:p>46025</text:p>
          </table:table-cell>
          <table:table-cell table:formula="of:=[.F921]+RANDBETWEEN(2;10)" office:value-type="float" office:value="46027" calcext:value-type="float">
            <text:p>46027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922]/25+RANDBETWEEN(-1000;1000);0)" office:value-type="float" office:value="6653" calcext:value-type="float">
            <text:p>6653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922]+10+RANDBETWEEN(0;10)" office:value-type="float" office:value="46053" calcext:value-type="float">
            <text:p>46053</text:p>
          </table:table-cell>
          <table:table-cell table:formula="of:=[.F922]+RANDBETWEEN(2;10)" office:value-type="float" office:value="46059" calcext:value-type="float">
            <text:p>46059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923]/25+RANDBETWEEN(-1000;1000);0)" office:value-type="float" office:value="7279" calcext:value-type="float">
            <text:p>7279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923]+10+RANDBETWEEN(0;10)" office:value-type="float" office:value="46032" calcext:value-type="float">
            <text:p>46032</text:p>
          </table:table-cell>
          <table:table-cell table:formula="of:=[.F923]+RANDBETWEEN(2;10)" office:value-type="float" office:value="46040" calcext:value-type="float">
            <text:p>46040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924]/25+RANDBETWEEN(-1000;1000);0)" office:value-type="float" office:value="5321" calcext:value-type="float">
            <text:p>5321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924]+10+RANDBETWEEN(0;10)" office:value-type="float" office:value="46043" calcext:value-type="float">
            <text:p>46043</text:p>
          </table:table-cell>
          <table:table-cell table:formula="of:=[.F924]+RANDBETWEEN(2;10)" office:value-type="float" office:value="46050" calcext:value-type="float">
            <text:p>46050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925]/25+RANDBETWEEN(-1000;1000);0)" office:value-type="float" office:value="6268" calcext:value-type="float">
            <text:p>6268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925]+10+RANDBETWEEN(0;10)" office:value-type="float" office:value="46041" calcext:value-type="float">
            <text:p>46041</text:p>
          </table:table-cell>
          <table:table-cell table:formula="of:=[.F925]+RANDBETWEEN(2;10)" office:value-type="float" office:value="46050" calcext:value-type="float">
            <text:p>46050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926]/25+RANDBETWEEN(-1000;1000);0)" office:value-type="float" office:value="8513" calcext:value-type="float">
            <text:p>8513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926]+10+RANDBETWEEN(0;10)" office:value-type="float" office:value="46030" calcext:value-type="float">
            <text:p>46030</text:p>
          </table:table-cell>
          <table:table-cell table:formula="of:=[.F926]+RANDBETWEEN(2;10)" office:value-type="float" office:value="46034" calcext:value-type="float">
            <text:p>46034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927]/25+RANDBETWEEN(-1000;1000);0)" office:value-type="float" office:value="7385" calcext:value-type="float">
            <text:p>7385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927]+10+RANDBETWEEN(0;10)" office:value-type="float" office:value="46053" calcext:value-type="float">
            <text:p>46053</text:p>
          </table:table-cell>
          <table:table-cell table:formula="of:=[.F927]+RANDBETWEEN(2;10)" office:value-type="float" office:value="46057" calcext:value-type="float">
            <text:p>46057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928]/25+RANDBETWEEN(-1000;1000);0)" office:value-type="float" office:value="8369" calcext:value-type="float">
            <text:p>8369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928]+10+RANDBETWEEN(0;10)" office:value-type="float" office:value="46031" calcext:value-type="float">
            <text:p>46031</text:p>
          </table:table-cell>
          <table:table-cell table:formula="of:=[.F928]+RANDBETWEEN(2;10)" office:value-type="float" office:value="46036" calcext:value-type="float">
            <text:p>46036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929]/25+RANDBETWEEN(-1000;1000);0)" office:value-type="float" office:value="6787" calcext:value-type="float">
            <text:p>6787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929]+10+RANDBETWEEN(0;10)" office:value-type="float" office:value="46029" calcext:value-type="float">
            <text:p>46029</text:p>
          </table:table-cell>
          <table:table-cell table:formula="of:=[.F929]+RANDBETWEEN(2;10)" office:value-type="float" office:value="46034" calcext:value-type="float">
            <text:p>46034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930]/25+RANDBETWEEN(-1000;1000);0)" office:value-type="float" office:value="7085" calcext:value-type="float">
            <text:p>7085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930]+10+RANDBETWEEN(0;10)" office:value-type="float" office:value="46027" calcext:value-type="float">
            <text:p>46027</text:p>
          </table:table-cell>
          <table:table-cell table:formula="of:=[.F930]+RANDBETWEEN(2;10)" office:value-type="float" office:value="46030" calcext:value-type="float">
            <text:p>46030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931]/25+RANDBETWEEN(-1000;1000);0)" office:value-type="float" office:value="6126" calcext:value-type="float">
            <text:p>6126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931]+10+RANDBETWEEN(0;10)" office:value-type="float" office:value="46028" calcext:value-type="float">
            <text:p>46028</text:p>
          </table:table-cell>
          <table:table-cell table:formula="of:=[.F931]+RANDBETWEEN(2;10)" office:value-type="float" office:value="46034" calcext:value-type="float">
            <text:p>46034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932]/25+RANDBETWEEN(-1000;1000);0)" office:value-type="float" office:value="7109" calcext:value-type="float">
            <text:p>7109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932]+10+RANDBETWEEN(0;10)" office:value-type="float" office:value="46038" calcext:value-type="float">
            <text:p>46038</text:p>
          </table:table-cell>
          <table:table-cell table:formula="of:=[.F932]+RANDBETWEEN(2;10)" office:value-type="float" office:value="46043" calcext:value-type="float">
            <text:p>46043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933]/25+RANDBETWEEN(-1000;1000);0)" office:value-type="float" office:value="6478" calcext:value-type="float">
            <text:p>6478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933]+10+RANDBETWEEN(0;10)" office:value-type="float" office:value="46040" calcext:value-type="float">
            <text:p>46040</text:p>
          </table:table-cell>
          <table:table-cell table:formula="of:=[.F933]+RANDBETWEEN(2;10)" office:value-type="float" office:value="46047" calcext:value-type="float">
            <text:p>46047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934]/25+RANDBETWEEN(-1000;1000);0)" office:value-type="float" office:value="6807" calcext:value-type="float">
            <text:p>6807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934]+10+RANDBETWEEN(0;10)" office:value-type="float" office:value="46040" calcext:value-type="float">
            <text:p>46040</text:p>
          </table:table-cell>
          <table:table-cell table:formula="of:=[.F934]+RANDBETWEEN(2;10)" office:value-type="float" office:value="46050" calcext:value-type="float">
            <text:p>46050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935]/25+RANDBETWEEN(-1000;1000);0)" office:value-type="float" office:value="6737" calcext:value-type="float">
            <text:p>6737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935]+10+RANDBETWEEN(0;10)" office:value-type="float" office:value="46031" calcext:value-type="float">
            <text:p>46031</text:p>
          </table:table-cell>
          <table:table-cell table:formula="of:=[.F935]+RANDBETWEEN(2;10)" office:value-type="float" office:value="46038" calcext:value-type="float">
            <text:p>46038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936]/25+RANDBETWEEN(-1000;1000);0)" office:value-type="float" office:value="6599" calcext:value-type="float">
            <text:p>6599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936]+10+RANDBETWEEN(0;10)" office:value-type="float" office:value="46034" calcext:value-type="float">
            <text:p>46034</text:p>
          </table:table-cell>
          <table:table-cell table:formula="of:=[.F936]+RANDBETWEEN(2;10)" office:value-type="float" office:value="46043" calcext:value-type="float">
            <text:p>46043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937]/25+RANDBETWEEN(-1000;1000);0)" office:value-type="float" office:value="8622" calcext:value-type="float">
            <text:p>8622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937]+10+RANDBETWEEN(0;10)" office:value-type="float" office:value="46034" calcext:value-type="float">
            <text:p>46034</text:p>
          </table:table-cell>
          <table:table-cell table:formula="of:=[.F937]+RANDBETWEEN(2;10)" office:value-type="float" office:value="46043" calcext:value-type="float">
            <text:p>46043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938]/25+RANDBETWEEN(-1000;1000);0)" office:value-type="float" office:value="8598" calcext:value-type="float">
            <text:p>8598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938]+10+RANDBETWEEN(0;10)" office:value-type="float" office:value="46042" calcext:value-type="float">
            <text:p>46042</text:p>
          </table:table-cell>
          <table:table-cell table:formula="of:=[.F938]+RANDBETWEEN(2;10)" office:value-type="float" office:value="46052" calcext:value-type="float">
            <text:p>46052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939]/25+RANDBETWEEN(-1000;1000);0)" office:value-type="float" office:value="6774" calcext:value-type="float">
            <text:p>6774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939]+10+RANDBETWEEN(0;10)" office:value-type="float" office:value="46041" calcext:value-type="float">
            <text:p>46041</text:p>
          </table:table-cell>
          <table:table-cell table:formula="of:=[.F939]+RANDBETWEEN(2;10)" office:value-type="float" office:value="46043" calcext:value-type="float">
            <text:p>46043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940]/25+RANDBETWEEN(-1000;1000);0)" office:value-type="float" office:value="5189" calcext:value-type="float">
            <text:p>5189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940]+10+RANDBETWEEN(0;10)" office:value-type="float" office:value="46044" calcext:value-type="float">
            <text:p>46044</text:p>
          </table:table-cell>
          <table:table-cell table:formula="of:=[.F940]+RANDBETWEEN(2;10)" office:value-type="float" office:value="46046" calcext:value-type="float">
            <text:p>46046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941]/25+RANDBETWEEN(-1000;1000);0)" office:value-type="float" office:value="7700" calcext:value-type="float">
            <text:p>7700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941]+10+RANDBETWEEN(0;10)" office:value-type="float" office:value="46046" calcext:value-type="float">
            <text:p>46046</text:p>
          </table:table-cell>
          <table:table-cell table:formula="of:=[.F941]+RANDBETWEEN(2;10)" office:value-type="float" office:value="46053" calcext:value-type="float">
            <text:p>46053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942]/25+RANDBETWEEN(-1000;1000);0)" office:value-type="float" office:value="2028" calcext:value-type="float">
            <text:p>2028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942]+10+RANDBETWEEN(0;10)" office:value-type="float" office:value="46042" calcext:value-type="float">
            <text:p>46042</text:p>
          </table:table-cell>
          <table:table-cell table:formula="of:=[.F942]+RANDBETWEEN(2;10)" office:value-type="float" office:value="46045" calcext:value-type="float">
            <text:p>46045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943]/25+RANDBETWEEN(-1000;1000);0)" office:value-type="float" office:value="554" calcext:value-type="float">
            <text:p>554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943]+10+RANDBETWEEN(0;10)" office:value-type="float" office:value="46052" calcext:value-type="float">
            <text:p>46052</text:p>
          </table:table-cell>
          <table:table-cell table:formula="of:=[.F943]+RANDBETWEEN(2;10)" office:value-type="float" office:value="46062" calcext:value-type="float">
            <text:p>46062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944]/25+RANDBETWEEN(-1000;1000);0)" office:value-type="float" office:value="1162" calcext:value-type="float">
            <text:p>1162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944]+10+RANDBETWEEN(0;10)" office:value-type="float" office:value="46038" calcext:value-type="float">
            <text:p>46038</text:p>
          </table:table-cell>
          <table:table-cell table:formula="of:=[.F944]+RANDBETWEEN(2;10)" office:value-type="float" office:value="46047" calcext:value-type="float">
            <text:p>46047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945]/25+RANDBETWEEN(-1000;1000);0)" office:value-type="float" office:value="738" calcext:value-type="float">
            <text:p>738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945]+10+RANDBETWEEN(0;10)" office:value-type="float" office:value="46040" calcext:value-type="float">
            <text:p>46040</text:p>
          </table:table-cell>
          <table:table-cell table:formula="of:=[.F945]+RANDBETWEEN(2;10)" office:value-type="float" office:value="46048" calcext:value-type="float">
            <text:p>46048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946]/25+RANDBETWEEN(-1000;1000);0)" office:value-type="float" office:value="1403" calcext:value-type="float">
            <text:p>1403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946]+10+RANDBETWEEN(0;10)" office:value-type="float" office:value="46032" calcext:value-type="float">
            <text:p>46032</text:p>
          </table:table-cell>
          <table:table-cell table:formula="of:=[.F946]+RANDBETWEEN(2;10)" office:value-type="float" office:value="46041" calcext:value-type="float">
            <text:p>46041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947]/25+RANDBETWEEN(-1000;1000);0)" office:value-type="float" office:value="2303" calcext:value-type="float">
            <text:p>2303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947]+10+RANDBETWEEN(0;10)" office:value-type="float" office:value="46032" calcext:value-type="float">
            <text:p>46032</text:p>
          </table:table-cell>
          <table:table-cell table:formula="of:=[.F947]+RANDBETWEEN(2;10)" office:value-type="float" office:value="46040" calcext:value-type="float">
            <text:p>46040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948]/25+RANDBETWEEN(-1000;1000);0)" office:value-type="float" office:value="1277" calcext:value-type="float">
            <text:p>1277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948]+10+RANDBETWEEN(0;10)" office:value-type="float" office:value="46051" calcext:value-type="float">
            <text:p>46051</text:p>
          </table:table-cell>
          <table:table-cell table:formula="of:=[.F948]+RANDBETWEEN(2;10)" office:value-type="float" office:value="46059" calcext:value-type="float">
            <text:p>46059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949]/25+RANDBETWEEN(-1000;1000);0)" office:value-type="float" office:value="487" calcext:value-type="float">
            <text:p>487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949]+10+RANDBETWEEN(0;10)" office:value-type="float" office:value="46041" calcext:value-type="float">
            <text:p>46041</text:p>
          </table:table-cell>
          <table:table-cell table:formula="of:=[.F949]+RANDBETWEEN(2;10)" office:value-type="float" office:value="46043" calcext:value-type="float">
            <text:p>46043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950]/25+RANDBETWEEN(-1000;1000);0)" office:value-type="float" office:value="2274" calcext:value-type="float">
            <text:p>2274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950]+10+RANDBETWEEN(0;10)" office:value-type="float" office:value="46035" calcext:value-type="float">
            <text:p>46035</text:p>
          </table:table-cell>
          <table:table-cell table:formula="of:=[.F950]+RANDBETWEEN(2;10)" office:value-type="float" office:value="46043" calcext:value-type="float">
            <text:p>46043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951]/25+RANDBETWEEN(-1000;1000);0)" office:value-type="float" office:value="1247" calcext:value-type="float">
            <text:p>1247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951]+10+RANDBETWEEN(0;10)" office:value-type="float" office:value="46044" calcext:value-type="float">
            <text:p>46044</text:p>
          </table:table-cell>
          <table:table-cell table:formula="of:=[.F951]+RANDBETWEEN(2;10)" office:value-type="float" office:value="46054" calcext:value-type="float">
            <text:p>46054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952]/25+RANDBETWEEN(-1000;1000);0)" office:value-type="float" office:value="1655" calcext:value-type="float">
            <text:p>1655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952]+10+RANDBETWEEN(0;10)" office:value-type="float" office:value="46042" calcext:value-type="float">
            <text:p>46042</text:p>
          </table:table-cell>
          <table:table-cell table:formula="of:=[.F952]+RANDBETWEEN(2;10)" office:value-type="float" office:value="46050" calcext:value-type="float">
            <text:p>46050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953]/25+RANDBETWEEN(-1000;1000);0)" office:value-type="float" office:value="2264" calcext:value-type="float">
            <text:p>2264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953]+10+RANDBETWEEN(0;10)" office:value-type="float" office:value="46041" calcext:value-type="float">
            <text:p>46041</text:p>
          </table:table-cell>
          <table:table-cell table:formula="of:=[.F953]+RANDBETWEEN(2;10)" office:value-type="float" office:value="46046" calcext:value-type="float">
            <text:p>46046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954]/25+RANDBETWEEN(-1000;1000);0)" office:value-type="float" office:value="1639" calcext:value-type="float">
            <text:p>1639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954]+10+RANDBETWEEN(0;10)" office:value-type="float" office:value="46038" calcext:value-type="float">
            <text:p>46038</text:p>
          </table:table-cell>
          <table:table-cell table:formula="of:=[.F954]+RANDBETWEEN(2;10)" office:value-type="float" office:value="46045" calcext:value-type="float">
            <text:p>46045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955]/25+RANDBETWEEN(-1000;1000);0)" office:value-type="float" office:value="1529" calcext:value-type="float">
            <text:p>1529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955]+10+RANDBETWEEN(0;10)" office:value-type="float" office:value="46033" calcext:value-type="float">
            <text:p>46033</text:p>
          </table:table-cell>
          <table:table-cell table:formula="of:=[.F955]+RANDBETWEEN(2;10)" office:value-type="float" office:value="46041" calcext:value-type="float">
            <text:p>46041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956]/25+RANDBETWEEN(-1000;1000);0)" office:value-type="float" office:value="1934" calcext:value-type="float">
            <text:p>1934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956]+10+RANDBETWEEN(0;10)" office:value-type="float" office:value="46035" calcext:value-type="float">
            <text:p>46035</text:p>
          </table:table-cell>
          <table:table-cell table:formula="of:=[.F956]+RANDBETWEEN(2;10)" office:value-type="float" office:value="46038" calcext:value-type="float">
            <text:p>46038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957]/25+RANDBETWEEN(-1000;1000);0)" office:value-type="float" office:value="1932" calcext:value-type="float">
            <text:p>1932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957]+10+RANDBETWEEN(0;10)" office:value-type="float" office:value="46033" calcext:value-type="float">
            <text:p>46033</text:p>
          </table:table-cell>
          <table:table-cell table:formula="of:=[.F957]+RANDBETWEEN(2;10)" office:value-type="float" office:value="46036" calcext:value-type="float">
            <text:p>46036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958]/25+RANDBETWEEN(-1000;1000);0)" office:value-type="float" office:value="881" calcext:value-type="float">
            <text:p>881</text:p>
          </table:table-cell>
          <table:table-cell table:formula="of:=[.$H$2]+RANDBETWEEN(-10;10)" office:value-type="float" office:value="46025" calcext:value-type="float">
            <text:p>46025</text:p>
          </table:table-cell>
          <table:table-cell table:formula="of:=[.E958]+10+RANDBETWEEN(0;10)" office:value-type="float" office:value="46035" calcext:value-type="float">
            <text:p>46035</text:p>
          </table:table-cell>
          <table:table-cell table:formula="of:=[.F958]+RANDBETWEEN(2;10)" office:value-type="float" office:value="46039" calcext:value-type="float">
            <text:p>46039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959]/25+RANDBETWEEN(-1000;1000);0)" office:value-type="float" office:value="1038" calcext:value-type="float">
            <text:p>1038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959]+10+RANDBETWEEN(0;10)" office:value-type="float" office:value="46034" calcext:value-type="float">
            <text:p>46034</text:p>
          </table:table-cell>
          <table:table-cell table:formula="of:=[.F959]+RANDBETWEEN(2;10)" office:value-type="float" office:value="46044" calcext:value-type="float">
            <text:p>46044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960]/25+RANDBETWEEN(-1000;1000);0)" office:value-type="float" office:value="908" calcext:value-type="float">
            <text:p>908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960]+10+RANDBETWEEN(0;10)" office:value-type="float" office:value="46028" calcext:value-type="float">
            <text:p>46028</text:p>
          </table:table-cell>
          <table:table-cell table:formula="of:=[.F960]+RANDBETWEEN(2;10)" office:value-type="float" office:value="46031" calcext:value-type="float">
            <text:p>46031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961]/25+RANDBETWEEN(-1000;1000);0)" office:value-type="float" office:value="1019" calcext:value-type="float">
            <text:p>1019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961]+10+RANDBETWEEN(0;10)" office:value-type="float" office:value="46034" calcext:value-type="float">
            <text:p>46034</text:p>
          </table:table-cell>
          <table:table-cell table:formula="of:=[.F961]+RANDBETWEEN(2;10)" office:value-type="float" office:value="46042" calcext:value-type="float">
            <text:p>46042</text:p>
          </table:table-cell>
          <table:table-cell/>
          <table:table-cell office:value-type="float" office:value="33181" calcext:value-type="float">
            <text:p>3318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ort Hood</text:p>
          </table:table-cell>
          <table:table-cell office:value-type="float" office:value="1" calcext:value-type="float">
            <text:p>1</text:p>
          </table:table-cell>
          <table:table-cell table:formula="of:=ROUND([.I962]/25+RANDBETWEEN(-1000;1000);0)" office:value-type="float" office:value="7650" calcext:value-type="float">
            <text:p>7650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962]+10+RANDBETWEEN(0;10)" office:value-type="float" office:value="46035" calcext:value-type="float">
            <text:p>46035</text:p>
          </table:table-cell>
          <table:table-cell table:formula="of:=[.F962]+RANDBETWEEN(2;10)" office:value-type="float" office:value="46037" calcext:value-type="float">
            <text:p>46037</text:p>
          </table:table-cell>
          <table:table-cell office:value-type="float" office:value="46023" calcext:value-type="float">
            <text:p>46023</text:p>
          </table:table-cell>
          <table:table-cell office:value-type="float" office:value="182645" calcext:value-type="float">
            <text:p>18264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Fort Lewis</text:p>
          </table:table-cell>
          <table:table-cell office:value-type="float" office:value="1" calcext:value-type="float">
            <text:p>1</text:p>
          </table:table-cell>
          <table:table-cell table:formula="of:=ROUND([.I963]/25+RANDBETWEEN(-1000;1000);0)" office:value-type="float" office:value="6820" calcext:value-type="float">
            <text:p>6820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963]+10+RANDBETWEEN(0;10)" office:value-type="float" office:value="46050" calcext:value-type="float">
            <text:p>46050</text:p>
          </table:table-cell>
          <table:table-cell table:formula="of:=[.F963]+RANDBETWEEN(2;10)" office:value-type="float" office:value="46053" calcext:value-type="float">
            <text:p>46053</text:p>
          </table:table-cell>
          <table:table-cell/>
          <table:table-cell office:value-type="float" office:value="177767" calcext:value-type="float">
            <text:p>17776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mp Atterbury</text:p>
          </table:table-cell>
          <table:table-cell office:value-type="float" office:value="1" calcext:value-type="float">
            <text:p>1</text:p>
          </table:table-cell>
          <table:table-cell table:formula="of:=ROUND([.I964]/25+RANDBETWEEN(-1000;1000);0)" office:value-type="float" office:value="5907" calcext:value-type="float">
            <text:p>5907</text:p>
          </table:table-cell>
          <table:table-cell table:formula="of:=[.$H$2]+RANDBETWEEN(-10;10)" office:value-type="float" office:value="46015" calcext:value-type="float">
            <text:p>46015</text:p>
          </table:table-cell>
          <table:table-cell table:formula="of:=[.E964]+10+RANDBETWEEN(0;10)" office:value-type="float" office:value="46027" calcext:value-type="float">
            <text:p>46027</text:p>
          </table:table-cell>
          <table:table-cell table:formula="of:=[.F964]+RANDBETWEEN(2;10)" office:value-type="float" office:value="46037" calcext:value-type="float">
            <text:p>46037</text:p>
          </table:table-cell>
          <table:table-cell/>
          <table:table-cell office:value-type="float" office:value="149069" calcext:value-type="float">
            <text:p>14906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Fort Bliss</text:p>
          </table:table-cell>
          <table:table-cell office:value-type="float" office:value="1" calcext:value-type="float">
            <text:p>1</text:p>
          </table:table-cell>
          <table:table-cell table:formula="of:=ROUND([.I965]/25+RANDBETWEEN(-1000;1000);0)" office:value-type="float" office:value="7319" calcext:value-type="float">
            <text:p>7319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965]+10+RANDBETWEEN(0;10)" office:value-type="float" office:value="46034" calcext:value-type="float">
            <text:p>46034</text:p>
          </table:table-cell>
          <table:table-cell table:formula="of:=[.F965]+RANDBETWEEN(2;10)" office:value-type="float" office:value="46041" calcext:value-type="float">
            <text:p>46041</text:p>
          </table:table-cell>
          <table:table-cell/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mp Pendleton</text:p>
          </table:table-cell>
          <table:table-cell office:value-type="float" office:value="1" calcext:value-type="float">
            <text:p>1</text:p>
          </table:table-cell>
          <table:table-cell table:formula="of:=ROUND([.I966]/25+RANDBETWEEN(-1000;1000);0)" office:value-type="float" office:value="9611" calcext:value-type="float">
            <text:p>9611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966]+10+RANDBETWEEN(0;10)" office:value-type="float" office:value="46033" calcext:value-type="float">
            <text:p>46033</text:p>
          </table:table-cell>
          <table:table-cell table:formula="of:=[.F966]+RANDBETWEEN(2;10)" office:value-type="float" office:value="46037" calcext:value-type="float">
            <text:p>46037</text:p>
          </table:table-cell>
          <table:table-cell/>
          <table:table-cell office:value-type="float" office:value="231899" calcext:value-type="float">
            <text:p>23189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Fort Stewart</text:p>
          </table:table-cell>
          <table:table-cell office:value-type="float" office:value="1" calcext:value-type="float">
            <text:p>1</text:p>
          </table:table-cell>
          <table:table-cell table:formula="of:=ROUND([.I967]/25+RANDBETWEEN(-1000;1000);0)" office:value-type="float" office:value="6401" calcext:value-type="float">
            <text:p>6401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967]+10+RANDBETWEEN(0;10)" office:value-type="float" office:value="46039" calcext:value-type="float">
            <text:p>46039</text:p>
          </table:table-cell>
          <table:table-cell table:formula="of:=[.F967]+RANDBETWEEN(2;10)" office:value-type="float" office:value="46044" calcext:value-type="float">
            <text:p>46044</text:p>
          </table:table-cell>
          <table:table-cell/>
          <table:table-cell office:value-type="float" office:value="165908" calcext:value-type="float">
            <text:p>16590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Fort Bragg</text:p>
          </table:table-cell>
          <table:table-cell office:value-type="float" office:value="1" calcext:value-type="float">
            <text:p>1</text:p>
          </table:table-cell>
          <table:table-cell table:formula="of:=ROUND([.I968]/25+RANDBETWEEN(-1000;1000);0)" office:value-type="float" office:value="6833" calcext:value-type="float">
            <text:p>6833</text:p>
          </table:table-cell>
          <table:table-cell table:formula="of:=[.$H$2]+RANDBETWEEN(-10;10)" office:value-type="float" office:value="46017" calcext:value-type="float">
            <text:p>46017</text:p>
          </table:table-cell>
          <table:table-cell table:formula="of:=[.E968]+10+RANDBETWEEN(0;10)" office:value-type="float" office:value="46032" calcext:value-type="float">
            <text:p>46032</text:p>
          </table:table-cell>
          <table:table-cell table:formula="of:=[.F968]+RANDBETWEEN(2;10)" office:value-type="float" office:value="46036" calcext:value-type="float">
            <text:p>46036</text:p>
          </table:table-cell>
          <table:table-cell/>
          <table:table-cell office:value-type="float" office:value="192020" calcext:value-type="float">
            <text:p>19202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Fort McCoy</text:p>
          </table:table-cell>
          <table:table-cell office:value-type="float" office:value="1" calcext:value-type="float">
            <text:p>1</text:p>
          </table:table-cell>
          <table:table-cell table:formula="of:=ROUND([.I969]/25+RANDBETWEEN(-1000;1000);0)" office:value-type="float" office:value="6992" calcext:value-type="float">
            <text:p>6992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969]+10+RANDBETWEEN(0;10)" office:value-type="float" office:value="46030" calcext:value-type="float">
            <text:p>46030</text:p>
          </table:table-cell>
          <table:table-cell table:formula="of:=[.F969]+RANDBETWEEN(2;10)" office:value-type="float" office:value="46034" calcext:value-type="float">
            <text:p>46034</text:p>
          </table:table-cell>
          <table:table-cell/>
          <table:table-cell office:value-type="float" office:value="192637" calcext:value-type="float">
            <text:p>19263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Fort Carson</text:p>
          </table:table-cell>
          <table:table-cell office:value-type="float" office:value="1" calcext:value-type="float">
            <text:p>1</text:p>
          </table:table-cell>
          <table:table-cell table:formula="of:=ROUND([.I970]/25+RANDBETWEEN(-1000;1000);0)" office:value-type="float" office:value="8632" calcext:value-type="float">
            <text:p>8632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970]+10+RANDBETWEEN(0;10)" office:value-type="float" office:value="46032" calcext:value-type="float">
            <text:p>46032</text:p>
          </table:table-cell>
          <table:table-cell table:formula="of:=[.F970]+RANDBETWEEN(2;10)" office:value-type="float" office:value="46037" calcext:value-type="float">
            <text:p>46037</text:p>
          </table:table-cell>
          <table:table-cell/>
          <table:table-cell office:value-type="float" office:value="201447" calcext:value-type="float">
            <text:p>20144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mp Lejune</text:p>
          </table:table-cell>
          <table:table-cell office:value-type="float" office:value="1" calcext:value-type="float">
            <text:p>1</text:p>
          </table:table-cell>
          <table:table-cell table:formula="of:=ROUND([.I971]/25+RANDBETWEEN(-1000;1000);0)" office:value-type="float" office:value="5564" calcext:value-type="float">
            <text:p>5564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971]+10+RANDBETWEEN(0;10)" office:value-type="float" office:value="46041" calcext:value-type="float">
            <text:p>46041</text:p>
          </table:table-cell>
          <table:table-cell table:formula="of:=[.F971]+RANDBETWEEN(2;10)" office:value-type="float" office:value="46049" calcext:value-type="float">
            <text:p>46049</text:p>
          </table:table-cell>
          <table:table-cell/>
          <table:table-cell office:value-type="float" office:value="157508" calcext:value-type="float">
            <text:p>15750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Fort Campbell</text:p>
          </table:table-cell>
          <table:table-cell office:value-type="float" office:value="1" calcext:value-type="float">
            <text:p>1</text:p>
          </table:table-cell>
          <table:table-cell table:formula="of:=ROUND([.I972]/25+RANDBETWEEN(-1000;1000);0)" office:value-type="float" office:value="6539" calcext:value-type="float">
            <text:p>6539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972]+10+RANDBETWEEN(0;10)" office:value-type="float" office:value="46043" calcext:value-type="float">
            <text:p>46043</text:p>
          </table:table-cell>
          <table:table-cell table:formula="of:=[.F972]+RANDBETWEEN(2;10)" office:value-type="float" office:value="46052" calcext:value-type="float">
            <text:p>46052</text:p>
          </table:table-cell>
          <table:table-cell/>
          <table:table-cell office:value-type="float" office:value="162219" calcext:value-type="float">
            <text:p>16221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Fort Riley</text:p>
          </table:table-cell>
          <table:table-cell office:value-type="float" office:value="1" calcext:value-type="float">
            <text:p>1</text:p>
          </table:table-cell>
          <table:table-cell table:formula="of:=ROUND([.I973]/25+RANDBETWEEN(-1000;1000);0)" office:value-type="float" office:value="6654" calcext:value-type="float">
            <text:p>6654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973]+10+RANDBETWEEN(0;10)" office:value-type="float" office:value="46042" calcext:value-type="float">
            <text:p>46042</text:p>
          </table:table-cell>
          <table:table-cell table:formula="of:=[.F973]+RANDBETWEEN(2;10)" office:value-type="float" office:value="46051" calcext:value-type="float">
            <text:p>46051</text:p>
          </table:table-cell>
          <table:table-cell/>
          <table:table-cell office:value-type="float" office:value="153887" calcext:value-type="float">
            <text:p>15388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Fort Drum</text:p>
          </table:table-cell>
          <table:table-cell office:value-type="float" office:value="1" calcext:value-type="float">
            <text:p>1</text:p>
          </table:table-cell>
          <table:table-cell table:formula="of:=ROUND([.I974]/25+RANDBETWEEN(-1000;1000);0)" office:value-type="float" office:value="7192" calcext:value-type="float">
            <text:p>7192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974]+10+RANDBETWEEN(0;10)" office:value-type="float" office:value="46038" calcext:value-type="float">
            <text:p>46038</text:p>
          </table:table-cell>
          <table:table-cell table:formula="of:=[.F974]+RANDBETWEEN(2;10)" office:value-type="float" office:value="46043" calcext:value-type="float">
            <text:p>46043</text:p>
          </table:table-cell>
          <table:table-cell/>
          <table:table-cell office:value-type="float" office:value="165353" calcext:value-type="float">
            <text:p>16535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Fort Dix</text:p>
          </table:table-cell>
          <table:table-cell office:value-type="float" office:value="1" calcext:value-type="float">
            <text:p>1</text:p>
          </table:table-cell>
          <table:table-cell table:formula="of:=ROUND([.I975]/25+RANDBETWEEN(-1000;1000);0)" office:value-type="float" office:value="7207" calcext:value-type="float">
            <text:p>7207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975]+10+RANDBETWEEN(0;10)" office:value-type="float" office:value="46029" calcext:value-type="float">
            <text:p>46029</text:p>
          </table:table-cell>
          <table:table-cell table:formula="of:=[.F975]+RANDBETWEEN(2;10)" office:value-type="float" office:value="46039" calcext:value-type="float">
            <text:p>46039</text:p>
          </table:table-cell>
          <table:table-cell/>
          <table:table-cell office:value-type="float" office:value="172762" calcext:value-type="float">
            <text:p>17276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Fort Polk</text:p>
          </table:table-cell>
          <table:table-cell office:value-type="float" office:value="1" calcext:value-type="float">
            <text:p>1</text:p>
          </table:table-cell>
          <table:table-cell table:formula="of:=ROUND([.I976]/25+RANDBETWEEN(-1000;1000);0)" office:value-type="float" office:value="5161" calcext:value-type="float">
            <text:p>5161</text:p>
          </table:table-cell>
          <table:table-cell table:formula="of:=[.$H$2]+RANDBETWEEN(-10;10)" office:value-type="float" office:value="46014" calcext:value-type="float">
            <text:p>46014</text:p>
          </table:table-cell>
          <table:table-cell table:formula="of:=[.E976]+10+RANDBETWEEN(0;10)" office:value-type="float" office:value="46025" calcext:value-type="float">
            <text:p>46025</text:p>
          </table:table-cell>
          <table:table-cell table:formula="of:=[.F976]+RANDBETWEEN(2;10)" office:value-type="float" office:value="46033" calcext:value-type="float">
            <text:p>46033</text:p>
          </table:table-cell>
          <table:table-cell/>
          <table:table-cell office:value-type="float" office:value="151992" calcext:value-type="float">
            <text:p>15199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ort Still</text:p>
          </table:table-cell>
          <table:table-cell office:value-type="float" office:value="1" calcext:value-type="float">
            <text:p>1</text:p>
          </table:table-cell>
          <table:table-cell table:formula="of:=ROUND([.I977]/25+RANDBETWEEN(-1000;1000);0)" office:value-type="float" office:value="9508" calcext:value-type="float">
            <text:p>9508</text:p>
          </table:table-cell>
          <table:table-cell table:formula="of:=[.$H$2]+RANDBETWEEN(-10;10)" office:value-type="float" office:value="46018" calcext:value-type="float">
            <text:p>46018</text:p>
          </table:table-cell>
          <table:table-cell table:formula="of:=[.E977]+10+RANDBETWEEN(0;10)" office:value-type="float" office:value="46035" calcext:value-type="float">
            <text:p>46035</text:p>
          </table:table-cell>
          <table:table-cell table:formula="of:=[.F977]+RANDBETWEEN(2;10)" office:value-type="float" office:value="46041" calcext:value-type="float">
            <text:p>46041</text:p>
          </table:table-cell>
          <table:table-cell/>
          <table:table-cell office:value-type="float" office:value="228399" calcext:value-type="float">
            <text:p>22839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Fort Irwin</text:p>
          </table:table-cell>
          <table:table-cell office:value-type="float" office:value="1" calcext:value-type="float">
            <text:p>1</text:p>
          </table:table-cell>
          <table:table-cell table:formula="of:=ROUND([.I978]/25+RANDBETWEEN(-1000;1000);0)" office:value-type="float" office:value="8481" calcext:value-type="float">
            <text:p>8481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978]+10+RANDBETWEEN(0;10)" office:value-type="float" office:value="46037" calcext:value-type="float">
            <text:p>46037</text:p>
          </table:table-cell>
          <table:table-cell table:formula="of:=[.F978]+RANDBETWEEN(2;10)" office:value-type="float" office:value="46040" calcext:value-type="float">
            <text:p>46040</text:p>
          </table:table-cell>
          <table:table-cell/>
          <table:table-cell office:value-type="float" office:value="219917" calcext:value-type="float">
            <text:p>21991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Fort Knox</text:p>
          </table:table-cell>
          <table:table-cell office:value-type="float" office:value="1" calcext:value-type="float">
            <text:p>1</text:p>
          </table:table-cell>
          <table:table-cell table:formula="of:=ROUND([.I979]/25+RANDBETWEEN(-1000;1000);0)" office:value-type="float" office:value="5844" calcext:value-type="float">
            <text:p>5844</text:p>
          </table:table-cell>
          <table:table-cell table:formula="of:=[.$H$2]+RANDBETWEEN(-10;10)" office:value-type="float" office:value="46026" calcext:value-type="float">
            <text:p>46026</text:p>
          </table:table-cell>
          <table:table-cell table:formula="of:=[.E979]+10+RANDBETWEEN(0;10)" office:value-type="float" office:value="46040" calcext:value-type="float">
            <text:p>46040</text:p>
          </table:table-cell>
          <table:table-cell table:formula="of:=[.F979]+RANDBETWEEN(2;10)" office:value-type="float" office:value="46042" calcext:value-type="float">
            <text:p>46042</text:p>
          </table:table-cell>
          <table:table-cell/>
          <table:table-cell office:value-type="float" office:value="156764" calcext:value-type="float">
            <text:p>15676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Fort Leonard Wood</text:p>
          </table:table-cell>
          <table:table-cell office:value-type="float" office:value="1" calcext:value-type="float">
            <text:p>1</text:p>
          </table:table-cell>
          <table:table-cell table:formula="of:=ROUND([.I980]/25+RANDBETWEEN(-1000;1000);0)" office:value-type="float" office:value="5596" calcext:value-type="float">
            <text:p>5596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980]+10+RANDBETWEEN(0;10)" office:value-type="float" office:value="46049" calcext:value-type="float">
            <text:p>46049</text:p>
          </table:table-cell>
          <table:table-cell table:formula="of:=[.F980]+RANDBETWEEN(2;10)" office:value-type="float" office:value="46057" calcext:value-type="float">
            <text:p>46057</text:p>
          </table:table-cell>
          <table:table-cell/>
          <table:table-cell office:value-type="float" office:value="150527" calcext:value-type="float">
            <text:p>15052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mp Shelby</text:p>
          </table:table-cell>
          <table:table-cell office:value-type="float" office:value="1" calcext:value-type="float">
            <text:p>1</text:p>
          </table:table-cell>
          <table:table-cell table:formula="of:=ROUND([.I981]/25+RANDBETWEEN(-1000;1000);0)" office:value-type="float" office:value="7472" calcext:value-type="float">
            <text:p>7472</text:p>
          </table:table-cell>
          <table:table-cell table:formula="of:=[.$H$2]+RANDBETWEEN(-10;10)" office:value-type="float" office:value="46030" calcext:value-type="float">
            <text:p>46030</text:p>
          </table:table-cell>
          <table:table-cell table:formula="of:=[.E981]+10+RANDBETWEEN(0;10)" office:value-type="float" office:value="46041" calcext:value-type="float">
            <text:p>46041</text:p>
          </table:table-cell>
          <table:table-cell table:formula="of:=[.F981]+RANDBETWEEN(2;10)" office:value-type="float" office:value="46049" calcext:value-type="float">
            <text:p>46049</text:p>
          </table:table-cell>
          <table:table-cell/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ort Hood</text:p>
          </table:table-cell>
          <table:table-cell office:value-type="float" office:value="2" calcext:value-type="float">
            <text:p>2</text:p>
          </table:table-cell>
          <table:table-cell table:formula="of:=ROUND([.I982]/25+RANDBETWEEN(-1000;1000);0)" office:value-type="float" office:value="2046" calcext:value-type="float">
            <text:p>2046</text:p>
          </table:table-cell>
          <table:table-cell table:formula="of:=[.$H$2]+RANDBETWEEN(-10;10)" office:value-type="float" office:value="46016" calcext:value-type="float">
            <text:p>46016</text:p>
          </table:table-cell>
          <table:table-cell table:formula="of:=[.E982]+10+RANDBETWEEN(0;10)" office:value-type="float" office:value="46026" calcext:value-type="float">
            <text:p>46026</text:p>
          </table:table-cell>
          <table:table-cell table:formula="of:=[.F982]+RANDBETWEEN(2;10)" office:value-type="float" office:value="46034" calcext:value-type="float">
            <text:p>46034</text:p>
          </table:table-cell>
          <table:table-cell/>
          <table:table-cell office:value-type="float" office:value="27994" calcext:value-type="float">
            <text:p>2799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Fort Lewis</text:p>
          </table:table-cell>
          <table:table-cell office:value-type="float" office:value="2" calcext:value-type="float">
            <text:p>2</text:p>
          </table:table-cell>
          <table:table-cell table:formula="of:=ROUND([.I983]/25+RANDBETWEEN(-1000;1000);0)" office:value-type="float" office:value="781" calcext:value-type="float">
            <text:p>781</text:p>
          </table:table-cell>
          <table:table-cell table:formula="of:=[.$H$2]+RANDBETWEEN(-10;10)" office:value-type="float" office:value="46020" calcext:value-type="float">
            <text:p>46020</text:p>
          </table:table-cell>
          <table:table-cell table:formula="of:=[.E983]+10+RANDBETWEEN(0;10)" office:value-type="float" office:value="46030" calcext:value-type="float">
            <text:p>46030</text:p>
          </table:table-cell>
          <table:table-cell table:formula="of:=[.F983]+RANDBETWEEN(2;10)" office:value-type="float" office:value="46034" calcext:value-type="float">
            <text:p>46034</text:p>
          </table:table-cell>
          <table:table-cell/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mp Atterbury</text:p>
          </table:table-cell>
          <table:table-cell office:value-type="float" office:value="2" calcext:value-type="float">
            <text:p>2</text:p>
          </table:table-cell>
          <table:table-cell table:formula="of:=ROUND([.I984]/25+RANDBETWEEN(-1000;1000);0)" office:value-type="float" office:value="1652" calcext:value-type="float">
            <text:p>1652</text:p>
          </table:table-cell>
          <table:table-cell table:formula="of:=[.$H$2]+RANDBETWEEN(-10;10)" office:value-type="float" office:value="46028" calcext:value-type="float">
            <text:p>46028</text:p>
          </table:table-cell>
          <table:table-cell table:formula="of:=[.E984]+10+RANDBETWEEN(0;10)" office:value-type="float" office:value="46038" calcext:value-type="float">
            <text:p>46038</text:p>
          </table:table-cell>
          <table:table-cell table:formula="of:=[.F984]+RANDBETWEEN(2;10)" office:value-type="float" office:value="46040" calcext:value-type="float">
            <text:p>46040</text:p>
          </table:table-cell>
          <table:table-cell/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Fort Bliss</text:p>
          </table:table-cell>
          <table:table-cell office:value-type="float" office:value="2" calcext:value-type="float">
            <text:p>2</text:p>
          </table:table-cell>
          <table:table-cell table:formula="of:=ROUND([.I985]/25+RANDBETWEEN(-1000;1000);0)" office:value-type="float" office:value="2025" calcext:value-type="float">
            <text:p>2025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985]+10+RANDBETWEEN(0;10)" office:value-type="float" office:value="46032" calcext:value-type="float">
            <text:p>46032</text:p>
          </table:table-cell>
          <table:table-cell table:formula="of:=[.F985]+RANDBETWEEN(2;10)" office:value-type="float" office:value="46036" calcext:value-type="float">
            <text:p>46036</text:p>
          </table:table-cell>
          <table:table-cell/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mp Pendleton</text:p>
          </table:table-cell>
          <table:table-cell office:value-type="float" office:value="2" calcext:value-type="float">
            <text:p>2</text:p>
          </table:table-cell>
          <table:table-cell table:formula="of:=ROUND([.I986]/25+RANDBETWEEN(-1000;1000);0)" office:value-type="float" office:value="602" calcext:value-type="float">
            <text:p>602</text:p>
          </table:table-cell>
          <table:table-cell table:formula="of:=[.$H$2]+RANDBETWEEN(-10;10)" office:value-type="float" office:value="46029" calcext:value-type="float">
            <text:p>46029</text:p>
          </table:table-cell>
          <table:table-cell table:formula="of:=[.E986]+10+RANDBETWEEN(0;10)" office:value-type="float" office:value="46046" calcext:value-type="float">
            <text:p>46046</text:p>
          </table:table-cell>
          <table:table-cell table:formula="of:=[.F986]+RANDBETWEEN(2;10)" office:value-type="float" office:value="46053" calcext:value-type="float">
            <text:p>46053</text:p>
          </table:table-cell>
          <table:table-cell/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Fort Stewart</text:p>
          </table:table-cell>
          <table:table-cell office:value-type="float" office:value="2" calcext:value-type="float">
            <text:p>2</text:p>
          </table:table-cell>
          <table:table-cell table:formula="of:=ROUND([.I987]/25+RANDBETWEEN(-1000;1000);0)" office:value-type="float" office:value="1272" calcext:value-type="float">
            <text:p>1272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987]+10+RANDBETWEEN(0;10)" office:value-type="float" office:value="46035" calcext:value-type="float">
            <text:p>46035</text:p>
          </table:table-cell>
          <table:table-cell table:formula="of:=[.F987]+RANDBETWEEN(2;10)" office:value-type="float" office:value="46039" calcext:value-type="float">
            <text:p>46039</text:p>
          </table:table-cell>
          <table:table-cell/>
          <table:table-cell office:value-type="float" office:value="34530" calcext:value-type="float">
            <text:p>3453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Fort Bragg</text:p>
          </table:table-cell>
          <table:table-cell office:value-type="float" office:value="2" calcext:value-type="float">
            <text:p>2</text:p>
          </table:table-cell>
          <table:table-cell table:formula="of:=ROUND([.I988]/25+RANDBETWEEN(-1000;1000);0)" office:value-type="float" office:value="1011" calcext:value-type="float">
            <text:p>1011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988]+10+RANDBETWEEN(0;10)" office:value-type="float" office:value="46040" calcext:value-type="float">
            <text:p>46040</text:p>
          </table:table-cell>
          <table:table-cell table:formula="of:=[.F988]+RANDBETWEEN(2;10)" office:value-type="float" office:value="46050" calcext:value-type="float">
            <text:p>46050</text:p>
          </table:table-cell>
          <table:table-cell/>
          <table:table-cell office:value-type="float" office:value="41019" calcext:value-type="float">
            <text:p>4101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ort McCoy</text:p>
          </table:table-cell>
          <table:table-cell office:value-type="float" office:value="2" calcext:value-type="float">
            <text:p>2</text:p>
          </table:table-cell>
          <table:table-cell table:formula="of:=ROUND([.I989]/25+RANDBETWEEN(-1000;1000);0)" office:value-type="float" office:value="584" calcext:value-type="float">
            <text:p>584</text:p>
          </table:table-cell>
          <table:table-cell table:formula="of:=[.$H$2]+RANDBETWEEN(-10;10)" office:value-type="float" office:value="46022" calcext:value-type="float">
            <text:p>46022</text:p>
          </table:table-cell>
          <table:table-cell table:formula="of:=[.E989]+10+RANDBETWEEN(0;10)" office:value-type="float" office:value="46039" calcext:value-type="float">
            <text:p>46039</text:p>
          </table:table-cell>
          <table:table-cell table:formula="of:=[.F989]+RANDBETWEEN(2;10)" office:value-type="float" office:value="46042" calcext:value-type="float">
            <text:p>46042</text:p>
          </table:table-cell>
          <table:table-cell/>
          <table:table-cell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ort Carson</text:p>
          </table:table-cell>
          <table:table-cell office:value-type="float" office:value="2" calcext:value-type="float">
            <text:p>2</text:p>
          </table:table-cell>
          <table:table-cell table:formula="of:=ROUND([.I990]/25+RANDBETWEEN(-1000;1000);0)" office:value-type="float" office:value="1349" calcext:value-type="float">
            <text:p>1349</text:p>
          </table:table-cell>
          <table:table-cell table:formula="of:=[.$H$2]+RANDBETWEEN(-10;10)" office:value-type="float" office:value="46023" calcext:value-type="float">
            <text:p>46023</text:p>
          </table:table-cell>
          <table:table-cell table:formula="of:=[.E990]+10+RANDBETWEEN(0;10)" office:value-type="float" office:value="46042" calcext:value-type="float">
            <text:p>46042</text:p>
          </table:table-cell>
          <table:table-cell table:formula="of:=[.F990]+RANDBETWEEN(2;10)" office:value-type="float" office:value="46052" calcext:value-type="float">
            <text:p>46052</text:p>
          </table:table-cell>
          <table:table-cell/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mp Lejune</text:p>
          </table:table-cell>
          <table:table-cell office:value-type="float" office:value="2" calcext:value-type="float">
            <text:p>2</text:p>
          </table:table-cell>
          <table:table-cell table:formula="of:=ROUND([.I991]/25+RANDBETWEEN(-1000;1000);0)" office:value-type="float" office:value="1969" calcext:value-type="float">
            <text:p>1969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991]+10+RANDBETWEEN(0;10)" office:value-type="float" office:value="46026" calcext:value-type="float">
            <text:p>46026</text:p>
          </table:table-cell>
          <table:table-cell table:formula="of:=[.F991]+RANDBETWEEN(2;10)" office:value-type="float" office:value="46028" calcext:value-type="float">
            <text:p>46028</text:p>
          </table:table-cell>
          <table:table-cell/>
          <table:table-cell office:value-type="float" office:value="29370" calcext:value-type="float">
            <text:p>2937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ort Campbell</text:p>
          </table:table-cell>
          <table:table-cell office:value-type="float" office:value="2" calcext:value-type="float">
            <text:p>2</text:p>
          </table:table-cell>
          <table:table-cell table:formula="of:=ROUND([.I992]/25+RANDBETWEEN(-1000;1000);0)" office:value-type="float" office:value="228" calcext:value-type="float">
            <text:p>228</text:p>
          </table:table-cell>
          <table:table-cell table:formula="of:=[.$H$2]+RANDBETWEEN(-10;10)" office:value-type="float" office:value="46013" calcext:value-type="float">
            <text:p>46013</text:p>
          </table:table-cell>
          <table:table-cell table:formula="of:=[.E992]+10+RANDBETWEEN(0;10)" office:value-type="float" office:value="46028" calcext:value-type="float">
            <text:p>46028</text:p>
          </table:table-cell>
          <table:table-cell table:formula="of:=[.F992]+RANDBETWEEN(2;10)" office:value-type="float" office:value="46030" calcext:value-type="float">
            <text:p>46030</text:p>
          </table:table-cell>
          <table:table-cell/>
          <table:table-cell office:value-type="float" office:value="28022" calcext:value-type="float">
            <text:p>2802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Fort Riley</text:p>
          </table:table-cell>
          <table:table-cell office:value-type="float" office:value="2" calcext:value-type="float">
            <text:p>2</text:p>
          </table:table-cell>
          <table:table-cell table:formula="of:=ROUND([.I993]/25+RANDBETWEEN(-1000;1000);0)" office:value-type="float" office:value="1529" calcext:value-type="float">
            <text:p>1529</text:p>
          </table:table-cell>
          <table:table-cell table:formula="of:=[.$H$2]+RANDBETWEEN(-10;10)" office:value-type="float" office:value="46032" calcext:value-type="float">
            <text:p>46032</text:p>
          </table:table-cell>
          <table:table-cell table:formula="of:=[.E993]+10+RANDBETWEEN(0;10)" office:value-type="float" office:value="46044" calcext:value-type="float">
            <text:p>46044</text:p>
          </table:table-cell>
          <table:table-cell table:formula="of:=[.F993]+RANDBETWEEN(2;10)" office:value-type="float" office:value="46047" calcext:value-type="float">
            <text:p>46047</text:p>
          </table:table-cell>
          <table:table-cell/>
          <table:table-cell office:value-type="float" office:value="34558" calcext:value-type="float">
            <text:p>3455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Fort Drum</text:p>
          </table:table-cell>
          <table:table-cell office:value-type="float" office:value="2" calcext:value-type="float">
            <text:p>2</text:p>
          </table:table-cell>
          <table:table-cell table:formula="of:=ROUND([.I994]/25+RANDBETWEEN(-1000;1000);0)" office:value-type="float" office:value="1502" calcext:value-type="float">
            <text:p>1502</text:p>
          </table:table-cell>
          <table:table-cell table:formula="of:=[.$H$2]+RANDBETWEEN(-10;10)" office:value-type="float" office:value="46033" calcext:value-type="float">
            <text:p>46033</text:p>
          </table:table-cell>
          <table:table-cell table:formula="of:=[.E994]+10+RANDBETWEEN(0;10)" office:value-type="float" office:value="46052" calcext:value-type="float">
            <text:p>46052</text:p>
          </table:table-cell>
          <table:table-cell table:formula="of:=[.F994]+RANDBETWEEN(2;10)" office:value-type="float" office:value="46062" calcext:value-type="float">
            <text:p>46062</text:p>
          </table:table-cell>
          <table:table-cell/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Fort Dix</text:p>
          </table:table-cell>
          <table:table-cell office:value-type="float" office:value="2" calcext:value-type="float">
            <text:p>2</text:p>
          </table:table-cell>
          <table:table-cell table:formula="of:=ROUND([.I995]/25+RANDBETWEEN(-1000;1000);0)" office:value-type="float" office:value="1207" calcext:value-type="float">
            <text:p>1207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995]+10+RANDBETWEEN(0;10)" office:value-type="float" office:value="46038" calcext:value-type="float">
            <text:p>46038</text:p>
          </table:table-cell>
          <table:table-cell table:formula="of:=[.F995]+RANDBETWEEN(2;10)" office:value-type="float" office:value="46046" calcext:value-type="float">
            <text:p>46046</text:p>
          </table:table-cell>
          <table:table-cell/>
          <table:table-cell office:value-type="float" office:value="33197" calcext:value-type="float">
            <text:p>3319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Fort Polk</text:p>
          </table:table-cell>
          <table:table-cell office:value-type="float" office:value="2" calcext:value-type="float">
            <text:p>2</text:p>
          </table:table-cell>
          <table:table-cell table:formula="of:=ROUND([.I996]/25+RANDBETWEEN(-1000;1000);0)" office:value-type="float" office:value="1903" calcext:value-type="float">
            <text:p>1903</text:p>
          </table:table-cell>
          <table:table-cell table:formula="of:=[.$H$2]+RANDBETWEEN(-10;10)" office:value-type="float" office:value="46019" calcext:value-type="float">
            <text:p>46019</text:p>
          </table:table-cell>
          <table:table-cell table:formula="of:=[.E996]+10+RANDBETWEEN(0;10)" office:value-type="float" office:value="46029" calcext:value-type="float">
            <text:p>46029</text:p>
          </table:table-cell>
          <table:table-cell table:formula="of:=[.F996]+RANDBETWEEN(2;10)" office:value-type="float" office:value="46033" calcext:value-type="float">
            <text:p>46033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Fort Still</text:p>
          </table:table-cell>
          <table:table-cell office:value-type="float" office:value="2" calcext:value-type="float">
            <text:p>2</text:p>
          </table:table-cell>
          <table:table-cell table:formula="of:=ROUND([.I997]/25+RANDBETWEEN(-1000;1000);0)" office:value-type="float" office:value="1333" calcext:value-type="float">
            <text:p>1333</text:p>
          </table:table-cell>
          <table:table-cell table:formula="of:=[.$H$2]+RANDBETWEEN(-10;10)" office:value-type="float" office:value="46027" calcext:value-type="float">
            <text:p>46027</text:p>
          </table:table-cell>
          <table:table-cell table:formula="of:=[.E997]+10+RANDBETWEEN(0;10)" office:value-type="float" office:value="46045" calcext:value-type="float">
            <text:p>46045</text:p>
          </table:table-cell>
          <table:table-cell table:formula="of:=[.F997]+RANDBETWEEN(2;10)" office:value-type="float" office:value="46048" calcext:value-type="float">
            <text:p>46048</text:p>
          </table:table-cell>
          <table:table-cell/>
          <table:table-cell office:value-type="float" office:value="37586" calcext:value-type="float">
            <text:p>3758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Fort Irwin</text:p>
          </table:table-cell>
          <table:table-cell office:value-type="float" office:value="2" calcext:value-type="float">
            <text:p>2</text:p>
          </table:table-cell>
          <table:table-cell table:formula="of:=ROUND([.I998]/25+RANDBETWEEN(-1000;1000);0)" office:value-type="float" office:value="2145" calcext:value-type="float">
            <text:p>2145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998]+10+RANDBETWEEN(0;10)" office:value-type="float" office:value="46041" calcext:value-type="float">
            <text:p>46041</text:p>
          </table:table-cell>
          <table:table-cell table:formula="of:=[.F998]+RANDBETWEEN(2;10)" office:value-type="float" office:value="46045" calcext:value-type="float">
            <text:p>46045</text:p>
          </table:table-cell>
          <table:table-cell/>
          <table:table-cell office:value-type="float" office:value="31831" calcext:value-type="float">
            <text:p>3183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Fort Knox</text:p>
          </table:table-cell>
          <table:table-cell office:value-type="float" office:value="2" calcext:value-type="float">
            <text:p>2</text:p>
          </table:table-cell>
          <table:table-cell table:formula="of:=ROUND([.I999]/25+RANDBETWEEN(-1000;1000);0)" office:value-type="float" office:value="1333" calcext:value-type="float">
            <text:p>1333</text:p>
          </table:table-cell>
          <table:table-cell table:formula="of:=[.$H$2]+RANDBETWEEN(-10;10)" office:value-type="float" office:value="46031" calcext:value-type="float">
            <text:p>46031</text:p>
          </table:table-cell>
          <table:table-cell table:formula="of:=[.E999]+10+RANDBETWEEN(0;10)" office:value-type="float" office:value="46044" calcext:value-type="float">
            <text:p>46044</text:p>
          </table:table-cell>
          <table:table-cell table:formula="of:=[.F999]+RANDBETWEEN(2;10)" office:value-type="float" office:value="46052" calcext:value-type="float">
            <text:p>46052</text:p>
          </table:table-cell>
          <table:table-cell/>
          <table:table-cell office:value-type="float" office:value="37673" calcext:value-type="float">
            <text:p>3767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Fort Leonard Wood</text:p>
          </table:table-cell>
          <table:table-cell office:value-type="float" office:value="2" calcext:value-type="float">
            <text:p>2</text:p>
          </table:table-cell>
          <table:table-cell table:formula="of:=ROUND([.I1000]/25+RANDBETWEEN(-1000;1000);0)" office:value-type="float" office:value="246" calcext:value-type="float">
            <text:p>246</text:p>
          </table:table-cell>
          <table:table-cell table:formula="of:=[.$H$2]+RANDBETWEEN(-10;10)" office:value-type="float" office:value="46024" calcext:value-type="float">
            <text:p>46024</text:p>
          </table:table-cell>
          <table:table-cell table:formula="of:=[.E1000]+10+RANDBETWEEN(0;10)" office:value-type="float" office:value="46038" calcext:value-type="float">
            <text:p>46038</text:p>
          </table:table-cell>
          <table:table-cell table:formula="of:=[.F1000]+RANDBETWEEN(2;10)" office:value-type="float" office:value="46044" calcext:value-type="float">
            <text:p>46044</text:p>
          </table:table-cell>
          <table:table-cell/>
          <table:table-cell office:value-type="float" office:value="31002" calcext:value-type="float">
            <text:p>31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amp Shelby</text:p>
          </table:table-cell>
          <table:table-cell office:value-type="float" office:value="2" calcext:value-type="float">
            <text:p>2</text:p>
          </table:table-cell>
          <table:table-cell table:formula="of:=ROUND([.I1001]/25+RANDBETWEEN(-1000;1000);0)" office:value-type="float" office:value="1484" calcext:value-type="float">
            <text:p>1484</text:p>
          </table:table-cell>
          <table:table-cell table:formula="of:=[.$H$2]+RANDBETWEEN(-10;10)" office:value-type="float" office:value="46021" calcext:value-type="float">
            <text:p>46021</text:p>
          </table:table-cell>
          <table:table-cell table:formula="of:=[.E1001]+10+RANDBETWEEN(0;10)" office:value-type="float" office:value="46037" calcext:value-type="float">
            <text:p>46037</text:p>
          </table:table-cell>
          <table:table-cell table:formula="of:=[.F1001]+RANDBETWEEN(2;10)" office:value-type="float" office:value="46039" calcext:value-type="float">
            <text:p>46039</text:p>
          </table:table-cell>
          <table:table-cell/>
          <table:table-cell office:value-type="float" office:value="33181" calcext:value-type="float">
            <text:p>33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9:14:31.184346048</dc:date>
    <meta:editing-duration>PT18M28S</meta:editing-duration>
    <meta:editing-cycles>5</meta:editing-cycles>
    <meta:generator>LibreOffice/7.3.7.2$Linux_X86_64 LibreOffice_project/30$Build-2</meta:generator>
    <meta:document-statistic meta:table-count="1" meta:cell-count="8034" meta:object-count="0"/>
  </office:meta>
</office:document-meta>
</file>